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96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3.849cm"/>
    </style:style>
    <style:style style:name="co4" style:family="table-column">
      <style:table-column-properties fo:break-before="auto" style:column-width="2.977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4.366cm"/>
    </style:style>
    <style:style style:name="co7" style:family="table-column">
      <style:table-column-properties fo:break-before="auto" style:column-width="17.17cm"/>
    </style:style>
    <style:style style:name="co8" style:family="table-column">
      <style:table-column-properties fo:break-before="auto" style:column-width="12.947cm"/>
    </style:style>
    <style:style style:name="co9" style:family="table-column">
      <style:table-column-properties fo:break-before="auto" style:column-width="4.311cm"/>
    </style:style>
    <style:style style:name="co10" style:family="table-column">
      <style:table-column-properties fo:break-before="auto" style:column-width="5.101cm"/>
    </style:style>
    <style:style style:name="co11" style:family="table-column">
      <style:table-column-properties fo:break-before="auto" style:column-width="2.378cm"/>
    </style:style>
    <style:style style:name="co12" style:family="table-column">
      <style:table-column-properties fo:break-before="auto" style:column-width="2.568cm"/>
    </style:style>
    <style:style style:name="co13" style:family="table-column">
      <style:table-column-properties fo:break-before="auto" style:column-width="26.077cm"/>
    </style:style>
    <style:style style:name="co14" style:family="table-column">
      <style:table-column-properties fo:break-before="auto" style:column-width="19.076cm"/>
    </style:style>
    <style:style style:name="co16" style:family="table-column">
      <style:table-column-properties fo:break-before="auto" style:column-width="3.404cm"/>
    </style:style>
    <style:style style:name="co17" style:family="table-column">
      <style:table-column-properties fo:break-before="auto" style:column-width="4.957cm"/>
    </style:style>
    <style:style style:name="co15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549cm"/>
    </style:style>
    <style:style style:name="co19" style:family="table-column">
      <style:table-column-properties fo:break-before="auto" style:column-width="5.773cm"/>
    </style:style>
    <style:style style:name="co20" style:family="table-column">
      <style:table-column-properties fo:break-before="auto" style:column-width="2.808cm"/>
    </style:style>
    <style:style style:name="co21" style:family="table-column">
      <style:table-column-properties fo:break-before="auto" style:column-width="2.995cm"/>
    </style:style>
    <style:style style:name="co22" style:family="table-column">
      <style:table-column-properties fo:break-before="auto" style:column-width="2.342cm"/>
    </style:style>
    <style:style style:name="co23" style:family="table-column">
      <style:table-column-properties fo:break-before="auto" style:column-width="6.754cm"/>
    </style:style>
    <style:style style:name="co24" style:family="table-column">
      <style:table-column-properties fo:break-before="auto" style:column-width="3.96cm"/>
    </style:style>
    <style:style style:name="co25" style:family="table-column">
      <style:table-column-properties fo:break-before="auto" style:column-width="7.45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0.74pt solid #0000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0.74pt solid #000000" fo:border-top="0.74pt solid #000000"/>
    </style:style>
    <style:style style:name="ce13" style:family="table-cell" style:parent-style-name="Default">
      <style:table-cell-properties fo:border-bottom="none" fo:border-left="none" fo:border-right="0.74pt solid #000000" fo:border-top="none"/>
    </style:style>
    <style:style style:name="ce14" style:family="table-cell" style:parent-style-name="Default">
      <style:table-cell-properties fo:border-bottom="0.74pt solid #000000" fo:border-left="none" fo:border-right="0.74pt solid #000000" fo:border-top="none"/>
    </style:style>
    <style:style style:name="ce15" style:family="table-cell" style:parent-style-name="Heading_20_1">
      <style:table-cell-properties fo:background-color="#b4c7dc" style:text-align-source="fix" style:repeat-content="false" fo:wrap-option="no-wrap" fo:border="0.74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2" style:family="table-cell" style:parent-style-name="Heading_20_1">
      <style:table-cell-properties fo:border-bottom="0.74pt solid #000000" fo:background-color="#b4c7dc" fo:border-left="none" fo:border-right="none" fo:border-top="none"/>
      <style:text-properties fo:font-size="14pt" style:font-size-asian="14pt" style:font-size-complex="14pt"/>
    </style:style>
    <style:style style:name="ce23" style:family="table-cell" style:parent-style-name="Heading_20_1">
      <style:table-cell-properties fo:background-color="#b4c7dc" fo:border="0.74pt solid #000000"/>
      <style:text-properties fo:font-size="14pt" style:font-size-asian="14pt" style:font-size-complex="14pt"/>
    </style:style>
    <style:style style:name="ce4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5" style:family="table-cell" style:parent-style-name="Default">
      <style:table-cell-properties fo:border-bottom="none" fo:border-left="0.74pt solid #000000" fo:border-right="0.74pt solid #000000" fo:border-top="none"/>
    </style:style>
    <style:style style:name="ce6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7" style:family="table-cell" style:parent-style-name="Default" style:data-style-name="N0"/>
    <style:style style:name="ce8" style:family="table-cell" style:parent-style-name="Heading_20_1">
      <style:table-cell-properties fo:background-color="#b4c7dc" style:text-align-source="fix" style:repeat-content="false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>
      <style:table-cell-properties fo:border-bottom="none" fo:border-left="none" fo:border-right="none" fo:border-top="0.74pt solid #000000"/>
    </style:style>
    <style:style style:name="ce28" style:family="table-cell" style:parent-style-name="Heading_20_1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31" style:family="table-cell" style:parent-style-name="Default">
      <style:text-properties style:font-name="Liberation Serif" style:font-name-asian="Cantarell" style:font-name-complex="Noto Sans Arabic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3" style:family="table-cell" style:parent-style-name="Heading_20_1">
      <style:table-cell-properties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ext-properties style:font-name="Liberation Sans" style:font-name-asian="Cantarell" style:font-name-complex="Noto Sans Arabic"/>
    </style:style>
    <style:style style:name="ce47" style:family="table-cell" style:parent-style-name="Heading_20_1">
      <style:table-cell-properties fo:border-bottom="0.74pt solid #000000" fo:background-color="#b4c7dc" fo:border-left="none" fo:border-right="none" fo:border-top="none"/>
      <style:text-properties fo:font-size="14pt" style:font-size-asian="14pt" style:font-size-complex="14pt"/>
    </style:style>
    <style:style style:name="ce48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9" style:family="table-cell" style:parent-style-name="Default">
      <style:table-cell-properties fo:border-bottom="none" fo:border-left="0.74pt solid #000000" fo:border-right="0.74pt solid #000000" fo:border-top="none"/>
    </style:style>
    <style:style style:name="ce5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1" style:family="table-cell" style:parent-style-name="Default" style:data-style-name="N0"/>
    <style:style style:name="ce52" style:family="table-cell" style:parent-style-name="Heading_20_1">
      <style:table-cell-properties fo:background-color="#b4c7dc" style:text-align-source="fix" style:repeat-content="false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ce53" style:family="table-cell" style:parent-style-name="Default">
      <style:table-cell-properties fo:border-bottom="none" fo:border-left="none" fo:border-right="none" fo:border-top="0.74pt solid #000000"/>
    </style:style>
    <style:style style:name="ce54" style:family="table-cell" style:parent-style-name="Default">
      <style:table-cell-properties fo:border="none"/>
    </style:style>
    <style:style style:name="ce55" style:family="table-cell" style:parent-style-name="Default">
      <style:table-cell-properties fo:border-bottom="0.74pt solid #000000" fo:border-left="none" fo:border-right="none" fo:border-top="none"/>
    </style:style>
    <style:style style:name="ce56" style:family="table-cell" style:parent-style-name="Heading_20_1">
      <style:table-cell-properties fo:background-color="#b4c7dc" fo:border="0.74pt solid #000000"/>
      <style:text-properties fo:font-size="14pt" style:font-size-asian="14pt" style:font-size-complex="14pt"/>
    </style:style>
    <style:style style:name="ce57" style:family="table-cell" style:parent-style-name="Default">
      <style:table-cell-properties fo:border-bottom="none" fo:border-left="none" fo:border-right="0.74pt solid #000000" fo:border-top="0.74pt solid #000000"/>
    </style:style>
    <style:style style:name="ce58" style:family="table-cell" style:parent-style-name="Default">
      <style:table-cell-properties fo:border-bottom="none" fo:border-left="none" fo:border-right="0.74pt solid #000000" fo:border-top="none"/>
    </style:style>
    <style:style style:name="ce59" style:family="table-cell" style:parent-style-name="Default">
      <style:table-cell-properties fo:border-bottom="0.74pt solid #000000" fo:border-left="none" fo:border-right="0.74pt solid #000000" fo:border-top="none"/>
    </style:style>
    <style:style style:name="ce60" style:family="table-cell" style:parent-style-name="Heading_20_1">
      <style:table-cell-properties fo:background-color="#b4c7dc" style:text-align-source="fix" style:repeat-content="false" fo:wrap-option="no-wrap" fo:border="0.74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61" style:family="table-cell" style:parent-style-name="Heading_20_1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64" style:family="table-cell" style:parent-style-name="Default">
      <style:text-properties style:font-name="Liberation Serif" style:font-name-asian="Cantarell" style:font-name-complex="Noto Sans Arabic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6" style:family="table-cell" style:parent-style-name="Heading_20_1">
      <style:table-cell-properties style:text-align-source="fix" style:repeat-content="false"/>
      <style:paragraph-properties fo:text-align="start" fo:margin-left="0cm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8" style:family="table-cell" style:parent-style-name="Default">
      <style:table-cell-properties fo:background-color="transparent"/>
    </style:style>
    <style:style style:name="ce69" style:family="table-cell" style:parent-style-name="Default">
      <style:text-properties style:font-name="Liberation Sans" style:font-name-asian="Cantarell" style:font-name-complex="Noto Sans Arabic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amp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run_accession</text:p>
          </table:table-cell>
          <table:table-cell office:value-type="string" calcext:value-type="string">
            <text:p>sample_accession</text:p>
          </table:table-cell>
          <table:table-cell office:value-type="string" calcext:value-type="string">
            <text:p>experiment_accession</text:p>
          </table:table-cell>
          <table:table-cell office:value-type="string" calcext:value-type="string">
            <text:p>study_accession</text:p>
          </table:table-cell>
          <table:table-cell office:value-type="string" calcext:value-type="string">
            <text:p>tax_id</text:p>
          </table:table-cell>
          <table:table-cell office:value-type="string" calcext:value-type="string">
            <text:p>scientific_name</text:p>
          </table:table-cell>
          <table:table-cell office:value-type="string" calcext:value-type="string">
            <text:p>experiment_title</text:p>
          </table:table-cell>
          <table:table-cell office:value-type="string" calcext:value-type="string">
            <text:p>experiment_alias</text:p>
          </table:table-cell>
          <table:table-cell office:value-type="string" calcext:value-type="string">
            <text:p>Sampletype</text:p>
          </table:table-cell>
          <table:table-cell office:value-type="string" calcext:value-type="string">
            <text:p>Substrat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fastq_ftp</text:p>
          </table:table-cell>
          <table:table-cell office:value-type="string" calcext:value-type="string">
            <text:p>sample_title</text:p>
          </table:table-cell>
        </table:table-row>
        <table:table-row table:style-name="ro1">
          <table:table-cell office:value-type="string" calcext:value-type="string">
            <text:p>DRR528401</text:p>
          </table:table-cell>
          <table:table-cell office:value-type="string" calcext:value-type="string">
            <text:p>SAMD00736388</text:p>
          </table:table-cell>
          <table:table-cell office:value-type="string" calcext:value-type="string">
            <text:p>DRX512276</text:p>
          </table:table-cell>
          <table:table-cell office:value-type="string" calcext:value-type="string">
            <text:p>PRJDB17400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NovaSeq 6000 sequencing: Illumina NovaSeq 6000 paired end sequencing of SAMD00736388</text:p>
          </table:table-cell>
          <table:table-cell office:value-type="string" calcext:value-type="string">
            <text:p>PA1</text:p>
          </table:table-cell>
          <table:table-cell table:number-columns-repeated="2" office:value-type="string" calcext:value-type="string">
            <text:p>Plastic</text:p>
          </table:table-cell>
          <table:table-cell office:value-type="string" calcext:value-type="string">
            <text:p>A1</text:p>
          </table:table-cell>
          <table:table-cell office:value-type="float" office:value="35.834" calcext:value-type="float">
            <text:p>35.834</text:p>
          </table:table-cell>
          <table:table-cell office:value-type="float" office:value="139.607" calcext:value-type="float">
            <text:p>139.607</text:p>
          </table:table-cell>
          <table:table-cell office:value-type="string" calcext:value-type="string">
            <text:p>ftp.sra.ebi.ac.uk/vol1/fastq/DRR528/DRR528401/DRR528401_1.fastq.gz;ftp.sra.ebi.ac.uk/vol1/fastq/DRR528/DRR528401/DRR528401_2.fastq.gz</text:p>
          </table:table-cell>
          <table:table-cell/>
        </table:table-row>
        <table:table-row table:style-name="ro1">
          <table:table-cell office:value-type="string" calcext:value-type="string">
            <text:p>DRR528614</text:p>
          </table:table-cell>
          <table:table-cell office:value-type="string" calcext:value-type="string">
            <text:p>SAMD00736386</text:p>
          </table:table-cell>
          <table:table-cell office:value-type="string" calcext:value-type="string">
            <text:p>DRX512487</text:p>
          </table:table-cell>
          <table:table-cell office:value-type="string" calcext:value-type="string">
            <text:p>PRJDB17400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NovaSeq 6000 sequencing: Illumina NovaSeq 6000 paired end sequencing of SAMD00736386</text:p>
          </table:table-cell>
          <table:table-cell office:value-type="string" calcext:value-type="string">
            <text:p>WT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reshwater</text:p>
          </table:table-cell>
          <table:table-cell office:value-type="string" calcext:value-type="string">
            <text:p>T1</text:p>
          </table:table-cell>
          <table:table-cell office:value-type="float" office:value="35.911" calcext:value-type="float">
            <text:p>35.911</text:p>
          </table:table-cell>
          <table:table-cell office:value-type="float" office:value="140.496" calcext:value-type="float">
            <text:p>140.496</text:p>
          </table:table-cell>
          <table:table-cell office:value-type="string" calcext:value-type="string">
            <text:p>ftp.sra.ebi.ac.uk/vol1/fastq/DRR528/DRR528614/DRR528614_1.fastq.gz;ftp.sra.ebi.ac.uk/vol1/fastq/DRR528/DRR528614/DRR528614_2.fastq.gz</text:p>
          </table:table-cell>
          <table:table-cell/>
        </table:table-row>
        <table:table-row table:style-name="ro1">
          <table:table-cell office:value-type="string" calcext:value-type="string">
            <text:p>DRR528402</text:p>
          </table:table-cell>
          <table:table-cell office:value-type="string" calcext:value-type="string">
            <text:p>SAMD00736389</text:p>
          </table:table-cell>
          <table:table-cell office:value-type="string" calcext:value-type="string">
            <text:p>DRX512277</text:p>
          </table:table-cell>
          <table:table-cell office:value-type="string" calcext:value-type="string">
            <text:p>PRJDB17400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NovaSeq 6000 sequencing: Illumina NovaSeq 6000 paired end sequencing of SAMD00736389</text:p>
          </table:table-cell>
          <table:table-cell office:value-type="string" calcext:value-type="string">
            <text:p>PA2</text:p>
          </table:table-cell>
          <table:table-cell table:number-columns-repeated="2" office:value-type="string" calcext:value-type="string">
            <text:p>Plastic</text:p>
          </table:table-cell>
          <table:table-cell office:value-type="string" calcext:value-type="string">
            <text:p>A2</text:p>
          </table:table-cell>
          <table:table-cell office:value-type="float" office:value="35.648" calcext:value-type="float">
            <text:p>35.648</text:p>
          </table:table-cell>
          <table:table-cell office:value-type="float" office:value="139.841" calcext:value-type="float">
            <text:p>139.841</text:p>
          </table:table-cell>
          <table:table-cell office:value-type="string" calcext:value-type="string">
            <text:p>ftp.sra.ebi.ac.uk/vol1/fastq/DRR528/DRR528402/DRR528402_1.fastq.gz;ftp.sra.ebi.ac.uk/vol1/fastq/DRR528/DRR528402/DRR528402_2.fastq.gz</text:p>
          </table:table-cell>
          <table:table-cell/>
        </table:table-row>
        <table:table-row table:style-name="ro1">
          <table:table-cell office:value-type="string" calcext:value-type="string">
            <text:p>DRR528404</text:p>
          </table:table-cell>
          <table:table-cell office:value-type="string" calcext:value-type="string">
            <text:p>SAMD00736391</text:p>
          </table:table-cell>
          <table:table-cell office:value-type="string" calcext:value-type="string">
            <text:p>DRX512279</text:p>
          </table:table-cell>
          <table:table-cell office:value-type="string" calcext:value-type="string">
            <text:p>PRJDB17400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NovaSeq 6000 sequencing: Illumina NovaSeq 6000 paired end sequencing of SAMD00736391</text:p>
          </table:table-cell>
          <table:table-cell office:value-type="string" calcext:value-type="string">
            <text:p>PT2-1</text:p>
          </table:table-cell>
          <table:table-cell table:number-columns-repeated="2" office:value-type="string" calcext:value-type="string">
            <text:p>Plastic</text:p>
          </table:table-cell>
          <table:table-cell office:value-type="string" calcext:value-type="string">
            <text:p>T2</text:p>
          </table:table-cell>
          <table:table-cell office:value-type="float" office:value="35.745" calcext:value-type="float">
            <text:p>35.745</text:p>
          </table:table-cell>
          <table:table-cell office:value-type="float" office:value="140.86" calcext:value-type="float">
            <text:p>140.86</text:p>
          </table:table-cell>
          <table:table-cell office:value-type="string" calcext:value-type="string">
            <text:p>ftp.sra.ebi.ac.uk/vol1/fastq/DRR528/DRR528404/DRR528404_1.fastq.gz;ftp.sra.ebi.ac.uk/vol1/fastq/DRR528/DRR528404/DRR528404_2.fastq.gz</text:p>
          </table:table-cell>
          <table:table-cell/>
        </table:table-row>
        <table:table-row table:style-name="ro1">
          <table:table-cell office:value-type="string" calcext:value-type="string">
            <text:p>DRR528613</text:p>
          </table:table-cell>
          <table:table-cell office:value-type="string" calcext:value-type="string">
            <text:p>SAMD00736385</text:p>
          </table:table-cell>
          <table:table-cell office:value-type="string" calcext:value-type="string">
            <text:p>DRX512486</text:p>
          </table:table-cell>
          <table:table-cell office:value-type="string" calcext:value-type="string">
            <text:p>PRJDB17400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NovaSeq 6000 sequencing: Illumina NovaSeq 6000 paired end sequencing of SAMD00736385</text:p>
          </table:table-cell>
          <table:table-cell office:value-type="string" calcext:value-type="string">
            <text:p>WA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reshwater</text:p>
          </table:table-cell>
          <table:table-cell office:value-type="string" calcext:value-type="string">
            <text:p>A2</text:p>
          </table:table-cell>
          <table:table-cell office:value-type="float" office:value="35.648" calcext:value-type="float">
            <text:p>35.648</text:p>
          </table:table-cell>
          <table:table-cell office:value-type="float" office:value="139.841" calcext:value-type="float">
            <text:p>139.841</text:p>
          </table:table-cell>
          <table:table-cell office:value-type="string" calcext:value-type="string">
            <text:p>ftp.sra.ebi.ac.uk/vol1/fastq/DRR528/DRR528613/DRR528613_1.fastq.gz;ftp.sra.ebi.ac.uk/vol1/fastq/DRR528/DRR528613/DRR528613_2.fastq.gz</text:p>
          </table:table-cell>
          <table:table-cell/>
        </table:table-row>
        <table:table-row table:style-name="ro1">
          <table:table-cell office:value-type="string" calcext:value-type="string">
            <text:p>DRR528403</text:p>
          </table:table-cell>
          <table:table-cell office:value-type="string" calcext:value-type="string">
            <text:p>SAMD00736390</text:p>
          </table:table-cell>
          <table:table-cell office:value-type="string" calcext:value-type="string">
            <text:p>DRX512278</text:p>
          </table:table-cell>
          <table:table-cell office:value-type="string" calcext:value-type="string">
            <text:p>PRJDB17400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NovaSeq 6000 sequencing: Illumina NovaSeq 6000 paired end sequencing of SAMD00736390</text:p>
          </table:table-cell>
          <table:table-cell office:value-type="string" calcext:value-type="string">
            <text:p>PT1</text:p>
          </table:table-cell>
          <table:table-cell table:number-columns-repeated="2" office:value-type="string" calcext:value-type="string">
            <text:p>Plastic</text:p>
          </table:table-cell>
          <table:table-cell office:value-type="string" calcext:value-type="string">
            <text:p>T1</text:p>
          </table:table-cell>
          <table:table-cell office:value-type="float" office:value="35.911" calcext:value-type="float">
            <text:p>35.911</text:p>
          </table:table-cell>
          <table:table-cell office:value-type="float" office:value="140.496" calcext:value-type="float">
            <text:p>140.496</text:p>
          </table:table-cell>
          <table:table-cell office:value-type="string" calcext:value-type="string">
            <text:p>ftp.sra.ebi.ac.uk/vol1/fastq/DRR528/DRR528403/DRR528403_1.fastq.gz;ftp.sra.ebi.ac.uk/vol1/fastq/DRR528/DRR528403/DRR528403_2.fastq.gz</text:p>
          </table:table-cell>
          <table:table-cell/>
        </table:table-row>
        <table:table-row table:style-name="ro1">
          <table:table-cell office:value-type="string" calcext:value-type="string">
            <text:p>DRR528405</text:p>
          </table:table-cell>
          <table:table-cell office:value-type="string" calcext:value-type="string">
            <text:p>SAMD00736392</text:p>
          </table:table-cell>
          <table:table-cell office:value-type="string" calcext:value-type="string">
            <text:p>DRX512280</text:p>
          </table:table-cell>
          <table:table-cell office:value-type="string" calcext:value-type="string">
            <text:p>PRJDB17400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NovaSeq 6000 sequencing: Illumina NovaSeq 6000 paired end sequencing of SAMD00736392</text:p>
          </table:table-cell>
          <table:table-cell office:value-type="string" calcext:value-type="string">
            <text:p>PT2-2</text:p>
          </table:table-cell>
          <table:table-cell table:number-columns-repeated="2" office:value-type="string" calcext:value-type="string">
            <text:p>Plastic</text:p>
          </table:table-cell>
          <table:table-cell office:value-type="string" calcext:value-type="string">
            <text:p>T2</text:p>
          </table:table-cell>
          <table:table-cell office:value-type="float" office:value="35.745" calcext:value-type="float">
            <text:p>35.745</text:p>
          </table:table-cell>
          <table:table-cell office:value-type="float" office:value="140.86" calcext:value-type="float">
            <text:p>140.86</text:p>
          </table:table-cell>
          <table:table-cell office:value-type="string" calcext:value-type="string">
            <text:p>ftp.sra.ebi.ac.uk/vol1/fastq/DRR528/DRR528405/DRR528405_1.fastq.gz;ftp.sra.ebi.ac.uk/vol1/fastq/DRR528/DRR528405/DRR528405_2.fastq.gz</text:p>
          </table:table-cell>
          <table:table-cell/>
        </table:table-row>
        <table:table-row table:style-name="ro1">
          <table:table-cell office:value-type="string" calcext:value-type="string">
            <text:p>DRR528612</text:p>
          </table:table-cell>
          <table:table-cell office:value-type="string" calcext:value-type="string">
            <text:p>SAMD00736384</text:p>
          </table:table-cell>
          <table:table-cell office:value-type="string" calcext:value-type="string">
            <text:p>DRX512485</text:p>
          </table:table-cell>
          <table:table-cell office:value-type="string" calcext:value-type="string">
            <text:p>PRJDB17400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NovaSeq 6000 sequencing: Illumina NovaSeq 6000 paired end sequencing of SAMD00736384</text:p>
          </table:table-cell>
          <table:table-cell office:value-type="string" calcext:value-type="string">
            <text:p>WA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reshwater</text:p>
          </table:table-cell>
          <table:table-cell office:value-type="string" calcext:value-type="string">
            <text:p>A1</text:p>
          </table:table-cell>
          <table:table-cell office:value-type="float" office:value="35.834" calcext:value-type="float">
            <text:p>35.834</text:p>
          </table:table-cell>
          <table:table-cell office:value-type="float" office:value="139.607" calcext:value-type="float">
            <text:p>139.607</text:p>
          </table:table-cell>
          <table:table-cell office:value-type="string" calcext:value-type="string">
            <text:p>ftp.sra.ebi.ac.uk/vol1/fastq/DRR528/DRR528612/DRR528612_1.fastq.gz;ftp.sra.ebi.ac.uk/vol1/fastq/DRR528/DRR528612/DRR528612_2.fastq.gz</text:p>
          </table:table-cell>
          <table:table-cell/>
        </table:table-row>
        <table:table-row table:style-name="ro1">
          <table:table-cell office:value-type="string" calcext:value-type="string">
            <text:p>DRR528615</text:p>
          </table:table-cell>
          <table:table-cell office:value-type="string" calcext:value-type="string">
            <text:p>SAMD00736387</text:p>
          </table:table-cell>
          <table:table-cell office:value-type="string" calcext:value-type="string">
            <text:p>DRX512488</text:p>
          </table:table-cell>
          <table:table-cell office:value-type="string" calcext:value-type="string">
            <text:p>PRJDB17400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NovaSeq 6000 sequencing: Illumina NovaSeq 6000 paired end sequencing of SAMD00736387</text:p>
          </table:table-cell>
          <table:table-cell office:value-type="string" calcext:value-type="string">
            <text:p>WT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reshwater</text:p>
          </table:table-cell>
          <table:table-cell office:value-type="string" calcext:value-type="string">
            <text:p>T2</text:p>
          </table:table-cell>
          <table:table-cell office:value-type="float" office:value="35.745" calcext:value-type="float">
            <text:p>35.745</text:p>
          </table:table-cell>
          <table:table-cell office:value-type="float" office:value="140.86" calcext:value-type="float">
            <text:p>140.86</text:p>
          </table:table-cell>
          <table:table-cell office:value-type="string" calcext:value-type="string">
            <text:p>ftp.sra.ebi.ac.uk/vol1/fastq/DRR528/DRR528615/DRR528615_1.fastq.gz;ftp.sra.ebi.ac.uk/vol1/fastq/DRR528/DRR528615/DRR528615_2.fastq.gz</text:p>
          </table:table-cell>
          <table:table-cell/>
        </table:table-row>
        <table:table-row table:style-name="ro1">
          <table:table-cell office:value-type="string" calcext:value-type="string">
            <text:p>ERR1995201</text:p>
          </table:table-cell>
          <table:table-cell office:value-type="string" calcext:value-type="string">
            <text:p>SAMEA4461980</text:p>
          </table:table-cell>
          <table:table-cell office:value-type="string" calcext:value-type="string">
            <text:p>ERX2055070</text:p>
          </table:table-cell>
          <table:table-cell office:value-type="string" calcext:value-type="string">
            <text:p>PRJEB15404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HiSeq 2500 paired end sequencing</text:p>
          </table:table-cell>
          <table:table-cell office:value-type="string" calcext:value-type="string">
            <text:p>ena-EXPERIMENT-TEXAS A&amp;M CORPUS CHRISTI-31-05-2017-21:20:37:543-1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T</text:p>
          </table:table-cell>
          <table:table-cell office:value-type="float" office:value="1" calcext:value-type="float">
            <text:p>1</text:p>
          </table:table-cell>
          <table:table-cell office:value-type="float" office:value="27.5441666666667" calcext:value-type="float">
            <text:p>27.5441666666667</text:p>
          </table:table-cell>
          <table:table-cell office:value-type="float" office:value="-97.2854722222222" calcext:value-type="float">
            <text:p>-97.2854722222222</text:p>
          </table:table-cell>
          <table:table-cell office:value-type="string" calcext:value-type="string">
            <text:p>ftp.sra.ebi.ac.uk/vol1/fastq/ERR199/001/ERR1995201/ERR1995201_1.fastq.gz;ftp.sra.ebi.ac.uk/vol1/fastq/ERR199/001/ERR1995201/ERR1995201_2.fastq.gz</text:p>
          </table:table-cell>
          <table:table-cell office:value-type="string" calcext:value-type="string">
            <text:p>PET 1</text:p>
          </table:table-cell>
        </table:table-row>
        <table:table-row table:style-name="ro1">
          <table:table-cell office:value-type="string" calcext:value-type="string">
            <text:p>ERR1995202</text:p>
          </table:table-cell>
          <table:table-cell office:value-type="string" calcext:value-type="string">
            <text:p>SAMEA4461981</text:p>
          </table:table-cell>
          <table:table-cell office:value-type="string" calcext:value-type="string">
            <text:p>ERX2055071</text:p>
          </table:table-cell>
          <table:table-cell office:value-type="string" calcext:value-type="string">
            <text:p>PRJEB15404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HiSeq 2500 paired end sequencing</text:p>
          </table:table-cell>
          <table:table-cell office:value-type="string" calcext:value-type="string">
            <text:p>ena-EXPERIMENT-TEXAS A&amp;M CORPUS CHRISTI-31-05-2017-21:20:37:543-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T</text:p>
          </table:table-cell>
          <table:table-cell office:value-type="float" office:value="2" calcext:value-type="float">
            <text:p>2</text:p>
          </table:table-cell>
          <table:table-cell office:value-type="float" office:value="27.5441666666667" calcext:value-type="float">
            <text:p>27.5441666666667</text:p>
          </table:table-cell>
          <table:table-cell office:value-type="float" office:value="-97.2854722222222" calcext:value-type="float">
            <text:p>-97.2854722222222</text:p>
          </table:table-cell>
          <table:table-cell office:value-type="string" calcext:value-type="string">
            <text:p>ftp.sra.ebi.ac.uk/vol1/fastq/ERR199/002/ERR1995202/ERR1995202_1.fastq.gz;ftp.sra.ebi.ac.uk/vol1/fastq/ERR199/002/ERR1995202/ERR1995202_2.fastq.gz</text:p>
          </table:table-cell>
          <table:table-cell office:value-type="string" calcext:value-type="string">
            <text:p>PET 2</text:p>
          </table:table-cell>
        </table:table-row>
        <table:table-row table:style-name="ro1">
          <table:table-cell office:value-type="string" calcext:value-type="string">
            <text:p>ERR1995206</text:p>
          </table:table-cell>
          <table:table-cell office:value-type="string" calcext:value-type="string">
            <text:p>SAMEA4461979</text:p>
          </table:table-cell>
          <table:table-cell office:value-type="string" calcext:value-type="string">
            <text:p>ERX2055075</text:p>
          </table:table-cell>
          <table:table-cell office:value-type="string" calcext:value-type="string">
            <text:p>PRJEB15404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HiSeq 2500 paired end sequencing</text:p>
          </table:table-cell>
          <table:table-cell office:value-type="string" calcext:value-type="string">
            <text:p>ena-EXPERIMENT-TEXAS A&amp;M CORPUS CHRISTI-31-05-2017-21:30:12:556-3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eawater</text:p>
          </table:table-cell>
          <table:table-cell office:value-type="float" office:value="3" calcext:value-type="float">
            <text:p>3</text:p>
          </table:table-cell>
          <table:table-cell office:value-type="float" office:value="27.5441666666667" calcext:value-type="float">
            <text:p>27.5441666666667</text:p>
          </table:table-cell>
          <table:table-cell office:value-type="float" office:value="-97.2854722222222" calcext:value-type="float">
            <text:p>-97.2854722222222</text:p>
          </table:table-cell>
          <table:table-cell office:value-type="string" calcext:value-type="string">
            <text:p>ftp.sra.ebi.ac.uk/vol1/fastq/ERR199/006/ERR1995206/ERR1995206_1.fastq.gz;ftp.sra.ebi.ac.uk/vol1/fastq/ERR199/006/ERR1995206/ERR1995206_2.fastq.gz</text:p>
          </table:table-cell>
          <table:table-cell office:value-type="string" calcext:value-type="string">
            <text:p>Seawater 3</text:p>
          </table:table-cell>
        </table:table-row>
        <table:table-row table:style-name="ro1">
          <table:table-cell office:value-type="string" calcext:value-type="string">
            <text:p>ERR1995157</text:p>
          </table:table-cell>
          <table:table-cell office:value-type="string" calcext:value-type="string">
            <text:p>SAMEA4461984</text:p>
          </table:table-cell>
          <table:table-cell office:value-type="string" calcext:value-type="string">
            <text:p>ERX2055026</text:p>
          </table:table-cell>
          <table:table-cell office:value-type="string" calcext:value-type="string">
            <text:p>PRJEB15404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HiSeq 2500 paired end sequencing</text:p>
          </table:table-cell>
          <table:table-cell office:value-type="string" calcext:value-type="string">
            <text:p>ena-EXPERIMENT-TEXAS A&amp;M CORPUS CHRISTI-31-05-2017-20:04:33:923-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HA</text:p>
          </table:table-cell>
          <table:table-cell office:value-type="float" office:value="2" calcext:value-type="float">
            <text:p>2</text:p>
          </table:table-cell>
          <table:table-cell office:value-type="float" office:value="27.5441666666667" calcext:value-type="float">
            <text:p>27.5441666666667</text:p>
          </table:table-cell>
          <table:table-cell office:value-type="float" office:value="-97.2854722222222" calcext:value-type="float">
            <text:p>-97.2854722222222</text:p>
          </table:table-cell>
          <table:table-cell office:value-type="string" calcext:value-type="string">
            <text:p>ftp.sra.ebi.ac.uk/vol1/fastq/ERR199/007/ERR1995157/ERR1995157_1.fastq.gz;ftp.sra.ebi.ac.uk/vol1/fastq/ERR199/007/ERR1995157/ERR1995157_2.fastq.gz</text:p>
          </table:table-cell>
          <table:table-cell office:value-type="string" calcext:value-type="string">
            <text:p>PHA 2</text:p>
          </table:table-cell>
        </table:table-row>
        <table:table-row table:style-name="ro1">
          <table:table-cell office:value-type="string" calcext:value-type="string">
            <text:p>ERR1995158</text:p>
          </table:table-cell>
          <table:table-cell office:value-type="string" calcext:value-type="string">
            <text:p>SAMEA4461985</text:p>
          </table:table-cell>
          <table:table-cell office:value-type="string" calcext:value-type="string">
            <text:p>ERX2055027</text:p>
          </table:table-cell>
          <table:table-cell office:value-type="string" calcext:value-type="string">
            <text:p>PRJEB15404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HiSeq 2500 paired end sequencing</text:p>
          </table:table-cell>
          <table:table-cell office:value-type="string" calcext:value-type="string">
            <text:p>ena-EXPERIMENT-TEXAS A&amp;M CORPUS CHRISTI-31-05-2017-20:04:33:923-3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HA</text:p>
          </table:table-cell>
          <table:table-cell office:value-type="float" office:value="3" calcext:value-type="float">
            <text:p>3</text:p>
          </table:table-cell>
          <table:table-cell office:value-type="float" office:value="27.5441666666667" calcext:value-type="float">
            <text:p>27.5441666666667</text:p>
          </table:table-cell>
          <table:table-cell office:value-type="float" office:value="-97.2854722222222" calcext:value-type="float">
            <text:p>-97.2854722222222</text:p>
          </table:table-cell>
          <table:table-cell office:value-type="string" calcext:value-type="string">
            <text:p>ftp.sra.ebi.ac.uk/vol1/fastq/ERR199/008/ERR1995158/ERR1995158_1.fastq.gz;ftp.sra.ebi.ac.uk/vol1/fastq/ERR199/008/ERR1995158/ERR1995158_2.fastq.gz</text:p>
          </table:table-cell>
          <table:table-cell office:value-type="string" calcext:value-type="string">
            <text:p>PHA 3</text:p>
          </table:table-cell>
        </table:table-row>
        <table:table-row table:style-name="ro1">
          <table:table-cell office:value-type="string" calcext:value-type="string">
            <text:p>ERR1995199</text:p>
          </table:table-cell>
          <table:table-cell office:value-type="string" calcext:value-type="string">
            <text:p>SAMEA4461987</text:p>
          </table:table-cell>
          <table:table-cell office:value-type="string" calcext:value-type="string">
            <text:p>ERX2055068</text:p>
          </table:table-cell>
          <table:table-cell office:value-type="string" calcext:value-type="string">
            <text:p>PRJEB15404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HiSeq 2500 paired end sequencing</text:p>
          </table:table-cell>
          <table:table-cell office:value-type="string" calcext:value-type="string">
            <text:p>ena-EXPERIMENT-TEXAS A&amp;M CORPUS CHRISTI-31-05-2017-21:12:14:300-2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Ceramic</text:p>
          </table:table-cell>
          <table:table-cell office:value-type="float" office:value="2" calcext:value-type="float">
            <text:p>2</text:p>
          </table:table-cell>
          <table:table-cell office:value-type="float" office:value="27.5441666666667" calcext:value-type="float">
            <text:p>27.5441666666667</text:p>
          </table:table-cell>
          <table:table-cell office:value-type="float" office:value="-97.2854722222222" calcext:value-type="float">
            <text:p>-97.2854722222222</text:p>
          </table:table-cell>
          <table:table-cell office:value-type="string" calcext:value-type="string">
            <text:p>ftp.sra.ebi.ac.uk/vol1/fastq/ERR199/009/ERR1995199/ERR1995199_1.fastq.gz;ftp.sra.ebi.ac.uk/vol1/fastq/ERR199/009/ERR1995199/ERR1995199_2.fastq.gz</text:p>
          </table:table-cell>
          <table:table-cell office:value-type="string" calcext:value-type="string">
            <text:p>Ceramic 2</text:p>
          </table:table-cell>
        </table:table-row>
        <table:table-row table:style-name="ro1">
          <table:table-cell office:value-type="string" calcext:value-type="string">
            <text:p>ERR1995200</text:p>
          </table:table-cell>
          <table:table-cell office:value-type="string" calcext:value-type="string">
            <text:p>SAMEA4461988</text:p>
          </table:table-cell>
          <table:table-cell office:value-type="string" calcext:value-type="string">
            <text:p>ERX2055069</text:p>
          </table:table-cell>
          <table:table-cell office:value-type="string" calcext:value-type="string">
            <text:p>PRJEB15404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HiSeq 2500 paired end sequencing</text:p>
          </table:table-cell>
          <table:table-cell office:value-type="string" calcext:value-type="string">
            <text:p>ena-EXPERIMENT-TEXAS A&amp;M CORPUS CHRISTI-31-05-2017-21:12:14:300-3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Ceramic</text:p>
          </table:table-cell>
          <table:table-cell office:value-type="float" office:value="3" calcext:value-type="float">
            <text:p>3</text:p>
          </table:table-cell>
          <table:table-cell office:value-type="float" office:value="27.5441666666667" calcext:value-type="float">
            <text:p>27.5441666666667</text:p>
          </table:table-cell>
          <table:table-cell office:value-type="float" office:value="-97.2854722222222" calcext:value-type="float">
            <text:p>-97.2854722222222</text:p>
          </table:table-cell>
          <table:table-cell office:value-type="string" calcext:value-type="string">
            <text:p>ftp.sra.ebi.ac.uk/vol1/fastq/ERR199/000/ERR1995200/ERR1995200_1.fastq.gz;ftp.sra.ebi.ac.uk/vol1/fastq/ERR199/000/ERR1995200/ERR1995200_2.fastq.gz</text:p>
          </table:table-cell>
          <table:table-cell office:value-type="string" calcext:value-type="string">
            <text:p>Ceramic 3</text:p>
          </table:table-cell>
        </table:table-row>
        <table:table-row table:style-name="ro1">
          <table:table-cell office:value-type="string" calcext:value-type="string">
            <text:p>ERR1995203</text:p>
          </table:table-cell>
          <table:table-cell office:value-type="string" calcext:value-type="string">
            <text:p>SAMEA4461982</text:p>
          </table:table-cell>
          <table:table-cell office:value-type="string" calcext:value-type="string">
            <text:p>ERX2055072</text:p>
          </table:table-cell>
          <table:table-cell office:value-type="string" calcext:value-type="string">
            <text:p>PRJEB15404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HiSeq 2500 paired end sequencing</text:p>
          </table:table-cell>
          <table:table-cell office:value-type="string" calcext:value-type="string">
            <text:p>ena-EXPERIMENT-TEXAS A&amp;M CORPUS CHRISTI-31-05-2017-21:20:37:543-3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T</text:p>
          </table:table-cell>
          <table:table-cell office:value-type="float" office:value="3" calcext:value-type="float">
            <text:p>3</text:p>
          </table:table-cell>
          <table:table-cell office:value-type="float" office:value="27.5441666666667" calcext:value-type="float">
            <text:p>27.5441666666667</text:p>
          </table:table-cell>
          <table:table-cell office:value-type="float" office:value="-97.2854722222222" calcext:value-type="float">
            <text:p>-97.2854722222222</text:p>
          </table:table-cell>
          <table:table-cell office:value-type="string" calcext:value-type="string">
            <text:p>ftp.sra.ebi.ac.uk/vol1/fastq/ERR199/003/ERR1995203/ERR1995203_1.fastq.gz;ftp.sra.ebi.ac.uk/vol1/fastq/ERR199/003/ERR1995203/ERR1995203_2.fastq.gz</text:p>
          </table:table-cell>
          <table:table-cell office:value-type="string" calcext:value-type="string">
            <text:p>PET 3</text:p>
          </table:table-cell>
        </table:table-row>
        <table:table-row table:style-name="ro1">
          <table:table-cell office:value-type="string" calcext:value-type="string">
            <text:p>ERR1995204</text:p>
          </table:table-cell>
          <table:table-cell office:value-type="string" calcext:value-type="string">
            <text:p>SAMEA4461764</text:p>
          </table:table-cell>
          <table:table-cell office:value-type="string" calcext:value-type="string">
            <text:p>ERX2055073</text:p>
          </table:table-cell>
          <table:table-cell office:value-type="string" calcext:value-type="string">
            <text:p>PRJEB15404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HiSeq 2500 paired end sequencing</text:p>
          </table:table-cell>
          <table:table-cell office:value-type="string" calcext:value-type="string">
            <text:p>ena-EXPERIMENT-TEXAS A&amp;M CORPUS CHRISTI-31-05-2017-21:30:12:556-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eawater</text:p>
          </table:table-cell>
          <table:table-cell office:value-type="float" office:value="1" calcext:value-type="float">
            <text:p>1</text:p>
          </table:table-cell>
          <table:table-cell office:value-type="float" office:value="27.5441666666667" calcext:value-type="float">
            <text:p>27.5441666666667</text:p>
          </table:table-cell>
          <table:table-cell office:value-type="float" office:value="-97.2854722222222" calcext:value-type="float">
            <text:p>-97.2854722222222</text:p>
          </table:table-cell>
          <table:table-cell office:value-type="string" calcext:value-type="string">
            <text:p>ftp.sra.ebi.ac.uk/vol1/fastq/ERR199/004/ERR1995204/ERR1995204_1.fastq.gz;ftp.sra.ebi.ac.uk/vol1/fastq/ERR199/004/ERR1995204/ERR1995204_2.fastq.gz</text:p>
          </table:table-cell>
          <table:table-cell office:value-type="string" calcext:value-type="string">
            <text:p>Seawater 1</text:p>
          </table:table-cell>
        </table:table-row>
        <table:table-row table:style-name="ro1">
          <table:table-cell office:value-type="string" calcext:value-type="string">
            <text:p>ERR1995156</text:p>
          </table:table-cell>
          <table:table-cell office:value-type="string" calcext:value-type="string">
            <text:p>SAMEA4461983</text:p>
          </table:table-cell>
          <table:table-cell office:value-type="string" calcext:value-type="string">
            <text:p>ERX2055025</text:p>
          </table:table-cell>
          <table:table-cell office:value-type="string" calcext:value-type="string">
            <text:p>PRJEB15404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HiSeq 2500 paired end sequencing</text:p>
          </table:table-cell>
          <table:table-cell office:value-type="string" calcext:value-type="string">
            <text:p>ena-EXPERIMENT-TEXAS A&amp;M CORPUS CHRISTI-31-05-2017-20:04:33:923-1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HA</text:p>
          </table:table-cell>
          <table:table-cell office:value-type="float" office:value="1" calcext:value-type="float">
            <text:p>1</text:p>
          </table:table-cell>
          <table:table-cell office:value-type="float" office:value="27.5441666666667" calcext:value-type="float">
            <text:p>27.5441666666667</text:p>
          </table:table-cell>
          <table:table-cell office:value-type="float" office:value="-97.2854722222222" calcext:value-type="float">
            <text:p>-97.2854722222222</text:p>
          </table:table-cell>
          <table:table-cell office:value-type="string" calcext:value-type="string">
            <text:p>ftp.sra.ebi.ac.uk/vol1/fastq/ERR199/006/ERR1995156/ERR1995156_1.fastq.gz;ftp.sra.ebi.ac.uk/vol1/fastq/ERR199/006/ERR1995156/ERR1995156_2.fastq.gz</text:p>
          </table:table-cell>
          <table:table-cell office:value-type="string" calcext:value-type="string">
            <text:p>PHA 1</text:p>
          </table:table-cell>
        </table:table-row>
        <table:table-row table:style-name="ro1">
          <table:table-cell office:value-type="string" calcext:value-type="string">
            <text:p>ERR1995198</text:p>
          </table:table-cell>
          <table:table-cell office:value-type="string" calcext:value-type="string">
            <text:p>SAMEA4461986</text:p>
          </table:table-cell>
          <table:table-cell office:value-type="string" calcext:value-type="string">
            <text:p>ERX2055067</text:p>
          </table:table-cell>
          <table:table-cell office:value-type="string" calcext:value-type="string">
            <text:p>PRJEB15404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HiSeq 2500 paired end sequencing</text:p>
          </table:table-cell>
          <table:table-cell office:value-type="string" calcext:value-type="string">
            <text:p>ena-EXPERIMENT-TEXAS A&amp;M CORPUS CHRISTI-31-05-2017-21:12:14:300-1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Ceramic</text:p>
          </table:table-cell>
          <table:table-cell office:value-type="float" office:value="1" calcext:value-type="float">
            <text:p>1</text:p>
          </table:table-cell>
          <table:table-cell office:value-type="float" office:value="27.5441666666667" calcext:value-type="float">
            <text:p>27.5441666666667</text:p>
          </table:table-cell>
          <table:table-cell office:value-type="float" office:value="-97.2854722222222" calcext:value-type="float">
            <text:p>-97.2854722222222</text:p>
          </table:table-cell>
          <table:table-cell office:value-type="string" calcext:value-type="string">
            <text:p>ftp.sra.ebi.ac.uk/vol1/fastq/ERR199/008/ERR1995198/ERR1995198_1.fastq.gz;ftp.sra.ebi.ac.uk/vol1/fastq/ERR199/008/ERR1995198/ERR1995198_2.fastq.gz</text:p>
          </table:table-cell>
          <table:table-cell office:value-type="string" calcext:value-type="string">
            <text:p>Ceramic 1</text:p>
          </table:table-cell>
        </table:table-row>
        <table:table-row table:style-name="ro1">
          <table:table-cell office:value-type="string" calcext:value-type="string">
            <text:p>ERR1995205</text:p>
          </table:table-cell>
          <table:table-cell office:value-type="string" calcext:value-type="string">
            <text:p>SAMEA4461978</text:p>
          </table:table-cell>
          <table:table-cell office:value-type="string" calcext:value-type="string">
            <text:p>ERX2055074</text:p>
          </table:table-cell>
          <table:table-cell office:value-type="string" calcext:value-type="string">
            <text:p>PRJEB15404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HiSeq 2500 paired end sequencing</text:p>
          </table:table-cell>
          <table:table-cell office:value-type="string" calcext:value-type="string">
            <text:p>ena-EXPERIMENT-TEXAS A&amp;M CORPUS CHRISTI-31-05-2017-21:30:12:556-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eawater</text:p>
          </table:table-cell>
          <table:table-cell office:value-type="float" office:value="2" calcext:value-type="float">
            <text:p>2</text:p>
          </table:table-cell>
          <table:table-cell office:value-type="float" office:value="27.5441666666667" calcext:value-type="float">
            <text:p>27.5441666666667</text:p>
          </table:table-cell>
          <table:table-cell office:value-type="float" office:value="-97.2854722222222" calcext:value-type="float">
            <text:p>-97.2854722222222</text:p>
          </table:table-cell>
          <table:table-cell office:value-type="string" calcext:value-type="string">
            <text:p>ftp.sra.ebi.ac.uk/vol1/fastq/ERR199/005/ERR1995205/ERR1995205_1.fastq.gz;ftp.sra.ebi.ac.uk/vol1/fastq/ERR199/005/ERR1995205/ERR1995205_2.fastq.gz</text:p>
          </table:table-cell>
          <table:table-cell office:value-type="string" calcext:value-type="string">
            <text:p>Seawater 2</text:p>
          </table:table-cell>
        </table:table-row>
        <table:table-row table:style-name="ro1">
          <table:table-cell office:value-type="string" calcext:value-type="string">
            <text:p>ERR3986765</text:p>
          </table:table-cell>
          <table:table-cell office:value-type="string" calcext:value-type="string">
            <text:p>SAMEA6617235</text:p>
          </table:table-cell>
          <table:table-cell office:value-type="string" calcext:value-type="string">
            <text:p>ERX3988792</text:p>
          </table:table-cell>
          <table:table-cell office:value-type="string" calcext:value-type="string">
            <text:p>PRJEB37023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HiSeq 2500 paired end sequencing: Raw reads: L1</text:p>
          </table:table-cell>
          <table:table-cell office:value-type="string" calcext:value-type="string">
            <text:p>webin-reads-L1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W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.146 </text:p>
          </table:table-cell>
          <table:table-cell office:value-type="float" office:value="11.843" calcext:value-type="float">
            <text:p>11.843</text:p>
          </table:table-cell>
          <table:table-cell office:value-type="string" calcext:value-type="string">
            <text:p>ftp.sra.ebi.ac.uk/vol1/fastq/ERR398/005/ERR3986765/ERR3986765_1.fastq.gz;ftp.sra.ebi.ac.uk/vol1/fastq/ERR398/005/ERR3986765/ERR3986765_2.fastq.gz</text:p>
          </table:table-cell>
          <table:table-cell office:value-type="string" calcext:value-type="string">
            <text:p>Biofilms on wooden pellet</text:p>
          </table:table-cell>
        </table:table-row>
        <table:table-row table:style-name="ro1">
          <table:table-cell office:value-type="string" calcext:value-type="string">
            <text:p>ERR3987193</text:p>
          </table:table-cell>
          <table:table-cell office:value-type="string" calcext:value-type="string">
            <text:p>SAMEA6617238</text:p>
          </table:table-cell>
          <table:table-cell office:value-type="string" calcext:value-type="string">
            <text:p>ERX3989118</text:p>
          </table:table-cell>
          <table:table-cell office:value-type="string" calcext:value-type="string">
            <text:p>PRJEB37023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HiSeq 2500 paired end sequencing: Raw reads: L5</text:p>
          </table:table-cell>
          <table:table-cell office:value-type="string" calcext:value-type="string">
            <text:p>webin-reads-L5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W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4.097 </text:p>
          </table:table-cell>
          <table:table-cell office:value-type="float" office:value="12.151" calcext:value-type="float">
            <text:p>12.151</text:p>
          </table:table-cell>
          <table:table-cell office:value-type="string" calcext:value-type="string">
            <text:p>ftp.sra.ebi.ac.uk/vol1/fastq/ERR398/003/ERR3987193/ERR3987193_1.fastq.gz;ftp.sra.ebi.ac.uk/vol1/fastq/ERR398/003/ERR3987193/ERR3987193_2.fastq.gz</text:p>
          </table:table-cell>
          <table:table-cell office:value-type="string" calcext:value-type="string">
            <text:p>Biofilms on wooden pellet</text:p>
          </table:table-cell>
        </table:table-row>
        <table:table-row table:style-name="ro1">
          <table:table-cell office:value-type="string" calcext:value-type="string">
            <text:p>ERR3987232</text:p>
          </table:table-cell>
          <table:table-cell office:value-type="string" calcext:value-type="string">
            <text:p>SAMEA6617240</text:p>
          </table:table-cell>
          <table:table-cell office:value-type="string" calcext:value-type="string">
            <text:p>ERX3989143</text:p>
          </table:table-cell>
          <table:table-cell office:value-type="string" calcext:value-type="string">
            <text:p>PRJEB37023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HiSeq 2500 paired end sequencing: Raw reads: PE2</text:p>
          </table:table-cell>
          <table:table-cell office:value-type="string" calcext:value-type="string">
            <text:p>webin-reads-PE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4.181 </text:p>
          </table:table-cell>
          <table:table-cell office:value-type="float" office:value="12.087" calcext:value-type="float">
            <text:p>12.087</text:p>
          </table:table-cell>
          <table:table-cell office:value-type="string" calcext:value-type="string">
            <text:p>ftp.sra.ebi.ac.uk/vol1/fastq/ERR398/002/ERR3987232/ERR3987232_1.fastq.gz;ftp.sra.ebi.ac.uk/vol1/fastq/ERR398/002/ERR3987232/ERR3987232_2.fastq.gz</text:p>
          </table:table-cell>
          <table:table-cell office:value-type="string" calcext:value-type="string">
            <text:p>Biofilms on PE</text:p>
          </table:table-cell>
        </table:table-row>
        <table:table-row table:style-name="ro1">
          <table:table-cell office:value-type="string" calcext:value-type="string">
            <text:p>ERR3987275</text:p>
          </table:table-cell>
          <table:table-cell office:value-type="string" calcext:value-type="string">
            <text:p>SAMEA6617243</text:p>
          </table:table-cell>
          <table:table-cell office:value-type="string" calcext:value-type="string">
            <text:p>ERX3989236</text:p>
          </table:table-cell>
          <table:table-cell office:value-type="string" calcext:value-type="string">
            <text:p>PRJEB37023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HiSeq 2500 paired end sequencing: Raw reads: PS1</text:p>
          </table:table-cell>
          <table:table-cell office:value-type="string" calcext:value-type="string">
            <text:p>webin-reads-PS1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.146 </text:p>
          </table:table-cell>
          <table:table-cell office:value-type="float" office:value="11.843" calcext:value-type="float">
            <text:p>11.843</text:p>
          </table:table-cell>
          <table:table-cell office:value-type="string" calcext:value-type="string">
            <text:p>ftp.sra.ebi.ac.uk/vol1/fastq/ERR398/005/ERR3987275/ERR3987275_1.fastq.gz;ftp.sra.ebi.ac.uk/vol1/fastq/ERR398/005/ERR3987275/ERR3987275_2.fastq.gz</text:p>
          </table:table-cell>
          <table:table-cell office:value-type="string" calcext:value-type="string">
            <text:p>Biofilms on PS</text:p>
          </table:table-cell>
        </table:table-row>
        <table:table-row table:style-name="ro1">
          <table:table-cell office:value-type="string" calcext:value-type="string">
            <text:p>ERR3987276</text:p>
          </table:table-cell>
          <table:table-cell office:value-type="string" calcext:value-type="string">
            <text:p>SAMEA6617244</text:p>
          </table:table-cell>
          <table:table-cell office:value-type="string" calcext:value-type="string">
            <text:p>ERX3989276</text:p>
          </table:table-cell>
          <table:table-cell office:value-type="string" calcext:value-type="string">
            <text:p>PRJEB37023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HiSeq 2500 paired end sequencing: Raw reads: PS2</text:p>
          </table:table-cell>
          <table:table-cell office:value-type="string" calcext:value-type="string">
            <text:p>webin-reads-PS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4.181 </text:p>
          </table:table-cell>
          <table:table-cell office:value-type="float" office:value="12.087" calcext:value-type="float">
            <text:p>12.087</text:p>
          </table:table-cell>
          <table:table-cell office:value-type="string" calcext:value-type="string">
            <text:p>ftp.sra.ebi.ac.uk/vol1/fastq/ERR398/006/ERR3987276/ERR3987276_1.fastq.gz;ftp.sra.ebi.ac.uk/vol1/fastq/ERR398/006/ERR3987276/ERR3987276_2.fastq.gz</text:p>
          </table:table-cell>
          <table:table-cell office:value-type="string" calcext:value-type="string">
            <text:p>Biofilms on PS</text:p>
          </table:table-cell>
        </table:table-row>
        <table:table-row table:style-name="ro1">
          <table:table-cell office:value-type="string" calcext:value-type="string">
            <text:p>ERR3987103</text:p>
          </table:table-cell>
          <table:table-cell office:value-type="string" calcext:value-type="string">
            <text:p>SAMEA6617237</text:p>
          </table:table-cell>
          <table:table-cell office:value-type="string" calcext:value-type="string">
            <text:p>ERX3989046</text:p>
          </table:table-cell>
          <table:table-cell office:value-type="string" calcext:value-type="string">
            <text:p>PRJEB37023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HiSeq 2500 paired end sequencing: Raw reads: L4</text:p>
          </table:table-cell>
          <table:table-cell office:value-type="string" calcext:value-type="string">
            <text:p>webin-reads-L4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Wo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4.106 </text:p>
          </table:table-cell>
          <table:table-cell office:value-type="float" office:value="12.096" calcext:value-type="float">
            <text:p>12.096</text:p>
          </table:table-cell>
          <table:table-cell office:value-type="string" calcext:value-type="string">
            <text:p>ftp.sra.ebi.ac.uk/vol1/fastq/ERR398/003/ERR3987103/ERR3987103_1.fastq.gz;ftp.sra.ebi.ac.uk/vol1/fastq/ERR398/003/ERR3987103/ERR3987103_2.fastq.gz</text:p>
          </table:table-cell>
          <table:table-cell office:value-type="string" calcext:value-type="string">
            <text:p>Biofilms on wooden pellet</text:p>
          </table:table-cell>
        </table:table-row>
        <table:table-row table:style-name="ro1">
          <table:table-cell office:value-type="string" calcext:value-type="string">
            <text:p>ERR3987194</text:p>
          </table:table-cell>
          <table:table-cell office:value-type="string" calcext:value-type="string">
            <text:p>SAMEA6617239</text:p>
          </table:table-cell>
          <table:table-cell office:value-type="string" calcext:value-type="string">
            <text:p>ERX3989119</text:p>
          </table:table-cell>
          <table:table-cell office:value-type="string" calcext:value-type="string">
            <text:p>PRJEB37023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HiSeq 2500 paired end sequencing: Raw reads: PE1</text:p>
          </table:table-cell>
          <table:table-cell office:value-type="string" calcext:value-type="string">
            <text:p>webin-reads-PE1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.146 </text:p>
          </table:table-cell>
          <table:table-cell office:value-type="float" office:value="11.843" calcext:value-type="float">
            <text:p>11.843</text:p>
          </table:table-cell>
          <table:table-cell office:value-type="string" calcext:value-type="string">
            <text:p>ftp.sra.ebi.ac.uk/vol1/fastq/ERR398/004/ERR3987194/ERR3987194_1.fastq.gz;ftp.sra.ebi.ac.uk/vol1/fastq/ERR398/004/ERR3987194/ERR3987194_2.fastq.gz</text:p>
          </table:table-cell>
          <table:table-cell office:value-type="string" calcext:value-type="string">
            <text:p>Biofilms on PE</text:p>
          </table:table-cell>
        </table:table-row>
        <table:table-row table:style-name="ro1">
          <table:table-cell office:value-type="string" calcext:value-type="string">
            <text:p>ERR3987274</text:p>
          </table:table-cell>
          <table:table-cell office:value-type="string" calcext:value-type="string">
            <text:p>SAMEA6617242</text:p>
          </table:table-cell>
          <table:table-cell office:value-type="string" calcext:value-type="string">
            <text:p>ERX3989219</text:p>
          </table:table-cell>
          <table:table-cell office:value-type="string" calcext:value-type="string">
            <text:p>PRJEB37023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HiSeq 2500 paired end sequencing: Raw reads: PE5</text:p>
          </table:table-cell>
          <table:table-cell office:value-type="string" calcext:value-type="string">
            <text:p>webin-reads-PE5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4.097 </text:p>
          </table:table-cell>
          <table:table-cell office:value-type="float" office:value="12.151" calcext:value-type="float">
            <text:p>12.151</text:p>
          </table:table-cell>
          <table:table-cell office:value-type="string" calcext:value-type="string">
            <text:p>ftp.sra.ebi.ac.uk/vol1/fastq/ERR398/004/ERR3987274/ERR3987274_1.fastq.gz;ftp.sra.ebi.ac.uk/vol1/fastq/ERR398/004/ERR3987274/ERR3987274_2.fastq.gz</text:p>
          </table:table-cell>
          <table:table-cell office:value-type="string" calcext:value-type="string">
            <text:p>Biofilms on PE</text:p>
          </table:table-cell>
        </table:table-row>
        <table:table-row table:style-name="ro1">
          <table:table-cell office:value-type="string" calcext:value-type="string">
            <text:p>ERR3987277</text:p>
          </table:table-cell>
          <table:table-cell office:value-type="string" calcext:value-type="string">
            <text:p>SAMEA6617245</text:p>
          </table:table-cell>
          <table:table-cell office:value-type="string" calcext:value-type="string">
            <text:p>ERX3989277</text:p>
          </table:table-cell>
          <table:table-cell office:value-type="string" calcext:value-type="string">
            <text:p>PRJEB37023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HiSeq 2500 paired end sequencing: Raw reads: PS4</text:p>
          </table:table-cell>
          <table:table-cell office:value-type="string" calcext:value-type="string">
            <text:p>webin-reads-PS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4.106 </text:p>
          </table:table-cell>
          <table:table-cell office:value-type="float" office:value="12.096" calcext:value-type="float">
            <text:p>12.096</text:p>
          </table:table-cell>
          <table:table-cell office:value-type="string" calcext:value-type="string">
            <text:p>ftp.sra.ebi.ac.uk/vol1/fastq/ERR398/007/ERR3987277/ERR3987277_1.fastq.gz;ftp.sra.ebi.ac.uk/vol1/fastq/ERR398/007/ERR3987277/ERR3987277_2.fastq.gz</text:p>
          </table:table-cell>
          <table:table-cell office:value-type="string" calcext:value-type="string">
            <text:p>Biofilms on PS</text:p>
          </table:table-cell>
        </table:table-row>
        <table:table-row table:style-name="ro1">
          <table:table-cell office:value-type="string" calcext:value-type="string">
            <text:p>ERR3986938</text:p>
          </table:table-cell>
          <table:table-cell office:value-type="string" calcext:value-type="string">
            <text:p>SAMEA6617236</text:p>
          </table:table-cell>
          <table:table-cell office:value-type="string" calcext:value-type="string">
            <text:p>ERX3988965</text:p>
          </table:table-cell>
          <table:table-cell office:value-type="string" calcext:value-type="string">
            <text:p>PRJEB37023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HiSeq 2500 paired end sequencing: Raw reads: L2</text:p>
          </table:table-cell>
          <table:table-cell office:value-type="string" calcext:value-type="string">
            <text:p>webin-reads-L2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W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4.181 </text:p>
          </table:table-cell>
          <table:table-cell office:value-type="float" office:value="12.087" calcext:value-type="float">
            <text:p>12.087</text:p>
          </table:table-cell>
          <table:table-cell office:value-type="string" calcext:value-type="string">
            <text:p>ftp.sra.ebi.ac.uk/vol1/fastq/ERR398/008/ERR3986938/ERR3986938_1.fastq.gz;ftp.sra.ebi.ac.uk/vol1/fastq/ERR398/008/ERR3986938/ERR3986938_2.fastq.gz</text:p>
          </table:table-cell>
          <table:table-cell office:value-type="string" calcext:value-type="string">
            <text:p>Biofilms on wooden pellet</text:p>
          </table:table-cell>
        </table:table-row>
        <table:table-row table:style-name="ro1">
          <table:table-cell office:value-type="string" calcext:value-type="string">
            <text:p>ERR3987233</text:p>
          </table:table-cell>
          <table:table-cell office:value-type="string" calcext:value-type="string">
            <text:p>SAMEA6617241</text:p>
          </table:table-cell>
          <table:table-cell office:value-type="string" calcext:value-type="string">
            <text:p>ERX3989144</text:p>
          </table:table-cell>
          <table:table-cell office:value-type="string" calcext:value-type="string">
            <text:p>PRJEB37023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HiSeq 2500 paired end sequencing: Raw reads: PE4</text:p>
          </table:table-cell>
          <table:table-cell office:value-type="string" calcext:value-type="string">
            <text:p>webin-reads-PE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4.106 </text:p>
          </table:table-cell>
          <table:table-cell office:value-type="float" office:value="12.096" calcext:value-type="float">
            <text:p>12.096</text:p>
          </table:table-cell>
          <table:table-cell office:value-type="string" calcext:value-type="string">
            <text:p>ftp.sra.ebi.ac.uk/vol1/fastq/ERR398/003/ERR3987233/ERR3987233_1.fastq.gz;ftp.sra.ebi.ac.uk/vol1/fastq/ERR398/003/ERR3987233/ERR3987233_2.fastq.gz</text:p>
          </table:table-cell>
          <table:table-cell office:value-type="string" calcext:value-type="string">
            <text:p>Biofilms on PE</text:p>
          </table:table-cell>
        </table:table-row>
        <table:table-row table:style-name="ro1">
          <table:table-cell office:value-type="string" calcext:value-type="string">
            <text:p>ERR3987278</text:p>
          </table:table-cell>
          <table:table-cell office:value-type="string" calcext:value-type="string">
            <text:p>SAMEA6617246</text:p>
          </table:table-cell>
          <table:table-cell office:value-type="string" calcext:value-type="string">
            <text:p>ERX3989278</text:p>
          </table:table-cell>
          <table:table-cell office:value-type="string" calcext:value-type="string">
            <text:p>PRJEB37023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HiSeq 2500 paired end sequencing: Raw reads: PS5</text:p>
          </table:table-cell>
          <table:table-cell office:value-type="string" calcext:value-type="string">
            <text:p>webin-reads-PS5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4.097 </text:p>
          </table:table-cell>
          <table:table-cell office:value-type="float" office:value="12.151" calcext:value-type="float">
            <text:p>12.151</text:p>
          </table:table-cell>
          <table:table-cell office:value-type="string" calcext:value-type="string">
            <text:p>ftp.sra.ebi.ac.uk/vol1/fastq/ERR398/008/ERR3987278/ERR3987278_1.fastq.gz;ftp.sra.ebi.ac.uk/vol1/fastq/ERR398/008/ERR3987278/ERR3987278_2.fastq.gz</text:p>
          </table:table-cell>
          <table:table-cell office:value-type="string" calcext:value-type="string">
            <text:p>Biofilms on PS</text:p>
          </table:table-cell>
        </table:table-row>
        <table:table-row table:style-name="ro1">
          <table:table-cell office:value-type="string" calcext:value-type="string">
            <text:p>ERR4801149</text:p>
          </table:table-cell>
          <table:table-cell office:value-type="string" calcext:value-type="string">
            <text:p>SAMEA7532575</text:p>
          </table:table-cell>
          <table:table-cell office:value-type="string" calcext:value-type="string">
            <text:p>ERX4670870</text:p>
          </table:table-cell>
          <table:table-cell office:value-type="string" calcext:value-type="string">
            <text:p>PRJEB41132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HiSeq 2500 sequencing: qiita_ptid_9298:13282.10.PCL.A</text:p>
          </table:table-cell>
          <table:table-cell office:value-type="string" calcext:value-type="string">
            <text:p>13282.10.PCL.A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CL</text:p>
          </table:table-cell>
          <table:table-cell office:value-type="string" calcext:value-type="string">
            <text:p>A</text:p>
          </table:table-cell>
          <table:table-cell office:value-type="float" office:value="-33.084" calcext:value-type="float">
            <text:p>-33.084</text:p>
          </table:table-cell>
          <table:table-cell office:value-type="float" office:value="151.522" calcext:value-type="float">
            <text:p>151.522</text:p>
          </table:table-cell>
          <table:table-cell office:value-type="string" calcext:value-type="string">
            <text:p>ftp.sra.ebi.ac.uk/vol1/fastq/ERR480/009/ERR4801149/ERR4801149_1.fastq.gz;ftp.sra.ebi.ac.uk/vol1/fastq/ERR480/009/ERR4801149/ERR4801149_2.fastq.gz</text:p>
          </table:table-cell>
          <table:table-cell office:value-type="string" calcext:value-type="string">
            <text:p>13282.10.PCL.A</text:p>
          </table:table-cell>
        </table:table-row>
        <table:table-row table:style-name="ro1">
          <table:table-cell office:value-type="string" calcext:value-type="string">
            <text:p>ERR4801152</text:p>
          </table:table-cell>
          <table:table-cell office:value-type="string" calcext:value-type="string">
            <text:p>SAMEA7532578</text:p>
          </table:table-cell>
          <table:table-cell office:value-type="string" calcext:value-type="string">
            <text:p>ERX4670873</text:p>
          </table:table-cell>
          <table:table-cell office:value-type="string" calcext:value-type="string">
            <text:p>PRJEB41132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HiSeq 2500 sequencing: qiita_ptid_9298:13282.13.Wood.A</text:p>
          </table:table-cell>
          <table:table-cell office:value-type="string" calcext:value-type="string">
            <text:p>13282.13.Wood.A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A</text:p>
          </table:table-cell>
          <table:table-cell office:value-type="float" office:value="-33.084" calcext:value-type="float">
            <text:p>-33.084</text:p>
          </table:table-cell>
          <table:table-cell office:value-type="float" office:value="151.522" calcext:value-type="float">
            <text:p>151.522</text:p>
          </table:table-cell>
          <table:table-cell office:value-type="string" calcext:value-type="string">
            <text:p>ftp.sra.ebi.ac.uk/vol1/fastq/ERR480/002/ERR4801152/ERR4801152_1.fastq.gz;ftp.sra.ebi.ac.uk/vol1/fastq/ERR480/002/ERR4801152/ERR4801152_2.fastq.gz</text:p>
          </table:table-cell>
          <table:table-cell office:value-type="string" calcext:value-type="string">
            <text:p>13282.13.Wood.A</text:p>
          </table:table-cell>
        </table:table-row>
        <table:table-row table:style-name="ro1">
          <table:table-cell office:value-type="string" calcext:value-type="string">
            <text:p>ERR4801155</text:p>
          </table:table-cell>
          <table:table-cell office:value-type="string" calcext:value-type="string">
            <text:p>SAMEA7532581</text:p>
          </table:table-cell>
          <table:table-cell office:value-type="string" calcext:value-type="string">
            <text:p>ERX4670876</text:p>
          </table:table-cell>
          <table:table-cell office:value-type="string" calcext:value-type="string">
            <text:p>PRJEB41132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HiSeq 2500 sequencing: qiita_ptid_9298:13282.16.Plank</text:p>
          </table:table-cell>
          <table:table-cell office:value-type="string" calcext:value-type="string">
            <text:p>13282.16.Plan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eawater</text:p>
          </table:table-cell>
          <table:table-cell office:value-type="string" calcext:value-type="string">
            <text:p>ABC</text:p>
          </table:table-cell>
          <table:table-cell office:value-type="float" office:value="-33.075" calcext:value-type="float">
            <text:p>-33.075</text:p>
          </table:table-cell>
          <table:table-cell office:value-type="float" office:value="151.548" calcext:value-type="float">
            <text:p>151.548</text:p>
          </table:table-cell>
          <table:table-cell office:value-type="string" calcext:value-type="string">
            <text:p>ftp.sra.ebi.ac.uk/vol1/fastq/ERR480/005/ERR4801155/ERR4801155_1.fastq.gz;ftp.sra.ebi.ac.uk/vol1/fastq/ERR480/005/ERR4801155/ERR4801155_2.fastq.gz</text:p>
          </table:table-cell>
          <table:table-cell office:value-type="string" calcext:value-type="string">
            <text:p>13282.16.Plank</text:p>
          </table:table-cell>
        </table:table-row>
        <table:table-row table:style-name="ro1">
          <table:table-cell office:value-type="string" calcext:value-type="string">
            <text:p>ERR4801158</text:p>
          </table:table-cell>
          <table:table-cell office:value-type="string" calcext:value-type="string">
            <text:p>SAMEA7532584</text:p>
          </table:table-cell>
          <table:table-cell office:value-type="string" calcext:value-type="string">
            <text:p>ERX4670879</text:p>
          </table:table-cell>
          <table:table-cell office:value-type="string" calcext:value-type="string">
            <text:p>PRJEB41132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HiSeq 2500 sequencing: qiita_ptid_9298:13282.4.PS.A</text:p>
          </table:table-cell>
          <table:table-cell office:value-type="string" calcext:value-type="string">
            <text:p>13282.4.PS.A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A</text:p>
          </table:table-cell>
          <table:table-cell office:value-type="float" office:value="-33.084" calcext:value-type="float">
            <text:p>-33.084</text:p>
          </table:table-cell>
          <table:table-cell office:value-type="float" office:value="151.522" calcext:value-type="float">
            <text:p>151.522</text:p>
          </table:table-cell>
          <table:table-cell office:value-type="string" calcext:value-type="string">
            <text:p>ftp.sra.ebi.ac.uk/vol1/fastq/ERR480/008/ERR4801158/ERR4801158_1.fastq.gz;ftp.sra.ebi.ac.uk/vol1/fastq/ERR480/008/ERR4801158/ERR4801158_2.fastq.gz</text:p>
          </table:table-cell>
          <table:table-cell office:value-type="string" calcext:value-type="string">
            <text:p>13282.4.PS.A</text:p>
          </table:table-cell>
        </table:table-row>
        <table:table-row table:style-name="ro1">
          <table:table-cell office:value-type="string" calcext:value-type="string">
            <text:p>ERR4801161</text:p>
          </table:table-cell>
          <table:table-cell office:value-type="string" calcext:value-type="string">
            <text:p>SAMEA7532587</text:p>
          </table:table-cell>
          <table:table-cell office:value-type="string" calcext:value-type="string">
            <text:p>ERX4670882</text:p>
          </table:table-cell>
          <table:table-cell office:value-type="string" calcext:value-type="string">
            <text:p>PRJEB41132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HiSeq 2500 sequencing: qiita_ptid_9298:13282.7.PVC.A</text:p>
          </table:table-cell>
          <table:table-cell office:value-type="string" calcext:value-type="string">
            <text:p>13282.7.PVC.A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VC</text:p>
          </table:table-cell>
          <table:table-cell office:value-type="string" calcext:value-type="string">
            <text:p>A</text:p>
          </table:table-cell>
          <table:table-cell office:value-type="float" office:value="-33.084" calcext:value-type="float">
            <text:p>-33.084</text:p>
          </table:table-cell>
          <table:table-cell office:value-type="float" office:value="151.522" calcext:value-type="float">
            <text:p>151.522</text:p>
          </table:table-cell>
          <table:table-cell office:value-type="string" calcext:value-type="string">
            <text:p>ftp.sra.ebi.ac.uk/vol1/fastq/ERR480/001/ERR4801161/ERR4801161_1.fastq.gz;ftp.sra.ebi.ac.uk/vol1/fastq/ERR480/001/ERR4801161/ERR4801161_2.fastq.gz</text:p>
          </table:table-cell>
          <table:table-cell office:value-type="string" calcext:value-type="string">
            <text:p>13282.7.PVC.A</text:p>
          </table:table-cell>
        </table:table-row>
        <table:table-row table:style-name="ro1">
          <table:table-cell office:value-type="string" calcext:value-type="string">
            <text:p>ERR4801163</text:p>
          </table:table-cell>
          <table:table-cell office:value-type="string" calcext:value-type="string">
            <text:p>SAMEA7532589</text:p>
          </table:table-cell>
          <table:table-cell office:value-type="string" calcext:value-type="string">
            <text:p>ERX4670884</text:p>
          </table:table-cell>
          <table:table-cell office:value-type="string" calcext:value-type="string">
            <text:p>PRJEB41132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HiSeq 2500 sequencing: qiita_ptid_9298:13282.9.PVC.C</text:p>
          </table:table-cell>
          <table:table-cell office:value-type="string" calcext:value-type="string">
            <text:p>13282.9.PVC.C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VC</text:p>
          </table:table-cell>
          <table:table-cell office:value-type="string" calcext:value-type="string">
            <text:p>C</text:p>
          </table:table-cell>
          <table:table-cell office:value-type="float" office:value="-33.142" calcext:value-type="float">
            <text:p>-33.142</text:p>
          </table:table-cell>
          <table:table-cell office:value-type="float" office:value="151.537" calcext:value-type="float">
            <text:p>151.537</text:p>
          </table:table-cell>
          <table:table-cell office:value-type="string" calcext:value-type="string">
            <text:p>ftp.sra.ebi.ac.uk/vol1/fastq/ERR480/003/ERR4801163/ERR4801163_1.fastq.gz;ftp.sra.ebi.ac.uk/vol1/fastq/ERR480/003/ERR4801163/ERR4801163_2.fastq.gz</text:p>
          </table:table-cell>
          <table:table-cell office:value-type="string" calcext:value-type="string">
            <text:p>13282.9.PVC.C</text:p>
          </table:table-cell>
        </table:table-row>
        <table:table-row table:style-name="ro1">
          <table:table-cell office:value-type="string" calcext:value-type="string">
            <text:p>ERR4801148</text:p>
          </table:table-cell>
          <table:table-cell office:value-type="string" calcext:value-type="string">
            <text:p>SAMEA7532574</text:p>
          </table:table-cell>
          <table:table-cell office:value-type="string" calcext:value-type="string">
            <text:p>ERX4670869</text:p>
          </table:table-cell>
          <table:table-cell office:value-type="string" calcext:value-type="string">
            <text:p>PRJEB41132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HiSeq 2500 sequencing: qiita_ptid_9298:13282.1.PP.A</text:p>
          </table:table-cell>
          <table:table-cell office:value-type="string" calcext:value-type="string">
            <text:p>13282.1.PP.A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A</text:p>
          </table:table-cell>
          <table:table-cell office:value-type="float" office:value="-33.084" calcext:value-type="float">
            <text:p>-33.084</text:p>
          </table:table-cell>
          <table:table-cell office:value-type="float" office:value="151.522" calcext:value-type="float">
            <text:p>151.522</text:p>
          </table:table-cell>
          <table:table-cell office:value-type="string" calcext:value-type="string">
            <text:p>ftp.sra.ebi.ac.uk/vol1/fastq/ERR480/008/ERR4801148/ERR4801148_1.fastq.gz;ftp.sra.ebi.ac.uk/vol1/fastq/ERR480/008/ERR4801148/ERR4801148_2.fastq.gz</text:p>
          </table:table-cell>
          <table:table-cell office:value-type="string" calcext:value-type="string">
            <text:p>13282.1.PP.A</text:p>
          </table:table-cell>
        </table:table-row>
        <table:table-row table:style-name="ro1">
          <table:table-cell office:value-type="string" calcext:value-type="string">
            <text:p>ERR4801150</text:p>
          </table:table-cell>
          <table:table-cell office:value-type="string" calcext:value-type="string">
            <text:p>SAMEA7532576</text:p>
          </table:table-cell>
          <table:table-cell office:value-type="string" calcext:value-type="string">
            <text:p>ERX4670871</text:p>
          </table:table-cell>
          <table:table-cell office:value-type="string" calcext:value-type="string">
            <text:p>PRJEB41132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HiSeq 2500 sequencing: qiita_ptid_9298:13282.11.PCL.B</text:p>
          </table:table-cell>
          <table:table-cell office:value-type="string" calcext:value-type="string">
            <text:p>13282.11.PCL.B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CL</text:p>
          </table:table-cell>
          <table:table-cell office:value-type="string" calcext:value-type="string">
            <text:p>B</text:p>
          </table:table-cell>
          <table:table-cell office:value-type="float" office:value="-32.998" calcext:value-type="float">
            <text:p>-32.998</text:p>
          </table:table-cell>
          <table:table-cell office:value-type="float" office:value="151.586" calcext:value-type="float">
            <text:p>151.586</text:p>
          </table:table-cell>
          <table:table-cell office:value-type="string" calcext:value-type="string">
            <text:p>ftp.sra.ebi.ac.uk/vol1/fastq/ERR480/000/ERR4801150/ERR4801150_1.fastq.gz;ftp.sra.ebi.ac.uk/vol1/fastq/ERR480/000/ERR4801150/ERR4801150_2.fastq.gz</text:p>
          </table:table-cell>
          <table:table-cell office:value-type="string" calcext:value-type="string">
            <text:p>13282.11.PCL.B</text:p>
          </table:table-cell>
        </table:table-row>
        <table:table-row table:style-name="ro1">
          <table:table-cell office:value-type="string" calcext:value-type="string">
            <text:p>ERR4801153</text:p>
          </table:table-cell>
          <table:table-cell office:value-type="string" calcext:value-type="string">
            <text:p>SAMEA7532579</text:p>
          </table:table-cell>
          <table:table-cell office:value-type="string" calcext:value-type="string">
            <text:p>ERX4670874</text:p>
          </table:table-cell>
          <table:table-cell office:value-type="string" calcext:value-type="string">
            <text:p>PRJEB41132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HiSeq 2500 sequencing: qiita_ptid_9298:13282.14.Wood.B</text:p>
          </table:table-cell>
          <table:table-cell office:value-type="string" calcext:value-type="string">
            <text:p>13282.14.Wood.B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B</text:p>
          </table:table-cell>
          <table:table-cell office:value-type="float" office:value="-32.998" calcext:value-type="float">
            <text:p>-32.998</text:p>
          </table:table-cell>
          <table:table-cell office:value-type="float" office:value="151.586" calcext:value-type="float">
            <text:p>151.586</text:p>
          </table:table-cell>
          <table:table-cell office:value-type="string" calcext:value-type="string">
            <text:p>ftp.sra.ebi.ac.uk/vol1/fastq/ERR480/003/ERR4801153/ERR4801153_1.fastq.gz;ftp.sra.ebi.ac.uk/vol1/fastq/ERR480/003/ERR4801153/ERR4801153_2.fastq.gz</text:p>
          </table:table-cell>
          <table:table-cell office:value-type="string" calcext:value-type="string">
            <text:p>13282.14.Wood.B</text:p>
          </table:table-cell>
        </table:table-row>
        <table:table-row table:style-name="ro1">
          <table:table-cell office:value-type="string" calcext:value-type="string">
            <text:p>ERR4801154</text:p>
          </table:table-cell>
          <table:table-cell office:value-type="string" calcext:value-type="string">
            <text:p>SAMEA7532580</text:p>
          </table:table-cell>
          <table:table-cell office:value-type="string" calcext:value-type="string">
            <text:p>ERX4670875</text:p>
          </table:table-cell>
          <table:table-cell office:value-type="string" calcext:value-type="string">
            <text:p>PRJEB41132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HiSeq 2500 sequencing: qiita_ptid_9298:13282.15.Wood.C</text:p>
          </table:table-cell>
          <table:table-cell office:value-type="string" calcext:value-type="string">
            <text:p>13282.15.Wood.C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</text:p>
          </table:table-cell>
          <table:table-cell office:value-type="float" office:value="-33.142" calcext:value-type="float">
            <text:p>-33.142</text:p>
          </table:table-cell>
          <table:table-cell office:value-type="float" office:value="151.537" calcext:value-type="float">
            <text:p>151.537</text:p>
          </table:table-cell>
          <table:table-cell office:value-type="string" calcext:value-type="string">
            <text:p>ftp.sra.ebi.ac.uk/vol1/fastq/ERR480/004/ERR4801154/ERR4801154_1.fastq.gz;ftp.sra.ebi.ac.uk/vol1/fastq/ERR480/004/ERR4801154/ERR4801154_2.fastq.gz</text:p>
          </table:table-cell>
          <table:table-cell office:value-type="string" calcext:value-type="string">
            <text:p>13282.15.Wood.C</text:p>
          </table:table-cell>
        </table:table-row>
        <table:table-row table:style-name="ro1">
          <table:table-cell office:value-type="string" calcext:value-type="string">
            <text:p>ERR4801156</text:p>
          </table:table-cell>
          <table:table-cell office:value-type="string" calcext:value-type="string">
            <text:p>SAMEA7532582</text:p>
          </table:table-cell>
          <table:table-cell office:value-type="string" calcext:value-type="string">
            <text:p>ERX4670877</text:p>
          </table:table-cell>
          <table:table-cell office:value-type="string" calcext:value-type="string">
            <text:p>PRJEB41132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HiSeq 2500 sequencing: qiita_ptid_9298:13282.2.PP.B</text:p>
          </table:table-cell>
          <table:table-cell office:value-type="string" calcext:value-type="string">
            <text:p>13282.2.PP.B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B</text:p>
          </table:table-cell>
          <table:table-cell office:value-type="float" office:value="-32.998" calcext:value-type="float">
            <text:p>-32.998</text:p>
          </table:table-cell>
          <table:table-cell office:value-type="float" office:value="151.586" calcext:value-type="float">
            <text:p>151.586</text:p>
          </table:table-cell>
          <table:table-cell office:value-type="string" calcext:value-type="string">
            <text:p>ftp.sra.ebi.ac.uk/vol1/fastq/ERR480/006/ERR4801156/ERR4801156_1.fastq.gz;ftp.sra.ebi.ac.uk/vol1/fastq/ERR480/006/ERR4801156/ERR4801156_2.fastq.gz</text:p>
          </table:table-cell>
          <table:table-cell office:value-type="string" calcext:value-type="string">
            <text:p>13282.2.PP.B</text:p>
          </table:table-cell>
        </table:table-row>
        <table:table-row table:style-name="ro1">
          <table:table-cell office:value-type="string" calcext:value-type="string">
            <text:p>ERR4801151</text:p>
          </table:table-cell>
          <table:table-cell office:value-type="string" calcext:value-type="string">
            <text:p>SAMEA7532577</text:p>
          </table:table-cell>
          <table:table-cell office:value-type="string" calcext:value-type="string">
            <text:p>ERX4670872</text:p>
          </table:table-cell>
          <table:table-cell office:value-type="string" calcext:value-type="string">
            <text:p>PRJEB41132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HiSeq 2500 sequencing: qiita_ptid_9298:13282.12.PCL.C</text:p>
          </table:table-cell>
          <table:table-cell office:value-type="string" calcext:value-type="string">
            <text:p>13282.12.PCL.C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CL</text:p>
          </table:table-cell>
          <table:table-cell office:value-type="string" calcext:value-type="string">
            <text:p>C</text:p>
          </table:table-cell>
          <table:table-cell office:value-type="float" office:value="-33.142" calcext:value-type="float">
            <text:p>-33.142</text:p>
          </table:table-cell>
          <table:table-cell office:value-type="float" office:value="151.537" calcext:value-type="float">
            <text:p>151.537</text:p>
          </table:table-cell>
          <table:table-cell office:value-type="string" calcext:value-type="string">
            <text:p>ftp.sra.ebi.ac.uk/vol1/fastq/ERR480/001/ERR4801151/ERR4801151_1.fastq.gz;ftp.sra.ebi.ac.uk/vol1/fastq/ERR480/001/ERR4801151/ERR4801151_2.fastq.gz</text:p>
          </table:table-cell>
          <table:table-cell office:value-type="string" calcext:value-type="string">
            <text:p>13282.12.PCL.C</text:p>
          </table:table-cell>
        </table:table-row>
        <table:table-row table:style-name="ro1">
          <table:table-cell office:value-type="string" calcext:value-type="string">
            <text:p>ERR4801157</text:p>
          </table:table-cell>
          <table:table-cell office:value-type="string" calcext:value-type="string">
            <text:p>SAMEA7532583</text:p>
          </table:table-cell>
          <table:table-cell office:value-type="string" calcext:value-type="string">
            <text:p>ERX4670878</text:p>
          </table:table-cell>
          <table:table-cell office:value-type="string" calcext:value-type="string">
            <text:p>PRJEB41132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HiSeq 2500 sequencing: qiita_ptid_9298:13282.3.PP.C</text:p>
          </table:table-cell>
          <table:table-cell office:value-type="string" calcext:value-type="string">
            <text:p>13282.3.PP.C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C</text:p>
          </table:table-cell>
          <table:table-cell office:value-type="float" office:value="-33.142" calcext:value-type="float">
            <text:p>-33.142</text:p>
          </table:table-cell>
          <table:table-cell office:value-type="float" office:value="151.537" calcext:value-type="float">
            <text:p>151.537</text:p>
          </table:table-cell>
          <table:table-cell office:value-type="string" calcext:value-type="string">
            <text:p>ftp.sra.ebi.ac.uk/vol1/fastq/ERR480/007/ERR4801157/ERR4801157_1.fastq.gz;ftp.sra.ebi.ac.uk/vol1/fastq/ERR480/007/ERR4801157/ERR4801157_2.fastq.gz</text:p>
          </table:table-cell>
          <table:table-cell office:value-type="string" calcext:value-type="string">
            <text:p>13282.3.PP.C</text:p>
          </table:table-cell>
        </table:table-row>
        <table:table-row table:style-name="ro1">
          <table:table-cell office:value-type="string" calcext:value-type="string">
            <text:p>ERR4801159</text:p>
          </table:table-cell>
          <table:table-cell office:value-type="string" calcext:value-type="string">
            <text:p>SAMEA7532585</text:p>
          </table:table-cell>
          <table:table-cell office:value-type="string" calcext:value-type="string">
            <text:p>ERX4670880</text:p>
          </table:table-cell>
          <table:table-cell office:value-type="string" calcext:value-type="string">
            <text:p>PRJEB41132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HiSeq 2500 sequencing: qiita_ptid_9298:13282.5.PS.B</text:p>
          </table:table-cell>
          <table:table-cell office:value-type="string" calcext:value-type="string">
            <text:p>13282.5.PS.B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B</text:p>
          </table:table-cell>
          <table:table-cell office:value-type="float" office:value="-32.998" calcext:value-type="float">
            <text:p>-32.998</text:p>
          </table:table-cell>
          <table:table-cell office:value-type="float" office:value="151.586" calcext:value-type="float">
            <text:p>151.586</text:p>
          </table:table-cell>
          <table:table-cell office:value-type="string" calcext:value-type="string">
            <text:p>ftp.sra.ebi.ac.uk/vol1/fastq/ERR480/009/ERR4801159/ERR4801159_1.fastq.gz;ftp.sra.ebi.ac.uk/vol1/fastq/ERR480/009/ERR4801159/ERR4801159_2.fastq.gz</text:p>
          </table:table-cell>
          <table:table-cell office:value-type="string" calcext:value-type="string">
            <text:p>13282.5.PS.B</text:p>
          </table:table-cell>
        </table:table-row>
        <table:table-row table:style-name="ro1">
          <table:table-cell office:value-type="string" calcext:value-type="string">
            <text:p>ERR4801160</text:p>
          </table:table-cell>
          <table:table-cell office:value-type="string" calcext:value-type="string">
            <text:p>SAMEA7532586</text:p>
          </table:table-cell>
          <table:table-cell office:value-type="string" calcext:value-type="string">
            <text:p>ERX4670881</text:p>
          </table:table-cell>
          <table:table-cell office:value-type="string" calcext:value-type="string">
            <text:p>PRJEB41132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HiSeq 2500 sequencing: qiita_ptid_9298:13282.6.PS.C</text:p>
          </table:table-cell>
          <table:table-cell office:value-type="string" calcext:value-type="string">
            <text:p>13282.6.PS.C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C</text:p>
          </table:table-cell>
          <table:table-cell office:value-type="float" office:value="-33.142" calcext:value-type="float">
            <text:p>-33.142</text:p>
          </table:table-cell>
          <table:table-cell office:value-type="float" office:value="151.537" calcext:value-type="float">
            <text:p>151.537</text:p>
          </table:table-cell>
          <table:table-cell office:value-type="string" calcext:value-type="string">
            <text:p>ftp.sra.ebi.ac.uk/vol1/fastq/ERR480/000/ERR4801160/ERR4801160_1.fastq.gz;ftp.sra.ebi.ac.uk/vol1/fastq/ERR480/000/ERR4801160/ERR4801160_2.fastq.gz</text:p>
          </table:table-cell>
          <table:table-cell office:value-type="string" calcext:value-type="string">
            <text:p>13282.6.PS.C</text:p>
          </table:table-cell>
        </table:table-row>
        <table:table-row table:style-name="ro1">
          <table:table-cell office:value-type="string" calcext:value-type="string">
            <text:p>ERR4801162</text:p>
          </table:table-cell>
          <table:table-cell office:value-type="string" calcext:value-type="string">
            <text:p>SAMEA7532588</text:p>
          </table:table-cell>
          <table:table-cell office:value-type="string" calcext:value-type="string">
            <text:p>ERX4670883</text:p>
          </table:table-cell>
          <table:table-cell office:value-type="string" calcext:value-type="string">
            <text:p>PRJEB41132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HiSeq 2500 sequencing: qiita_ptid_9298:13282.8.PVC.B</text:p>
          </table:table-cell>
          <table:table-cell office:value-type="string" calcext:value-type="string">
            <text:p>13282.8.PVC.B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VC</text:p>
          </table:table-cell>
          <table:table-cell office:value-type="string" calcext:value-type="string">
            <text:p>B</text:p>
          </table:table-cell>
          <table:table-cell office:value-type="float" office:value="-32.998" calcext:value-type="float">
            <text:p>-32.998</text:p>
          </table:table-cell>
          <table:table-cell office:value-type="float" office:value="151.586" calcext:value-type="float">
            <text:p>151.586</text:p>
          </table:table-cell>
          <table:table-cell office:value-type="string" calcext:value-type="string">
            <text:p>ftp.sra.ebi.ac.uk/vol1/fastq/ERR480/002/ERR4801162/ERR4801162_1.fastq.gz;ftp.sra.ebi.ac.uk/vol1/fastq/ERR480/002/ERR4801162/ERR4801162_2.fastq.gz</text:p>
          </table:table-cell>
          <table:table-cell office:value-type="string" calcext:value-type="string">
            <text:p>13282.8.PVC.B</text:p>
          </table:table-cell>
        </table:table-row>
        <table:table-row table:style-name="ro1">
          <table:table-cell office:value-type="string" calcext:value-type="string">
            <text:p>ERR10466837</text:p>
          </table:table-cell>
          <table:table-cell office:value-type="string" calcext:value-type="string">
            <text:p>SAMEA111547624</text:p>
          </table:table-cell>
          <table:table-cell office:value-type="string" calcext:value-type="string">
            <text:p>ERX9988697</text:p>
          </table:table-cell>
          <table:table-cell office:value-type="string" calcext:value-type="string">
            <text:p>PRJEB52400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NovaSeq 6000 sequencing</text:p>
          </table:table-cell>
          <table:table-cell office:value-type="string" calcext:value-type="string">
            <text:p>W-LDPE_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Weathered_LDPE</text:p>
          </table:table-cell>
          <table:table-cell office:value-type="string" calcext:value-type="string">
            <text:p>Downstream_1km_wastewater</text:p>
          </table:table-cell>
          <table:table-cell office:value-type="float" office:value="52.354944" calcext:value-type="float">
            <text:p>52.354944</text:p>
          </table:table-cell>
          <table:table-cell office:value-type="float" office:value="-1.51425" calcext:value-type="float">
            <text:p>-1.51425</text:p>
          </table:table-cell>
          <table:table-cell office:value-type="string" calcext:value-type="string">
            <text:p>ftp.sra.ebi.ac.uk/vol1/fastq/ERR104/037/ERR10466837/ERR10466837_1.fastq.gz;ftp.sra.ebi.ac.uk/vol1/fastq/ERR104/037/ERR10466837/ERR10466837_2.fastq.gz</text:p>
          </table:table-cell>
          <table:table-cell office:value-type="string" calcext:value-type="string">
            <text:p>W-LDPE_2</text:p>
          </table:table-cell>
        </table:table-row>
        <table:table-row table:style-name="ro1">
          <table:table-cell office:value-type="string" calcext:value-type="string">
            <text:p>ERR10466841</text:p>
          </table:table-cell>
          <table:table-cell office:value-type="string" calcext:value-type="string">
            <text:p>SAMEA111547628</text:p>
          </table:table-cell>
          <table:table-cell office:value-type="string" calcext:value-type="string">
            <text:p>ERX9988701</text:p>
          </table:table-cell>
          <table:table-cell office:value-type="string" calcext:value-type="string">
            <text:p>PRJEB52400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NovaSeq 6000 sequencing</text:p>
          </table:table-cell>
          <table:table-cell office:value-type="string" calcext:value-type="string">
            <text:p>LDPE_3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LDPE</text:p>
          </table:table-cell>
          <table:table-cell office:value-type="string" calcext:value-type="string">
            <text:p>Downstream_1km_wastewater</text:p>
          </table:table-cell>
          <table:table-cell office:value-type="float" office:value="52.354944" calcext:value-type="float">
            <text:p>52.354944</text:p>
          </table:table-cell>
          <table:table-cell office:value-type="float" office:value="-1.51425" calcext:value-type="float">
            <text:p>-1.51425</text:p>
          </table:table-cell>
          <table:table-cell office:value-type="string" calcext:value-type="string">
            <text:p>ftp.sra.ebi.ac.uk/vol1/fastq/ERR104/041/ERR10466841/ERR10466841_1.fastq.gz;ftp.sra.ebi.ac.uk/vol1/fastq/ERR104/041/ERR10466841/ERR10466841_2.fastq.gz</text:p>
          </table:table-cell>
          <table:table-cell office:value-type="string" calcext:value-type="string">
            <text:p>LDPE_3</text:p>
          </table:table-cell>
        </table:table-row>
        <table:table-row table:style-name="ro1">
          <table:table-cell office:value-type="string" calcext:value-type="string">
            <text:p>ERR10466843</text:p>
          </table:table-cell>
          <table:table-cell office:value-type="string" calcext:value-type="string">
            <text:p>SAMEA111547630</text:p>
          </table:table-cell>
          <table:table-cell office:value-type="string" calcext:value-type="string">
            <text:p>ERX9988703</text:p>
          </table:table-cell>
          <table:table-cell office:value-type="string" calcext:value-type="string">
            <text:p>PRJEB52400</text:p>
          </table:table-cell>
          <table:table-cell office:value-type="float" office:value="449393" calcext:value-type="float">
            <text:p>449393</text:p>
          </table:table-cell>
          <table:table-cell office:value-type="string" calcext:value-type="string">
            <text:p>freshwater metagenome</text:p>
          </table:table-cell>
          <table:table-cell office:value-type="string" calcext:value-type="string">
            <text:p>Illumina NovaSeq 6000 sequencing</text:p>
          </table:table-cell>
          <table:table-cell office:value-type="string" calcext:value-type="string">
            <text:p>Water_2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Downstream_1km_wastewater</text:p>
          </table:table-cell>
          <table:table-cell office:value-type="float" office:value="52.354944" calcext:value-type="float">
            <text:p>52.354944</text:p>
          </table:table-cell>
          <table:table-cell office:value-type="float" office:value="-1.51425" calcext:value-type="float">
            <text:p>-1.51425</text:p>
          </table:table-cell>
          <table:table-cell office:value-type="string" calcext:value-type="string">
            <text:p>ftp.sra.ebi.ac.uk/vol1/fastq/ERR104/043/ERR10466843/ERR10466843_1.fastq.gz;ftp.sra.ebi.ac.uk/vol1/fastq/ERR104/043/ERR10466843/ERR10466843_2.fastq.gz</text:p>
          </table:table-cell>
          <table:table-cell office:value-type="string" calcext:value-type="string">
            <text:p>Water_2</text:p>
          </table:table-cell>
        </table:table-row>
        <table:table-row table:style-name="ro1">
          <table:table-cell office:value-type="string" calcext:value-type="string">
            <text:p>ERR10466838</text:p>
          </table:table-cell>
          <table:table-cell office:value-type="string" calcext:value-type="string">
            <text:p>SAMEA111547625</text:p>
          </table:table-cell>
          <table:table-cell office:value-type="string" calcext:value-type="string">
            <text:p>ERX9988698</text:p>
          </table:table-cell>
          <table:table-cell office:value-type="string" calcext:value-type="string">
            <text:p>PRJEB52400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NovaSeq 6000 sequencing</text:p>
          </table:table-cell>
          <table:table-cell office:value-type="string" calcext:value-type="string">
            <text:p>W-LDPE_3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Weathered_LDPE</text:p>
          </table:table-cell>
          <table:table-cell office:value-type="string" calcext:value-type="string">
            <text:p>Downstream_1km_wastewater</text:p>
          </table:table-cell>
          <table:table-cell office:value-type="float" office:value="52.354944" calcext:value-type="float">
            <text:p>52.354944</text:p>
          </table:table-cell>
          <table:table-cell office:value-type="float" office:value="-1.51425" calcext:value-type="float">
            <text:p>-1.51425</text:p>
          </table:table-cell>
          <table:table-cell office:value-type="string" calcext:value-type="string">
            <text:p>ftp.sra.ebi.ac.uk/vol1/fastq/ERR104/038/ERR10466838/ERR10466838_1.fastq.gz;ftp.sra.ebi.ac.uk/vol1/fastq/ERR104/038/ERR10466838/ERR10466838_2.fastq.gz</text:p>
          </table:table-cell>
          <table:table-cell office:value-type="string" calcext:value-type="string">
            <text:p>W-LDPE_3</text:p>
          </table:table-cell>
        </table:table-row>
        <table:table-row table:style-name="ro1">
          <table:table-cell office:value-type="string" calcext:value-type="string">
            <text:p>ERR10466842</text:p>
          </table:table-cell>
          <table:table-cell office:value-type="string" calcext:value-type="string">
            <text:p>SAMEA111547629</text:p>
          </table:table-cell>
          <table:table-cell office:value-type="string" calcext:value-type="string">
            <text:p>ERX9988702</text:p>
          </table:table-cell>
          <table:table-cell office:value-type="string" calcext:value-type="string">
            <text:p>PRJEB52400</text:p>
          </table:table-cell>
          <table:table-cell office:value-type="float" office:value="449393" calcext:value-type="float">
            <text:p>449393</text:p>
          </table:table-cell>
          <table:table-cell office:value-type="string" calcext:value-type="string">
            <text:p>freshwater metagenome</text:p>
          </table:table-cell>
          <table:table-cell office:value-type="string" calcext:value-type="string">
            <text:p>Illumina NovaSeq 6000 sequencing</text:p>
          </table:table-cell>
          <table:table-cell office:value-type="string" calcext:value-type="string">
            <text:p>Water_1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Downstream_1km_wastewater</text:p>
          </table:table-cell>
          <table:table-cell office:value-type="float" office:value="52.354944" calcext:value-type="float">
            <text:p>52.354944</text:p>
          </table:table-cell>
          <table:table-cell office:value-type="float" office:value="-1.51425" calcext:value-type="float">
            <text:p>-1.51425</text:p>
          </table:table-cell>
          <table:table-cell office:value-type="string" calcext:value-type="string">
            <text:p>ftp.sra.ebi.ac.uk/vol1/fastq/ERR104/042/ERR10466842/ERR10466842_1.fastq.gz;ftp.sra.ebi.ac.uk/vol1/fastq/ERR104/042/ERR10466842/ERR10466842_2.fastq.gz</text:p>
          </table:table-cell>
          <table:table-cell office:value-type="string" calcext:value-type="string">
            <text:p>Water_1</text:p>
          </table:table-cell>
        </table:table-row>
        <table:table-row table:style-name="ro1">
          <table:table-cell office:value-type="string" calcext:value-type="string">
            <text:p>ERR10466844</text:p>
          </table:table-cell>
          <table:table-cell office:value-type="string" calcext:value-type="string">
            <text:p>SAMEA111547631</text:p>
          </table:table-cell>
          <table:table-cell office:value-type="string" calcext:value-type="string">
            <text:p>ERX9988704</text:p>
          </table:table-cell>
          <table:table-cell office:value-type="string" calcext:value-type="string">
            <text:p>PRJEB52400</text:p>
          </table:table-cell>
          <table:table-cell office:value-type="float" office:value="449393" calcext:value-type="float">
            <text:p>449393</text:p>
          </table:table-cell>
          <table:table-cell office:value-type="string" calcext:value-type="string">
            <text:p>freshwater metagenome</text:p>
          </table:table-cell>
          <table:table-cell office:value-type="string" calcext:value-type="string">
            <text:p>Illumina NovaSeq 6000 sequencing</text:p>
          </table:table-cell>
          <table:table-cell office:value-type="string" calcext:value-type="string">
            <text:p>Water_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Downstream_1km_wastewater</text:p>
          </table:table-cell>
          <table:table-cell office:value-type="float" office:value="52.354944" calcext:value-type="float">
            <text:p>52.354944</text:p>
          </table:table-cell>
          <table:table-cell office:value-type="float" office:value="-1.51425" calcext:value-type="float">
            <text:p>-1.51425</text:p>
          </table:table-cell>
          <table:table-cell office:value-type="string" calcext:value-type="string">
            <text:p>ftp.sra.ebi.ac.uk/vol1/fastq/ERR104/044/ERR10466844/ERR10466844_1.fastq.gz;ftp.sra.ebi.ac.uk/vol1/fastq/ERR104/044/ERR10466844/ERR10466844_2.fastq.gz</text:p>
          </table:table-cell>
          <table:table-cell office:value-type="string" calcext:value-type="string">
            <text:p>Water_3</text:p>
          </table:table-cell>
        </table:table-row>
        <table:table-row table:style-name="ro1">
          <table:table-cell office:value-type="string" calcext:value-type="string">
            <text:p>ERR10466833</text:p>
          </table:table-cell>
          <table:table-cell office:value-type="string" calcext:value-type="string">
            <text:p>SAMEA111547620</text:p>
          </table:table-cell>
          <table:table-cell office:value-type="string" calcext:value-type="string">
            <text:p>ERX9988693</text:p>
          </table:table-cell>
          <table:table-cell office:value-type="string" calcext:value-type="string">
            <text:p>PRJEB52400</text:p>
          </table:table-cell>
          <table:table-cell office:value-type="float" office:value="718308" calcext:value-type="float">
            <text:p>718308</text:p>
          </table:table-cell>
          <table:table-cell office:value-type="string" calcext:value-type="string">
            <text:p>biofilm metagenome</text:p>
          </table:table-cell>
          <table:table-cell office:value-type="string" calcext:value-type="string">
            <text:p>Illumina NovaSeq 6000 sequencing</text:p>
          </table:table-cell>
          <table:table-cell office:value-type="string" calcext:value-type="string">
            <text:p>Wood_1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Downstream_1km_wastewater</text:p>
          </table:table-cell>
          <table:table-cell office:value-type="float" office:value="52.354944" calcext:value-type="float">
            <text:p>52.354944</text:p>
          </table:table-cell>
          <table:table-cell office:value-type="float" office:value="-1.51425" calcext:value-type="float">
            <text:p>-1.51425</text:p>
          </table:table-cell>
          <table:table-cell office:value-type="string" calcext:value-type="string">
            <text:p>ftp.sra.ebi.ac.uk/vol1/fastq/ERR104/033/ERR10466833/ERR10466833_1.fastq.gz;ftp.sra.ebi.ac.uk/vol1/fastq/ERR104/033/ERR10466833/ERR10466833_2.fastq.gz</text:p>
          </table:table-cell>
          <table:table-cell office:value-type="string" calcext:value-type="string">
            <text:p>Wood_1</text:p>
          </table:table-cell>
        </table:table-row>
        <table:table-row table:style-name="ro1">
          <table:table-cell office:value-type="string" calcext:value-type="string">
            <text:p>ERR10466834</text:p>
          </table:table-cell>
          <table:table-cell office:value-type="string" calcext:value-type="string">
            <text:p>SAMEA111547621</text:p>
          </table:table-cell>
          <table:table-cell office:value-type="string" calcext:value-type="string">
            <text:p>ERX9988694</text:p>
          </table:table-cell>
          <table:table-cell office:value-type="string" calcext:value-type="string">
            <text:p>PRJEB52400</text:p>
          </table:table-cell>
          <table:table-cell office:value-type="float" office:value="718308" calcext:value-type="float">
            <text:p>718308</text:p>
          </table:table-cell>
          <table:table-cell office:value-type="string" calcext:value-type="string">
            <text:p>biofilm metagenome</text:p>
          </table:table-cell>
          <table:table-cell office:value-type="string" calcext:value-type="string">
            <text:p>Illumina NovaSeq 6000 sequencing</text:p>
          </table:table-cell>
          <table:table-cell office:value-type="string" calcext:value-type="string">
            <text:p>Wood_2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Downstream_1km_wastewater</text:p>
          </table:table-cell>
          <table:table-cell office:value-type="float" office:value="52.354944" calcext:value-type="float">
            <text:p>52.354944</text:p>
          </table:table-cell>
          <table:table-cell office:value-type="float" office:value="-1.51425" calcext:value-type="float">
            <text:p>-1.51425</text:p>
          </table:table-cell>
          <table:table-cell office:value-type="string" calcext:value-type="string">
            <text:p>ftp.sra.ebi.ac.uk/vol1/fastq/ERR104/034/ERR10466834/ERR10466834_1.fastq.gz;ftp.sra.ebi.ac.uk/vol1/fastq/ERR104/034/ERR10466834/ERR10466834_2.fastq.gz</text:p>
          </table:table-cell>
          <table:table-cell office:value-type="string" calcext:value-type="string">
            <text:p>Wood_2</text:p>
          </table:table-cell>
        </table:table-row>
        <table:table-row table:style-name="ro1">
          <table:table-cell office:value-type="string" calcext:value-type="string">
            <text:p>ERR10466835</text:p>
          </table:table-cell>
          <table:table-cell office:value-type="string" calcext:value-type="string">
            <text:p>SAMEA111547622</text:p>
          </table:table-cell>
          <table:table-cell office:value-type="string" calcext:value-type="string">
            <text:p>ERX9988695</text:p>
          </table:table-cell>
          <table:table-cell office:value-type="string" calcext:value-type="string">
            <text:p>PRJEB52400</text:p>
          </table:table-cell>
          <table:table-cell office:value-type="float" office:value="718308" calcext:value-type="float">
            <text:p>718308</text:p>
          </table:table-cell>
          <table:table-cell office:value-type="string" calcext:value-type="string">
            <text:p>biofilm metagenome</text:p>
          </table:table-cell>
          <table:table-cell office:value-type="string" calcext:value-type="string">
            <text:p>Illumina NovaSeq 6000 sequencing</text:p>
          </table:table-cell>
          <table:table-cell office:value-type="string" calcext:value-type="string">
            <text:p>Wood_3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Downstream_1km_wastewater</text:p>
          </table:table-cell>
          <table:table-cell office:value-type="float" office:value="52.354944" calcext:value-type="float">
            <text:p>52.354944</text:p>
          </table:table-cell>
          <table:table-cell office:value-type="float" office:value="-1.51425" calcext:value-type="float">
            <text:p>-1.51425</text:p>
          </table:table-cell>
          <table:table-cell office:value-type="string" calcext:value-type="string">
            <text:p>ftp.sra.ebi.ac.uk/vol1/fastq/ERR104/035/ERR10466835/ERR10466835_1.fastq.gz;ftp.sra.ebi.ac.uk/vol1/fastq/ERR104/035/ERR10466835/ERR10466835_2.fastq.gz</text:p>
          </table:table-cell>
          <table:table-cell office:value-type="string" calcext:value-type="string">
            <text:p>Wood_3</text:p>
          </table:table-cell>
        </table:table-row>
        <table:table-row table:style-name="ro1">
          <table:table-cell office:value-type="string" calcext:value-type="string">
            <text:p>ERR10466836</text:p>
          </table:table-cell>
          <table:table-cell office:value-type="string" calcext:value-type="string">
            <text:p>SAMEA111547623</text:p>
          </table:table-cell>
          <table:table-cell office:value-type="string" calcext:value-type="string">
            <text:p>ERX9988696</text:p>
          </table:table-cell>
          <table:table-cell office:value-type="string" calcext:value-type="string">
            <text:p>PRJEB52400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NovaSeq 6000 sequencing</text:p>
          </table:table-cell>
          <table:table-cell office:value-type="string" calcext:value-type="string">
            <text:p>W-LDPE_1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Weathered_LDPE</text:p>
          </table:table-cell>
          <table:table-cell office:value-type="string" calcext:value-type="string">
            <text:p>Downstream_1km_wastewater</text:p>
          </table:table-cell>
          <table:table-cell office:value-type="float" office:value="52.354944" calcext:value-type="float">
            <text:p>52.354944</text:p>
          </table:table-cell>
          <table:table-cell office:value-type="float" office:value="-1.51425" calcext:value-type="float">
            <text:p>-1.51425</text:p>
          </table:table-cell>
          <table:table-cell office:value-type="string" calcext:value-type="string">
            <text:p>ftp.sra.ebi.ac.uk/vol1/fastq/ERR104/036/ERR10466836/ERR10466836_1.fastq.gz;ftp.sra.ebi.ac.uk/vol1/fastq/ERR104/036/ERR10466836/ERR10466836_2.fastq.gz</text:p>
          </table:table-cell>
          <table:table-cell office:value-type="string" calcext:value-type="string">
            <text:p>W-LDPE_1</text:p>
          </table:table-cell>
        </table:table-row>
        <table:table-row table:style-name="ro1">
          <table:table-cell office:value-type="string" calcext:value-type="string">
            <text:p>ERR10466839</text:p>
          </table:table-cell>
          <table:table-cell office:value-type="string" calcext:value-type="string">
            <text:p>SAMEA111547626</text:p>
          </table:table-cell>
          <table:table-cell office:value-type="string" calcext:value-type="string">
            <text:p>ERX9988699</text:p>
          </table:table-cell>
          <table:table-cell office:value-type="string" calcext:value-type="string">
            <text:p>PRJEB52400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NovaSeq 6000 sequencing</text:p>
          </table:table-cell>
          <table:table-cell office:value-type="string" calcext:value-type="string">
            <text:p>LDPE_1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LDPE</text:p>
          </table:table-cell>
          <table:table-cell office:value-type="string" calcext:value-type="string">
            <text:p>Downstream_1km_wastewater</text:p>
          </table:table-cell>
          <table:table-cell office:value-type="float" office:value="52.354944" calcext:value-type="float">
            <text:p>52.354944</text:p>
          </table:table-cell>
          <table:table-cell office:value-type="float" office:value="-1.51425" calcext:value-type="float">
            <text:p>-1.51425</text:p>
          </table:table-cell>
          <table:table-cell office:value-type="string" calcext:value-type="string">
            <text:p>ftp.sra.ebi.ac.uk/vol1/fastq/ERR104/039/ERR10466839/ERR10466839_1.fastq.gz;ftp.sra.ebi.ac.uk/vol1/fastq/ERR104/039/ERR10466839/ERR10466839_2.fastq.gz</text:p>
          </table:table-cell>
          <table:table-cell office:value-type="string" calcext:value-type="string">
            <text:p>LDPE_1</text:p>
          </table:table-cell>
        </table:table-row>
        <table:table-row table:style-name="ro1">
          <table:table-cell office:value-type="string" calcext:value-type="string">
            <text:p>ERR10466840</text:p>
          </table:table-cell>
          <table:table-cell office:value-type="string" calcext:value-type="string">
            <text:p>SAMEA111547627</text:p>
          </table:table-cell>
          <table:table-cell office:value-type="string" calcext:value-type="string">
            <text:p>ERX9988700</text:p>
          </table:table-cell>
          <table:table-cell office:value-type="string" calcext:value-type="string">
            <text:p>PRJEB52400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NovaSeq 6000 sequencing</text:p>
          </table:table-cell>
          <table:table-cell office:value-type="string" calcext:value-type="string">
            <text:p>LDPE_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LDPE</text:p>
          </table:table-cell>
          <table:table-cell office:value-type="string" calcext:value-type="string">
            <text:p>Downstream_1km_wastewater</text:p>
          </table:table-cell>
          <table:table-cell office:value-type="float" office:value="52.354944" calcext:value-type="float">
            <text:p>52.354944</text:p>
          </table:table-cell>
          <table:table-cell office:value-type="float" office:value="-1.51425" calcext:value-type="float">
            <text:p>-1.51425</text:p>
          </table:table-cell>
          <table:table-cell office:value-type="string" calcext:value-type="string">
            <text:p>ftp.sra.ebi.ac.uk/vol1/fastq/ERR104/040/ERR10466840/ERR10466840_1.fastq.gz;ftp.sra.ebi.ac.uk/vol1/fastq/ERR104/040/ERR10466840/ERR10466840_2.fastq.gz</text:p>
          </table:table-cell>
          <table:table-cell office:value-type="string" calcext:value-type="string">
            <text:p>LDPE_2</text:p>
          </table:table-cell>
        </table:table-row>
        <table:table-row table:style-name="ro1">
          <table:table-cell office:value-type="string" calcext:value-type="string">
            <text:p>SRR29811038</text:p>
          </table:table-cell>
          <table:table-cell office:value-type="string" calcext:value-type="string">
            <text:p>SAMN42397477</text:p>
          </table:table-cell>
          <table:table-cell office:value-type="string" calcext:value-type="string">
            <text:p>SRX25310312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LA_Top_2</text:p>
          </table:table-cell>
          <table:table-cell office:value-type="string" calcext:value-type="string">
            <text:p>PLA_Top_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Top_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38/SRR29811038/SRR29811038_1.fastq.gz;ftp.sra.ebi.ac.uk/vol1/fastq/SRR298/038/SRR29811038/SRR29811038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39</text:p>
          </table:table-cell>
          <table:table-cell office:value-type="string" calcext:value-type="string">
            <text:p>SAMN42397550</text:p>
          </table:table-cell>
          <table:table-cell office:value-type="string" calcext:value-type="string">
            <text:p>SRX25310311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ondwater_N/A_52</text:p>
          </table:table-cell>
          <table:table-cell office:value-type="string" calcext:value-type="string">
            <text:p>Pondwater_N/A_5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N/A_5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39/SRR29811039/SRR29811039_1.fastq.gz;ftp.sra.ebi.ac.uk/vol1/fastq/SRR298/039/SRR29811039/SRR29811039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40</text:p>
          </table:table-cell>
          <table:table-cell office:value-type="string" calcext:value-type="string">
            <text:p>SAMN42397549</text:p>
          </table:table-cell>
          <table:table-cell office:value-type="string" calcext:value-type="string">
            <text:p>SRX25310310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ondwater_N/A_52</text:p>
          </table:table-cell>
          <table:table-cell office:value-type="string" calcext:value-type="string">
            <text:p>Pondwater_N/A_5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N/A_5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40/SRR29811040/SRR29811040_1.fastq.gz;ftp.sra.ebi.ac.uk/vol1/fastq/SRR298/040/SRR29811040/SRR29811040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41</text:p>
          </table:table-cell>
          <table:table-cell office:value-type="string" calcext:value-type="string">
            <text:p>SAMN42397548</text:p>
          </table:table-cell>
          <table:table-cell office:value-type="string" calcext:value-type="string">
            <text:p>SRX25310309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ondwater_N/A_52</text:p>
          </table:table-cell>
          <table:table-cell office:value-type="string" calcext:value-type="string">
            <text:p>Pondwater_N/A_5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N/A_5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41/SRR29811041/SRR29811041_1.fastq.gz;ftp.sra.ebi.ac.uk/vol1/fastq/SRR298/041/SRR29811041/SRR29811041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42</text:p>
          </table:table-cell>
          <table:table-cell office:value-type="string" calcext:value-type="string">
            <text:p>SAMN42397476</text:p>
          </table:table-cell>
          <table:table-cell office:value-type="string" calcext:value-type="string">
            <text:p>SRX25310308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ET_Bottom_2</text:p>
          </table:table-cell>
          <table:table-cell office:value-type="string" calcext:value-type="string">
            <text:p>PET_Bottom_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Bottom_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42/SRR29811042/SRR29811042_1.fastq.gz;ftp.sra.ebi.ac.uk/vol1/fastq/SRR298/042/SRR29811042/SRR29811042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43</text:p>
          </table:table-cell>
          <table:table-cell office:value-type="string" calcext:value-type="string">
            <text:p>SAMN42397547</text:p>
          </table:table-cell>
          <table:table-cell office:value-type="string" calcext:value-type="string">
            <text:p>SRX25310307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Glass_Bottom_52</text:p>
          </table:table-cell>
          <table:table-cell office:value-type="string" calcext:value-type="string">
            <text:p>Glass_Bottom_52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Bottom_5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43/SRR29811043/SRR29811043_1.fastq.gz;ftp.sra.ebi.ac.uk/vol1/fastq/SRR298/043/SRR29811043/SRR29811043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44</text:p>
          </table:table-cell>
          <table:table-cell office:value-type="string" calcext:value-type="string">
            <text:p>SAMN42397546</text:p>
          </table:table-cell>
          <table:table-cell office:value-type="string" calcext:value-type="string">
            <text:p>SRX25310306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Glass_Middle_52</text:p>
          </table:table-cell>
          <table:table-cell office:value-type="string" calcext:value-type="string">
            <text:p>Glass_Middle_52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Middle_5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44/SRR29811044/SRR29811044_1.fastq.gz;ftp.sra.ebi.ac.uk/vol1/fastq/SRR298/044/SRR29811044/SRR29811044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45</text:p>
          </table:table-cell>
          <table:table-cell office:value-type="string" calcext:value-type="string">
            <text:p>SAMN42397545</text:p>
          </table:table-cell>
          <table:table-cell office:value-type="string" calcext:value-type="string">
            <text:p>SRX25310305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OXO_Bottom_52</text:p>
          </table:table-cell>
          <table:table-cell office:value-type="string" calcext:value-type="string">
            <text:p>OXO_Bottom_5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OXO</text:p>
          </table:table-cell>
          <table:table-cell office:value-type="string" calcext:value-type="string">
            <text:p>Bottom_5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45/SRR29811045/SRR29811045_1.fastq.gz;ftp.sra.ebi.ac.uk/vol1/fastq/SRR298/045/SRR29811045/SRR29811045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50</text:p>
          </table:table-cell>
          <table:table-cell office:value-type="string" calcext:value-type="string">
            <text:p>SAMN42397518</text:p>
          </table:table-cell>
          <table:table-cell office:value-type="string" calcext:value-type="string">
            <text:p>SRX25310300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ET_Bottom_26</text:p>
          </table:table-cell>
          <table:table-cell office:value-type="string" calcext:value-type="string">
            <text:p>PET_Bottom_2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Bottom_2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50/SRR29811050/SRR29811050_1.fastq.gz;ftp.sra.ebi.ac.uk/vol1/fastq/SRR298/050/SRR29811050/SRR29811050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55</text:p>
          </table:table-cell>
          <table:table-cell office:value-type="string" calcext:value-type="string">
            <text:p>SAMN42397514</text:p>
          </table:table-cell>
          <table:table-cell office:value-type="string" calcext:value-type="string">
            <text:p>SRX25310295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A_Middle_26</text:p>
          </table:table-cell>
          <table:table-cell office:value-type="string" calcext:value-type="string">
            <text:p>PA_Middle_2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Middle_2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55/SRR29811055/SRR29811055_1.fastq.gz;ftp.sra.ebi.ac.uk/vol1/fastq/SRR298/055/SRR29811055/SRR29811055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56</text:p>
          </table:table-cell>
          <table:table-cell office:value-type="string" calcext:value-type="string">
            <text:p>SAMN42397513</text:p>
          </table:table-cell>
          <table:table-cell office:value-type="string" calcext:value-type="string">
            <text:p>SRX25310294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A_Top_26</text:p>
          </table:table-cell>
          <table:table-cell office:value-type="string" calcext:value-type="string">
            <text:p>PA_Top_2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Top_2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56/SRR29811056/SRR29811056_1.fastq.gz;ftp.sra.ebi.ac.uk/vol1/fastq/SRR298/056/SRR29811056/SRR29811056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58</text:p>
          </table:table-cell>
          <table:table-cell office:value-type="string" calcext:value-type="string">
            <text:p>SAMN42397511</text:p>
          </table:table-cell>
          <table:table-cell office:value-type="string" calcext:value-type="string">
            <text:p>SRX25310292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LLDPE_Middle_26</text:p>
          </table:table-cell>
          <table:table-cell office:value-type="string" calcext:value-type="string">
            <text:p>LLDPE_Middle_2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LLDPE</text:p>
          </table:table-cell>
          <table:table-cell office:value-type="string" calcext:value-type="string">
            <text:p>Middle_2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58/SRR29811058/SRR29811058_1.fastq.gz;ftp.sra.ebi.ac.uk/vol1/fastq/SRR298/058/SRR29811058/SRR29811058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60</text:p>
          </table:table-cell>
          <table:table-cell office:value-type="string" calcext:value-type="string">
            <text:p>SAMN42397509</text:p>
          </table:table-cell>
          <table:table-cell office:value-type="string" calcext:value-type="string">
            <text:p>SRX25310290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ondwater_N/A_6</text:p>
          </table:table-cell>
          <table:table-cell office:value-type="string" calcext:value-type="string">
            <text:p>Pondwater_N/A_6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N/A_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60/SRR29811060/SRR29811060_1.fastq.gz;ftp.sra.ebi.ac.uk/vol1/fastq/SRR298/060/SRR29811060/SRR29811060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63</text:p>
          </table:table-cell>
          <table:table-cell office:value-type="string" calcext:value-type="string">
            <text:p>SAMN42397507</text:p>
          </table:table-cell>
          <table:table-cell office:value-type="string" calcext:value-type="string">
            <text:p>SRX25310287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ondwater_N/A_6</text:p>
          </table:table-cell>
          <table:table-cell office:value-type="string" calcext:value-type="string">
            <text:p>Pondwater_N/A_6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N/A_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63/SRR29811063/SRR29811063_1.fastq.gz;ftp.sra.ebi.ac.uk/vol1/fastq/SRR298/063/SRR29811063/SRR29811063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64</text:p>
          </table:table-cell>
          <table:table-cell office:value-type="string" calcext:value-type="string">
            <text:p>SAMN42397506</text:p>
          </table:table-cell>
          <table:table-cell office:value-type="string" calcext:value-type="string">
            <text:p>SRX25310286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Glass_Bottom_6</text:p>
          </table:table-cell>
          <table:table-cell office:value-type="string" calcext:value-type="string">
            <text:p>Glass_Bottom_6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Bottom_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64/SRR29811064/SRR29811064_1.fastq.gz;ftp.sra.ebi.ac.uk/vol1/fastq/SRR298/064/SRR29811064/SRR29811064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68</text:p>
          </table:table-cell>
          <table:table-cell office:value-type="string" calcext:value-type="string">
            <text:p>SAMN42397502</text:p>
          </table:table-cell>
          <table:table-cell office:value-type="string" calcext:value-type="string">
            <text:p>SRX25310282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OXO_Middle_6</text:p>
          </table:table-cell>
          <table:table-cell office:value-type="string" calcext:value-type="string">
            <text:p>OXO_Middle_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OXO</text:p>
          </table:table-cell>
          <table:table-cell office:value-type="string" calcext:value-type="string">
            <text:p>Middle_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68/SRR29811068/SRR29811068_1.fastq.gz;ftp.sra.ebi.ac.uk/vol1/fastq/SRR298/068/SRR29811068/SRR29811068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72</text:p>
          </table:table-cell>
          <table:table-cell office:value-type="string" calcext:value-type="string">
            <text:p>SAMN42397498</text:p>
          </table:table-cell>
          <table:table-cell office:value-type="string" calcext:value-type="string">
            <text:p>SRX25310278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LA_Top_6</text:p>
          </table:table-cell>
          <table:table-cell office:value-type="string" calcext:value-type="string">
            <text:p>PLA_Top_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Top_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72/SRR29811072/SRR29811072_1.fastq.gz;ftp.sra.ebi.ac.uk/vol1/fastq/SRR298/072/SRR29811072/SRR29811072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74</text:p>
          </table:table-cell>
          <table:table-cell office:value-type="string" calcext:value-type="string">
            <text:p>SAMN42397497</text:p>
          </table:table-cell>
          <table:table-cell office:value-type="string" calcext:value-type="string">
            <text:p>SRX25310276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ET_Bottom_6</text:p>
          </table:table-cell>
          <table:table-cell office:value-type="string" calcext:value-type="string">
            <text:p>PET_Bottom_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Bottom_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74/SRR29811074/SRR29811074_1.fastq.gz;ftp.sra.ebi.ac.uk/vol1/fastq/SRR298/074/SRR29811074/SRR29811074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76</text:p>
          </table:table-cell>
          <table:table-cell office:value-type="string" calcext:value-type="string">
            <text:p>SAMN42397495</text:p>
          </table:table-cell>
          <table:table-cell office:value-type="string" calcext:value-type="string">
            <text:p>SRX25310274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ET_Top_6</text:p>
          </table:table-cell>
          <table:table-cell office:value-type="string" calcext:value-type="string">
            <text:p>PET_Top_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Top_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76/SRR29811076/SRR29811076_1.fastq.gz;ftp.sra.ebi.ac.uk/vol1/fastq/SRR298/076/SRR29811076/SRR29811076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81</text:p>
          </table:table-cell>
          <table:table-cell office:value-type="string" calcext:value-type="string">
            <text:p>SAMN42397490</text:p>
          </table:table-cell>
          <table:table-cell office:value-type="string" calcext:value-type="string">
            <text:p>SRX25310269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LLDPE_Middle_6</text:p>
          </table:table-cell>
          <table:table-cell office:value-type="string" calcext:value-type="string">
            <text:p>LLDPE_Middle_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LLDPE</text:p>
          </table:table-cell>
          <table:table-cell office:value-type="string" calcext:value-type="string">
            <text:p>Middle_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81/SRR29811081/SRR29811081_1.fastq.gz;ftp.sra.ebi.ac.uk/vol1/fastq/SRR298/081/SRR29811081/SRR29811081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84</text:p>
          </table:table-cell>
          <table:table-cell office:value-type="string" calcext:value-type="string">
            <text:p>SAMN42397470</text:p>
          </table:table-cell>
          <table:table-cell office:value-type="string" calcext:value-type="string">
            <text:p>SRX25310266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LLDPE_Bottom_2</text:p>
          </table:table-cell>
          <table:table-cell office:value-type="string" calcext:value-type="string">
            <text:p>LLDPE_Bottom_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LLDPE</text:p>
          </table:table-cell>
          <table:table-cell office:value-type="string" calcext:value-type="string">
            <text:p>Bottom_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84/SRR29811084/SRR29811084_1.fastq.gz;ftp.sra.ebi.ac.uk/vol1/fastq/SRR298/084/SRR29811084/SRR29811084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90</text:p>
          </table:table-cell>
          <table:table-cell office:value-type="string" calcext:value-type="string">
            <text:p>SAMN42397482</text:p>
          </table:table-cell>
          <table:table-cell office:value-type="string" calcext:value-type="string">
            <text:p>SRX25310260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OXO_Bottom_2</text:p>
          </table:table-cell>
          <table:table-cell office:value-type="string" calcext:value-type="string">
            <text:p>OXO_Bottom_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OXO</text:p>
          </table:table-cell>
          <table:table-cell office:value-type="string" calcext:value-type="string">
            <text:p>Bottom_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90/SRR29811090/SRR29811090_1.fastq.gz;ftp.sra.ebi.ac.uk/vol1/fastq/SRR298/090/SRR29811090/SRR29811090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94</text:p>
          </table:table-cell>
          <table:table-cell office:value-type="string" calcext:value-type="string">
            <text:p>SAMN42397544</text:p>
          </table:table-cell>
          <table:table-cell office:value-type="string" calcext:value-type="string">
            <text:p>SRX25310256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OXO_Middle_52</text:p>
          </table:table-cell>
          <table:table-cell office:value-type="string" calcext:value-type="string">
            <text:p>OXO_Middle_5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OXO</text:p>
          </table:table-cell>
          <table:table-cell office:value-type="string" calcext:value-type="string">
            <text:p>Middle_5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94/SRR29811094/SRR29811094_1.fastq.gz;ftp.sra.ebi.ac.uk/vol1/fastq/SRR298/094/SRR29811094/SRR29811094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98</text:p>
          </table:table-cell>
          <table:table-cell office:value-type="string" calcext:value-type="string">
            <text:p>SAMN42397540</text:p>
          </table:table-cell>
          <table:table-cell office:value-type="string" calcext:value-type="string">
            <text:p>SRX25310252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LA_Top_52</text:p>
          </table:table-cell>
          <table:table-cell office:value-type="string" calcext:value-type="string">
            <text:p>PLA_Top_5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Top_5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98/SRR29811098/SRR29811098_1.fastq.gz;ftp.sra.ebi.ac.uk/vol1/fastq/SRR298/098/SRR29811098/SRR29811098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99</text:p>
          </table:table-cell>
          <table:table-cell office:value-type="string" calcext:value-type="string">
            <text:p>SAMN42397539</text:p>
          </table:table-cell>
          <table:table-cell office:value-type="string" calcext:value-type="string">
            <text:p>SRX25310251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ET_Bottom_52</text:p>
          </table:table-cell>
          <table:table-cell office:value-type="string" calcext:value-type="string">
            <text:p>PET_Bottom_5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Bottom_5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99/SRR29811099/SRR29811099_1.fastq.gz;ftp.sra.ebi.ac.uk/vol1/fastq/SRR298/099/SRR29811099/SRR29811099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101</text:p>
          </table:table-cell>
          <table:table-cell office:value-type="string" calcext:value-type="string">
            <text:p>SAMN42397475</text:p>
          </table:table-cell>
          <table:table-cell office:value-type="string" calcext:value-type="string">
            <text:p>SRX25310249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ET_Middle_2</text:p>
          </table:table-cell>
          <table:table-cell office:value-type="string" calcext:value-type="string">
            <text:p>PET_Middle_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Middle_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01/SRR29811101/SRR29811101_1.fastq.gz;ftp.sra.ebi.ac.uk/vol1/fastq/SRR298/001/SRR29811101/SRR29811101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102</text:p>
          </table:table-cell>
          <table:table-cell office:value-type="string" calcext:value-type="string">
            <text:p>SAMN42397537</text:p>
          </table:table-cell>
          <table:table-cell office:value-type="string" calcext:value-type="string">
            <text:p>SRX25310248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ET_Top_52</text:p>
          </table:table-cell>
          <table:table-cell office:value-type="string" calcext:value-type="string">
            <text:p>PET_Top_5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Top_5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02/SRR29811102/SRR29811102_1.fastq.gz;ftp.sra.ebi.ac.uk/vol1/fastq/SRR298/002/SRR29811102/SRR29811102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103</text:p>
          </table:table-cell>
          <table:table-cell office:value-type="string" calcext:value-type="string">
            <text:p>SAMN42397536</text:p>
          </table:table-cell>
          <table:table-cell office:value-type="string" calcext:value-type="string">
            <text:p>SRX25310247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A_Bottom_52</text:p>
          </table:table-cell>
          <table:table-cell office:value-type="string" calcext:value-type="string">
            <text:p>PA_Bottom_5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Bottom_5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03/SRR29811103/SRR29811103_1.fastq.gz;ftp.sra.ebi.ac.uk/vol1/fastq/SRR298/003/SRR29811103/SRR29811103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107</text:p>
          </table:table-cell>
          <table:table-cell office:value-type="string" calcext:value-type="string">
            <text:p>SAMN42397532</text:p>
          </table:table-cell>
          <table:table-cell office:value-type="string" calcext:value-type="string">
            <text:p>SRX25310243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LLDPE_Middle_52</text:p>
          </table:table-cell>
          <table:table-cell office:value-type="string" calcext:value-type="string">
            <text:p>LLDPE_Middle_5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LLDPE</text:p>
          </table:table-cell>
          <table:table-cell office:value-type="string" calcext:value-type="string">
            <text:p>Middle_5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07/SRR29811107/SRR29811107_1.fastq.gz;ftp.sra.ebi.ac.uk/vol1/fastq/SRR298/007/SRR29811107/SRR29811107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110</text:p>
          </table:table-cell>
          <table:table-cell office:value-type="string" calcext:value-type="string">
            <text:p>SAMN42397529</text:p>
          </table:table-cell>
          <table:table-cell office:value-type="string" calcext:value-type="string">
            <text:p>SRX25310240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ondwater_N/A_26</text:p>
          </table:table-cell>
          <table:table-cell office:value-type="string" calcext:value-type="string">
            <text:p>Pondwater_N/A_26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N/A_2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10/SRR29811110/SRR29811110_1.fastq.gz;ftp.sra.ebi.ac.uk/vol1/fastq/SRR298/010/SRR29811110/SRR29811110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111</text:p>
          </table:table-cell>
          <table:table-cell office:value-type="string" calcext:value-type="string">
            <text:p>SAMN42397528</text:p>
          </table:table-cell>
          <table:table-cell office:value-type="string" calcext:value-type="string">
            <text:p>SRX25310239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ondwater_N/A_26</text:p>
          </table:table-cell>
          <table:table-cell office:value-type="string" calcext:value-type="string">
            <text:p>Pondwater_N/A_26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N/A_2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11/SRR29811111/SRR29811111_1.fastq.gz;ftp.sra.ebi.ac.uk/vol1/fastq/SRR298/011/SRR29811111/SRR29811111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112</text:p>
          </table:table-cell>
          <table:table-cell office:value-type="string" calcext:value-type="string">
            <text:p>SAMN42397474</text:p>
          </table:table-cell>
          <table:table-cell office:value-type="string" calcext:value-type="string">
            <text:p>SRX25310238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ET_Top_2</text:p>
          </table:table-cell>
          <table:table-cell office:value-type="string" calcext:value-type="string">
            <text:p>PET_Top_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Top_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12/SRR29811112/SRR29811112_1.fastq.gz;ftp.sra.ebi.ac.uk/vol1/fastq/SRR298/012/SRR29811112/SRR29811112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119</text:p>
          </table:table-cell>
          <table:table-cell office:value-type="string" calcext:value-type="string">
            <text:p>SAMN42397469</text:p>
          </table:table-cell>
          <table:table-cell office:value-type="string" calcext:value-type="string">
            <text:p>SRX25310231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LLDPE_Middle_2</text:p>
          </table:table-cell>
          <table:table-cell office:value-type="string" calcext:value-type="string">
            <text:p>LLDPE_Middle_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LLDPE</text:p>
          </table:table-cell>
          <table:table-cell office:value-type="string" calcext:value-type="string">
            <text:p>Middle_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19/SRR29811119/SRR29811119_1.fastq.gz;ftp.sra.ebi.ac.uk/vol1/fastq/SRR298/019/SRR29811119/SRR29811119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120</text:p>
          </table:table-cell>
          <table:table-cell office:value-type="string" calcext:value-type="string">
            <text:p>SAMN42397468</text:p>
          </table:table-cell>
          <table:table-cell office:value-type="string" calcext:value-type="string">
            <text:p>SRX25310230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LLDPE_Top_2</text:p>
          </table:table-cell>
          <table:table-cell office:value-type="string" calcext:value-type="string">
            <text:p>LLDPE_Top_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LLDPE</text:p>
          </table:table-cell>
          <table:table-cell office:value-type="string" calcext:value-type="string">
            <text:p>Top_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20/SRR29811120/SRR29811120_1.fastq.gz;ftp.sra.ebi.ac.uk/vol1/fastq/SRR298/020/SRR29811120/SRR29811120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48</text:p>
          </table:table-cell>
          <table:table-cell office:value-type="string" calcext:value-type="string">
            <text:p>SAMN42397520</text:p>
          </table:table-cell>
          <table:table-cell office:value-type="string" calcext:value-type="string">
            <text:p>SRX25310302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LA_Middle_26</text:p>
          </table:table-cell>
          <table:table-cell office:value-type="string" calcext:value-type="string">
            <text:p>PLA_Middle_2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Middle_2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48/SRR29811048/SRR29811048_1.fastq.gz;ftp.sra.ebi.ac.uk/vol1/fastq/SRR298/048/SRR29811048/SRR29811048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51</text:p>
          </table:table-cell>
          <table:table-cell office:value-type="string" calcext:value-type="string">
            <text:p>SAMN42397473</text:p>
          </table:table-cell>
          <table:table-cell office:value-type="string" calcext:value-type="string">
            <text:p>SRX25310299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A_Bottom_2</text:p>
          </table:table-cell>
          <table:table-cell office:value-type="string" calcext:value-type="string">
            <text:p>PA_Bottom_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Bottom_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51/SRR29811051/SRR29811051_1.fastq.gz;ftp.sra.ebi.ac.uk/vol1/fastq/SRR298/051/SRR29811051/SRR29811051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54</text:p>
          </table:table-cell>
          <table:table-cell office:value-type="string" calcext:value-type="string">
            <text:p>SAMN42397515</text:p>
          </table:table-cell>
          <table:table-cell office:value-type="string" calcext:value-type="string">
            <text:p>SRX25310296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A_Bottom_26</text:p>
          </table:table-cell>
          <table:table-cell office:value-type="string" calcext:value-type="string">
            <text:p>PA_Bottom_2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Bottom_2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54/SRR29811054/SRR29811054_1.fastq.gz;ftp.sra.ebi.ac.uk/vol1/fastq/SRR298/054/SRR29811054/SRR29811054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59</text:p>
          </table:table-cell>
          <table:table-cell office:value-type="string" calcext:value-type="string">
            <text:p>SAMN42397510</text:p>
          </table:table-cell>
          <table:table-cell office:value-type="string" calcext:value-type="string">
            <text:p>SRX25310291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LLDPE_Top_26</text:p>
          </table:table-cell>
          <table:table-cell office:value-type="string" calcext:value-type="string">
            <text:p>LLDPE_Top_2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LLDPE</text:p>
          </table:table-cell>
          <table:table-cell office:value-type="string" calcext:value-type="string">
            <text:p>Top_2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59/SRR29811059/SRR29811059_1.fastq.gz;ftp.sra.ebi.ac.uk/vol1/fastq/SRR298/059/SRR29811059/SRR29811059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61</text:p>
          </table:table-cell>
          <table:table-cell office:value-type="string" calcext:value-type="string">
            <text:p>SAMN42397508</text:p>
          </table:table-cell>
          <table:table-cell office:value-type="string" calcext:value-type="string">
            <text:p>SRX25310289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ondwater_N/A_6</text:p>
          </table:table-cell>
          <table:table-cell office:value-type="string" calcext:value-type="string">
            <text:p>Pondwater_N/A_6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N/A_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61/SRR29811061/SRR29811061_1.fastq.gz;ftp.sra.ebi.ac.uk/vol1/fastq/SRR298/061/SRR29811061/SRR29811061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65</text:p>
          </table:table-cell>
          <table:table-cell office:value-type="string" calcext:value-type="string">
            <text:p>SAMN42397505</text:p>
          </table:table-cell>
          <table:table-cell office:value-type="string" calcext:value-type="string">
            <text:p>SRX25310285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Glass_Middle_6</text:p>
          </table:table-cell>
          <table:table-cell office:value-type="string" calcext:value-type="string">
            <text:p>Glass_Middle_6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Middle_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65/SRR29811065/SRR29811065_1.fastq.gz;ftp.sra.ebi.ac.uk/vol1/fastq/SRR298/065/SRR29811065/SRR29811065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66</text:p>
          </table:table-cell>
          <table:table-cell office:value-type="string" calcext:value-type="string">
            <text:p>SAMN42397504</text:p>
          </table:table-cell>
          <table:table-cell office:value-type="string" calcext:value-type="string">
            <text:p>SRX25310284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Glass_Top_6</text:p>
          </table:table-cell>
          <table:table-cell office:value-type="string" calcext:value-type="string">
            <text:p>Glass_Top_6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Top_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66/SRR29811066/SRR29811066_1.fastq.gz;ftp.sra.ebi.ac.uk/vol1/fastq/SRR298/066/SRR29811066/SRR29811066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67</text:p>
          </table:table-cell>
          <table:table-cell office:value-type="string" calcext:value-type="string">
            <text:p>SAMN42397503</text:p>
          </table:table-cell>
          <table:table-cell office:value-type="string" calcext:value-type="string">
            <text:p>SRX25310283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OXO_Bottom_6</text:p>
          </table:table-cell>
          <table:table-cell office:value-type="string" calcext:value-type="string">
            <text:p>OXO_Bottom_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OXO</text:p>
          </table:table-cell>
          <table:table-cell office:value-type="string" calcext:value-type="string">
            <text:p>Bottom_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67/SRR29811067/SRR29811067_1.fastq.gz;ftp.sra.ebi.ac.uk/vol1/fastq/SRR298/067/SRR29811067/SRR29811067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69</text:p>
          </table:table-cell>
          <table:table-cell office:value-type="string" calcext:value-type="string">
            <text:p>SAMN42397501</text:p>
          </table:table-cell>
          <table:table-cell office:value-type="string" calcext:value-type="string">
            <text:p>SRX25310281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OXO_Top_6</text:p>
          </table:table-cell>
          <table:table-cell office:value-type="string" calcext:value-type="string">
            <text:p>OXO_Top_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OXO</text:p>
          </table:table-cell>
          <table:table-cell office:value-type="string" calcext:value-type="string">
            <text:p>Top_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69/SRR29811069/SRR29811069_1.fastq.gz;ftp.sra.ebi.ac.uk/vol1/fastq/SRR298/069/SRR29811069/SRR29811069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71</text:p>
          </table:table-cell>
          <table:table-cell office:value-type="string" calcext:value-type="string">
            <text:p>SAMN42397499</text:p>
          </table:table-cell>
          <table:table-cell office:value-type="string" calcext:value-type="string">
            <text:p>SRX25310279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LA_Middle_6</text:p>
          </table:table-cell>
          <table:table-cell office:value-type="string" calcext:value-type="string">
            <text:p>PLA_Middle_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Middle_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71/SRR29811071/SRR29811071_1.fastq.gz;ftp.sra.ebi.ac.uk/vol1/fastq/SRR298/071/SRR29811071/SRR29811071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79</text:p>
          </table:table-cell>
          <table:table-cell office:value-type="string" calcext:value-type="string">
            <text:p>SAMN42397492</text:p>
          </table:table-cell>
          <table:table-cell office:value-type="string" calcext:value-type="string">
            <text:p>SRX25310271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A_Top_6</text:p>
          </table:table-cell>
          <table:table-cell office:value-type="string" calcext:value-type="string">
            <text:p>PA_Top_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Top_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79/SRR29811079/SRR29811079_1.fastq.gz;ftp.sra.ebi.ac.uk/vol1/fastq/SRR298/079/SRR29811079/SRR29811079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80</text:p>
          </table:table-cell>
          <table:table-cell office:value-type="string" calcext:value-type="string">
            <text:p>SAMN42397491</text:p>
          </table:table-cell>
          <table:table-cell office:value-type="string" calcext:value-type="string">
            <text:p>SRX25310270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LLDPE_Bottom_6</text:p>
          </table:table-cell>
          <table:table-cell office:value-type="string" calcext:value-type="string">
            <text:p>LLDPE_Bottom_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LLDPE</text:p>
          </table:table-cell>
          <table:table-cell office:value-type="string" calcext:value-type="string">
            <text:p>Bottom_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80/SRR29811080/SRR29811080_1.fastq.gz;ftp.sra.ebi.ac.uk/vol1/fastq/SRR298/080/SRR29811080/SRR29811080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83</text:p>
          </table:table-cell>
          <table:table-cell office:value-type="string" calcext:value-type="string">
            <text:p>SAMN42397488</text:p>
          </table:table-cell>
          <table:table-cell office:value-type="string" calcext:value-type="string">
            <text:p>SRX25310267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ondwater_N/A_2</text:p>
          </table:table-cell>
          <table:table-cell office:value-type="string" calcext:value-type="string">
            <text:p>Pondwater_N/A_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N/A_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83/SRR29811083/SRR29811083_1.fastq.gz;ftp.sra.ebi.ac.uk/vol1/fastq/SRR298/083/SRR29811083/SRR29811083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88</text:p>
          </table:table-cell>
          <table:table-cell office:value-type="string" calcext:value-type="string">
            <text:p>SAMN42397484</text:p>
          </table:table-cell>
          <table:table-cell office:value-type="string" calcext:value-type="string">
            <text:p>SRX25310262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Glass_Middle_2</text:p>
          </table:table-cell>
          <table:table-cell office:value-type="string" calcext:value-type="string">
            <text:p>Glass_Middle_2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Middle_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88/SRR29811088/SRR29811088_1.fastq.gz;ftp.sra.ebi.ac.uk/vol1/fastq/SRR298/088/SRR29811088/SRR29811088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89</text:p>
          </table:table-cell>
          <table:table-cell office:value-type="string" calcext:value-type="string">
            <text:p>SAMN42397483</text:p>
          </table:table-cell>
          <table:table-cell office:value-type="string" calcext:value-type="string">
            <text:p>SRX25310261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Glass_Top_2</text:p>
          </table:table-cell>
          <table:table-cell office:value-type="string" calcext:value-type="string">
            <text:p>Glass_Top_2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Top_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89/SRR29811089/SRR29811089_1.fastq.gz;ftp.sra.ebi.ac.uk/vol1/fastq/SRR298/089/SRR29811089/SRR29811089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91</text:p>
          </table:table-cell>
          <table:table-cell office:value-type="string" calcext:value-type="string">
            <text:p>SAMN42397481</text:p>
          </table:table-cell>
          <table:table-cell office:value-type="string" calcext:value-type="string">
            <text:p>SRX25310259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OXO_Middle_2</text:p>
          </table:table-cell>
          <table:table-cell office:value-type="string" calcext:value-type="string">
            <text:p>OXO_Middle_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OXO</text:p>
          </table:table-cell>
          <table:table-cell office:value-type="string" calcext:value-type="string">
            <text:p>Middle_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91/SRR29811091/SRR29811091_1.fastq.gz;ftp.sra.ebi.ac.uk/vol1/fastq/SRR298/091/SRR29811091/SRR29811091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93</text:p>
          </table:table-cell>
          <table:table-cell office:value-type="string" calcext:value-type="string">
            <text:p>SAMN42397479</text:p>
          </table:table-cell>
          <table:table-cell office:value-type="string" calcext:value-type="string">
            <text:p>SRX25310257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LA_Bottom_2</text:p>
          </table:table-cell>
          <table:table-cell office:value-type="string" calcext:value-type="string">
            <text:p>PLA_Bottom_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Bottom_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93/SRR29811093/SRR29811093_1.fastq.gz;ftp.sra.ebi.ac.uk/vol1/fastq/SRR298/093/SRR29811093/SRR29811093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100</text:p>
          </table:table-cell>
          <table:table-cell office:value-type="string" calcext:value-type="string">
            <text:p>SAMN42397538</text:p>
          </table:table-cell>
          <table:table-cell office:value-type="string" calcext:value-type="string">
            <text:p>SRX25310250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ET_Middle_52</text:p>
          </table:table-cell>
          <table:table-cell office:value-type="string" calcext:value-type="string">
            <text:p>PET_Middle_5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Middle_5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00/SRR29811100/SRR29811100_1.fastq.gz;ftp.sra.ebi.ac.uk/vol1/fastq/SRR298/000/SRR29811100/SRR29811100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104</text:p>
          </table:table-cell>
          <table:table-cell office:value-type="string" calcext:value-type="string">
            <text:p>SAMN42397535</text:p>
          </table:table-cell>
          <table:table-cell office:value-type="string" calcext:value-type="string">
            <text:p>SRX25310246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A_Middle_52</text:p>
          </table:table-cell>
          <table:table-cell office:value-type="string" calcext:value-type="string">
            <text:p>PA_Middle_5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Middle_5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04/SRR29811104/SRR29811104_1.fastq.gz;ftp.sra.ebi.ac.uk/vol1/fastq/SRR298/004/SRR29811104/SRR29811104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106</text:p>
          </table:table-cell>
          <table:table-cell office:value-type="string" calcext:value-type="string">
            <text:p>SAMN42397533</text:p>
          </table:table-cell>
          <table:table-cell office:value-type="string" calcext:value-type="string">
            <text:p>SRX25310244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LLDPE_Bottom_52</text:p>
          </table:table-cell>
          <table:table-cell office:value-type="string" calcext:value-type="string">
            <text:p>LLDPE_Bottom_5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LLDPE</text:p>
          </table:table-cell>
          <table:table-cell office:value-type="string" calcext:value-type="string">
            <text:p>Bottom_5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06/SRR29811106/SRR29811106_1.fastq.gz;ftp.sra.ebi.ac.uk/vol1/fastq/SRR298/006/SRR29811106/SRR29811106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109</text:p>
          </table:table-cell>
          <table:table-cell office:value-type="string" calcext:value-type="string">
            <text:p>SAMN42397530</text:p>
          </table:table-cell>
          <table:table-cell office:value-type="string" calcext:value-type="string">
            <text:p>SRX25310241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ondwater_N/A_26</text:p>
          </table:table-cell>
          <table:table-cell office:value-type="string" calcext:value-type="string">
            <text:p>Pondwater_N/A_26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N/A_2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09/SRR29811109/SRR29811109_1.fastq.gz;ftp.sra.ebi.ac.uk/vol1/fastq/SRR298/009/SRR29811109/SRR29811109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114</text:p>
          </table:table-cell>
          <table:table-cell office:value-type="string" calcext:value-type="string">
            <text:p>SAMN42397526</text:p>
          </table:table-cell>
          <table:table-cell office:value-type="string" calcext:value-type="string">
            <text:p>SRX25310236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Glass_Middle_26</text:p>
          </table:table-cell>
          <table:table-cell office:value-type="string" calcext:value-type="string">
            <text:p>Glass_Middle_26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Middle_2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14/SRR29811114/SRR29811114_1.fastq.gz;ftp.sra.ebi.ac.uk/vol1/fastq/SRR298/014/SRR29811114/SRR29811114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116</text:p>
          </table:table-cell>
          <table:table-cell office:value-type="string" calcext:value-type="string">
            <text:p>SAMN42397524</text:p>
          </table:table-cell>
          <table:table-cell office:value-type="string" calcext:value-type="string">
            <text:p>SRX25310234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OXO_Bottom_26</text:p>
          </table:table-cell>
          <table:table-cell office:value-type="string" calcext:value-type="string">
            <text:p>OXO_Bottom_2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OXO</text:p>
          </table:table-cell>
          <table:table-cell office:value-type="string" calcext:value-type="string">
            <text:p>Bottom_2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16/SRR29811116/SRR29811116_1.fastq.gz;ftp.sra.ebi.ac.uk/vol1/fastq/SRR298/016/SRR29811116/SRR29811116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117</text:p>
          </table:table-cell>
          <table:table-cell office:value-type="string" calcext:value-type="string">
            <text:p>SAMN42397523</text:p>
          </table:table-cell>
          <table:table-cell office:value-type="string" calcext:value-type="string">
            <text:p>SRX25310233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OXO_Middle_26</text:p>
          </table:table-cell>
          <table:table-cell office:value-type="string" calcext:value-type="string">
            <text:p>OXO_Middle_2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OXO</text:p>
          </table:table-cell>
          <table:table-cell office:value-type="string" calcext:value-type="string">
            <text:p>Middle_2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17/SRR29811117/SRR29811117_1.fastq.gz;ftp.sra.ebi.ac.uk/vol1/fastq/SRR298/017/SRR29811117/SRR29811117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118</text:p>
          </table:table-cell>
          <table:table-cell office:value-type="string" calcext:value-type="string">
            <text:p>SAMN42397478</text:p>
          </table:table-cell>
          <table:table-cell office:value-type="string" calcext:value-type="string">
            <text:p>SRX25310232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LA_Middle_2</text:p>
          </table:table-cell>
          <table:table-cell office:value-type="string" calcext:value-type="string">
            <text:p>PLA_Middle_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Middle_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18/SRR29811118/SRR29811118_1.fastq.gz;ftp.sra.ebi.ac.uk/vol1/fastq/SRR298/018/SRR29811118/SRR29811118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46</text:p>
          </table:table-cell>
          <table:table-cell office:value-type="string" calcext:value-type="string">
            <text:p>SAMN42397522</text:p>
          </table:table-cell>
          <table:table-cell office:value-type="string" calcext:value-type="string">
            <text:p>SRX25310304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OXO_Top_26</text:p>
          </table:table-cell>
          <table:table-cell office:value-type="string" calcext:value-type="string">
            <text:p>OXO_Top_2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OXO</text:p>
          </table:table-cell>
          <table:table-cell office:value-type="string" calcext:value-type="string">
            <text:p>Top_2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46/SRR29811046/SRR29811046_1.fastq.gz;ftp.sra.ebi.ac.uk/vol1/fastq/SRR298/046/SRR29811046/SRR29811046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47</text:p>
          </table:table-cell>
          <table:table-cell office:value-type="string" calcext:value-type="string">
            <text:p>SAMN42397521</text:p>
          </table:table-cell>
          <table:table-cell office:value-type="string" calcext:value-type="string">
            <text:p>SRX25310303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LA_Bottom_26</text:p>
          </table:table-cell>
          <table:table-cell office:value-type="string" calcext:value-type="string">
            <text:p>PLA_Bottom_2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Bottom_2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47/SRR29811047/SRR29811047_1.fastq.gz;ftp.sra.ebi.ac.uk/vol1/fastq/SRR298/047/SRR29811047/SRR29811047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49</text:p>
          </table:table-cell>
          <table:table-cell office:value-type="string" calcext:value-type="string">
            <text:p>SAMN42397519</text:p>
          </table:table-cell>
          <table:table-cell office:value-type="string" calcext:value-type="string">
            <text:p>SRX25310301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LA_Top_26</text:p>
          </table:table-cell>
          <table:table-cell office:value-type="string" calcext:value-type="string">
            <text:p>PLA_Top_2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Top_2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49/SRR29811049/SRR29811049_1.fastq.gz;ftp.sra.ebi.ac.uk/vol1/fastq/SRR298/049/SRR29811049/SRR29811049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52</text:p>
          </table:table-cell>
          <table:table-cell office:value-type="string" calcext:value-type="string">
            <text:p>SAMN42397517</text:p>
          </table:table-cell>
          <table:table-cell office:value-type="string" calcext:value-type="string">
            <text:p>SRX25310298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ET_Middle_26</text:p>
          </table:table-cell>
          <table:table-cell office:value-type="string" calcext:value-type="string">
            <text:p>PET_Middle_2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Middle_2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52/SRR29811052/SRR29811052_1.fastq.gz;ftp.sra.ebi.ac.uk/vol1/fastq/SRR298/052/SRR29811052/SRR29811052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53</text:p>
          </table:table-cell>
          <table:table-cell office:value-type="string" calcext:value-type="string">
            <text:p>SAMN42397516</text:p>
          </table:table-cell>
          <table:table-cell office:value-type="string" calcext:value-type="string">
            <text:p>SRX25310297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ET_Top_26</text:p>
          </table:table-cell>
          <table:table-cell office:value-type="string" calcext:value-type="string">
            <text:p>PET_Top_2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Top_2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53/SRR29811053/SRR29811053_1.fastq.gz;ftp.sra.ebi.ac.uk/vol1/fastq/SRR298/053/SRR29811053/SRR29811053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57</text:p>
          </table:table-cell>
          <table:table-cell office:value-type="string" calcext:value-type="string">
            <text:p>SAMN42397512</text:p>
          </table:table-cell>
          <table:table-cell office:value-type="string" calcext:value-type="string">
            <text:p>SRX25310293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LLDPE_Bottom_26</text:p>
          </table:table-cell>
          <table:table-cell office:value-type="string" calcext:value-type="string">
            <text:p>LLDPE_Bottom_2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LLDPE</text:p>
          </table:table-cell>
          <table:table-cell office:value-type="string" calcext:value-type="string">
            <text:p>Bottom_2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57/SRR29811057/SRR29811057_1.fastq.gz;ftp.sra.ebi.ac.uk/vol1/fastq/SRR298/057/SRR29811057/SRR29811057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62</text:p>
          </table:table-cell>
          <table:table-cell office:value-type="string" calcext:value-type="string">
            <text:p>SAMN42397472</text:p>
          </table:table-cell>
          <table:table-cell office:value-type="string" calcext:value-type="string">
            <text:p>SRX25310288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A_Middle_2</text:p>
          </table:table-cell>
          <table:table-cell office:value-type="string" calcext:value-type="string">
            <text:p>PA_Middle_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Middle_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62/SRR29811062/SRR29811062_1.fastq.gz;ftp.sra.ebi.ac.uk/vol1/fastq/SRR298/062/SRR29811062/SRR29811062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70</text:p>
          </table:table-cell>
          <table:table-cell office:value-type="string" calcext:value-type="string">
            <text:p>SAMN42397500</text:p>
          </table:table-cell>
          <table:table-cell office:value-type="string" calcext:value-type="string">
            <text:p>SRX25310280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LA_Bottom_6</text:p>
          </table:table-cell>
          <table:table-cell office:value-type="string" calcext:value-type="string">
            <text:p>PLA_Bottom_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Bottom_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70/SRR29811070/SRR29811070_1.fastq.gz;ftp.sra.ebi.ac.uk/vol1/fastq/SRR298/070/SRR29811070/SRR29811070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73</text:p>
          </table:table-cell>
          <table:table-cell office:value-type="string" calcext:value-type="string">
            <text:p>SAMN42397471</text:p>
          </table:table-cell>
          <table:table-cell office:value-type="string" calcext:value-type="string">
            <text:p>SRX25310277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A_Top_2</text:p>
          </table:table-cell>
          <table:table-cell office:value-type="string" calcext:value-type="string">
            <text:p>PA_Top_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Top_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73/SRR29811073/SRR29811073_1.fastq.gz;ftp.sra.ebi.ac.uk/vol1/fastq/SRR298/073/SRR29811073/SRR29811073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75</text:p>
          </table:table-cell>
          <table:table-cell office:value-type="string" calcext:value-type="string">
            <text:p>SAMN42397496</text:p>
          </table:table-cell>
          <table:table-cell office:value-type="string" calcext:value-type="string">
            <text:p>SRX25310275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ET_Middle_6</text:p>
          </table:table-cell>
          <table:table-cell office:value-type="string" calcext:value-type="string">
            <text:p>PET_Middle_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Middle_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75/SRR29811075/SRR29811075_1.fastq.gz;ftp.sra.ebi.ac.uk/vol1/fastq/SRR298/075/SRR29811075/SRR29811075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77</text:p>
          </table:table-cell>
          <table:table-cell office:value-type="string" calcext:value-type="string">
            <text:p>SAMN42397494</text:p>
          </table:table-cell>
          <table:table-cell office:value-type="string" calcext:value-type="string">
            <text:p>SRX25310273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A_Bottom_6</text:p>
          </table:table-cell>
          <table:table-cell office:value-type="string" calcext:value-type="string">
            <text:p>PA_Bottom_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Bottom_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77/SRR29811077/SRR29811077_1.fastq.gz;ftp.sra.ebi.ac.uk/vol1/fastq/SRR298/077/SRR29811077/SRR29811077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78</text:p>
          </table:table-cell>
          <table:table-cell office:value-type="string" calcext:value-type="string">
            <text:p>SAMN42397493</text:p>
          </table:table-cell>
          <table:table-cell office:value-type="string" calcext:value-type="string">
            <text:p>SRX25310272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A_Middle_6</text:p>
          </table:table-cell>
          <table:table-cell office:value-type="string" calcext:value-type="string">
            <text:p>PA_Middle_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Middle_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78/SRR29811078/SRR29811078_1.fastq.gz;ftp.sra.ebi.ac.uk/vol1/fastq/SRR298/078/SRR29811078/SRR29811078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82</text:p>
          </table:table-cell>
          <table:table-cell office:value-type="string" calcext:value-type="string">
            <text:p>SAMN42397489</text:p>
          </table:table-cell>
          <table:table-cell office:value-type="string" calcext:value-type="string">
            <text:p>SRX25310268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LLDPE_Top_6</text:p>
          </table:table-cell>
          <table:table-cell office:value-type="string" calcext:value-type="string">
            <text:p>LLDPE_Top_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LLDPE</text:p>
          </table:table-cell>
          <table:table-cell office:value-type="string" calcext:value-type="string">
            <text:p>Top_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82/SRR29811082/SRR29811082_1.fastq.gz;ftp.sra.ebi.ac.uk/vol1/fastq/SRR298/082/SRR29811082/SRR29811082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85</text:p>
          </table:table-cell>
          <table:table-cell office:value-type="string" calcext:value-type="string">
            <text:p>SAMN42397487</text:p>
          </table:table-cell>
          <table:table-cell office:value-type="string" calcext:value-type="string">
            <text:p>SRX25310265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ondwater_N/A_2</text:p>
          </table:table-cell>
          <table:table-cell office:value-type="string" calcext:value-type="string">
            <text:p>Pondwater_N/A_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N/A_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85/SRR29811085/SRR29811085_1.fastq.gz;ftp.sra.ebi.ac.uk/vol1/fastq/SRR298/085/SRR29811085/SRR29811085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86</text:p>
          </table:table-cell>
          <table:table-cell office:value-type="string" calcext:value-type="string">
            <text:p>SAMN42397486</text:p>
          </table:table-cell>
          <table:table-cell office:value-type="string" calcext:value-type="string">
            <text:p>SRX25310264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ondwater_N/A_2</text:p>
          </table:table-cell>
          <table:table-cell office:value-type="string" calcext:value-type="string">
            <text:p>Pondwater_N/A_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N/A_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86/SRR29811086/SRR29811086_1.fastq.gz;ftp.sra.ebi.ac.uk/vol1/fastq/SRR298/086/SRR29811086/SRR29811086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87</text:p>
          </table:table-cell>
          <table:table-cell office:value-type="string" calcext:value-type="string">
            <text:p>SAMN42397485</text:p>
          </table:table-cell>
          <table:table-cell office:value-type="string" calcext:value-type="string">
            <text:p>SRX25310263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Glass_Bottom_2</text:p>
          </table:table-cell>
          <table:table-cell office:value-type="string" calcext:value-type="string">
            <text:p>Glass_Bottom_2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Bottom_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87/SRR29811087/SRR29811087_1.fastq.gz;ftp.sra.ebi.ac.uk/vol1/fastq/SRR298/087/SRR29811087/SRR29811087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92</text:p>
          </table:table-cell>
          <table:table-cell office:value-type="string" calcext:value-type="string">
            <text:p>SAMN42397480</text:p>
          </table:table-cell>
          <table:table-cell office:value-type="string" calcext:value-type="string">
            <text:p>SRX25310258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OXO_Top_2</text:p>
          </table:table-cell>
          <table:table-cell office:value-type="string" calcext:value-type="string">
            <text:p>OXO_Top_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OXO</text:p>
          </table:table-cell>
          <table:table-cell office:value-type="string" calcext:value-type="string">
            <text:p>Top_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92/SRR29811092/SRR29811092_1.fastq.gz;ftp.sra.ebi.ac.uk/vol1/fastq/SRR298/092/SRR29811092/SRR29811092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95</text:p>
          </table:table-cell>
          <table:table-cell office:value-type="string" calcext:value-type="string">
            <text:p>SAMN42397543</text:p>
          </table:table-cell>
          <table:table-cell office:value-type="string" calcext:value-type="string">
            <text:p>SRX25310255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OXO_Top_52</text:p>
          </table:table-cell>
          <table:table-cell office:value-type="string" calcext:value-type="string">
            <text:p>OXO_Top_5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OXO</text:p>
          </table:table-cell>
          <table:table-cell office:value-type="string" calcext:value-type="string">
            <text:p>Top_5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95/SRR29811095/SRR29811095_1.fastq.gz;ftp.sra.ebi.ac.uk/vol1/fastq/SRR298/095/SRR29811095/SRR29811095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96</text:p>
          </table:table-cell>
          <table:table-cell office:value-type="string" calcext:value-type="string">
            <text:p>SAMN42397542</text:p>
          </table:table-cell>
          <table:table-cell office:value-type="string" calcext:value-type="string">
            <text:p>SRX25310254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LA_Bottom_52</text:p>
          </table:table-cell>
          <table:table-cell office:value-type="string" calcext:value-type="string">
            <text:p>PLA_Bottom_5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Bottom_5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96/SRR29811096/SRR29811096_1.fastq.gz;ftp.sra.ebi.ac.uk/vol1/fastq/SRR298/096/SRR29811096/SRR29811096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097</text:p>
          </table:table-cell>
          <table:table-cell office:value-type="string" calcext:value-type="string">
            <text:p>SAMN42397541</text:p>
          </table:table-cell>
          <table:table-cell office:value-type="string" calcext:value-type="string">
            <text:p>SRX25310253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LA_Middle_52</text:p>
          </table:table-cell>
          <table:table-cell office:value-type="string" calcext:value-type="string">
            <text:p>PLA_Middle_5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Middle_5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97/SRR29811097/SRR29811097_1.fastq.gz;ftp.sra.ebi.ac.uk/vol1/fastq/SRR298/097/SRR29811097/SRR29811097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105</text:p>
          </table:table-cell>
          <table:table-cell office:value-type="string" calcext:value-type="string">
            <text:p>SAMN42397534</text:p>
          </table:table-cell>
          <table:table-cell office:value-type="string" calcext:value-type="string">
            <text:p>SRX25310245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PA_Top_52</text:p>
          </table:table-cell>
          <table:table-cell office:value-type="string" calcext:value-type="string">
            <text:p>PA_Top_5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Top_5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05/SRR29811105/SRR29811105_1.fastq.gz;ftp.sra.ebi.ac.uk/vol1/fastq/SRR298/005/SRR29811105/SRR29811105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108</text:p>
          </table:table-cell>
          <table:table-cell office:value-type="string" calcext:value-type="string">
            <text:p>SAMN42397531</text:p>
          </table:table-cell>
          <table:table-cell office:value-type="string" calcext:value-type="string">
            <text:p>SRX25310242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LLDPE_Top_52</text:p>
          </table:table-cell>
          <table:table-cell office:value-type="string" calcext:value-type="string">
            <text:p>LLDPE_Top_5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LLDPE</text:p>
          </table:table-cell>
          <table:table-cell office:value-type="string" calcext:value-type="string">
            <text:p>Top_52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08/SRR29811108/SRR29811108_1.fastq.gz;ftp.sra.ebi.ac.uk/vol1/fastq/SRR298/008/SRR29811108/SRR29811108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113</text:p>
          </table:table-cell>
          <table:table-cell office:value-type="string" calcext:value-type="string">
            <text:p>SAMN42397527</text:p>
          </table:table-cell>
          <table:table-cell office:value-type="string" calcext:value-type="string">
            <text:p>SRX25310237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Glass_Bottom_26</text:p>
          </table:table-cell>
          <table:table-cell office:value-type="string" calcext:value-type="string">
            <text:p>Glass_Bottom_26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Bottom_2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13/SRR29811113/SRR29811113_1.fastq.gz;ftp.sra.ebi.ac.uk/vol1/fastq/SRR298/013/SRR29811113/SRR29811113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9811115</text:p>
          </table:table-cell>
          <table:table-cell office:value-type="string" calcext:value-type="string">
            <text:p>SAMN42397525</text:p>
          </table:table-cell>
          <table:table-cell office:value-type="string" calcext:value-type="string">
            <text:p>SRX25310235</text:p>
          </table:table-cell>
          <table:table-cell office:value-type="string" calcext:value-type="string">
            <text:p>PRJNA1134258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2000 sequencing: Metagenome of wastwater plastisphere: Glass_Top_26</text:p>
          </table:table-cell>
          <table:table-cell office:value-type="string" calcext:value-type="string">
            <text:p>Glass_Top_26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Top_26</text:p>
          </table:table-cell>
          <table:table-cell office:value-type="float" office:value="-43.532" calcext:value-type="float">
            <text:p>-43.532</text:p>
          </table:table-cell>
          <table:table-cell office:value-type="float" office:value="172.721888888889" calcext:value-type="float">
            <text:p>172.721888888889</text:p>
          </table:table-cell>
          <table:table-cell office:value-type="string" calcext:value-type="string">
            <text:p>ftp.sra.ebi.ac.uk/vol1/fastq/SRR298/015/SRR29811115/SRR29811115_1.fastq.gz;ftp.sra.ebi.ac.uk/vol1/fastq/SRR298/015/SRR29811115/SRR29811115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3401469</text:p>
          </table:table-cell>
          <table:table-cell office:value-type="string" calcext:value-type="string">
            <text:p>SAMN04849235</text:p>
          </table:table-cell>
          <table:table-cell office:value-type="string" calcext:value-type="string">
            <text:p>SRX1712578</text:p>
          </table:table-cell>
          <table:table-cell office:value-type="string" calcext:value-type="string">
            <text:p>PRJNA318384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MiSeq sequencing: Metagenome from marine plastic debris: Sample Station: STN-2 Sample: 2b</text:p>
          </table:table-cell>
          <table:table-cell office:value-type="string" calcext:value-type="string">
            <text:p>2b_MiSeq</text:p>
          </table:table-cell>
          <table:table-cell table:number-columns-repeated="2" office:value-type="string" calcext:value-type="string">
            <text:p>Plastic</text:p>
          </table:table-cell>
          <table:table-cell office:value-type="float" office:value="2" calcext:value-type="float">
            <text:p>2</text:p>
          </table:table-cell>
          <table:table-cell office:value-type="float" office:value="27.7299166666667" calcext:value-type="float">
            <text:p>27.7299166666667</text:p>
          </table:table-cell>
          <table:table-cell office:value-type="float" office:value="-154.898283333333" calcext:value-type="float">
            <text:p>-154.898283333333</text:p>
          </table:table-cell>
          <table:table-cell office:value-type="string" calcext:value-type="string">
            <text:p>ftp.sra.ebi.ac.uk/vol1/fastq/SRR340/009/SRR3401469/SRR3401469_1.fastq.gz;ftp.sra.ebi.ac.uk/vol1/fastq/SRR340/009/SRR3401469/SRR3401469_2.fastq.gz</text:p>
          </table:table-cell>
          <table:table-cell office:value-type="string" calcext:value-type="string">
            <text:p>Metagenome from marine plastic debris</text:p>
          </table:table-cell>
        </table:table-row>
        <table:table-row table:style-name="ro1">
          <table:table-cell office:value-type="string" calcext:value-type="string">
            <text:p>SRR3401471</text:p>
          </table:table-cell>
          <table:table-cell office:value-type="string" calcext:value-type="string">
            <text:p>SAMN04849738</text:p>
          </table:table-cell>
          <table:table-cell office:value-type="string" calcext:value-type="string">
            <text:p>SRX1712580</text:p>
          </table:table-cell>
          <table:table-cell office:value-type="string" calcext:value-type="string">
            <text:p>PRJNA318384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MiSeq sequencing: Metagenome from marine plastic debris: Sample Station: STN-5 Sample: 5a</text:p>
          </table:table-cell>
          <table:table-cell office:value-type="string" calcext:value-type="string">
            <text:p>5a_MiSeq</text:p>
          </table:table-cell>
          <table:table-cell table:number-columns-repeated="2" office:value-type="string" calcext:value-type="string">
            <text:p>Plastic</text:p>
          </table:table-cell>
          <table:table-cell office:value-type="float" office:value="5" calcext:value-type="float">
            <text:p>5</text:p>
          </table:table-cell>
          <table:table-cell office:value-type="float" office:value="31.9908333333333" calcext:value-type="float">
            <text:p>31.9908333333333</text:p>
          </table:table-cell>
          <table:table-cell office:value-type="float" office:value="-153.057533333333" calcext:value-type="float">
            <text:p>-153.057533333333</text:p>
          </table:table-cell>
          <table:table-cell office:value-type="string" calcext:value-type="string">
            <text:p>ftp.sra.ebi.ac.uk/vol1/fastq/SRR340/001/SRR3401471/SRR3401471_1.fastq.gz;ftp.sra.ebi.ac.uk/vol1/fastq/SRR340/001/SRR3401471/SRR3401471_2.fastq.gz</text:p>
          </table:table-cell>
          <table:table-cell office:value-type="string" calcext:value-type="string">
            <text:p>Metagenome from marine plastic debris</text:p>
          </table:table-cell>
        </table:table-row>
        <table:table-row table:style-name="ro1">
          <table:table-cell office:value-type="string" calcext:value-type="string">
            <text:p>SRR3401472</text:p>
          </table:table-cell>
          <table:table-cell office:value-type="string" calcext:value-type="string">
            <text:p>SAMN04849739</text:p>
          </table:table-cell>
          <table:table-cell office:value-type="string" calcext:value-type="string">
            <text:p>SRX1712581</text:p>
          </table:table-cell>
          <table:table-cell office:value-type="string" calcext:value-type="string">
            <text:p>PRJNA318384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MiSeq sequencing: Metagenome from marine plastic debris: Sample Station: STN-5 Sample: 5b</text:p>
          </table:table-cell>
          <table:table-cell office:value-type="string" calcext:value-type="string">
            <text:p>5b_MiSeq</text:p>
          </table:table-cell>
          <table:table-cell table:number-columns-repeated="2" office:value-type="string" calcext:value-type="string">
            <text:p>Plastic</text:p>
          </table:table-cell>
          <table:table-cell office:value-type="float" office:value="5" calcext:value-type="float">
            <text:p>5</text:p>
          </table:table-cell>
          <table:table-cell office:value-type="float" office:value="31.9908333333333" calcext:value-type="float">
            <text:p>31.9908333333333</text:p>
          </table:table-cell>
          <table:table-cell office:value-type="float" office:value="-153.057533333333" calcext:value-type="float">
            <text:p>-153.057533333333</text:p>
          </table:table-cell>
          <table:table-cell office:value-type="string" calcext:value-type="string">
            <text:p>ftp.sra.ebi.ac.uk/vol1/fastq/SRR340/002/SRR3401472/SRR3401472_1.fastq.gz;ftp.sra.ebi.ac.uk/vol1/fastq/SRR340/002/SRR3401472/SRR3401472_2.fastq.gz</text:p>
          </table:table-cell>
          <table:table-cell office:value-type="string" calcext:value-type="string">
            <text:p>Metagenome from marine plastic debris</text:p>
          </table:table-cell>
        </table:table-row>
        <table:table-row table:style-name="ro1">
          <table:table-cell office:value-type="string" calcext:value-type="string">
            <text:p>SRR3401474</text:p>
          </table:table-cell>
          <table:table-cell office:value-type="string" calcext:value-type="string">
            <text:p>SAMN04849741</text:p>
          </table:table-cell>
          <table:table-cell office:value-type="string" calcext:value-type="string">
            <text:p>SRX1712583</text:p>
          </table:table-cell>
          <table:table-cell office:value-type="string" calcext:value-type="string">
            <text:p>PRJNA318384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MiSeq sequencing: Metagenome from marine plastic debris: Sample Station: STN-9 Sample: 9b</text:p>
          </table:table-cell>
          <table:table-cell office:value-type="string" calcext:value-type="string">
            <text:p>9b_MiSeq</text:p>
          </table:table-cell>
          <table:table-cell table:number-columns-repeated="2" office:value-type="string" calcext:value-type="string">
            <text:p>Plastic</text:p>
          </table:table-cell>
          <table:table-cell office:value-type="float" office:value="9" calcext:value-type="float">
            <text:p>9</text:p>
          </table:table-cell>
          <table:table-cell office:value-type="float" office:value="34.9279166666667" calcext:value-type="float">
            <text:p>34.9279166666667</text:p>
          </table:table-cell>
          <table:table-cell office:value-type="float" office:value="-148.0302" calcext:value-type="float">
            <text:p>-148.0302</text:p>
          </table:table-cell>
          <table:table-cell office:value-type="string" calcext:value-type="string">
            <text:p>ftp.sra.ebi.ac.uk/vol1/fastq/SRR340/004/SRR3401474/SRR3401474_1.fastq.gz;ftp.sra.ebi.ac.uk/vol1/fastq/SRR340/004/SRR3401474/SRR3401474_2.fastq.gz</text:p>
          </table:table-cell>
          <table:table-cell office:value-type="string" calcext:value-type="string">
            <text:p>Metagenome from marine plastic debris</text:p>
          </table:table-cell>
        </table:table-row>
        <table:table-row table:style-name="ro1">
          <table:table-cell office:value-type="string" calcext:value-type="string">
            <text:p>SRR3401477</text:p>
          </table:table-cell>
          <table:table-cell office:value-type="string" calcext:value-type="string">
            <text:p>SAMN04849744</text:p>
          </table:table-cell>
          <table:table-cell office:value-type="string" calcext:value-type="string">
            <text:p>SRX1712586</text:p>
          </table:table-cell>
          <table:table-cell office:value-type="string" calcext:value-type="string">
            <text:p>PRJNA318384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MiSeq sequencing: Metagenome from marine plastic debris: Sample Station: STN-14 Sample: 14a</text:p>
          </table:table-cell>
          <table:table-cell office:value-type="string" calcext:value-type="string">
            <text:p>14a_MiSeq</text:p>
          </table:table-cell>
          <table:table-cell table:number-columns-repeated="2" office:value-type="string" calcext:value-type="string">
            <text:p>Plastic</text:p>
          </table:table-cell>
          <table:table-cell office:value-type="float" office:value="14" calcext:value-type="float">
            <text:p>14</text:p>
          </table:table-cell>
          <table:table-cell office:value-type="float" office:value="35.4229333333333" calcext:value-type="float">
            <text:p>35.4229333333333</text:p>
          </table:table-cell>
          <table:table-cell office:value-type="float" office:value="-139.250266666667" calcext:value-type="float">
            <text:p>-139.250266666667</text:p>
          </table:table-cell>
          <table:table-cell office:value-type="string" calcext:value-type="string">
            <text:p>ftp.sra.ebi.ac.uk/vol1/fastq/SRR340/007/SRR3401477/SRR3401477_1.fastq.gz;ftp.sra.ebi.ac.uk/vol1/fastq/SRR340/007/SRR3401477/SRR3401477_2.fastq.gz</text:p>
          </table:table-cell>
          <table:table-cell office:value-type="string" calcext:value-type="string">
            <text:p>Metagenome from marine plastic debris</text:p>
          </table:table-cell>
        </table:table-row>
        <table:table-row table:style-name="ro1">
          <table:table-cell office:value-type="string" calcext:value-type="string">
            <text:p>SRR3401478</text:p>
          </table:table-cell>
          <table:table-cell office:value-type="string" calcext:value-type="string">
            <text:p>SAMN04849745</text:p>
          </table:table-cell>
          <table:table-cell office:value-type="string" calcext:value-type="string">
            <text:p>SRX1712587</text:p>
          </table:table-cell>
          <table:table-cell office:value-type="string" calcext:value-type="string">
            <text:p>PRJNA318384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MiSeq sequencing: Metagenome from marine plastic debris: Sample Station: STN-14 Sample: 14b</text:p>
          </table:table-cell>
          <table:table-cell office:value-type="string" calcext:value-type="string">
            <text:p>14b_MiSeq</text:p>
          </table:table-cell>
          <table:table-cell table:number-columns-repeated="2" office:value-type="string" calcext:value-type="string">
            <text:p>Plastic</text:p>
          </table:table-cell>
          <table:table-cell office:value-type="float" office:value="14" calcext:value-type="float">
            <text:p>14</text:p>
          </table:table-cell>
          <table:table-cell office:value-type="float" office:value="35.4229333333333" calcext:value-type="float">
            <text:p>35.4229333333333</text:p>
          </table:table-cell>
          <table:table-cell office:value-type="float" office:value="-139.250266666667" calcext:value-type="float">
            <text:p>-139.250266666667</text:p>
          </table:table-cell>
          <table:table-cell office:value-type="string" calcext:value-type="string">
            <text:p>ftp.sra.ebi.ac.uk/vol1/fastq/SRR340/008/SRR3401478/SRR3401478_1.fastq.gz;ftp.sra.ebi.ac.uk/vol1/fastq/SRR340/008/SRR3401478/SRR3401478_2.fastq.gz</text:p>
          </table:table-cell>
          <table:table-cell office:value-type="string" calcext:value-type="string">
            <text:p>Metagenome from marine plastic debris</text:p>
          </table:table-cell>
        </table:table-row>
        <table:table-row table:style-name="ro1">
          <table:table-cell office:value-type="string" calcext:value-type="string">
            <text:p>SRR3401480</text:p>
          </table:table-cell>
          <table:table-cell office:value-type="string" calcext:value-type="string">
            <text:p>SAMN04849749</text:p>
          </table:table-cell>
          <table:table-cell office:value-type="string" calcext:value-type="string">
            <text:p>SRX1712589</text:p>
          </table:table-cell>
          <table:table-cell office:value-type="string" calcext:value-type="string">
            <text:p>PRJNA318384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MiSeq sequencing: Metagenome from marine plastic debris: Sample Station: STN-15 Sample: 15b</text:p>
          </table:table-cell>
          <table:table-cell office:value-type="string" calcext:value-type="string">
            <text:p>15b_MiSeq</text:p>
          </table:table-cell>
          <table:table-cell table:number-columns-repeated="2" office:value-type="string" calcext:value-type="string">
            <text:p>Plastic</text:p>
          </table:table-cell>
          <table:table-cell office:value-type="float" office:value="15" calcext:value-type="float">
            <text:p>15</text:p>
          </table:table-cell>
          <table:table-cell office:value-type="float" office:value="35.43885" calcext:value-type="float">
            <text:p>35.43885</text:p>
          </table:table-cell>
          <table:table-cell office:value-type="float" office:value="-138.26435" calcext:value-type="float">
            <text:p>-138.26435</text:p>
          </table:table-cell>
          <table:table-cell office:value-type="string" calcext:value-type="string">
            <text:p>ftp.sra.ebi.ac.uk/vol1/fastq/SRR340/000/SRR3401480/SRR3401480_1.fastq.gz;ftp.sra.ebi.ac.uk/vol1/fastq/SRR340/000/SRR3401480/SRR3401480_2.fastq.gz</text:p>
          </table:table-cell>
          <table:table-cell office:value-type="string" calcext:value-type="string">
            <text:p>Metagenome from marine plastic debris</text:p>
          </table:table-cell>
        </table:table-row>
        <table:table-row table:style-name="ro1">
          <table:table-cell office:value-type="string" calcext:value-type="string">
            <text:p>SRR3401483</text:p>
          </table:table-cell>
          <table:table-cell office:value-type="string" calcext:value-type="string">
            <text:p>SAMN04849738</text:p>
          </table:table-cell>
          <table:table-cell office:value-type="string" calcext:value-type="string">
            <text:p>SRX1712592</text:p>
          </table:table-cell>
          <table:table-cell office:value-type="string" calcext:value-type="string">
            <text:p>PRJNA318384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NextSeq 500 sequencing: Metagenome from marine plastic debris: Sample Station: STN-5 Sample: 5a</text:p>
          </table:table-cell>
          <table:table-cell office:value-type="string" calcext:value-type="string">
            <text:p>5a_NextSeq500</text:p>
          </table:table-cell>
          <table:table-cell table:number-columns-repeated="2" office:value-type="string" calcext:value-type="string">
            <text:p>Plastic</text:p>
          </table:table-cell>
          <table:table-cell office:value-type="float" office:value="5" calcext:value-type="float">
            <text:p>5</text:p>
          </table:table-cell>
          <table:table-cell office:value-type="float" office:value="31.9908333333333" calcext:value-type="float">
            <text:p>31.9908333333333</text:p>
          </table:table-cell>
          <table:table-cell office:value-type="float" office:value="-153.057533333333" calcext:value-type="float">
            <text:p>-153.057533333333</text:p>
          </table:table-cell>
          <table:table-cell office:value-type="string" calcext:value-type="string">
            <text:p>ftp.sra.ebi.ac.uk/vol1/fastq/SRR340/003/SRR3401483/SRR3401483_1.fastq.gz;ftp.sra.ebi.ac.uk/vol1/fastq/SRR340/003/SRR3401483/SRR3401483_2.fastq.gz</text:p>
          </table:table-cell>
          <table:table-cell office:value-type="string" calcext:value-type="string">
            <text:p>Metagenome from marine plastic debris</text:p>
          </table:table-cell>
        </table:table-row>
        <table:table-row table:style-name="ro1">
          <table:table-cell office:value-type="string" calcext:value-type="string">
            <text:p>SRR3401490</text:p>
          </table:table-cell>
          <table:table-cell office:value-type="string" calcext:value-type="string">
            <text:p>SAMN04849745</text:p>
          </table:table-cell>
          <table:table-cell office:value-type="string" calcext:value-type="string">
            <text:p>SRX1712599</text:p>
          </table:table-cell>
          <table:table-cell office:value-type="string" calcext:value-type="string">
            <text:p>PRJNA318384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NextSeq 500 sequencing: Metagenome from marine plastic debris: Sample Station: STN-14 Sample: 14b</text:p>
          </table:table-cell>
          <table:table-cell office:value-type="string" calcext:value-type="string">
            <text:p>14b_NextSeq500</text:p>
          </table:table-cell>
          <table:table-cell table:number-columns-repeated="2" office:value-type="string" calcext:value-type="string">
            <text:p>Plastic</text:p>
          </table:table-cell>
          <table:table-cell office:value-type="float" office:value="14" calcext:value-type="float">
            <text:p>14</text:p>
          </table:table-cell>
          <table:table-cell office:value-type="float" office:value="35.4229333333333" calcext:value-type="float">
            <text:p>35.4229333333333</text:p>
          </table:table-cell>
          <table:table-cell office:value-type="float" office:value="-139.250266666667" calcext:value-type="float">
            <text:p>-139.250266666667</text:p>
          </table:table-cell>
          <table:table-cell office:value-type="string" calcext:value-type="string">
            <text:p>ftp.sra.ebi.ac.uk/vol1/fastq/SRR340/000/SRR3401490/SRR3401490_1.fastq.gz;ftp.sra.ebi.ac.uk/vol1/fastq/SRR340/000/SRR3401490/SRR3401490_2.fastq.gz</text:p>
          </table:table-cell>
          <table:table-cell office:value-type="string" calcext:value-type="string">
            <text:p>Metagenome from marine plastic debris</text:p>
          </table:table-cell>
        </table:table-row>
        <table:table-row table:style-name="ro1">
          <table:table-cell office:value-type="string" calcext:value-type="string">
            <text:p>SRR3401492</text:p>
          </table:table-cell>
          <table:table-cell office:value-type="string" calcext:value-type="string">
            <text:p>SAMN04849749</text:p>
          </table:table-cell>
          <table:table-cell office:value-type="string" calcext:value-type="string">
            <text:p>SRX1712601</text:p>
          </table:table-cell>
          <table:table-cell office:value-type="string" calcext:value-type="string">
            <text:p>PRJNA318384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NextSeq 500 sequencing: Metagenome from marine plastic debris: Sample Station: STN-15 Sample: 15b</text:p>
          </table:table-cell>
          <table:table-cell office:value-type="string" calcext:value-type="string">
            <text:p>15b_NextSeq500</text:p>
          </table:table-cell>
          <table:table-cell table:number-columns-repeated="2" office:value-type="string" calcext:value-type="string">
            <text:p>Plastic</text:p>
          </table:table-cell>
          <table:table-cell office:value-type="float" office:value="15" calcext:value-type="float">
            <text:p>15</text:p>
          </table:table-cell>
          <table:table-cell office:value-type="float" office:value="35.43885" calcext:value-type="float">
            <text:p>35.43885</text:p>
          </table:table-cell>
          <table:table-cell office:value-type="float" office:value="-138.26435" calcext:value-type="float">
            <text:p>-138.26435</text:p>
          </table:table-cell>
          <table:table-cell office:value-type="string" calcext:value-type="string">
            <text:p>ftp.sra.ebi.ac.uk/vol1/fastq/SRR340/002/SRR3401492/SRR3401492_1.fastq.gz;ftp.sra.ebi.ac.uk/vol1/fastq/SRR340/002/SRR3401492/SRR3401492_2.fastq.gz</text:p>
          </table:table-cell>
          <table:table-cell office:value-type="string" calcext:value-type="string">
            <text:p>Metagenome from marine plastic debris</text:p>
          </table:table-cell>
        </table:table-row>
        <table:table-row table:style-name="ro1">
          <table:table-cell office:value-type="string" calcext:value-type="string">
            <text:p>SRR3401481</text:p>
          </table:table-cell>
          <table:table-cell office:value-type="string" calcext:value-type="string">
            <text:p>SAMN04849235</text:p>
          </table:table-cell>
          <table:table-cell office:value-type="string" calcext:value-type="string">
            <text:p>SRX1712590</text:p>
          </table:table-cell>
          <table:table-cell office:value-type="string" calcext:value-type="string">
            <text:p>PRJNA318384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NextSeq 500 sequencing: Metagenome from marine plastic debris: Sample Station: STN-2 Sample: 2b</text:p>
          </table:table-cell>
          <table:table-cell office:value-type="string" calcext:value-type="string">
            <text:p>2b_NextSeq500</text:p>
          </table:table-cell>
          <table:table-cell table:number-columns-repeated="2" office:value-type="string" calcext:value-type="string">
            <text:p>Plastic</text:p>
          </table:table-cell>
          <table:table-cell office:value-type="float" office:value="2" calcext:value-type="float">
            <text:p>2</text:p>
          </table:table-cell>
          <table:table-cell office:value-type="float" office:value="27.7299166666667" calcext:value-type="float">
            <text:p>27.7299166666667</text:p>
          </table:table-cell>
          <table:table-cell office:value-type="float" office:value="-154.898283333333" calcext:value-type="float">
            <text:p>-154.898283333333</text:p>
          </table:table-cell>
          <table:table-cell office:value-type="string" calcext:value-type="string">
            <text:p>ftp.sra.ebi.ac.uk/vol1/fastq/SRR340/001/SRR3401481/SRR3401481_1.fastq.gz;ftp.sra.ebi.ac.uk/vol1/fastq/SRR340/001/SRR3401481/SRR3401481_2.fastq.gz</text:p>
          </table:table-cell>
          <table:table-cell office:value-type="string" calcext:value-type="string">
            <text:p>Metagenome from marine plastic debris</text:p>
          </table:table-cell>
        </table:table-row>
        <table:table-row table:style-name="ro1">
          <table:table-cell office:value-type="string" calcext:value-type="string">
            <text:p>SRR3401486</text:p>
          </table:table-cell>
          <table:table-cell office:value-type="string" calcext:value-type="string">
            <text:p>SAMN04849741</text:p>
          </table:table-cell>
          <table:table-cell office:value-type="string" calcext:value-type="string">
            <text:p>SRX1712595</text:p>
          </table:table-cell>
          <table:table-cell office:value-type="string" calcext:value-type="string">
            <text:p>PRJNA318384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NextSeq 500 sequencing: Metagenome from marine plastic debris: Sample Station: STN-9 Sample: 9b</text:p>
          </table:table-cell>
          <table:table-cell office:value-type="string" calcext:value-type="string">
            <text:p>9b_NextSeq500</text:p>
          </table:table-cell>
          <table:table-cell table:number-columns-repeated="2" office:value-type="string" calcext:value-type="string">
            <text:p>Plastic</text:p>
          </table:table-cell>
          <table:table-cell office:value-type="float" office:value="9" calcext:value-type="float">
            <text:p>9</text:p>
          </table:table-cell>
          <table:table-cell office:value-type="float" office:value="34.9279166666667" calcext:value-type="float">
            <text:p>34.9279166666667</text:p>
          </table:table-cell>
          <table:table-cell office:value-type="float" office:value="-148.0302" calcext:value-type="float">
            <text:p>-148.0302</text:p>
          </table:table-cell>
          <table:table-cell office:value-type="string" calcext:value-type="string">
            <text:p>ftp.sra.ebi.ac.uk/vol1/fastq/SRR340/006/SRR3401486/SRR3401486_1.fastq.gz;ftp.sra.ebi.ac.uk/vol1/fastq/SRR340/006/SRR3401486/SRR3401486_2.fastq.gz</text:p>
          </table:table-cell>
          <table:table-cell office:value-type="string" calcext:value-type="string">
            <text:p>Metagenome from marine plastic debris</text:p>
          </table:table-cell>
        </table:table-row>
        <table:table-row table:style-name="ro1">
          <table:table-cell office:value-type="string" calcext:value-type="string">
            <text:p>SRR3401470</text:p>
          </table:table-cell>
          <table:table-cell office:value-type="string" calcext:value-type="string">
            <text:p>SAMN04849236</text:p>
          </table:table-cell>
          <table:table-cell office:value-type="string" calcext:value-type="string">
            <text:p>SRX1712579</text:p>
          </table:table-cell>
          <table:table-cell office:value-type="string" calcext:value-type="string">
            <text:p>PRJNA318384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MiSeq sequencing: Metagenome from marine plastic debris: Sample Station: STN-2 Sample: 2a</text:p>
          </table:table-cell>
          <table:table-cell office:value-type="string" calcext:value-type="string">
            <text:p>2a_MiSeq</text:p>
          </table:table-cell>
          <table:table-cell table:number-columns-repeated="2" office:value-type="string" calcext:value-type="string">
            <text:p>Plastic</text:p>
          </table:table-cell>
          <table:table-cell office:value-type="float" office:value="2" calcext:value-type="float">
            <text:p>2</text:p>
          </table:table-cell>
          <table:table-cell office:value-type="float" office:value="27.7299166666667" calcext:value-type="float">
            <text:p>27.7299166666667</text:p>
          </table:table-cell>
          <table:table-cell office:value-type="float" office:value="-154.898283333333" calcext:value-type="float">
            <text:p>-154.898283333333</text:p>
          </table:table-cell>
          <table:table-cell office:value-type="string" calcext:value-type="string">
            <text:p>ftp.sra.ebi.ac.uk/vol1/fastq/SRR340/000/SRR3401470/SRR3401470_1.fastq.gz;ftp.sra.ebi.ac.uk/vol1/fastq/SRR340/000/SRR3401470/SRR3401470_2.fastq.gz</text:p>
          </table:table-cell>
          <table:table-cell office:value-type="string" calcext:value-type="string">
            <text:p>Metagenome from marine plastic debris</text:p>
          </table:table-cell>
        </table:table-row>
        <table:table-row table:style-name="ro1">
          <table:table-cell office:value-type="string" calcext:value-type="string">
            <text:p>SRR3401487</text:p>
          </table:table-cell>
          <table:table-cell office:value-type="string" calcext:value-type="string">
            <text:p>SAMN04849742</text:p>
          </table:table-cell>
          <table:table-cell office:value-type="string" calcext:value-type="string">
            <text:p>SRX1712596</text:p>
          </table:table-cell>
          <table:table-cell office:value-type="string" calcext:value-type="string">
            <text:p>PRJNA318384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NextSeq 500 sequencing: Metagenome from marine plastic debris: Sample Station: STN-11 Sample: 11a</text:p>
          </table:table-cell>
          <table:table-cell office:value-type="string" calcext:value-type="string">
            <text:p>11a_NextSeq500</text:p>
          </table:table-cell>
          <table:table-cell table:number-columns-repeated="2" office:value-type="string" calcext:value-type="string">
            <text:p>Plastic</text:p>
          </table:table-cell>
          <table:table-cell office:value-type="float" office:value="11" calcext:value-type="float">
            <text:p>11</text:p>
          </table:table-cell>
          <table:table-cell office:value-type="float" office:value="35.0344333333333" calcext:value-type="float">
            <text:p>35.0344333333333</text:p>
          </table:table-cell>
          <table:table-cell office:value-type="float" office:value="-146.810433333333" calcext:value-type="float">
            <text:p>-146.810433333333</text:p>
          </table:table-cell>
          <table:table-cell office:value-type="string" calcext:value-type="string">
            <text:p>ftp.sra.ebi.ac.uk/vol1/fastq/SRR340/007/SRR3401487/SRR3401487_1.fastq.gz;ftp.sra.ebi.ac.uk/vol1/fastq/SRR340/007/SRR3401487/SRR3401487_2.fastq.gz</text:p>
          </table:table-cell>
          <table:table-cell office:value-type="string" calcext:value-type="string">
            <text:p>Metagenome from marine plastic debris</text:p>
          </table:table-cell>
        </table:table-row>
        <table:table-row table:style-name="ro1">
          <table:table-cell office:value-type="string" calcext:value-type="string">
            <text:p>SRR3401473</text:p>
          </table:table-cell>
          <table:table-cell office:value-type="string" calcext:value-type="string">
            <text:p>SAMN04849740</text:p>
          </table:table-cell>
          <table:table-cell office:value-type="string" calcext:value-type="string">
            <text:p>SRX1712582</text:p>
          </table:table-cell>
          <table:table-cell office:value-type="string" calcext:value-type="string">
            <text:p>PRJNA318384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MiSeq sequencing: Metagenome from marine plastic debris: Sample Station: STN-9 Sample: 9a</text:p>
          </table:table-cell>
          <table:table-cell office:value-type="string" calcext:value-type="string">
            <text:p>9a_MiSeq</text:p>
          </table:table-cell>
          <table:table-cell table:number-columns-repeated="2" office:value-type="string" calcext:value-type="string">
            <text:p>Plastic</text:p>
          </table:table-cell>
          <table:table-cell office:value-type="float" office:value="9" calcext:value-type="float">
            <text:p>9</text:p>
          </table:table-cell>
          <table:table-cell office:value-type="float" office:value="34.9279166666667" calcext:value-type="float">
            <text:p>34.9279166666667</text:p>
          </table:table-cell>
          <table:table-cell office:value-type="float" office:value="-148.0302" calcext:value-type="float">
            <text:p>-148.0302</text:p>
          </table:table-cell>
          <table:table-cell office:value-type="string" calcext:value-type="string">
            <text:p>ftp.sra.ebi.ac.uk/vol1/fastq/SRR340/003/SRR3401473/SRR3401473_1.fastq.gz;ftp.sra.ebi.ac.uk/vol1/fastq/SRR340/003/SRR3401473/SRR3401473_2.fastq.gz</text:p>
          </table:table-cell>
          <table:table-cell office:value-type="string" calcext:value-type="string">
            <text:p>Metagenome from marine plastic debris</text:p>
          </table:table-cell>
        </table:table-row>
        <table:table-row table:style-name="ro1">
          <table:table-cell office:value-type="string" calcext:value-type="string">
            <text:p>SRR3401475</text:p>
          </table:table-cell>
          <table:table-cell office:value-type="string" calcext:value-type="string">
            <text:p>SAMN04849742</text:p>
          </table:table-cell>
          <table:table-cell office:value-type="string" calcext:value-type="string">
            <text:p>SRX1712584</text:p>
          </table:table-cell>
          <table:table-cell office:value-type="string" calcext:value-type="string">
            <text:p>PRJNA318384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MiSeq sequencing: Metagenome from marine plastic debris: Sample Station: STN-11 Sample: 11a</text:p>
          </table:table-cell>
          <table:table-cell office:value-type="string" calcext:value-type="string">
            <text:p>11a_MiSeq</text:p>
          </table:table-cell>
          <table:table-cell table:number-columns-repeated="2" office:value-type="string" calcext:value-type="string">
            <text:p>Plastic</text:p>
          </table:table-cell>
          <table:table-cell office:value-type="float" office:value="11" calcext:value-type="float">
            <text:p>11</text:p>
          </table:table-cell>
          <table:table-cell office:value-type="float" office:value="35.0344333333333" calcext:value-type="float">
            <text:p>35.0344333333333</text:p>
          </table:table-cell>
          <table:table-cell office:value-type="float" office:value="-146.810433333333" calcext:value-type="float">
            <text:p>-146.810433333333</text:p>
          </table:table-cell>
          <table:table-cell office:value-type="string" calcext:value-type="string">
            <text:p>ftp.sra.ebi.ac.uk/vol1/fastq/SRR340/005/SRR3401475/SRR3401475_1.fastq.gz;ftp.sra.ebi.ac.uk/vol1/fastq/SRR340/005/SRR3401475/SRR3401475_2.fastq.gz</text:p>
          </table:table-cell>
          <table:table-cell office:value-type="string" calcext:value-type="string">
            <text:p>Metagenome from marine plastic debris</text:p>
          </table:table-cell>
        </table:table-row>
        <table:table-row table:style-name="ro1">
          <table:table-cell office:value-type="string" calcext:value-type="string">
            <text:p>SRR3401488</text:p>
          </table:table-cell>
          <table:table-cell office:value-type="string" calcext:value-type="string">
            <text:p>SAMN04849743</text:p>
          </table:table-cell>
          <table:table-cell office:value-type="string" calcext:value-type="string">
            <text:p>SRX1712597</text:p>
          </table:table-cell>
          <table:table-cell office:value-type="string" calcext:value-type="string">
            <text:p>PRJNA318384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NextSeq 500 sequencing: Metagenome from marine plastic debris: Sample Station: STN-11 Sample: 11b</text:p>
          </table:table-cell>
          <table:table-cell office:value-type="string" calcext:value-type="string">
            <text:p>11b_NextSeq500</text:p>
          </table:table-cell>
          <table:table-cell table:number-columns-repeated="2" office:value-type="string" calcext:value-type="string">
            <text:p>Plastic</text:p>
          </table:table-cell>
          <table:table-cell office:value-type="float" office:value="11" calcext:value-type="float">
            <text:p>11</text:p>
          </table:table-cell>
          <table:table-cell office:value-type="float" office:value="35.0344333333333" calcext:value-type="float">
            <text:p>35.0344333333333</text:p>
          </table:table-cell>
          <table:table-cell office:value-type="float" office:value="-146.810433333333" calcext:value-type="float">
            <text:p>-146.810433333333</text:p>
          </table:table-cell>
          <table:table-cell office:value-type="string" calcext:value-type="string">
            <text:p>ftp.sra.ebi.ac.uk/vol1/fastq/SRR340/008/SRR3401488/SRR3401488_1.fastq.gz;ftp.sra.ebi.ac.uk/vol1/fastq/SRR340/008/SRR3401488/SRR3401488_2.fastq.gz</text:p>
          </table:table-cell>
          <table:table-cell office:value-type="string" calcext:value-type="string">
            <text:p>Metagenome from marine plastic debris</text:p>
          </table:table-cell>
        </table:table-row>
        <table:table-row table:style-name="ro1">
          <table:table-cell office:value-type="string" calcext:value-type="string">
            <text:p>SRR3401476</text:p>
          </table:table-cell>
          <table:table-cell office:value-type="string" calcext:value-type="string">
            <text:p>SAMN04849743</text:p>
          </table:table-cell>
          <table:table-cell office:value-type="string" calcext:value-type="string">
            <text:p>SRX1712585</text:p>
          </table:table-cell>
          <table:table-cell office:value-type="string" calcext:value-type="string">
            <text:p>PRJNA318384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MiSeq sequencing: Metagenome from marine plastic debris: Sample Station: STN-11 Sample: 11b</text:p>
          </table:table-cell>
          <table:table-cell office:value-type="string" calcext:value-type="string">
            <text:p>11b_MiSeq</text:p>
          </table:table-cell>
          <table:table-cell table:number-columns-repeated="2" office:value-type="string" calcext:value-type="string">
            <text:p>Plastic</text:p>
          </table:table-cell>
          <table:table-cell office:value-type="float" office:value="11" calcext:value-type="float">
            <text:p>11</text:p>
          </table:table-cell>
          <table:table-cell office:value-type="float" office:value="35.0344333333333" calcext:value-type="float">
            <text:p>35.0344333333333</text:p>
          </table:table-cell>
          <table:table-cell office:value-type="float" office:value="-146.810433333333" calcext:value-type="float">
            <text:p>-146.810433333333</text:p>
          </table:table-cell>
          <table:table-cell office:value-type="string" calcext:value-type="string">
            <text:p>ftp.sra.ebi.ac.uk/vol1/fastq/SRR340/006/SRR3401476/SRR3401476_1.fastq.gz;ftp.sra.ebi.ac.uk/vol1/fastq/SRR340/006/SRR3401476/SRR3401476_2.fastq.gz</text:p>
          </table:table-cell>
          <table:table-cell office:value-type="string" calcext:value-type="string">
            <text:p>Metagenome from marine plastic debris</text:p>
          </table:table-cell>
        </table:table-row>
        <table:table-row table:style-name="ro1">
          <table:table-cell office:value-type="string" calcext:value-type="string">
            <text:p>SRR3401489</text:p>
          </table:table-cell>
          <table:table-cell office:value-type="string" calcext:value-type="string">
            <text:p>SAMN04849744</text:p>
          </table:table-cell>
          <table:table-cell office:value-type="string" calcext:value-type="string">
            <text:p>SRX1712598</text:p>
          </table:table-cell>
          <table:table-cell office:value-type="string" calcext:value-type="string">
            <text:p>PRJNA318384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NextSeq 500 sequencing: Metagenome from marine plastic debris: Sample Station: STN-14 Sample: 14a</text:p>
          </table:table-cell>
          <table:table-cell office:value-type="string" calcext:value-type="string">
            <text:p>14a_NextSeq500</text:p>
          </table:table-cell>
          <table:table-cell table:number-columns-repeated="2" office:value-type="string" calcext:value-type="string">
            <text:p>Plastic</text:p>
          </table:table-cell>
          <table:table-cell office:value-type="float" office:value="14" calcext:value-type="float">
            <text:p>14</text:p>
          </table:table-cell>
          <table:table-cell office:value-type="float" office:value="35.4229333333333" calcext:value-type="float">
            <text:p>35.4229333333333</text:p>
          </table:table-cell>
          <table:table-cell office:value-type="float" office:value="-139.250266666667" calcext:value-type="float">
            <text:p>-139.250266666667</text:p>
          </table:table-cell>
          <table:table-cell office:value-type="string" calcext:value-type="string">
            <text:p>ftp.sra.ebi.ac.uk/vol1/fastq/SRR340/009/SRR3401489/SRR3401489_1.fastq.gz;ftp.sra.ebi.ac.uk/vol1/fastq/SRR340/009/SRR3401489/SRR3401489_2.fastq.gz</text:p>
          </table:table-cell>
          <table:table-cell office:value-type="string" calcext:value-type="string">
            <text:p>Metagenome from marine plastic debris</text:p>
          </table:table-cell>
        </table:table-row>
        <table:table-row table:style-name="ro1">
          <table:table-cell office:value-type="string" calcext:value-type="string">
            <text:p>SRR3401491</text:p>
          </table:table-cell>
          <table:table-cell office:value-type="string" calcext:value-type="string">
            <text:p>SAMN04849747</text:p>
          </table:table-cell>
          <table:table-cell office:value-type="string" calcext:value-type="string">
            <text:p>SRX1712600</text:p>
          </table:table-cell>
          <table:table-cell office:value-type="string" calcext:value-type="string">
            <text:p>PRJNA318384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NextSeq 500 sequencing: Metagenome from marine plastic debris: Sample Station: STN-15 Sample: 15a</text:p>
          </table:table-cell>
          <table:table-cell office:value-type="string" calcext:value-type="string">
            <text:p>15a_NextSeq500</text:p>
          </table:table-cell>
          <table:table-cell table:number-columns-repeated="2" office:value-type="string" calcext:value-type="string">
            <text:p>Plastic</text:p>
          </table:table-cell>
          <table:table-cell office:value-type="float" office:value="15" calcext:value-type="float">
            <text:p>15</text:p>
          </table:table-cell>
          <table:table-cell office:value-type="float" office:value="35.43885" calcext:value-type="float">
            <text:p>35.43885</text:p>
          </table:table-cell>
          <table:table-cell office:value-type="float" office:value="-138.26435" calcext:value-type="float">
            <text:p>-138.26435</text:p>
          </table:table-cell>
          <table:table-cell office:value-type="string" calcext:value-type="string">
            <text:p>ftp.sra.ebi.ac.uk/vol1/fastq/SRR340/001/SRR3401491/SRR3401491_1.fastq.gz;ftp.sra.ebi.ac.uk/vol1/fastq/SRR340/001/SRR3401491/SRR3401491_2.fastq.gz</text:p>
          </table:table-cell>
          <table:table-cell office:value-type="string" calcext:value-type="string">
            <text:p>Metagenome from marine plastic debris</text:p>
          </table:table-cell>
        </table:table-row>
        <table:table-row table:style-name="ro1">
          <table:table-cell office:value-type="string" calcext:value-type="string">
            <text:p>SRR3401479</text:p>
          </table:table-cell>
          <table:table-cell office:value-type="string" calcext:value-type="string">
            <text:p>SAMN04849747</text:p>
          </table:table-cell>
          <table:table-cell office:value-type="string" calcext:value-type="string">
            <text:p>SRX1712588</text:p>
          </table:table-cell>
          <table:table-cell office:value-type="string" calcext:value-type="string">
            <text:p>PRJNA318384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MiSeq sequencing: Metagenome from marine plastic debris: Sample Station: STN-15 Sample: 15a</text:p>
          </table:table-cell>
          <table:table-cell office:value-type="string" calcext:value-type="string">
            <text:p>15a_MiSeq</text:p>
          </table:table-cell>
          <table:table-cell table:number-columns-repeated="2" office:value-type="string" calcext:value-type="string">
            <text:p>Plastic</text:p>
          </table:table-cell>
          <table:table-cell office:value-type="float" office:value="15" calcext:value-type="float">
            <text:p>15</text:p>
          </table:table-cell>
          <table:table-cell office:value-type="float" office:value="35.43885" calcext:value-type="float">
            <text:p>35.43885</text:p>
          </table:table-cell>
          <table:table-cell office:value-type="float" office:value="-138.26435" calcext:value-type="float">
            <text:p>-138.26435</text:p>
          </table:table-cell>
          <table:table-cell office:value-type="string" calcext:value-type="string">
            <text:p>ftp.sra.ebi.ac.uk/vol1/fastq/SRR340/009/SRR3401479/SRR3401479_1.fastq.gz;ftp.sra.ebi.ac.uk/vol1/fastq/SRR340/009/SRR3401479/SRR3401479_2.fastq.gz</text:p>
          </table:table-cell>
          <table:table-cell office:value-type="string" calcext:value-type="string">
            <text:p>Metagenome from marine plastic debris</text:p>
          </table:table-cell>
        </table:table-row>
        <table:table-row table:style-name="ro1">
          <table:table-cell office:value-type="string" calcext:value-type="string">
            <text:p>SRR3401482</text:p>
          </table:table-cell>
          <table:table-cell office:value-type="string" calcext:value-type="string">
            <text:p>SAMN04849236</text:p>
          </table:table-cell>
          <table:table-cell office:value-type="string" calcext:value-type="string">
            <text:p>SRX1712591</text:p>
          </table:table-cell>
          <table:table-cell office:value-type="string" calcext:value-type="string">
            <text:p>PRJNA318384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NextSeq 500 sequencing: Metagenome from marine plastic debris: Sample Station: STN-2 Sample: 2a</text:p>
          </table:table-cell>
          <table:table-cell office:value-type="string" calcext:value-type="string">
            <text:p>2a_NextSeq500</text:p>
          </table:table-cell>
          <table:table-cell table:number-columns-repeated="2" office:value-type="string" calcext:value-type="string">
            <text:p>Plastic</text:p>
          </table:table-cell>
          <table:table-cell office:value-type="float" office:value="2" calcext:value-type="float">
            <text:p>2</text:p>
          </table:table-cell>
          <table:table-cell office:value-type="float" office:value="27.7299166666667" calcext:value-type="float">
            <text:p>27.7299166666667</text:p>
          </table:table-cell>
          <table:table-cell office:value-type="float" office:value="-154.898283333333" calcext:value-type="float">
            <text:p>-154.898283333333</text:p>
          </table:table-cell>
          <table:table-cell office:value-type="string" calcext:value-type="string">
            <text:p>ftp.sra.ebi.ac.uk/vol1/fastq/SRR340/002/SRR3401482/SRR3401482_1.fastq.gz;ftp.sra.ebi.ac.uk/vol1/fastq/SRR340/002/SRR3401482/SRR3401482_2.fastq.gz</text:p>
          </table:table-cell>
          <table:table-cell office:value-type="string" calcext:value-type="string">
            <text:p>Metagenome from marine plastic debris</text:p>
          </table:table-cell>
        </table:table-row>
        <table:table-row table:style-name="ro1">
          <table:table-cell office:value-type="string" calcext:value-type="string">
            <text:p>SRR3401484</text:p>
          </table:table-cell>
          <table:table-cell office:value-type="string" calcext:value-type="string">
            <text:p>SAMN04849739</text:p>
          </table:table-cell>
          <table:table-cell office:value-type="string" calcext:value-type="string">
            <text:p>SRX1712593</text:p>
          </table:table-cell>
          <table:table-cell office:value-type="string" calcext:value-type="string">
            <text:p>PRJNA318384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NextSeq 500 sequencing: Metagenome from marine plastic debris: Sample Station: STN-5 Sample: 5b</text:p>
          </table:table-cell>
          <table:table-cell office:value-type="string" calcext:value-type="string">
            <text:p>5b_NextSeq500</text:p>
          </table:table-cell>
          <table:table-cell table:number-columns-repeated="2" office:value-type="string" calcext:value-type="string">
            <text:p>Plastic</text:p>
          </table:table-cell>
          <table:table-cell office:value-type="float" office:value="5" calcext:value-type="float">
            <text:p>5</text:p>
          </table:table-cell>
          <table:table-cell office:value-type="float" office:value="31.9908333333333" calcext:value-type="float">
            <text:p>31.9908333333333</text:p>
          </table:table-cell>
          <table:table-cell office:value-type="float" office:value="-153.057533333333" calcext:value-type="float">
            <text:p>-153.057533333333</text:p>
          </table:table-cell>
          <table:table-cell office:value-type="string" calcext:value-type="string">
            <text:p>ftp.sra.ebi.ac.uk/vol1/fastq/SRR340/004/SRR3401484/SRR3401484_1.fastq.gz;ftp.sra.ebi.ac.uk/vol1/fastq/SRR340/004/SRR3401484/SRR3401484_2.fastq.gz</text:p>
          </table:table-cell>
          <table:table-cell office:value-type="string" calcext:value-type="string">
            <text:p>Metagenome from marine plastic debris</text:p>
          </table:table-cell>
        </table:table-row>
        <table:table-row table:style-name="ro1">
          <table:table-cell office:value-type="string" calcext:value-type="string">
            <text:p>SRR3401485</text:p>
          </table:table-cell>
          <table:table-cell office:value-type="string" calcext:value-type="string">
            <text:p>SAMN04849740</text:p>
          </table:table-cell>
          <table:table-cell office:value-type="string" calcext:value-type="string">
            <text:p>SRX1712594</text:p>
          </table:table-cell>
          <table:table-cell office:value-type="string" calcext:value-type="string">
            <text:p>PRJNA318384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NextSeq 500 sequencing: Metagenome from marine plastic debris: Sample Station: STN-9 Sample: 9a</text:p>
          </table:table-cell>
          <table:table-cell office:value-type="string" calcext:value-type="string">
            <text:p>9a_NextSeq500</text:p>
          </table:table-cell>
          <table:table-cell table:number-columns-repeated="2" office:value-type="string" calcext:value-type="string">
            <text:p>Plastic</text:p>
          </table:table-cell>
          <table:table-cell office:value-type="float" office:value="9" calcext:value-type="float">
            <text:p>9</text:p>
          </table:table-cell>
          <table:table-cell office:value-type="float" office:value="34.9279166666667" calcext:value-type="float">
            <text:p>34.9279166666667</text:p>
          </table:table-cell>
          <table:table-cell office:value-type="float" office:value="-148.0302" calcext:value-type="float">
            <text:p>-148.0302</text:p>
          </table:table-cell>
          <table:table-cell office:value-type="string" calcext:value-type="string">
            <text:p>ftp.sra.ebi.ac.uk/vol1/fastq/SRR340/005/SRR3401485/SRR3401485_1.fastq.gz;ftp.sra.ebi.ac.uk/vol1/fastq/SRR340/005/SRR3401485/SRR3401485_2.fastq.gz</text:p>
          </table:table-cell>
          <table:table-cell office:value-type="string" calcext:value-type="string">
            <text:p>Metagenome from marine plastic debris</text:p>
          </table:table-cell>
        </table:table-row>
        <table:table-row table:style-name="ro1">
          <table:table-cell office:value-type="string" calcext:value-type="string">
            <text:p>SRR8369860</text:p>
          </table:table-cell>
          <table:table-cell office:value-type="string" calcext:value-type="string">
            <text:p>SAMN10644139</text:p>
          </table:table-cell>
          <table:table-cell office:value-type="string" calcext:value-type="string">
            <text:p>SRX5180002</text:p>
          </table:table-cell>
          <table:table-cell office:value-type="string" calcext:value-type="string">
            <text:p>PRJNA511822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HiSeq 2000 sequencing: river water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reshwater</text:p>
          </table:table-cell>
          <table:table-cell office:value-type="string" calcext:value-type="string">
            <text:p>L4</text:p>
          </table:table-cell>
          <table:table-cell office:value-type="float" office:value="39.08" calcext:value-type="float">
            <text:p>39.08</text:p>
          </table:table-cell>
          <table:table-cell office:value-type="float" office:value="117.262" calcext:value-type="float">
            <text:p>117.262</text:p>
          </table:table-cell>
          <table:table-cell office:value-type="string" calcext:value-type="string">
            <text:p>ftp.sra.ebi.ac.uk/vol1/fastq/SRR836/000/SRR8369860/SRR8369860_1.fastq.gz;ftp.sra.ebi.ac.uk/vol1/fastq/SRR836/000/SRR8369860/SRR8369860_2.fastq.gz</text:p>
          </table:table-cell>
          <table:table-cell office:value-type="string" calcext:value-type="string">
            <text:p>river water</text:p>
          </table:table-cell>
        </table:table-row>
        <table:table-row table:style-name="ro1">
          <table:table-cell office:value-type="string" calcext:value-type="string">
            <text:p>SRR8369862</text:p>
          </table:table-cell>
          <table:table-cell office:value-type="string" calcext:value-type="string">
            <text:p>SAMN10644137</text:p>
          </table:table-cell>
          <table:table-cell office:value-type="string" calcext:value-type="string">
            <text:p>SRX5180000</text:p>
          </table:table-cell>
          <table:table-cell office:value-type="string" calcext:value-type="string">
            <text:p>PRJNA511822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HiSeq 2000 sequencing: microplastic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VC</text:p>
          </table:table-cell>
          <table:table-cell office:value-type="string" calcext:value-type="string">
            <text:p>L2</text:p>
          </table:table-cell>
          <table:table-cell office:value-type="float" office:value="39.08" calcext:value-type="float">
            <text:p>39.08</text:p>
          </table:table-cell>
          <table:table-cell office:value-type="float" office:value="117.262" calcext:value-type="float">
            <text:p>117.262</text:p>
          </table:table-cell>
          <table:table-cell office:value-type="string" calcext:value-type="string">
            <text:p>ftp.sra.ebi.ac.uk/vol1/fastq/SRR836/002/SRR8369862/SRR8369862_1.fastq.gz;ftp.sra.ebi.ac.uk/vol1/fastq/SRR836/002/SRR8369862/SRR8369862_2.fastq.gz</text:p>
          </table:table-cell>
          <table:table-cell office:value-type="string" calcext:value-type="string">
            <text:p>microplastic</text:p>
          </table:table-cell>
        </table:table-row>
        <table:table-row table:style-name="ro1">
          <table:table-cell office:value-type="string" calcext:value-type="string">
            <text:p>SRR8369863</text:p>
          </table:table-cell>
          <table:table-cell office:value-type="string" calcext:value-type="string">
            <text:p>SAMN10644136</text:p>
          </table:table-cell>
          <table:table-cell office:value-type="string" calcext:value-type="string">
            <text:p>SRX5179999</text:p>
          </table:table-cell>
          <table:table-cell office:value-type="string" calcext:value-type="string">
            <text:p>PRJNA511822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HiSeq 2000 sequencing: rock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L1</text:p>
          </table:table-cell>
          <table:table-cell office:value-type="float" office:value="39.08" calcext:value-type="float">
            <text:p>39.08</text:p>
          </table:table-cell>
          <table:table-cell office:value-type="float" office:value="117.262" calcext:value-type="float">
            <text:p>117.262</text:p>
          </table:table-cell>
          <table:table-cell office:value-type="string" calcext:value-type="string">
            <text:p>ftp.sra.ebi.ac.uk/vol1/fastq/SRR836/003/SRR8369863/SRR8369863_1.fastq.gz;ftp.sra.ebi.ac.uk/vol1/fastq/SRR836/003/SRR8369863/SRR8369863_2.fastq.gz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SRR8369861</text:p>
          </table:table-cell>
          <table:table-cell office:value-type="string" calcext:value-type="string">
            <text:p>SAMN10644138</text:p>
          </table:table-cell>
          <table:table-cell office:value-type="string" calcext:value-type="string">
            <text:p>SRX5180001</text:p>
          </table:table-cell>
          <table:table-cell office:value-type="string" calcext:value-type="string">
            <text:p>PRJNA511822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HiSeq 2000 sequencing: leaf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L3</text:p>
          </table:table-cell>
          <table:table-cell office:value-type="float" office:value="39.08" calcext:value-type="float">
            <text:p>39.08</text:p>
          </table:table-cell>
          <table:table-cell office:value-type="float" office:value="117.262" calcext:value-type="float">
            <text:p>117.262</text:p>
          </table:table-cell>
          <table:table-cell office:value-type="string" calcext:value-type="string">
            <text:p>ftp.sra.ebi.ac.uk/vol1/fastq/SRR836/001/SRR8369861/SRR8369861_1.fastq.gz;ftp.sra.ebi.ac.uk/vol1/fastq/SRR836/001/SRR8369861/SRR8369861_2.fastq.gz</text:p>
          </table:table-cell>
          <table:table-cell office:value-type="string" calcext:value-type="string">
            <text:p>leaf</text:p>
          </table:table-cell>
        </table:table-row>
        <table:table-row table:style-name="ro1">
          <table:table-cell office:value-type="string" calcext:value-type="string">
            <text:p>SRR8369859</text:p>
          </table:table-cell>
          <table:table-cell office:value-type="string" calcext:value-type="string">
            <text:p>SAMN10644140</text:p>
          </table:table-cell>
          <table:table-cell office:value-type="string" calcext:value-type="string">
            <text:p>SRX5180003</text:p>
          </table:table-cell>
          <table:table-cell office:value-type="string" calcext:value-type="string">
            <text:p>PRJNA511822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 HiSeq 2000 sequencing: river water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reshwater</text:p>
          </table:table-cell>
          <table:table-cell office:value-type="string" calcext:value-type="string">
            <text:p>L5</text:p>
          </table:table-cell>
          <table:table-cell office:value-type="float" office:value="39.08" calcext:value-type="float">
            <text:p>39.08</text:p>
          </table:table-cell>
          <table:table-cell office:value-type="float" office:value="117.262" calcext:value-type="float">
            <text:p>117.262</text:p>
          </table:table-cell>
          <table:table-cell office:value-type="string" calcext:value-type="string">
            <text:p>ftp.sra.ebi.ac.uk/vol1/fastq/SRR836/009/SRR8369859/SRR8369859_1.fastq.gz;ftp.sra.ebi.ac.uk/vol1/fastq/SRR836/009/SRR8369859/SRR8369859_2.fastq.gz</text:p>
          </table:table-cell>
          <table:table-cell office:value-type="string" calcext:value-type="string">
            <text:p>river water</text:p>
          </table:table-cell>
        </table:table-row>
        <table:table-row table:style-name="ro1">
          <table:table-cell office:value-type="string" calcext:value-type="string">
            <text:p>SRR14061753</text:p>
          </table:table-cell>
          <table:table-cell office:value-type="string" calcext:value-type="string">
            <text:p>SAMN18434950</text:p>
          </table:table-cell>
          <table:table-cell office:value-type="string" calcext:value-type="string">
            <text:p>SRX10436339</text:p>
          </table:table-cell>
          <table:table-cell office:value-type="string" calcext:value-type="string">
            <text:p>PRJNA714465</text:p>
          </table:table-cell>
          <table:table-cell office:value-type="float" office:value="1649191" calcext:value-type="float">
            <text:p>1649191</text:p>
          </table:table-cell>
          <table:table-cell office:value-type="string" calcext:value-type="string">
            <text:p>estuary metagenome</text:p>
          </table:table-cell>
          <table:table-cell office:value-type="string" calcext:value-type="string">
            <text:p>Illumina HiSeq 2500 sequencing: Metagenome of bacterial community in Water</text:p>
          </table:table-cell>
          <table:table-cell office:value-type="string" calcext:value-type="string">
            <text:p>C0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reshwater</text:p>
          </table:table-cell>
          <table:table-cell office:value-type="string" calcext:value-type="string">
            <text:p>C</text:p>
          </table:table-cell>
          <table:table-cell office:value-type="float" office:value="39.08" calcext:value-type="float">
            <text:p>39.08</text:p>
          </table:table-cell>
          <table:table-cell office:value-type="float" office:value="117.262" calcext:value-type="float">
            <text:p>117.262</text:p>
          </table:table-cell>
          <table:table-cell office:value-type="string" calcext:value-type="string">
            <text:p>ftp.sra.ebi.ac.uk/vol1/fastq/SRR140/053/SRR14061753/SRR14061753_1.fastq.gz;ftp.sra.ebi.ac.uk/vol1/fastq/SRR140/053/SRR14061753/SRR14061753_2.fastq.gz</text:p>
          </table:table-cell>
          <table:table-cell office:value-type="string" calcext:value-type="string">
            <text:p>Water metagenome 2</text:p>
          </table:table-cell>
        </table:table-row>
        <table:table-row table:style-name="ro1">
          <table:table-cell office:value-type="string" calcext:value-type="string">
            <text:p>SRR14061755</text:p>
          </table:table-cell>
          <table:table-cell office:value-type="string" calcext:value-type="string">
            <text:p>SAMN18434948</text:p>
          </table:table-cell>
          <table:table-cell office:value-type="string" calcext:value-type="string">
            <text:p>SRX10436337</text:p>
          </table:table-cell>
          <table:table-cell office:value-type="string" calcext:value-type="string">
            <text:p>PRJNA714465</text:p>
          </table:table-cell>
          <table:table-cell office:value-type="float" office:value="1649191" calcext:value-type="float">
            <text:p>1649191</text:p>
          </table:table-cell>
          <table:table-cell office:value-type="string" calcext:value-type="string">
            <text:p>estuary metagenome</text:p>
          </table:table-cell>
          <table:table-cell office:value-type="string" calcext:value-type="string">
            <text:p>Illumina HiSeq 2500 sequencing: Metagenome of PVC microplastic biofilm</text:p>
          </table:table-cell>
          <table:table-cell office:value-type="string" calcext:value-type="string">
            <text:p>B03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VC</text:p>
          </table:table-cell>
          <table:table-cell office:value-type="string" calcext:value-type="string">
            <text:p>B</text:p>
          </table:table-cell>
          <table:table-cell office:value-type="float" office:value="39.08" calcext:value-type="float">
            <text:p>39.08</text:p>
          </table:table-cell>
          <table:table-cell office:value-type="float" office:value="117.262" calcext:value-type="float">
            <text:p>117.262</text:p>
          </table:table-cell>
          <table:table-cell office:value-type="string" calcext:value-type="string">
            <text:p>ftp.sra.ebi.ac.uk/vol1/fastq/SRR140/055/SRR14061755/SRR14061755_1.fastq.gz;ftp.sra.ebi.ac.uk/vol1/fastq/SRR140/055/SRR14061755/SRR14061755_2.fastq.gz</text:p>
          </table:table-cell>
          <table:table-cell office:value-type="string" calcext:value-type="string">
            <text:p>PVC biofilm metagenome 3</text:p>
          </table:table-cell>
        </table:table-row>
        <table:table-row table:style-name="ro1">
          <table:table-cell office:value-type="string" calcext:value-type="string">
            <text:p>SRR14061758</text:p>
          </table:table-cell>
          <table:table-cell office:value-type="string" calcext:value-type="string">
            <text:p>SAMN18434945</text:p>
          </table:table-cell>
          <table:table-cell office:value-type="string" calcext:value-type="string">
            <text:p>SRX10436334</text:p>
          </table:table-cell>
          <table:table-cell office:value-type="string" calcext:value-type="string">
            <text:p>PRJNA714465</text:p>
          </table:table-cell>
          <table:table-cell office:value-type="float" office:value="1649191" calcext:value-type="float">
            <text:p>1649191</text:p>
          </table:table-cell>
          <table:table-cell office:value-type="string" calcext:value-type="string">
            <text:p>estuary metagenome</text:p>
          </table:table-cell>
          <table:table-cell office:value-type="string" calcext:value-type="string">
            <text:p>Illumina HiSeq 2500 sequencing: Metagenome of PLA microplastic biofilm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A</text:p>
          </table:table-cell>
          <table:table-cell office:value-type="float" office:value="39.08" calcext:value-type="float">
            <text:p>39.08</text:p>
          </table:table-cell>
          <table:table-cell office:value-type="float" office:value="117.262" calcext:value-type="float">
            <text:p>117.262</text:p>
          </table:table-cell>
          <table:table-cell office:value-type="string" calcext:value-type="string">
            <text:p>ftp.sra.ebi.ac.uk/vol1/fastq/SRR140/058/SRR14061758/SRR14061758_1.fastq.gz;ftp.sra.ebi.ac.uk/vol1/fastq/SRR140/058/SRR14061758/SRR14061758_2.fastq.gz</text:p>
          </table:table-cell>
          <table:table-cell office:value-type="string" calcext:value-type="string">
            <text:p>PLA biofilm metagenome 3</text:p>
          </table:table-cell>
        </table:table-row>
        <table:table-row table:style-name="ro1">
          <table:table-cell office:value-type="string" calcext:value-type="string">
            <text:p>SRR14061759</text:p>
          </table:table-cell>
          <table:table-cell office:value-type="string" calcext:value-type="string">
            <text:p>SAMN18434944</text:p>
          </table:table-cell>
          <table:table-cell office:value-type="string" calcext:value-type="string">
            <text:p>SRX10436333</text:p>
          </table:table-cell>
          <table:table-cell office:value-type="string" calcext:value-type="string">
            <text:p>PRJNA714465</text:p>
          </table:table-cell>
          <table:table-cell office:value-type="float" office:value="1649191" calcext:value-type="float">
            <text:p>1649191</text:p>
          </table:table-cell>
          <table:table-cell office:value-type="string" calcext:value-type="string">
            <text:p>estuary metagenome</text:p>
          </table:table-cell>
          <table:table-cell office:value-type="string" calcext:value-type="string">
            <text:p>Illumina HiSeq 2500 sequencing: Metagenome of PLA microplastic biofilm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A</text:p>
          </table:table-cell>
          <table:table-cell office:value-type="float" office:value="39.08" calcext:value-type="float">
            <text:p>39.08</text:p>
          </table:table-cell>
          <table:table-cell office:value-type="float" office:value="117.262" calcext:value-type="float">
            <text:p>117.262</text:p>
          </table:table-cell>
          <table:table-cell office:value-type="string" calcext:value-type="string">
            <text:p>ftp.sra.ebi.ac.uk/vol1/fastq/SRR140/059/SRR14061759/SRR14061759_1.fastq.gz;ftp.sra.ebi.ac.uk/vol1/fastq/SRR140/059/SRR14061759/SRR14061759_2.fastq.gz</text:p>
          </table:table-cell>
          <table:table-cell office:value-type="string" calcext:value-type="string">
            <text:p>PLA biofilm metagenome 2</text:p>
          </table:table-cell>
        </table:table-row>
        <table:table-row table:style-name="ro1">
          <table:table-cell office:value-type="string" calcext:value-type="string">
            <text:p>SRR14061752</text:p>
          </table:table-cell>
          <table:table-cell office:value-type="string" calcext:value-type="string">
            <text:p>SAMN18434951</text:p>
          </table:table-cell>
          <table:table-cell office:value-type="string" calcext:value-type="string">
            <text:p>SRX10436340</text:p>
          </table:table-cell>
          <table:table-cell office:value-type="string" calcext:value-type="string">
            <text:p>PRJNA714465</text:p>
          </table:table-cell>
          <table:table-cell office:value-type="float" office:value="1649191" calcext:value-type="float">
            <text:p>1649191</text:p>
          </table:table-cell>
          <table:table-cell office:value-type="string" calcext:value-type="string">
            <text:p>estuary metagenome</text:p>
          </table:table-cell>
          <table:table-cell office:value-type="string" calcext:value-type="string">
            <text:p>Illumina HiSeq 2500 sequencing: Metagenome of bacterial community in Water</text:p>
          </table:table-cell>
          <table:table-cell office:value-type="string" calcext:value-type="string">
            <text:p>C03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reshwater</text:p>
          </table:table-cell>
          <table:table-cell office:value-type="string" calcext:value-type="string">
            <text:p>C</text:p>
          </table:table-cell>
          <table:table-cell office:value-type="float" office:value="39.08" calcext:value-type="float">
            <text:p>39.08</text:p>
          </table:table-cell>
          <table:table-cell office:value-type="float" office:value="117.262" calcext:value-type="float">
            <text:p>117.262</text:p>
          </table:table-cell>
          <table:table-cell office:value-type="string" calcext:value-type="string">
            <text:p>ftp.sra.ebi.ac.uk/vol1/fastq/SRR140/052/SRR14061752/SRR14061752_1.fastq.gz;ftp.sra.ebi.ac.uk/vol1/fastq/SRR140/052/SRR14061752/SRR14061752_2.fastq.gz</text:p>
          </table:table-cell>
          <table:table-cell office:value-type="string" calcext:value-type="string">
            <text:p>Water metagenome 3</text:p>
          </table:table-cell>
        </table:table-row>
        <table:table-row table:style-name="ro1">
          <table:table-cell office:value-type="string" calcext:value-type="string">
            <text:p>SRR14061760</text:p>
          </table:table-cell>
          <table:table-cell office:value-type="string" calcext:value-type="string">
            <text:p>SAMN18434943</text:p>
          </table:table-cell>
          <table:table-cell office:value-type="string" calcext:value-type="string">
            <text:p>SRX10436332</text:p>
          </table:table-cell>
          <table:table-cell office:value-type="string" calcext:value-type="string">
            <text:p>PRJNA714465</text:p>
          </table:table-cell>
          <table:table-cell office:value-type="float" office:value="1649191" calcext:value-type="float">
            <text:p>1649191</text:p>
          </table:table-cell>
          <table:table-cell office:value-type="string" calcext:value-type="string">
            <text:p>estuary metagenome</text:p>
          </table:table-cell>
          <table:table-cell office:value-type="string" calcext:value-type="string">
            <text:p>Illumina HiSeq 2500 sequencing: Metagenome of PLA microplastic biofilm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A</text:p>
          </table:table-cell>
          <table:table-cell office:value-type="float" office:value="39.08" calcext:value-type="float">
            <text:p>39.08</text:p>
          </table:table-cell>
          <table:table-cell office:value-type="float" office:value="117.262" calcext:value-type="float">
            <text:p>117.262</text:p>
          </table:table-cell>
          <table:table-cell office:value-type="string" calcext:value-type="string">
            <text:p>ftp.sra.ebi.ac.uk/vol1/fastq/SRR140/060/SRR14061760/SRR14061760_1.fastq.gz;ftp.sra.ebi.ac.uk/vol1/fastq/SRR140/060/SRR14061760/SRR14061760_2.fastq.gz</text:p>
          </table:table-cell>
          <table:table-cell office:value-type="string" calcext:value-type="string">
            <text:p>PLA biofilm metagenome 1</text:p>
          </table:table-cell>
        </table:table-row>
        <table:table-row table:style-name="ro1">
          <table:table-cell office:value-type="string" calcext:value-type="string">
            <text:p>SRR14061754</text:p>
          </table:table-cell>
          <table:table-cell office:value-type="string" calcext:value-type="string">
            <text:p>SAMN18434949</text:p>
          </table:table-cell>
          <table:table-cell office:value-type="string" calcext:value-type="string">
            <text:p>SRX10436338</text:p>
          </table:table-cell>
          <table:table-cell office:value-type="string" calcext:value-type="string">
            <text:p>PRJNA714465</text:p>
          </table:table-cell>
          <table:table-cell office:value-type="float" office:value="1649191" calcext:value-type="float">
            <text:p>1649191</text:p>
          </table:table-cell>
          <table:table-cell office:value-type="string" calcext:value-type="string">
            <text:p>estuary metagenome</text:p>
          </table:table-cell>
          <table:table-cell office:value-type="string" calcext:value-type="string">
            <text:p>Illumina HiSeq 2500 sequencing: Metagenome of bacterial community in Water</text:p>
          </table:table-cell>
          <table:table-cell office:value-type="string" calcext:value-type="string">
            <text:p>C0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reshwater</text:p>
          </table:table-cell>
          <table:table-cell office:value-type="string" calcext:value-type="string">
            <text:p>C</text:p>
          </table:table-cell>
          <table:table-cell office:value-type="float" office:value="39.08" calcext:value-type="float">
            <text:p>39.08</text:p>
          </table:table-cell>
          <table:table-cell office:value-type="float" office:value="117.262" calcext:value-type="float">
            <text:p>117.262</text:p>
          </table:table-cell>
          <table:table-cell office:value-type="string" calcext:value-type="string">
            <text:p>ftp.sra.ebi.ac.uk/vol1/fastq/SRR140/054/SRR14061754/SRR14061754_1.fastq.gz;ftp.sra.ebi.ac.uk/vol1/fastq/SRR140/054/SRR14061754/SRR14061754_2.fastq.gz</text:p>
          </table:table-cell>
          <table:table-cell office:value-type="string" calcext:value-type="string">
            <text:p>Water metagenome 1</text:p>
          </table:table-cell>
        </table:table-row>
        <table:table-row table:style-name="ro1">
          <table:table-cell office:value-type="string" calcext:value-type="string">
            <text:p>SRR14061756</text:p>
          </table:table-cell>
          <table:table-cell office:value-type="string" calcext:value-type="string">
            <text:p>SAMN18434947</text:p>
          </table:table-cell>
          <table:table-cell office:value-type="string" calcext:value-type="string">
            <text:p>SRX10436336</text:p>
          </table:table-cell>
          <table:table-cell office:value-type="string" calcext:value-type="string">
            <text:p>PRJNA714465</text:p>
          </table:table-cell>
          <table:table-cell office:value-type="float" office:value="1649191" calcext:value-type="float">
            <text:p>1649191</text:p>
          </table:table-cell>
          <table:table-cell office:value-type="string" calcext:value-type="string">
            <text:p>estuary metagenome</text:p>
          </table:table-cell>
          <table:table-cell office:value-type="string" calcext:value-type="string">
            <text:p>Illumina HiSeq 2500 sequencing: Metagenome of PVC microplastic biofilm</text:p>
          </table:table-cell>
          <table:table-cell office:value-type="string" calcext:value-type="string">
            <text:p>B0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VC</text:p>
          </table:table-cell>
          <table:table-cell office:value-type="string" calcext:value-type="string">
            <text:p>B</text:p>
          </table:table-cell>
          <table:table-cell office:value-type="float" office:value="39.08" calcext:value-type="float">
            <text:p>39.08</text:p>
          </table:table-cell>
          <table:table-cell office:value-type="float" office:value="117.262" calcext:value-type="float">
            <text:p>117.262</text:p>
          </table:table-cell>
          <table:table-cell office:value-type="string" calcext:value-type="string">
            <text:p>ftp.sra.ebi.ac.uk/vol1/fastq/SRR140/056/SRR14061756/SRR14061756_1.fastq.gz;ftp.sra.ebi.ac.uk/vol1/fastq/SRR140/056/SRR14061756/SRR14061756_2.fastq.gz</text:p>
          </table:table-cell>
          <table:table-cell office:value-type="string" calcext:value-type="string">
            <text:p>PVC biofilm metagenome 2</text:p>
          </table:table-cell>
        </table:table-row>
        <table:table-row table:style-name="ro1">
          <table:table-cell office:value-type="string" calcext:value-type="string">
            <text:p>SRR14061757</text:p>
          </table:table-cell>
          <table:table-cell office:value-type="string" calcext:value-type="string">
            <text:p>SAMN18434946</text:p>
          </table:table-cell>
          <table:table-cell office:value-type="string" calcext:value-type="string">
            <text:p>SRX10436335</text:p>
          </table:table-cell>
          <table:table-cell office:value-type="string" calcext:value-type="string">
            <text:p>PRJNA714465</text:p>
          </table:table-cell>
          <table:table-cell office:value-type="float" office:value="1649191" calcext:value-type="float">
            <text:p>1649191</text:p>
          </table:table-cell>
          <table:table-cell office:value-type="string" calcext:value-type="string">
            <text:p>estuary metagenome</text:p>
          </table:table-cell>
          <table:table-cell office:value-type="string" calcext:value-type="string">
            <text:p>Illumina HiSeq 2500 sequencing: Metagenome of PVC microplastic biofilm</text:p>
          </table:table-cell>
          <table:table-cell office:value-type="string" calcext:value-type="string">
            <text:p>B01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VC</text:p>
          </table:table-cell>
          <table:table-cell office:value-type="string" calcext:value-type="string">
            <text:p>B</text:p>
          </table:table-cell>
          <table:table-cell office:value-type="float" office:value="39.08" calcext:value-type="float">
            <text:p>39.08</text:p>
          </table:table-cell>
          <table:table-cell office:value-type="float" office:value="117.262" calcext:value-type="float">
            <text:p>117.262</text:p>
          </table:table-cell>
          <table:table-cell office:value-type="string" calcext:value-type="string">
            <text:p>ftp.sra.ebi.ac.uk/vol1/fastq/SRR140/057/SRR14061757/SRR14061757_1.fastq.gz;ftp.sra.ebi.ac.uk/vol1/fastq/SRR140/057/SRR14061757/SRR14061757_2.fastq.gz</text:p>
          </table:table-cell>
          <table:table-cell office:value-type="string" calcext:value-type="string">
            <text:p>PVC biofilm metagenome 1</text:p>
          </table:table-cell>
        </table:table-row>
        <table:table-row table:style-name="ro1">
          <table:table-cell office:value-type="string" calcext:value-type="string">
            <text:p>SRR15530465</text:p>
          </table:table-cell>
          <table:table-cell office:value-type="string" calcext:value-type="string">
            <text:p>SAMN20863992</text:p>
          </table:table-cell>
          <table:table-cell office:value-type="string" calcext:value-type="string">
            <text:p>SRX11828818</text:p>
          </table:table-cell>
          <table:table-cell office:value-type="string" calcext:value-type="string">
            <text:p>PRJNA756323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NovaSeq 6000 sequencing: Metagenomic sequencing of microcosms experiment</text:p>
          </table:table-cell>
          <table:table-cell office:value-type="string" calcext:value-type="string">
            <text:p>PVC10A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VC</text:p>
          </table:table-cell>
          <table:table-cell office:value-type="string" calcext:value-type="string">
            <text:p>A</text:p>
          </table:table-cell>
          <table:table-cell office:value-type="float" office:value="-34.116" calcext:value-type="float">
            <text:p>-34.116</text:p>
          </table:table-cell>
          <table:table-cell office:value-type="float" office:value="151.219" calcext:value-type="float">
            <text:p>151.219</text:p>
          </table:table-cell>
          <table:table-cell office:value-type="string" calcext:value-type="string">
            <text:p>ftp.sra.ebi.ac.uk/vol1/fastq/SRR155/065/SRR15530465/SRR15530465_1.fastq.gz;ftp.sra.ebi.ac.uk/vol1/fastq/SRR155/065/SRR15530465/SRR15530465_2.fastq.gz</text:p>
          </table:table-cell>
          <table:table-cell office:value-type="string" calcext:value-type="string">
            <text:p>Metagenome or environmental sample from marine metagenome</text:p>
          </table:table-cell>
        </table:table-row>
        <table:table-row table:style-name="ro1">
          <table:table-cell office:value-type="string" calcext:value-type="string">
            <text:p>SRR15530466</text:p>
          </table:table-cell>
          <table:table-cell office:value-type="string" calcext:value-type="string">
            <text:p>SAMN20863991</text:p>
          </table:table-cell>
          <table:table-cell office:value-type="string" calcext:value-type="string">
            <text:p>SRX11828817</text:p>
          </table:table-cell>
          <table:table-cell office:value-type="string" calcext:value-type="string">
            <text:p>PRJNA756323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NovaSeq 6000 sequencing: Metagenomic sequencing of microcosms experiment</text:p>
          </table:table-cell>
          <table:table-cell office:value-type="string" calcext:value-type="string">
            <text:p>SWA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eawater</text:p>
          </table:table-cell>
          <table:table-cell office:value-type="string" calcext:value-type="string">
            <text:p>A</text:p>
          </table:table-cell>
          <table:table-cell office:value-type="float" office:value="-34.116" calcext:value-type="float">
            <text:p>-34.116</text:p>
          </table:table-cell>
          <table:table-cell office:value-type="float" office:value="151.219" calcext:value-type="float">
            <text:p>151.219</text:p>
          </table:table-cell>
          <table:table-cell office:value-type="string" calcext:value-type="string">
            <text:p>ftp.sra.ebi.ac.uk/vol1/fastq/SRR155/066/SRR15530466/SRR15530466_1.fastq.gz;ftp.sra.ebi.ac.uk/vol1/fastq/SRR155/066/SRR15530466/SRR15530466_2.fastq.gz</text:p>
          </table:table-cell>
          <table:table-cell office:value-type="string" calcext:value-type="string">
            <text:p>Metagenome or environmental sample from marine metagenome</text:p>
          </table:table-cell>
        </table:table-row>
        <table:table-row table:style-name="ro1">
          <table:table-cell office:value-type="string" calcext:value-type="string">
            <text:p>SRR15530469</text:p>
          </table:table-cell>
          <table:table-cell office:value-type="string" calcext:value-type="string">
            <text:p>SAMN20863988</text:p>
          </table:table-cell>
          <table:table-cell office:value-type="string" calcext:value-type="string">
            <text:p>SRX11828814</text:p>
          </table:table-cell>
          <table:table-cell office:value-type="string" calcext:value-type="string">
            <text:p>PRJNA756323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NovaSeq 6000 sequencing: Metagenomic sequencing of microcosms experiment</text:p>
          </table:table-cell>
          <table:table-cell office:value-type="string" calcext:value-type="string">
            <text:p>PVC1A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VC</text:p>
          </table:table-cell>
          <table:table-cell office:value-type="string" calcext:value-type="string">
            <text:p>A</text:p>
          </table:table-cell>
          <table:table-cell office:value-type="float" office:value="-34.116" calcext:value-type="float">
            <text:p>-34.116</text:p>
          </table:table-cell>
          <table:table-cell office:value-type="float" office:value="151.219" calcext:value-type="float">
            <text:p>151.219</text:p>
          </table:table-cell>
          <table:table-cell office:value-type="string" calcext:value-type="string">
            <text:p>ftp.sra.ebi.ac.uk/vol1/fastq/SRR155/069/SRR15530469/SRR15530469_1.fastq.gz;ftp.sra.ebi.ac.uk/vol1/fastq/SRR155/069/SRR15530469/SRR15530469_2.fastq.gz</text:p>
          </table:table-cell>
          <table:table-cell office:value-type="string" calcext:value-type="string">
            <text:p>Metagenome or environmental sample from marine metagenome</text:p>
          </table:table-cell>
        </table:table-row>
        <table:table-row table:style-name="ro1">
          <table:table-cell office:value-type="string" calcext:value-type="string">
            <text:p>SRR15530472</text:p>
          </table:table-cell>
          <table:table-cell office:value-type="string" calcext:value-type="string">
            <text:p>SAMN20863985</text:p>
          </table:table-cell>
          <table:table-cell office:value-type="string" calcext:value-type="string">
            <text:p>SRX11828811</text:p>
          </table:table-cell>
          <table:table-cell office:value-type="string" calcext:value-type="string">
            <text:p>PRJNA756323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NovaSeq 6000 sequencing: Metagenomic sequencing of microcosms experiment</text:p>
          </table:table-cell>
          <table:table-cell office:value-type="string" calcext:value-type="string">
            <text:p>Zn1c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C</text:p>
          </table:table-cell>
          <table:table-cell office:value-type="float" office:value="-34.116" calcext:value-type="float">
            <text:p>-34.116</text:p>
          </table:table-cell>
          <table:table-cell office:value-type="float" office:value="151.219" calcext:value-type="float">
            <text:p>151.219</text:p>
          </table:table-cell>
          <table:table-cell office:value-type="string" calcext:value-type="string">
            <text:p>ftp.sra.ebi.ac.uk/vol1/fastq/SRR155/072/SRR15530472/SRR15530472_1.fastq.gz;ftp.sra.ebi.ac.uk/vol1/fastq/SRR155/072/SRR15530472/SRR15530472_2.fastq.gz</text:p>
          </table:table-cell>
          <table:table-cell office:value-type="string" calcext:value-type="string">
            <text:p>Metagenome or environmental sample from marine metagenome</text:p>
          </table:table-cell>
        </table:table-row>
        <table:table-row table:style-name="ro1">
          <table:table-cell office:value-type="string" calcext:value-type="string">
            <text:p>SRR15530473</text:p>
          </table:table-cell>
          <table:table-cell office:value-type="string" calcext:value-type="string">
            <text:p>SAMN20863998</text:p>
          </table:table-cell>
          <table:table-cell office:value-type="string" calcext:value-type="string">
            <text:p>SRX11828810</text:p>
          </table:table-cell>
          <table:table-cell office:value-type="string" calcext:value-type="string">
            <text:p>PRJNA756323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NovaSeq 6000 sequencing: Metagenomic sequencing of microcosms experiment</text:p>
          </table:table-cell>
          <table:table-cell office:value-type="string" calcext:value-type="string">
            <text:p>Zn1D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D</text:p>
          </table:table-cell>
          <table:table-cell office:value-type="float" office:value="-34.116" calcext:value-type="float">
            <text:p>-34.116</text:p>
          </table:table-cell>
          <table:table-cell office:value-type="float" office:value="151.219" calcext:value-type="float">
            <text:p>151.219</text:p>
          </table:table-cell>
          <table:table-cell office:value-type="string" calcext:value-type="string">
            <text:p>ftp.sra.ebi.ac.uk/vol1/fastq/SRR155/073/SRR15530473/SRR15530473_1.fastq.gz;ftp.sra.ebi.ac.uk/vol1/fastq/SRR155/073/SRR15530473/SRR15530473_2.fastq.gz</text:p>
          </table:table-cell>
          <table:table-cell office:value-type="string" calcext:value-type="string">
            <text:p>Metagenome or environmental sample from marine metagenome</text:p>
          </table:table-cell>
        </table:table-row>
        <table:table-row table:style-name="ro1">
          <table:table-cell office:value-type="string" calcext:value-type="string">
            <text:p>SRR15530478</text:p>
          </table:table-cell>
          <table:table-cell office:value-type="string" calcext:value-type="string">
            <text:p>SAMN20863993</text:p>
          </table:table-cell>
          <table:table-cell office:value-type="string" calcext:value-type="string">
            <text:p>SRX11828805</text:p>
          </table:table-cell>
          <table:table-cell office:value-type="string" calcext:value-type="string">
            <text:p>PRJNA756323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NovaSeq 6000 sequencing: Metagenomic sequencing of microcosms experiment</text:p>
          </table:table-cell>
          <table:table-cell office:value-type="string" calcext:value-type="string">
            <text:p>Zn1A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A</text:p>
          </table:table-cell>
          <table:table-cell office:value-type="float" office:value="-34.116" calcext:value-type="float">
            <text:p>-34.116</text:p>
          </table:table-cell>
          <table:table-cell office:value-type="float" office:value="151.219" calcext:value-type="float">
            <text:p>151.219</text:p>
          </table:table-cell>
          <table:table-cell office:value-type="string" calcext:value-type="string">
            <text:p>ftp.sra.ebi.ac.uk/vol1/fastq/SRR155/078/SRR15530478/SRR15530478_1.fastq.gz;ftp.sra.ebi.ac.uk/vol1/fastq/SRR155/078/SRR15530478/SRR15530478_2.fastq.gz</text:p>
          </table:table-cell>
          <table:table-cell office:value-type="string" calcext:value-type="string">
            <text:p>Metagenome or environmental sample from marine metagenome</text:p>
          </table:table-cell>
        </table:table-row>
        <table:table-row table:style-name="ro1">
          <table:table-cell office:value-type="string" calcext:value-type="string">
            <text:p>SRR15530468</text:p>
          </table:table-cell>
          <table:table-cell office:value-type="string" calcext:value-type="string">
            <text:p>SAMN20863989</text:p>
          </table:table-cell>
          <table:table-cell office:value-type="string" calcext:value-type="string">
            <text:p>SRX11828815</text:p>
          </table:table-cell>
          <table:table-cell office:value-type="string" calcext:value-type="string">
            <text:p>PRJNA756323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NovaSeq 6000 sequencing: Metagenomic sequencing of microcosms experiment</text:p>
          </table:table-cell>
          <table:table-cell office:value-type="string" calcext:value-type="string">
            <text:p>Zn10C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C</text:p>
          </table:table-cell>
          <table:table-cell office:value-type="float" office:value="-34.116" calcext:value-type="float">
            <text:p>-34.116</text:p>
          </table:table-cell>
          <table:table-cell office:value-type="float" office:value="151.219" calcext:value-type="float">
            <text:p>151.219</text:p>
          </table:table-cell>
          <table:table-cell office:value-type="string" calcext:value-type="string">
            <text:p>ftp.sra.ebi.ac.uk/vol1/fastq/SRR155/068/SRR15530468/SRR15530468_1.fastq.gz;ftp.sra.ebi.ac.uk/vol1/fastq/SRR155/068/SRR15530468/SRR15530468_2.fastq.gz</text:p>
          </table:table-cell>
          <table:table-cell office:value-type="string" calcext:value-type="string">
            <text:p>Metagenome or environmental sample from marine metagenome</text:p>
          </table:table-cell>
        </table:table-row>
        <table:table-row table:style-name="ro1">
          <table:table-cell office:value-type="string" calcext:value-type="string">
            <text:p>SRR15530470</text:p>
          </table:table-cell>
          <table:table-cell office:value-type="string" calcext:value-type="string">
            <text:p>SAMN20863987</text:p>
          </table:table-cell>
          <table:table-cell office:value-type="string" calcext:value-type="string">
            <text:p>SRX11828813</text:p>
          </table:table-cell>
          <table:table-cell office:value-type="string" calcext:value-type="string">
            <text:p>PRJNA756323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NovaSeq 6000 sequencing: Metagenomic sequencing of microcosms experiment</text:p>
          </table:table-cell>
          <table:table-cell office:value-type="string" calcext:value-type="string">
            <text:p>PVC10C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VC</text:p>
          </table:table-cell>
          <table:table-cell office:value-type="string" calcext:value-type="string">
            <text:p>C</text:p>
          </table:table-cell>
          <table:table-cell office:value-type="float" office:value="-34.116" calcext:value-type="float">
            <text:p>-34.116</text:p>
          </table:table-cell>
          <table:table-cell office:value-type="float" office:value="151.219" calcext:value-type="float">
            <text:p>151.219</text:p>
          </table:table-cell>
          <table:table-cell office:value-type="string" calcext:value-type="string">
            <text:p>ftp.sra.ebi.ac.uk/vol1/fastq/SRR155/070/SRR15530470/SRR15530470_1.fastq.gz;ftp.sra.ebi.ac.uk/vol1/fastq/SRR155/070/SRR15530470/SRR15530470_2.fastq.gz</text:p>
          </table:table-cell>
          <table:table-cell office:value-type="string" calcext:value-type="string">
            <text:p>Metagenome or environmental sample from marine metagenome</text:p>
          </table:table-cell>
        </table:table-row>
        <table:table-row table:style-name="ro1">
          <table:table-cell office:value-type="string" calcext:value-type="string">
            <text:p>SRR15530474</text:p>
          </table:table-cell>
          <table:table-cell office:value-type="string" calcext:value-type="string">
            <text:p>SAMN20863997</text:p>
          </table:table-cell>
          <table:table-cell office:value-type="string" calcext:value-type="string">
            <text:p>SRX11828809</text:p>
          </table:table-cell>
          <table:table-cell office:value-type="string" calcext:value-type="string">
            <text:p>PRJNA756323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NovaSeq 6000 sequencing: Metagenomic sequencing of microcosms experiment</text:p>
          </table:table-cell>
          <table:table-cell office:value-type="string" calcext:value-type="string">
            <text:p>PVC1B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VC</text:p>
          </table:table-cell>
          <table:table-cell office:value-type="string" calcext:value-type="string">
            <text:p>B</text:p>
          </table:table-cell>
          <table:table-cell office:value-type="float" office:value="-34.116" calcext:value-type="float">
            <text:p>-34.116</text:p>
          </table:table-cell>
          <table:table-cell office:value-type="float" office:value="151.219" calcext:value-type="float">
            <text:p>151.219</text:p>
          </table:table-cell>
          <table:table-cell office:value-type="string" calcext:value-type="string">
            <text:p>ftp.sra.ebi.ac.uk/vol1/fastq/SRR155/074/SRR15530474/SRR15530474_1.fastq.gz;ftp.sra.ebi.ac.uk/vol1/fastq/SRR155/074/SRR15530474/SRR15530474_2.fastq.gz</text:p>
          </table:table-cell>
          <table:table-cell office:value-type="string" calcext:value-type="string">
            <text:p>Metagenome or environmental sample from marine metagenome</text:p>
          </table:table-cell>
        </table:table-row>
        <table:table-row table:style-name="ro1">
          <table:table-cell office:value-type="string" calcext:value-type="string">
            <text:p>SRR15530480</text:p>
          </table:table-cell>
          <table:table-cell office:value-type="string" calcext:value-type="string">
            <text:p>SAMN20863983</text:p>
          </table:table-cell>
          <table:table-cell office:value-type="string" calcext:value-type="string">
            <text:p>SRX11828803</text:p>
          </table:table-cell>
          <table:table-cell office:value-type="string" calcext:value-type="string">
            <text:p>PRJNA756323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NovaSeq 6000 sequencing: Metagenomic sequencing of microcosms experiment</text:p>
          </table:table-cell>
          <table:table-cell office:value-type="string" calcext:value-type="string">
            <text:p>SWB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eawater</text:p>
          </table:table-cell>
          <table:table-cell office:value-type="string" calcext:value-type="string">
            <text:p>B</text:p>
          </table:table-cell>
          <table:table-cell office:value-type="float" office:value="-34.116" calcext:value-type="float">
            <text:p>-34.116</text:p>
          </table:table-cell>
          <table:table-cell office:value-type="float" office:value="151.219" calcext:value-type="float">
            <text:p>151.219</text:p>
          </table:table-cell>
          <table:table-cell office:value-type="string" calcext:value-type="string">
            <text:p>ftp.sra.ebi.ac.uk/vol1/fastq/SRR155/080/SRR15530480/SRR15530480_1.fastq.gz;ftp.sra.ebi.ac.uk/vol1/fastq/SRR155/080/SRR15530480/SRR15530480_2.fastq.gz</text:p>
          </table:table-cell>
          <table:table-cell office:value-type="string" calcext:value-type="string">
            <text:p>Metagenome or environmental sample from marine metagenome</text:p>
          </table:table-cell>
        </table:table-row>
        <table:table-row table:style-name="ro1">
          <table:table-cell office:value-type="string" calcext:value-type="string">
            <text:p>SRR15530467</text:p>
          </table:table-cell>
          <table:table-cell office:value-type="string" calcext:value-type="string">
            <text:p>SAMN20863990</text:p>
          </table:table-cell>
          <table:table-cell office:value-type="string" calcext:value-type="string">
            <text:p>SRX11828816</text:p>
          </table:table-cell>
          <table:table-cell office:value-type="string" calcext:value-type="string">
            <text:p>PRJNA756323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NovaSeq 6000 sequencing: Metagenomic sequencing of microcosms experiment</text:p>
          </table:table-cell>
          <table:table-cell office:value-type="string" calcext:value-type="string">
            <text:p>PVC1D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VC</text:p>
          </table:table-cell>
          <table:table-cell office:value-type="string" calcext:value-type="string">
            <text:p>D</text:p>
          </table:table-cell>
          <table:table-cell office:value-type="float" office:value="-34.116" calcext:value-type="float">
            <text:p>-34.116</text:p>
          </table:table-cell>
          <table:table-cell office:value-type="float" office:value="151.219" calcext:value-type="float">
            <text:p>151.219</text:p>
          </table:table-cell>
          <table:table-cell office:value-type="string" calcext:value-type="string">
            <text:p>ftp.sra.ebi.ac.uk/vol1/fastq/SRR155/067/SRR15530467/SRR15530467_1.fastq.gz;ftp.sra.ebi.ac.uk/vol1/fastq/SRR155/067/SRR15530467/SRR15530467_2.fastq.gz</text:p>
          </table:table-cell>
          <table:table-cell office:value-type="string" calcext:value-type="string">
            <text:p>Metagenome or environmental sample from marine metagenome</text:p>
          </table:table-cell>
        </table:table-row>
        <table:table-row table:style-name="ro1">
          <table:table-cell office:value-type="string" calcext:value-type="string">
            <text:p>SRR15530471</text:p>
          </table:table-cell>
          <table:table-cell office:value-type="string" calcext:value-type="string">
            <text:p>SAMN20863986</text:p>
          </table:table-cell>
          <table:table-cell office:value-type="string" calcext:value-type="string">
            <text:p>SRX11828812</text:p>
          </table:table-cell>
          <table:table-cell office:value-type="string" calcext:value-type="string">
            <text:p>PRJNA756323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NovaSeq 6000 sequencing: Metagenomic sequencing of microcosms experiment</text:p>
          </table:table-cell>
          <table:table-cell office:value-type="string" calcext:value-type="string">
            <text:p>Zn1B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B</text:p>
          </table:table-cell>
          <table:table-cell office:value-type="float" office:value="-34.116" calcext:value-type="float">
            <text:p>-34.116</text:p>
          </table:table-cell>
          <table:table-cell office:value-type="float" office:value="151.219" calcext:value-type="float">
            <text:p>151.219</text:p>
          </table:table-cell>
          <table:table-cell office:value-type="string" calcext:value-type="string">
            <text:p>ftp.sra.ebi.ac.uk/vol1/fastq/SRR155/071/SRR15530471/SRR15530471_1.fastq.gz;ftp.sra.ebi.ac.uk/vol1/fastq/SRR155/071/SRR15530471/SRR15530471_2.fastq.gz</text:p>
          </table:table-cell>
          <table:table-cell office:value-type="string" calcext:value-type="string">
            <text:p>Metagenome or environmental sample from marine metagenome</text:p>
          </table:table-cell>
        </table:table-row>
        <table:table-row table:style-name="ro1">
          <table:table-cell office:value-type="string" calcext:value-type="string">
            <text:p>SRR15530475</text:p>
          </table:table-cell>
          <table:table-cell office:value-type="string" calcext:value-type="string">
            <text:p>SAMN20863996</text:p>
          </table:table-cell>
          <table:table-cell office:value-type="string" calcext:value-type="string">
            <text:p>SRX11828808</text:p>
          </table:table-cell>
          <table:table-cell office:value-type="string" calcext:value-type="string">
            <text:p>PRJNA756323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NovaSeq 6000 sequencing: Metagenomic sequencing of microcosms experiment</text:p>
          </table:table-cell>
          <table:table-cell office:value-type="string" calcext:value-type="string">
            <text:p>PVC1C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VC</text:p>
          </table:table-cell>
          <table:table-cell office:value-type="string" calcext:value-type="string">
            <text:p>C</text:p>
          </table:table-cell>
          <table:table-cell office:value-type="float" office:value="-34.116" calcext:value-type="float">
            <text:p>-34.116</text:p>
          </table:table-cell>
          <table:table-cell office:value-type="float" office:value="151.219" calcext:value-type="float">
            <text:p>151.219</text:p>
          </table:table-cell>
          <table:table-cell office:value-type="string" calcext:value-type="string">
            <text:p>ftp.sra.ebi.ac.uk/vol1/fastq/SRR155/075/SRR15530475/SRR15530475_1.fastq.gz;ftp.sra.ebi.ac.uk/vol1/fastq/SRR155/075/SRR15530475/SRR15530475_2.fastq.gz</text:p>
          </table:table-cell>
          <table:table-cell office:value-type="string" calcext:value-type="string">
            <text:p>Metagenome or environmental sample from marine metagenome</text:p>
          </table:table-cell>
        </table:table-row>
        <table:table-row table:style-name="ro1">
          <table:table-cell office:value-type="string" calcext:value-type="string">
            <text:p>SRR15530476</text:p>
          </table:table-cell>
          <table:table-cell office:value-type="string" calcext:value-type="string">
            <text:p>SAMN20863995</text:p>
          </table:table-cell>
          <table:table-cell office:value-type="string" calcext:value-type="string">
            <text:p>SRX11828807</text:p>
          </table:table-cell>
          <table:table-cell office:value-type="string" calcext:value-type="string">
            <text:p>PRJNA756323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NovaSeq 6000 sequencing: Metagenomic sequencing of microcosms experiment</text:p>
          </table:table-cell>
          <table:table-cell office:value-type="string" calcext:value-type="string">
            <text:p>SWD_t6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eawater</text:p>
          </table:table-cell>
          <table:table-cell office:value-type="string" calcext:value-type="string">
            <text:p>D</text:p>
          </table:table-cell>
          <table:table-cell office:value-type="float" office:value="-34.116" calcext:value-type="float">
            <text:p>-34.116</text:p>
          </table:table-cell>
          <table:table-cell office:value-type="float" office:value="151.219" calcext:value-type="float">
            <text:p>151.219</text:p>
          </table:table-cell>
          <table:table-cell office:value-type="string" calcext:value-type="string">
            <text:p>ftp.sra.ebi.ac.uk/vol1/fastq/SRR155/076/SRR15530476/SRR15530476_1.fastq.gz;ftp.sra.ebi.ac.uk/vol1/fastq/SRR155/076/SRR15530476/SRR15530476_2.fastq.gz</text:p>
          </table:table-cell>
          <table:table-cell office:value-type="string" calcext:value-type="string">
            <text:p>Metagenome or environmental sample from marine metagenome</text:p>
          </table:table-cell>
        </table:table-row>
        <table:table-row table:style-name="ro1">
          <table:table-cell office:value-type="string" calcext:value-type="string">
            <text:p>SRR15530477</text:p>
          </table:table-cell>
          <table:table-cell office:value-type="string" calcext:value-type="string">
            <text:p>SAMN20863994</text:p>
          </table:table-cell>
          <table:table-cell office:value-type="string" calcext:value-type="string">
            <text:p>SRX11828806</text:p>
          </table:table-cell>
          <table:table-cell office:value-type="string" calcext:value-type="string">
            <text:p>PRJNA756323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NovaSeq 6000 sequencing: Metagenomic sequencing of microcosms experiment</text:p>
          </table:table-cell>
          <table:table-cell office:value-type="string" calcext:value-type="string">
            <text:p>Zn10A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A</text:p>
          </table:table-cell>
          <table:table-cell office:value-type="float" office:value="-34.116" calcext:value-type="float">
            <text:p>-34.116</text:p>
          </table:table-cell>
          <table:table-cell office:value-type="float" office:value="151.219" calcext:value-type="float">
            <text:p>151.219</text:p>
          </table:table-cell>
          <table:table-cell office:value-type="string" calcext:value-type="string">
            <text:p>ftp.sra.ebi.ac.uk/vol1/fastq/SRR155/077/SRR15530477/SRR15530477_1.fastq.gz;ftp.sra.ebi.ac.uk/vol1/fastq/SRR155/077/SRR15530477/SRR15530477_2.fastq.gz</text:p>
          </table:table-cell>
          <table:table-cell office:value-type="string" calcext:value-type="string">
            <text:p>Metagenome or environmental sample from marine metagenome</text:p>
          </table:table-cell>
        </table:table-row>
        <table:table-row table:style-name="ro1">
          <table:table-cell office:value-type="string" calcext:value-type="string">
            <text:p>SRR15530479</text:p>
          </table:table-cell>
          <table:table-cell office:value-type="string" calcext:value-type="string">
            <text:p>SAMN20863984</text:p>
          </table:table-cell>
          <table:table-cell office:value-type="string" calcext:value-type="string">
            <text:p>SRX11828804</text:p>
          </table:table-cell>
          <table:table-cell office:value-type="string" calcext:value-type="string">
            <text:p>PRJNA756323</text:p>
          </table:table-cell>
          <table:table-cell office:value-type="float" office:value="408172" calcext:value-type="float">
            <text:p>408172</text:p>
          </table:table-cell>
          <table:table-cell office:value-type="string" calcext:value-type="string">
            <text:p>marine metagenome</text:p>
          </table:table-cell>
          <table:table-cell office:value-type="string" calcext:value-type="string">
            <text:p>Illumina NovaSeq 6000 sequencing: Metagenomic sequencing of microcosms experiment</text:p>
          </table:table-cell>
          <table:table-cell office:value-type="string" calcext:value-type="string">
            <text:p>PVC10D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VC</text:p>
          </table:table-cell>
          <table:table-cell office:value-type="string" calcext:value-type="string">
            <text:p>D</text:p>
          </table:table-cell>
          <table:table-cell office:value-type="float" office:value="-34.116" calcext:value-type="float">
            <text:p>-34.116</text:p>
          </table:table-cell>
          <table:table-cell office:value-type="float" office:value="151.219" calcext:value-type="float">
            <text:p>151.219</text:p>
          </table:table-cell>
          <table:table-cell office:value-type="string" calcext:value-type="string">
            <text:p>ftp.sra.ebi.ac.uk/vol1/fastq/SRR155/079/SRR15530479/SRR15530479_1.fastq.gz;ftp.sra.ebi.ac.uk/vol1/fastq/SRR155/079/SRR15530479/SRR15530479_2.fastq.gz</text:p>
          </table:table-cell>
          <table:table-cell office:value-type="string" calcext:value-type="string">
            <text:p>Metagenome or environmental sample from marine metagenome</text:p>
          </table:table-cell>
        </table:table-row>
        <table:table-row table:style-name="ro1">
          <table:table-cell office:value-type="string" calcext:value-type="string">
            <text:p>SRR17458606</text:p>
          </table:table-cell>
          <table:table-cell office:value-type="string" calcext:value-type="string">
            <text:p>SAMN24661210</text:p>
          </table:table-cell>
          <table:table-cell office:value-type="string" calcext:value-type="string">
            <text:p>SRX13629836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Early Plastic Biofilm</text:p>
          </table:table-cell>
          <table:table-cell office:value-type="string" calcext:value-type="string">
            <text:p>18-Drifterexpttime3punches_S41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HDPE</text:p>
          </table:table-cell>
          <table:table-cell/>
          <table:table-cell office:value-type="float" office:value="25.86" calcext:value-type="float">
            <text:p>25.86</text:p>
          </table:table-cell>
          <table:table-cell office:value-type="float" office:value="-69.99" calcext:value-type="float">
            <text:p>-69.99</text:p>
          </table:table-cell>
          <table:table-cell office:value-type="string" calcext:value-type="string">
            <text:p>ftp.sra.ebi.ac.uk/vol1/fastq/SRR174/006/SRR17458606/SRR17458606_1.fastq.gz;ftp.sra.ebi.ac.uk/vol1/fastq/SRR174/006/SRR17458606/SRR17458606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10</text:p>
          </table:table-cell>
          <table:table-cell office:value-type="string" calcext:value-type="string">
            <text:p>SAMN24661245</text:p>
          </table:table-cell>
          <table:table-cell office:value-type="string" calcext:value-type="string">
            <text:p>SRX13629832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Early Plastic Biofilm</text:p>
          </table:table-cell>
          <table:table-cell office:value-type="string" calcext:value-type="string">
            <text:p>63-Drifterexpttime8PHApellets_S28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HA</text:p>
          </table:table-cell>
          <table:table-cell/>
          <table:table-cell office:value-type="float" office:value="38.58" calcext:value-type="float">
            <text:p>38.58</text:p>
          </table:table-cell>
          <table:table-cell office:value-type="float" office:value="-76.42" calcext:value-type="float">
            <text:p>-76.42</text:p>
          </table:table-cell>
          <table:table-cell office:value-type="string" calcext:value-type="string">
            <text:p>ftp.sra.ebi.ac.uk/vol1/fastq/SRR174/010/SRR17458610/SRR17458610_1.fastq.gz;ftp.sra.ebi.ac.uk/vol1/fastq/SRR174/010/SRR17458610/SRR17458610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14</text:p>
          </table:table-cell>
          <table:table-cell office:value-type="string" calcext:value-type="string">
            <text:p>SAMN24661242</text:p>
          </table:table-cell>
          <table:table-cell office:value-type="string" calcext:value-type="string">
            <text:p>SRX13629828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Mature Plastic Biofilm</text:p>
          </table:table-cell>
          <table:table-cell office:value-type="string" calcext:value-type="string">
            <text:p>56-NT-08-kthinblackstrand_S27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P</text:p>
          </table:table-cell>
          <table:table-cell/>
          <table:table-cell office:value-type="float" office:value="37.89" calcext:value-type="float">
            <text:p>37.89</text:p>
          </table:table-cell>
          <table:table-cell office:value-type="float" office:value="-76.17" calcext:value-type="float">
            <text:p>-76.17</text:p>
          </table:table-cell>
          <table:table-cell office:value-type="string" calcext:value-type="string">
            <text:p>ftp.sra.ebi.ac.uk/vol1/fastq/SRR174/014/SRR17458614/SRR17458614_1.fastq.gz;ftp.sra.ebi.ac.uk/vol1/fastq/SRR174/014/SRR17458614/SRR17458614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19</text:p>
          </table:table-cell>
          <table:table-cell office:value-type="string" calcext:value-type="string">
            <text:p>SAMN24661237</text:p>
          </table:table-cell>
          <table:table-cell office:value-type="string" calcext:value-type="string">
            <text:p>SRX13629823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Early Plastic Biofilm</text:p>
          </table:table-cell>
          <table:table-cell office:value-type="string" calcext:value-type="string">
            <text:p>53-Drifterexpttime7punches_S35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HDPE</text:p>
          </table:table-cell>
          <table:table-cell/>
          <table:table-cell office:value-type="float" office:value="22.56" calcext:value-type="float">
            <text:p>22.56</text:p>
          </table:table-cell>
          <table:table-cell office:value-type="float" office:value="-63.73" calcext:value-type="float">
            <text:p>-63.73</text:p>
          </table:table-cell>
          <table:table-cell office:value-type="string" calcext:value-type="string">
            <text:p>ftp.sra.ebi.ac.uk/vol1/fastq/SRR174/019/SRR17458619/SRR17458619_1.fastq.gz;ftp.sra.ebi.ac.uk/vol1/fastq/SRR174/019/SRR17458619/SRR17458619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20</text:p>
          </table:table-cell>
          <table:table-cell office:value-type="string" calcext:value-type="string">
            <text:p>SAMN24661236</text:p>
          </table:table-cell>
          <table:table-cell office:value-type="string" calcext:value-type="string">
            <text:p>SRX13629822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Early Plastic Biofilm</text:p>
          </table:table-cell>
          <table:table-cell office:value-type="string" calcext:value-type="string">
            <text:p>52-Drifterexpttime6pellets_S3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HDPE</text:p>
          </table:table-cell>
          <table:table-cell/>
          <table:table-cell office:value-type="float" office:value="22.56" calcext:value-type="float">
            <text:p>22.56</text:p>
          </table:table-cell>
          <table:table-cell office:value-type="float" office:value="-63.73" calcext:value-type="float">
            <text:p>-63.73</text:p>
          </table:table-cell>
          <table:table-cell office:value-type="string" calcext:value-type="string">
            <text:p>ftp.sra.ebi.ac.uk/vol1/fastq/SRR174/020/SRR17458620/SRR17458620_1.fastq.gz;ftp.sra.ebi.ac.uk/vol1/fastq/SRR174/020/SRR17458620/SRR17458620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21</text:p>
          </table:table-cell>
          <table:table-cell office:value-type="string" calcext:value-type="string">
            <text:p>SAMN24661235</text:p>
          </table:table-cell>
          <table:table-cell office:value-type="string" calcext:value-type="string">
            <text:p>SRX13629821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Early Plastic Biofilm</text:p>
          </table:table-cell>
          <table:table-cell office:value-type="string" calcext:value-type="string">
            <text:p>51-Drifterexpttime6punches_S37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HDPE</text:p>
          </table:table-cell>
          <table:table-cell/>
          <table:table-cell office:value-type="float" office:value="22.56" calcext:value-type="float">
            <text:p>22.56</text:p>
          </table:table-cell>
          <table:table-cell office:value-type="float" office:value="-63.73" calcext:value-type="float">
            <text:p>-63.73</text:p>
          </table:table-cell>
          <table:table-cell office:value-type="string" calcext:value-type="string">
            <text:p>ftp.sra.ebi.ac.uk/vol1/fastq/SRR174/021/SRR17458621/SRR17458621_1.fastq.gz;ftp.sra.ebi.ac.uk/vol1/fastq/SRR174/021/SRR17458621/SRR17458621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30</text:p>
          </table:table-cell>
          <table:table-cell office:value-type="string" calcext:value-type="string">
            <text:p>SAMN24661227</text:p>
          </table:table-cell>
          <table:table-cell office:value-type="string" calcext:value-type="string">
            <text:p>SRX13629812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Mature Plastic Biofilm</text:p>
          </table:table-cell>
          <table:table-cell office:value-type="string" calcext:value-type="string">
            <text:p>41-NT-03-bclearthinfilm_S11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P</text:p>
          </table:table-cell>
          <table:table-cell/>
          <table:table-cell office:value-type="float" office:value="24.95" calcext:value-type="float">
            <text:p>24.95</text:p>
          </table:table-cell>
          <table:table-cell office:value-type="float" office:value="-66.35" calcext:value-type="float">
            <text:p>-66.35</text:p>
          </table:table-cell>
          <table:table-cell office:value-type="string" calcext:value-type="string">
            <text:p>ftp.sra.ebi.ac.uk/vol1/fastq/SRR174/030/SRR17458630/SRR17458630_1.fastq.gz;ftp.sra.ebi.ac.uk/vol1/fastq/SRR174/030/SRR17458630/SRR17458630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34</text:p>
          </table:table-cell>
          <table:table-cell office:value-type="string" calcext:value-type="string">
            <text:p>SAMN24661206</text:p>
          </table:table-cell>
          <table:table-cell office:value-type="string" calcext:value-type="string">
            <text:p>SRX13629808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Mature Plastic Biofilm</text:p>
          </table:table-cell>
          <table:table-cell office:value-type="string" calcext:value-type="string">
            <text:p>14-NT-02-bblueishsquare_S8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</text:p>
          </table:table-cell>
          <table:table-cell/>
          <table:table-cell office:value-type="float" office:value="25.89" calcext:value-type="float">
            <text:p>25.89</text:p>
          </table:table-cell>
          <table:table-cell office:value-type="float" office:value="-69.88" calcext:value-type="float">
            <text:p>-69.88</text:p>
          </table:table-cell>
          <table:table-cell office:value-type="string" calcext:value-type="string">
            <text:p>ftp.sra.ebi.ac.uk/vol1/fastq/SRR174/034/SRR17458634/SRR17458634_1.fastq.gz;ftp.sra.ebi.ac.uk/vol1/fastq/SRR174/034/SRR17458634/SRR17458634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46</text:p>
          </table:table-cell>
          <table:table-cell office:value-type="string" calcext:value-type="string">
            <text:p>SAMN24661204</text:p>
          </table:table-cell>
          <table:table-cell office:value-type="string" calcext:value-type="string">
            <text:p>SRX13629796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Mature Plastic Biofilm</text:p>
          </table:table-cell>
          <table:table-cell office:value-type="string" calcext:value-type="string">
            <text:p>10-NT-02-d4smallpieces_S1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</text:p>
          </table:table-cell>
          <table:table-cell/>
          <table:table-cell office:value-type="float" office:value="30.69" calcext:value-type="float">
            <text:p>30.69</text:p>
          </table:table-cell>
          <table:table-cell office:value-type="float" office:value="-79.78" calcext:value-type="float">
            <text:p>-79.78</text:p>
          </table:table-cell>
          <table:table-cell office:value-type="string" calcext:value-type="string">
            <text:p>ftp.sra.ebi.ac.uk/vol1/fastq/SRR174/046/SRR17458646/SRR17458646_1.fastq.gz;ftp.sra.ebi.ac.uk/vol1/fastq/SRR174/046/SRR17458646/SRR17458646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03</text:p>
          </table:table-cell>
          <table:table-cell office:value-type="string" calcext:value-type="string">
            <text:p>SAMN24661213</text:p>
          </table:table-cell>
          <table:table-cell office:value-type="string" calcext:value-type="string">
            <text:p>SRX13629839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Mature Plastic Biofilm</text:p>
          </table:table-cell>
          <table:table-cell office:value-type="string" calcext:value-type="string">
            <text:p>1-NT-01-awhiteexpandedPS_S13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S</text:p>
          </table:table-cell>
          <table:table-cell/>
          <table:table-cell office:value-type="float" office:value="27.06" calcext:value-type="float">
            <text:p>27.06</text:p>
          </table:table-cell>
          <table:table-cell office:value-type="float" office:value="-79.95" calcext:value-type="float">
            <text:p>-79.95</text:p>
          </table:table-cell>
          <table:table-cell office:value-type="string" calcext:value-type="string">
            <text:p>ftp.sra.ebi.ac.uk/vol1/fastq/SRR174/003/SRR17458603/SRR17458603_1.fastq.gz;ftp.sra.ebi.ac.uk/vol1/fastq/SRR174/003/SRR17458603/SRR17458603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04</text:p>
          </table:table-cell>
          <table:table-cell office:value-type="string" calcext:value-type="string">
            <text:p>SAMN24661212</text:p>
          </table:table-cell>
          <table:table-cell office:value-type="string" calcext:value-type="string">
            <text:p>SRX13629838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Aquarium Seawater</text:p>
          </table:table-cell>
          <table:table-cell office:value-type="string" calcext:value-type="string">
            <text:p>1A-64A-SII16May17-2Lfrom5GalincBucket-1600-NT-005_S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eawater</text:p>
          </table:table-cell>
          <table:table-cell/>
          <table:table-cell office:value-type="float" office:value="33.76" calcext:value-type="float">
            <text:p>33.76</text:p>
          </table:table-cell>
          <table:table-cell office:value-type="float" office:value="-76.55" calcext:value-type="float">
            <text:p>-76.55</text:p>
          </table:table-cell>
          <table:table-cell office:value-type="string" calcext:value-type="string">
            <text:p>ftp.sra.ebi.ac.uk/vol1/fastq/SRR174/004/SRR17458604/SRR17458604_1.fastq.gz;ftp.sra.ebi.ac.uk/vol1/fastq/SRR174/004/SRR17458604/SRR17458604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07</text:p>
          </table:table-cell>
          <table:table-cell office:value-type="string" calcext:value-type="string">
            <text:p>SAMN24661209</text:p>
          </table:table-cell>
          <table:table-cell office:value-type="string" calcext:value-type="string">
            <text:p>SRX13629835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Mature Plastic Biofilm</text:p>
          </table:table-cell>
          <table:table-cell office:value-type="string" calcext:value-type="string">
            <text:p>15-NT-03-bwhiteirregularstrip_S17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P</text:p>
          </table:table-cell>
          <table:table-cell/>
          <table:table-cell office:value-type="float" office:value="31.18" calcext:value-type="float">
            <text:p>31.18</text:p>
          </table:table-cell>
          <table:table-cell office:value-type="float" office:value="-79.5" calcext:value-type="float">
            <text:p>-79.5</text:p>
          </table:table-cell>
          <table:table-cell office:value-type="string" calcext:value-type="string">
            <text:p>ftp.sra.ebi.ac.uk/vol1/fastq/SRR174/007/SRR17458607/SRR17458607_1.fastq.gz;ftp.sra.ebi.ac.uk/vol1/fastq/SRR174/007/SRR17458607/SRR17458607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09</text:p>
          </table:table-cell>
          <table:table-cell office:value-type="string" calcext:value-type="string">
            <text:p>SAMN24661246</text:p>
          </table:table-cell>
          <table:table-cell office:value-type="string" calcext:value-type="string">
            <text:p>SRX13629833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Mature Plastic Biofilm</text:p>
          </table:table-cell>
          <table:table-cell office:value-type="string" calcext:value-type="string">
            <text:p>6-NT-01-dlongnarrowfilm_S5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</text:p>
          </table:table-cell>
          <table:table-cell/>
          <table:table-cell office:value-type="float" office:value="26.73" calcext:value-type="float">
            <text:p>26.73</text:p>
          </table:table-cell>
          <table:table-cell office:value-type="float" office:value="-79.89" calcext:value-type="float">
            <text:p>-79.89</text:p>
          </table:table-cell>
          <table:table-cell office:value-type="string" calcext:value-type="string">
            <text:p>ftp.sra.ebi.ac.uk/vol1/fastq/SRR174/009/SRR17458609/SRR17458609_1.fastq.gz;ftp.sra.ebi.ac.uk/vol1/fastq/SRR174/009/SRR17458609/SRR17458609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11</text:p>
          </table:table-cell>
          <table:table-cell office:value-type="string" calcext:value-type="string">
            <text:p>SAMN24661244</text:p>
          </table:table-cell>
          <table:table-cell office:value-type="string" calcext:value-type="string">
            <text:p>SRX13629831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Early Plastic Biofilm</text:p>
          </table:table-cell>
          <table:table-cell office:value-type="string" calcext:value-type="string">
            <text:p>60-Drifterexpttime7PHApellets_S29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HA</text:p>
          </table:table-cell>
          <table:table-cell/>
          <table:table-cell office:value-type="float" office:value="37.89" calcext:value-type="float">
            <text:p>37.89</text:p>
          </table:table-cell>
          <table:table-cell office:value-type="float" office:value="-76.13" calcext:value-type="float">
            <text:p>-76.13</text:p>
          </table:table-cell>
          <table:table-cell office:value-type="string" calcext:value-type="string">
            <text:p>ftp.sra.ebi.ac.uk/vol1/fastq/SRR174/011/SRR17458611/SRR17458611_1.fastq.gz;ftp.sra.ebi.ac.uk/vol1/fastq/SRR174/011/SRR17458611/SRR17458611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13</text:p>
          </table:table-cell>
          <table:table-cell office:value-type="string" calcext:value-type="string">
            <text:p>SAMN24661243</text:p>
          </table:table-cell>
          <table:table-cell office:value-type="string" calcext:value-type="string">
            <text:p>SRX13629829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Mature Plastic Biofilm</text:p>
          </table:table-cell>
          <table:table-cell office:value-type="string" calcext:value-type="string">
            <text:p>5-NT-01-ccornerbagfilm_S7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</text:p>
          </table:table-cell>
          <table:table-cell/>
          <table:table-cell office:value-type="float" office:value="26.73" calcext:value-type="float">
            <text:p>26.73</text:p>
          </table:table-cell>
          <table:table-cell office:value-type="float" office:value="-79.89" calcext:value-type="float">
            <text:p>-79.89</text:p>
          </table:table-cell>
          <table:table-cell office:value-type="string" calcext:value-type="string">
            <text:p>ftp.sra.ebi.ac.uk/vol1/fastq/SRR174/013/SRR17458613/SRR17458613_1.fastq.gz;ftp.sra.ebi.ac.uk/vol1/fastq/SRR174/013/SRR17458613/SRR17458613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15</text:p>
          </table:table-cell>
          <table:table-cell office:value-type="string" calcext:value-type="string">
            <text:p>SAMN24661241</text:p>
          </table:table-cell>
          <table:table-cell office:value-type="string" calcext:value-type="string">
            <text:p>SRX13629827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Early Plastic Biofilm</text:p>
          </table:table-cell>
          <table:table-cell office:value-type="string" calcext:value-type="string">
            <text:p>56-Drifterexpttime7PHA_S3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HA</text:p>
          </table:table-cell>
          <table:table-cell/>
          <table:table-cell office:value-type="float" office:value="22.56" calcext:value-type="float">
            <text:p>22.56</text:p>
          </table:table-cell>
          <table:table-cell office:value-type="float" office:value="-63.73" calcext:value-type="float">
            <text:p>-63.73</text:p>
          </table:table-cell>
          <table:table-cell office:value-type="string" calcext:value-type="string">
            <text:p>ftp.sra.ebi.ac.uk/vol1/fastq/SRR174/015/SRR17458615/SRR17458615_1.fastq.gz;ftp.sra.ebi.ac.uk/vol1/fastq/SRR174/015/SRR17458615/SRR17458615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16</text:p>
          </table:table-cell>
          <table:table-cell office:value-type="string" calcext:value-type="string">
            <text:p>SAMN24661240</text:p>
          </table:table-cell>
          <table:table-cell office:value-type="string" calcext:value-type="string">
            <text:p>SRX13629826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Early Plastic Biofilm</text:p>
          </table:table-cell>
          <table:table-cell office:value-type="string" calcext:value-type="string">
            <text:p>55-Drifterexpttime7PS_S33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S</text:p>
          </table:table-cell>
          <table:table-cell/>
          <table:table-cell office:value-type="float" office:value="22.56" calcext:value-type="float">
            <text:p>22.56</text:p>
          </table:table-cell>
          <table:table-cell office:value-type="float" office:value="-63.73" calcext:value-type="float">
            <text:p>-63.73</text:p>
          </table:table-cell>
          <table:table-cell office:value-type="string" calcext:value-type="string">
            <text:p>ftp.sra.ebi.ac.uk/vol1/fastq/SRR174/016/SRR17458616/SRR17458616_1.fastq.gz;ftp.sra.ebi.ac.uk/vol1/fastq/SRR174/016/SRR17458616/SRR17458616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17</text:p>
          </table:table-cell>
          <table:table-cell office:value-type="string" calcext:value-type="string">
            <text:p>SAMN24661239</text:p>
          </table:table-cell>
          <table:table-cell office:value-type="string" calcext:value-type="string">
            <text:p>SRX13629825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Early Plastic Biofilm</text:p>
          </table:table-cell>
          <table:table-cell office:value-type="string" calcext:value-type="string">
            <text:p>54-Drifterexpttime7pellets_S3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HDPE</text:p>
          </table:table-cell>
          <table:table-cell/>
          <table:table-cell office:value-type="float" office:value="22.56" calcext:value-type="float">
            <text:p>22.56</text:p>
          </table:table-cell>
          <table:table-cell office:value-type="float" office:value="-63.73" calcext:value-type="float">
            <text:p>-63.73</text:p>
          </table:table-cell>
          <table:table-cell office:value-type="string" calcext:value-type="string">
            <text:p>ftp.sra.ebi.ac.uk/vol1/fastq/SRR174/017/SRR17458617/SRR17458617_1.fastq.gz;ftp.sra.ebi.ac.uk/vol1/fastq/SRR174/017/SRR17458617/SRR17458617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23</text:p>
          </table:table-cell>
          <table:table-cell office:value-type="string" calcext:value-type="string">
            <text:p>SAMN24661207</text:p>
          </table:table-cell>
          <table:table-cell office:value-type="string" calcext:value-type="string">
            <text:p>SRX13629819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Mature Plastic Biofilm</text:p>
          </table:table-cell>
          <table:table-cell office:value-type="string" calcext:value-type="string">
            <text:p>14-NT-03-alargewhitefragment_S15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</text:p>
          </table:table-cell>
          <table:table-cell/>
          <table:table-cell office:value-type="float" office:value="31.18" calcext:value-type="float">
            <text:p>31.18</text:p>
          </table:table-cell>
          <table:table-cell office:value-type="float" office:value="-79.5" calcext:value-type="float">
            <text:p>-79.5</text:p>
          </table:table-cell>
          <table:table-cell office:value-type="string" calcext:value-type="string">
            <text:p>ftp.sra.ebi.ac.uk/vol1/fastq/SRR174/023/SRR17458623/SRR17458623_1.fastq.gz;ftp.sra.ebi.ac.uk/vol1/fastq/SRR174/023/SRR17458623/SRR17458623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24</text:p>
          </table:table-cell>
          <table:table-cell office:value-type="string" calcext:value-type="string">
            <text:p>SAMN24661233</text:p>
          </table:table-cell>
          <table:table-cell office:value-type="string" calcext:value-type="string">
            <text:p>SRX13629818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Aquarium Seawater</text:p>
          </table:table-cell>
          <table:table-cell office:value-type="string" calcext:value-type="string">
            <text:p>4A-66A-SII-17May17-1900ish-2Lfrom5galincubbucket_S4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eawater</text:p>
          </table:table-cell>
          <table:table-cell/>
          <table:table-cell office:value-type="float" office:value="36.9" calcext:value-type="float">
            <text:p>36.9</text:p>
          </table:table-cell>
          <table:table-cell office:value-type="float" office:value="-75.93" calcext:value-type="float">
            <text:p>-75.93</text:p>
          </table:table-cell>
          <table:table-cell office:value-type="string" calcext:value-type="string">
            <text:p>ftp.sra.ebi.ac.uk/vol1/fastq/SRR174/024/SRR17458624/SRR17458624_1.fastq.gz;ftp.sra.ebi.ac.uk/vol1/fastq/SRR174/024/SRR17458624/SRR17458624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26</text:p>
          </table:table-cell>
          <table:table-cell office:value-type="string" calcext:value-type="string">
            <text:p>SAMN24661231</text:p>
          </table:table-cell>
          <table:table-cell office:value-type="string" calcext:value-type="string">
            <text:p>SRX13629816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Early Plastic Biofilm</text:p>
          </table:table-cell>
          <table:table-cell office:value-type="string" calcext:value-type="string">
            <text:p>49-Drifterexpttime5punches_S39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HDPE</text:p>
          </table:table-cell>
          <table:table-cell/>
          <table:table-cell office:value-type="float" office:value="22.56" calcext:value-type="float">
            <text:p>22.56</text:p>
          </table:table-cell>
          <table:table-cell office:value-type="float" office:value="-63.73" calcext:value-type="float">
            <text:p>-63.73</text:p>
          </table:table-cell>
          <table:table-cell office:value-type="string" calcext:value-type="string">
            <text:p>ftp.sra.ebi.ac.uk/vol1/fastq/SRR174/026/SRR17458626/SRR17458626_1.fastq.gz;ftp.sra.ebi.ac.uk/vol1/fastq/SRR174/026/SRR17458626/SRR17458626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27</text:p>
          </table:table-cell>
          <table:table-cell office:value-type="string" calcext:value-type="string">
            <text:p>SAMN24661230</text:p>
          </table:table-cell>
          <table:table-cell office:value-type="string" calcext:value-type="string">
            <text:p>SRX13629815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Early Plastic Biofilm</text:p>
          </table:table-cell>
          <table:table-cell office:value-type="string" calcext:value-type="string">
            <text:p>47-Drifterexpttime4punches_S40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HDPE</text:p>
          </table:table-cell>
          <table:table-cell/>
          <table:table-cell office:value-type="float" office:value="24.43" calcext:value-type="float">
            <text:p>24.43</text:p>
          </table:table-cell>
          <table:table-cell office:value-type="float" office:value="-65.55" calcext:value-type="float">
            <text:p>-65.55</text:p>
          </table:table-cell>
          <table:table-cell office:value-type="string" calcext:value-type="string">
            <text:p>ftp.sra.ebi.ac.uk/vol1/fastq/SRR174/027/SRR17458627/SRR17458627_1.fastq.gz;ftp.sra.ebi.ac.uk/vol1/fastq/SRR174/027/SRR17458627/SRR17458627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28</text:p>
          </table:table-cell>
          <table:table-cell office:value-type="string" calcext:value-type="string">
            <text:p>SAMN24661229</text:p>
          </table:table-cell>
          <table:table-cell office:value-type="string" calcext:value-type="string">
            <text:p>SRX13629814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Mature Wood Biofilm</text:p>
          </table:table-cell>
          <table:table-cell office:value-type="string" calcext:value-type="string">
            <text:p>46-NT-08-alargeflatwhitepiecewithbiofilm_S26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Wood</text:p>
          </table:table-cell>
          <table:table-cell/>
          <table:table-cell office:value-type="float" office:value="37.89" calcext:value-type="float">
            <text:p>37.89</text:p>
          </table:table-cell>
          <table:table-cell office:value-type="float" office:value="-76.17" calcext:value-type="float">
            <text:p>-76.17</text:p>
          </table:table-cell>
          <table:table-cell office:value-type="string" calcext:value-type="string">
            <text:p>ftp.sra.ebi.ac.uk/vol1/fastq/SRR174/028/SRR17458628/SRR17458628_1.fastq.gz;ftp.sra.ebi.ac.uk/vol1/fastq/SRR174/028/SRR17458628/SRR17458628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32</text:p>
          </table:table-cell>
          <table:table-cell office:value-type="string" calcext:value-type="string">
            <text:p>SAMN24661225</text:p>
          </table:table-cell>
          <table:table-cell office:value-type="string" calcext:value-type="string">
            <text:p>SRX13629810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Mature Plastic Biofilm</text:p>
          </table:table-cell>
          <table:table-cell office:value-type="string" calcext:value-type="string">
            <text:p>40-NT-03-alargerigidwhite_S1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</text:p>
          </table:table-cell>
          <table:table-cell/>
          <table:table-cell office:value-type="float" office:value="24.95" calcext:value-type="float">
            <text:p>24.95</text:p>
          </table:table-cell>
          <table:table-cell office:value-type="float" office:value="-66.35" calcext:value-type="float">
            <text:p>-66.35</text:p>
          </table:table-cell>
          <table:table-cell office:value-type="string" calcext:value-type="string">
            <text:p>ftp.sra.ebi.ac.uk/vol1/fastq/SRR174/032/SRR17458632/SRR17458632_1.fastq.gz;ftp.sra.ebi.ac.uk/vol1/fastq/SRR174/032/SRR17458632/SRR17458632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36</text:p>
          </table:table-cell>
          <table:table-cell office:value-type="string" calcext:value-type="string">
            <text:p>SAMN24661222</text:p>
          </table:table-cell>
          <table:table-cell office:value-type="string" calcext:value-type="string">
            <text:p>SRX13629806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Early Plastic Biofilm</text:p>
          </table:table-cell>
          <table:table-cell office:value-type="string" calcext:value-type="string">
            <text:p>38-1stcolexpttime10punches_S43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HDPE</text:p>
          </table:table-cell>
          <table:table-cell/>
          <table:table-cell office:value-type="float" office:value="22.56" calcext:value-type="float">
            <text:p>22.56</text:p>
          </table:table-cell>
          <table:table-cell office:value-type="float" office:value="-63.73" calcext:value-type="float">
            <text:p>-63.73</text:p>
          </table:table-cell>
          <table:table-cell office:value-type="string" calcext:value-type="string">
            <text:p>ftp.sra.ebi.ac.uk/vol1/fastq/SRR174/036/SRR17458636/SRR17458636_1.fastq.gz;ftp.sra.ebi.ac.uk/vol1/fastq/SRR174/036/SRR17458636/SRR17458636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38</text:p>
          </table:table-cell>
          <table:table-cell office:value-type="string" calcext:value-type="string">
            <text:p>SAMN24661220</text:p>
          </table:table-cell>
          <table:table-cell office:value-type="string" calcext:value-type="string">
            <text:p>SRX13629804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Mature Plastic Biofilm</text:p>
          </table:table-cell>
          <table:table-cell office:value-type="string" calcext:value-type="string">
            <text:p>34-NT-06-aplasticfilmwithbrownbiofilm_S23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MMA</text:p>
          </table:table-cell>
          <table:table-cell/>
          <table:table-cell office:value-type="float" office:value="36.04" calcext:value-type="float">
            <text:p>36.04</text:p>
          </table:table-cell>
          <table:table-cell office:value-type="float" office:value="-75.52" calcext:value-type="float">
            <text:p>-75.52</text:p>
          </table:table-cell>
          <table:table-cell office:value-type="string" calcext:value-type="string">
            <text:p>ftp.sra.ebi.ac.uk/vol1/fastq/SRR174/038/SRR17458638/SRR17458638_1.fastq.gz;ftp.sra.ebi.ac.uk/vol1/fastq/SRR174/038/SRR17458638/SRR17458638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39</text:p>
          </table:table-cell>
          <table:table-cell office:value-type="string" calcext:value-type="string">
            <text:p>SAMN24661219</text:p>
          </table:table-cell>
          <table:table-cell office:value-type="string" calcext:value-type="string">
            <text:p>SRX13629803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Early Plastic Biofilm</text:p>
          </table:table-cell>
          <table:table-cell office:value-type="string" calcext:value-type="string">
            <text:p>34-1stcolexpttime8punches_S4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HDPE</text:p>
          </table:table-cell>
          <table:table-cell/>
          <table:table-cell office:value-type="float" office:value="22.56" calcext:value-type="float">
            <text:p>22.56</text:p>
          </table:table-cell>
          <table:table-cell office:value-type="float" office:value="-63.73" calcext:value-type="float">
            <text:p>-63.73</text:p>
          </table:table-cell>
          <table:table-cell office:value-type="string" calcext:value-type="string">
            <text:p>ftp.sra.ebi.ac.uk/vol1/fastq/SRR174/039/SRR17458639/SRR17458639_1.fastq.gz;ftp.sra.ebi.ac.uk/vol1/fastq/SRR174/039/SRR17458639/SRR17458639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43</text:p>
          </table:table-cell>
          <table:table-cell office:value-type="string" calcext:value-type="string">
            <text:p>SAMN24661215</text:p>
          </table:table-cell>
          <table:table-cell office:value-type="string" calcext:value-type="string">
            <text:p>SRX13629799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Mature Plastic Biofilm</text:p>
          </table:table-cell>
          <table:table-cell office:value-type="string" calcext:value-type="string">
            <text:p>25-NT-04-cclearfilm_S19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</text:p>
          </table:table-cell>
          <table:table-cell/>
          <table:table-cell office:value-type="float" office:value="33.45" calcext:value-type="float">
            <text:p>33.45</text:p>
          </table:table-cell>
          <table:table-cell office:value-type="float" office:value="-76.89" calcext:value-type="float">
            <text:p>-76.89</text:p>
          </table:table-cell>
          <table:table-cell office:value-type="string" calcext:value-type="string">
            <text:p>ftp.sra.ebi.ac.uk/vol1/fastq/SRR174/043/SRR17458643/SRR17458643_1.fastq.gz;ftp.sra.ebi.ac.uk/vol1/fastq/SRR174/043/SRR17458643/SRR17458643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45</text:p>
          </table:table-cell>
          <table:table-cell office:value-type="string" calcext:value-type="string">
            <text:p>SAMN24661205</text:p>
          </table:table-cell>
          <table:table-cell office:value-type="string" calcext:value-type="string">
            <text:p>SRX13629797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Mature Plastic Biofilm</text:p>
          </table:table-cell>
          <table:table-cell office:value-type="string" calcext:value-type="string">
            <text:p>13-NT-02-amonofilament_S10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</text:p>
          </table:table-cell>
          <table:table-cell/>
          <table:table-cell office:value-type="float" office:value="25.89" calcext:value-type="float">
            <text:p>25.89</text:p>
          </table:table-cell>
          <table:table-cell office:value-type="float" office:value="-69.88" calcext:value-type="float">
            <text:p>-69.88</text:p>
          </table:table-cell>
          <table:table-cell office:value-type="string" calcext:value-type="string">
            <text:p>ftp.sra.ebi.ac.uk/vol1/fastq/SRR174/045/SRR17458645/SRR17458645_1.fastq.gz;ftp.sra.ebi.ac.uk/vol1/fastq/SRR174/045/SRR17458645/SRR17458645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05</text:p>
          </table:table-cell>
          <table:table-cell office:value-type="string" calcext:value-type="string">
            <text:p>SAMN24661211</text:p>
          </table:table-cell>
          <table:table-cell office:value-type="string" calcext:value-type="string">
            <text:p>SRX13629837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Mature Plastic Biofilm</text:p>
          </table:table-cell>
          <table:table-cell office:value-type="string" calcext:value-type="string">
            <text:p>19-NT-03-fmultiplemixedpieces_S1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</text:p>
          </table:table-cell>
          <table:table-cell/>
          <table:table-cell office:value-type="float" office:value="31.18" calcext:value-type="float">
            <text:p>31.18</text:p>
          </table:table-cell>
          <table:table-cell office:value-type="float" office:value="-79.5" calcext:value-type="float">
            <text:p>-79.5</text:p>
          </table:table-cell>
          <table:table-cell office:value-type="string" calcext:value-type="string">
            <text:p>ftp.sra.ebi.ac.uk/vol1/fastq/SRR174/005/SRR17458605/SRR17458605_1.fastq.gz;ftp.sra.ebi.ac.uk/vol1/fastq/SRR174/005/SRR17458605/SRR17458605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08</text:p>
          </table:table-cell>
          <table:table-cell office:value-type="string" calcext:value-type="string">
            <text:p>SAMN24661247</text:p>
          </table:table-cell>
          <table:table-cell office:value-type="string" calcext:value-type="string">
            <text:p>SRX13629834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Mature Plastic Biofilm</text:p>
          </table:table-cell>
          <table:table-cell office:value-type="string" calcext:value-type="string">
            <text:p>7-NT-01-etropicalpunchlabel_S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P</text:p>
          </table:table-cell>
          <table:table-cell/>
          <table:table-cell office:value-type="float" office:value="26.73" calcext:value-type="float">
            <text:p>26.73</text:p>
          </table:table-cell>
          <table:table-cell office:value-type="float" office:value="-79.89" calcext:value-type="float">
            <text:p>-79.89</text:p>
          </table:table-cell>
          <table:table-cell office:value-type="string" calcext:value-type="string">
            <text:p>ftp.sra.ebi.ac.uk/vol1/fastq/SRR174/008/SRR17458608/SRR17458608_1.fastq.gz;ftp.sra.ebi.ac.uk/vol1/fastq/SRR174/008/SRR17458608/SRR17458608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12</text:p>
          </table:table-cell>
          <table:table-cell office:value-type="string" calcext:value-type="string">
            <text:p>SAMN24661208</text:p>
          </table:table-cell>
          <table:table-cell office:value-type="string" calcext:value-type="string">
            <text:p>SRX13629830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Mature Plastic Biofilm</text:p>
          </table:table-cell>
          <table:table-cell office:value-type="string" calcext:value-type="string">
            <text:p>15-NT-02-csmallwhiteirregularfragment_S9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</text:p>
          </table:table-cell>
          <table:table-cell/>
          <table:table-cell office:value-type="float" office:value="25.89" calcext:value-type="float">
            <text:p>25.89</text:p>
          </table:table-cell>
          <table:table-cell office:value-type="float" office:value="-69.88" calcext:value-type="float">
            <text:p>-69.88</text:p>
          </table:table-cell>
          <table:table-cell office:value-type="string" calcext:value-type="string">
            <text:p>ftp.sra.ebi.ac.uk/vol1/fastq/SRR174/012/SRR17458612/SRR17458612_1.fastq.gz;ftp.sra.ebi.ac.uk/vol1/fastq/SRR174/012/SRR17458612/SRR17458612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18</text:p>
          </table:table-cell>
          <table:table-cell office:value-type="string" calcext:value-type="string">
            <text:p>SAMN24661238</text:p>
          </table:table-cell>
          <table:table-cell office:value-type="string" calcext:value-type="string">
            <text:p>SRX13629824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Mature Wood Biofilm</text:p>
          </table:table-cell>
          <table:table-cell office:value-type="string" calcext:value-type="string">
            <text:p>53-NT-08-hwood_S25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Wood</text:p>
          </table:table-cell>
          <table:table-cell/>
          <table:table-cell office:value-type="float" office:value="37.89" calcext:value-type="float">
            <text:p>37.89</text:p>
          </table:table-cell>
          <table:table-cell office:value-type="float" office:value="-76.17" calcext:value-type="float">
            <text:p>-76.17</text:p>
          </table:table-cell>
          <table:table-cell office:value-type="string" calcext:value-type="string">
            <text:p>ftp.sra.ebi.ac.uk/vol1/fastq/SRR174/018/SRR17458618/SRR17458618_1.fastq.gz;ftp.sra.ebi.ac.uk/vol1/fastq/SRR174/018/SRR17458618/SRR17458618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22</text:p>
          </table:table-cell>
          <table:table-cell office:value-type="string" calcext:value-type="string">
            <text:p>SAMN24661234</text:p>
          </table:table-cell>
          <table:table-cell office:value-type="string" calcext:value-type="string">
            <text:p>SRX13629820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Early Plastic Biofilm</text:p>
          </table:table-cell>
          <table:table-cell office:value-type="string" calcext:value-type="string">
            <text:p>50-Drifterexpttime5pellets_S38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HDPE</text:p>
          </table:table-cell>
          <table:table-cell/>
          <table:table-cell office:value-type="float" office:value="22.56" calcext:value-type="float">
            <text:p>22.56</text:p>
          </table:table-cell>
          <table:table-cell office:value-type="float" office:value="-63.73" calcext:value-type="float">
            <text:p>-63.73</text:p>
          </table:table-cell>
          <table:table-cell office:value-type="string" calcext:value-type="string">
            <text:p>ftp.sra.ebi.ac.uk/vol1/fastq/SRR174/022/SRR17458622/SRR17458622_1.fastq.gz;ftp.sra.ebi.ac.uk/vol1/fastq/SRR174/022/SRR17458622/SRR17458622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25</text:p>
          </table:table-cell>
          <table:table-cell office:value-type="string" calcext:value-type="string">
            <text:p>SAMN24661232</text:p>
          </table:table-cell>
          <table:table-cell office:value-type="string" calcext:value-type="string">
            <text:p>SRX13629817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Mature Cardboard Biofilm</text:p>
          </table:table-cell>
          <table:table-cell office:value-type="string" calcext:value-type="string">
            <text:p>49-NT-08-dsmallchunkwithbiofilm-cardboard_S24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Cardboard</text:p>
          </table:table-cell>
          <table:table-cell/>
          <table:table-cell office:value-type="float" office:value="37.89" calcext:value-type="float">
            <text:p>37.89</text:p>
          </table:table-cell>
          <table:table-cell office:value-type="float" office:value="-76.17" calcext:value-type="float">
            <text:p>-76.17</text:p>
          </table:table-cell>
          <table:table-cell office:value-type="string" calcext:value-type="string">
            <text:p>ftp.sra.ebi.ac.uk/vol1/fastq/SRR174/025/SRR17458625/SRR17458625_1.fastq.gz;ftp.sra.ebi.ac.uk/vol1/fastq/SRR174/025/SRR17458625/SRR17458625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29</text:p>
          </table:table-cell>
          <table:table-cell office:value-type="string" calcext:value-type="string">
            <text:p>SAMN24661228</text:p>
          </table:table-cell>
          <table:table-cell office:value-type="string" calcext:value-type="string">
            <text:p>SRX13629813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Early Plastic Biofilm</text:p>
          </table:table-cell>
          <table:table-cell office:value-type="string" calcext:value-type="string">
            <text:p>45-Drifterexpttime6PHApellets_S30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HA</text:p>
          </table:table-cell>
          <table:table-cell/>
          <table:table-cell office:value-type="float" office:value="36.9" calcext:value-type="float">
            <text:p>36.9</text:p>
          </table:table-cell>
          <table:table-cell office:value-type="float" office:value="-75.93" calcext:value-type="float">
            <text:p>-75.93</text:p>
          </table:table-cell>
          <table:table-cell office:value-type="string" calcext:value-type="string">
            <text:p>ftp.sra.ebi.ac.uk/vol1/fastq/SRR174/029/SRR17458629/SRR17458629_1.fastq.gz;ftp.sra.ebi.ac.uk/vol1/fastq/SRR174/029/SRR17458629/SRR17458629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31</text:p>
          </table:table-cell>
          <table:table-cell office:value-type="string" calcext:value-type="string">
            <text:p>SAMN24661226</text:p>
          </table:table-cell>
          <table:table-cell office:value-type="string" calcext:value-type="string">
            <text:p>SRX13629811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Early Plastic Biofilm</text:p>
          </table:table-cell>
          <table:table-cell office:value-type="string" calcext:value-type="string">
            <text:p>41-Drifterexpttime5PHApellets_S31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HA</text:p>
          </table:table-cell>
          <table:table-cell/>
          <table:table-cell office:value-type="float" office:value="36.1" calcext:value-type="float">
            <text:p>36.1</text:p>
          </table:table-cell>
          <table:table-cell office:value-type="float" office:value="-75.5" calcext:value-type="float">
            <text:p>-75.5</text:p>
          </table:table-cell>
          <table:table-cell office:value-type="string" calcext:value-type="string">
            <text:p>ftp.sra.ebi.ac.uk/vol1/fastq/SRR174/031/SRR17458631/SRR17458631_1.fastq.gz;ftp.sra.ebi.ac.uk/vol1/fastq/SRR174/031/SRR17458631/SRR17458631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33</text:p>
          </table:table-cell>
          <table:table-cell office:value-type="string" calcext:value-type="string">
            <text:p>SAMN24661224</text:p>
          </table:table-cell>
          <table:table-cell office:value-type="string" calcext:value-type="string">
            <text:p>SRX13629809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Aquarium Seawater</text:p>
          </table:table-cell>
          <table:table-cell office:value-type="string" calcext:value-type="string">
            <text:p>3A-66A-SII-15May7-NT-003-2000mlfrom5galincbucket_S3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eawater</text:p>
          </table:table-cell>
          <table:table-cell/>
          <table:table-cell office:value-type="float" office:value="31.16" calcext:value-type="float">
            <text:p>31.16</text:p>
          </table:table-cell>
          <table:table-cell office:value-type="float" office:value="-79.52" calcext:value-type="float">
            <text:p>-79.52</text:p>
          </table:table-cell>
          <table:table-cell office:value-type="string" calcext:value-type="string">
            <text:p>ftp.sra.ebi.ac.uk/vol1/fastq/SRR174/033/SRR17458633/SRR17458633_1.fastq.gz;ftp.sra.ebi.ac.uk/vol1/fastq/SRR174/033/SRR17458633/SRR17458633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35</text:p>
          </table:table-cell>
          <table:table-cell office:value-type="string" calcext:value-type="string">
            <text:p>SAMN24661223</text:p>
          </table:table-cell>
          <table:table-cell office:value-type="string" calcext:value-type="string">
            <text:p>SRX13629807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Early Plastic Biofilm</text:p>
          </table:table-cell>
          <table:table-cell office:value-type="string" calcext:value-type="string">
            <text:p>39-1stcolexpttime10pellets_S4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HDPE</text:p>
          </table:table-cell>
          <table:table-cell/>
          <table:table-cell office:value-type="float" office:value="22.56" calcext:value-type="float">
            <text:p>22.56</text:p>
          </table:table-cell>
          <table:table-cell office:value-type="float" office:value="-63.73" calcext:value-type="float">
            <text:p>-63.73</text:p>
          </table:table-cell>
          <table:table-cell office:value-type="string" calcext:value-type="string">
            <text:p>ftp.sra.ebi.ac.uk/vol1/fastq/SRR174/035/SRR17458635/SRR17458635_1.fastq.gz;ftp.sra.ebi.ac.uk/vol1/fastq/SRR174/035/SRR17458635/SRR17458635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37</text:p>
          </table:table-cell>
          <table:table-cell office:value-type="string" calcext:value-type="string">
            <text:p>SAMN24661221</text:p>
          </table:table-cell>
          <table:table-cell office:value-type="string" calcext:value-type="string">
            <text:p>SRX13629805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Mature Plastic Biofilm</text:p>
          </table:table-cell>
          <table:table-cell office:value-type="string" calcext:value-type="string">
            <text:p>36-NT-06-cyellowfilament_S2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P</text:p>
          </table:table-cell>
          <table:table-cell/>
          <table:table-cell office:value-type="float" office:value="36.04" calcext:value-type="float">
            <text:p>36.04</text:p>
          </table:table-cell>
          <table:table-cell office:value-type="float" office:value="-75.52" calcext:value-type="float">
            <text:p>-75.52</text:p>
          </table:table-cell>
          <table:table-cell office:value-type="string" calcext:value-type="string">
            <text:p>ftp.sra.ebi.ac.uk/vol1/fastq/SRR174/037/SRR17458637/SRR17458637_1.fastq.gz;ftp.sra.ebi.ac.uk/vol1/fastq/SRR174/037/SRR17458637/SRR17458637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40</text:p>
          </table:table-cell>
          <table:table-cell office:value-type="string" calcext:value-type="string">
            <text:p>SAMN24661218</text:p>
          </table:table-cell>
          <table:table-cell office:value-type="string" calcext:value-type="string">
            <text:p>SRX13629802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Mature Plastic Biofilm</text:p>
          </table:table-cell>
          <table:table-cell office:value-type="string" calcext:value-type="string">
            <text:p>30-NT-05-bbluefilament_S21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</text:p>
          </table:table-cell>
          <table:table-cell/>
          <table:table-cell office:value-type="float" office:value="33.69" calcext:value-type="float">
            <text:p>33.69</text:p>
          </table:table-cell>
          <table:table-cell office:value-type="float" office:value="-76.62" calcext:value-type="float">
            <text:p>-76.62</text:p>
          </table:table-cell>
          <table:table-cell office:value-type="string" calcext:value-type="string">
            <text:p>ftp.sra.ebi.ac.uk/vol1/fastq/SRR174/040/SRR17458640/SRR17458640_1.fastq.gz;ftp.sra.ebi.ac.uk/vol1/fastq/SRR174/040/SRR17458640/SRR17458640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41</text:p>
          </table:table-cell>
          <table:table-cell office:value-type="string" calcext:value-type="string">
            <text:p>SAMN24661217</text:p>
          </table:table-cell>
          <table:table-cell office:value-type="string" calcext:value-type="string">
            <text:p>SRX13629801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Aquarium Seawater</text:p>
          </table:table-cell>
          <table:table-cell office:value-type="string" calcext:value-type="string">
            <text:p>2B-65B-SII14May17Day0-SterivexwithLysisbuffer-2000from5galIncubBucket_S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eawater</text:p>
          </table:table-cell>
          <table:table-cell/>
          <table:table-cell office:value-type="float" office:value="27.06" calcext:value-type="float">
            <text:p>27.06</text:p>
          </table:table-cell>
          <table:table-cell office:value-type="float" office:value="-79.95" calcext:value-type="float">
            <text:p>-79.95</text:p>
          </table:table-cell>
          <table:table-cell office:value-type="string" calcext:value-type="string">
            <text:p>ftp.sra.ebi.ac.uk/vol1/fastq/SRR174/041/SRR17458641/SRR17458641_1.fastq.gz;ftp.sra.ebi.ac.uk/vol1/fastq/SRR174/041/SRR17458641/SRR17458641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42</text:p>
          </table:table-cell>
          <table:table-cell office:value-type="string" calcext:value-type="string">
            <text:p>SAMN24661216</text:p>
          </table:table-cell>
          <table:table-cell office:value-type="string" calcext:value-type="string">
            <text:p>SRX13629800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Mature Plastic Biofilm</text:p>
          </table:table-cell>
          <table:table-cell office:value-type="string" calcext:value-type="string">
            <text:p>29-NT-05-awhitefilm_S20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</text:p>
          </table:table-cell>
          <table:table-cell/>
          <table:table-cell office:value-type="float" office:value="33.69" calcext:value-type="float">
            <text:p>33.69</text:p>
          </table:table-cell>
          <table:table-cell office:value-type="float" office:value="-76.62" calcext:value-type="float">
            <text:p>-76.62</text:p>
          </table:table-cell>
          <table:table-cell office:value-type="string" calcext:value-type="string">
            <text:p>ftp.sra.ebi.ac.uk/vol1/fastq/SRR174/042/SRR17458642/SRR17458642_1.fastq.gz;ftp.sra.ebi.ac.uk/vol1/fastq/SRR174/042/SRR17458642/SRR17458642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458644</text:p>
          </table:table-cell>
          <table:table-cell office:value-type="string" calcext:value-type="string">
            <text:p>SAMN24661214</text:p>
          </table:table-cell>
          <table:table-cell office:value-type="string" calcext:value-type="string">
            <text:p>SRX13629798</text:p>
          </table:table-cell>
          <table:table-cell office:value-type="string" calcext:value-type="string">
            <text:p>PRJNA777294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NextSeq 500 sequencing: Metagenomic analyses of Mature Plastic Biofilm</text:p>
          </table:table-cell>
          <table:table-cell office:value-type="string" calcext:value-type="string">
            <text:p>24-NT-04-bbluefilament_S18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</text:p>
          </table:table-cell>
          <table:table-cell/>
          <table:table-cell office:value-type="float" office:value="33.45" calcext:value-type="float">
            <text:p>33.45</text:p>
          </table:table-cell>
          <table:table-cell office:value-type="float" office:value="-76.89" calcext:value-type="float">
            <text:p>-76.89</text:p>
          </table:table-cell>
          <table:table-cell office:value-type="string" calcext:value-type="string">
            <text:p>ftp.sra.ebi.ac.uk/vol1/fastq/SRR174/044/SRR17458644/SRR17458644_1.fastq.gz;ftp.sra.ebi.ac.uk/vol1/fastq/SRR174/044/SRR17458644/SRR17458644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7331969</text:p>
          </table:table-cell>
          <table:table-cell office:value-type="string" calcext:value-type="string">
            <text:p>SAMN24114817</text:p>
          </table:table-cell>
          <table:table-cell office:value-type="string" calcext:value-type="string">
            <text:p>SRX13507538</text:p>
          </table:table-cell>
          <table:table-cell office:value-type="string" calcext:value-type="string">
            <text:p>PRJNA787583</text:p>
          </table:table-cell>
          <table:table-cell office:value-type="float" office:value="410658" calcext:value-type="float">
            <text:p>410658</text:p>
          </table:table-cell>
          <table:table-cell office:value-type="string" calcext:value-type="string">
            <text:p>soil metagenome</text:p>
          </table:table-cell>
          <table:table-cell office:value-type="string" calcext:value-type="string">
            <text:p>NextSeq 2000 sequencing: S10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</text:p>
          </table:table-cell>
          <table:table-cell/>
          <table:table-cell office:value-type="float" office:value="46.49634" calcext:value-type="float">
            <text:p>46.49634</text:p>
          </table:table-cell>
          <table:table-cell office:value-type="float" office:value="9.93145" calcext:value-type="float">
            <text:p>9.93145</text:p>
          </table:table-cell>
          <table:table-cell office:value-type="string" calcext:value-type="string">
            <text:p>ftp.sra.ebi.ac.uk/vol1/fastq/SRR173/069/SRR17331969/SRR17331969_1.fastq.gz;ftp.sra.ebi.ac.uk/vol1/fastq/SRR173/069/SRR17331969/SRR17331969_2.fastq.gz</text:p>
          </table:table-cell>
          <table:table-cell office:value-type="string" calcext:value-type="string">
            <text:p>Metagenome or environmental sample from soil metagenome</text:p>
          </table:table-cell>
        </table:table-row>
        <table:table-row table:style-name="ro1">
          <table:table-cell office:value-type="string" calcext:value-type="string">
            <text:p>SRR17331971</text:p>
          </table:table-cell>
          <table:table-cell office:value-type="string" calcext:value-type="string">
            <text:p>SAMN24114815</text:p>
          </table:table-cell>
          <table:table-cell office:value-type="string" calcext:value-type="string">
            <text:p>SRX13507536</text:p>
          </table:table-cell>
          <table:table-cell office:value-type="string" calcext:value-type="string">
            <text:p>PRJNA787583</text:p>
          </table:table-cell>
          <table:table-cell office:value-type="float" office:value="410658" calcext:value-type="float">
            <text:p>410658</text:p>
          </table:table-cell>
          <table:table-cell office:value-type="string" calcext:value-type="string">
            <text:p>soil metagenome</text:p>
          </table:table-cell>
          <table:table-cell office:value-type="string" calcext:value-type="string">
            <text:p>NextSeq 2000 sequencing: S8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BI-OPL</text:p>
          </table:table-cell>
          <table:table-cell/>
          <table:table-cell office:value-type="float" office:value="46.49634" calcext:value-type="float">
            <text:p>46.49634</text:p>
          </table:table-cell>
          <table:table-cell office:value-type="float" office:value="9.93145" calcext:value-type="float">
            <text:p>9.93145</text:p>
          </table:table-cell>
          <table:table-cell office:value-type="string" calcext:value-type="string">
            <text:p>ftp.sra.ebi.ac.uk/vol1/fastq/SRR173/071/SRR17331971/SRR17331971_1.fastq.gz;ftp.sra.ebi.ac.uk/vol1/fastq/SRR173/071/SRR17331971/SRR17331971_2.fastq.gz</text:p>
          </table:table-cell>
          <table:table-cell office:value-type="string" calcext:value-type="string">
            <text:p>Metagenome or environmental sample from soil metagenome</text:p>
          </table:table-cell>
        </table:table-row>
        <table:table-row table:style-name="ro1">
          <table:table-cell office:value-type="string" calcext:value-type="string">
            <text:p>SRR17331974</text:p>
          </table:table-cell>
          <table:table-cell office:value-type="string" calcext:value-type="string">
            <text:p>SAMN24114812</text:p>
          </table:table-cell>
          <table:table-cell office:value-type="string" calcext:value-type="string">
            <text:p>SRX13507533</text:p>
          </table:table-cell>
          <table:table-cell office:value-type="string" calcext:value-type="string">
            <text:p>PRJNA787583</text:p>
          </table:table-cell>
          <table:table-cell office:value-type="float" office:value="410658" calcext:value-type="float">
            <text:p>410658</text:p>
          </table:table-cell>
          <table:table-cell office:value-type="string" calcext:value-type="string">
            <text:p>soil metagenome</text:p>
          </table:table-cell>
          <table:table-cell office:value-type="string" calcext:value-type="string">
            <text:p>NextSeq 2000 sequencing: S5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Ecovio</text:p>
          </table:table-cell>
          <table:table-cell/>
          <table:table-cell office:value-type="float" office:value="46.49634" calcext:value-type="float">
            <text:p>46.49634</text:p>
          </table:table-cell>
          <table:table-cell office:value-type="float" office:value="9.93145" calcext:value-type="float">
            <text:p>9.93145</text:p>
          </table:table-cell>
          <table:table-cell office:value-type="string" calcext:value-type="string">
            <text:p>ftp.sra.ebi.ac.uk/vol1/fastq/SRR173/074/SRR17331974/SRR17331974_1.fastq.gz;ftp.sra.ebi.ac.uk/vol1/fastq/SRR173/074/SRR17331974/SRR17331974_2.fastq.gz</text:p>
          </table:table-cell>
          <table:table-cell office:value-type="string" calcext:value-type="string">
            <text:p>Metagenome or environmental sample from soil metagenome</text:p>
          </table:table-cell>
        </table:table-row>
        <table:table-row table:style-name="ro1">
          <table:table-cell office:value-type="string" calcext:value-type="string">
            <text:p>SRR17331976</text:p>
          </table:table-cell>
          <table:table-cell office:value-type="string" calcext:value-type="string">
            <text:p>SAMN24114810</text:p>
          </table:table-cell>
          <table:table-cell office:value-type="string" calcext:value-type="string">
            <text:p>SRX13507531</text:p>
          </table:table-cell>
          <table:table-cell office:value-type="string" calcext:value-type="string">
            <text:p>PRJNA787583</text:p>
          </table:table-cell>
          <table:table-cell office:value-type="float" office:value="410658" calcext:value-type="float">
            <text:p>410658</text:p>
          </table:table-cell>
          <table:table-cell office:value-type="string" calcext:value-type="string">
            <text:p>soil metagenome</text:p>
          </table:table-cell>
          <table:table-cell office:value-type="string" calcext:value-type="string">
            <text:p>NextSeq 2000 sequencing: S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Soil</text:p>
          </table:table-cell>
          <table:table-cell/>
          <table:table-cell office:value-type="float" office:value="46.49634" calcext:value-type="float">
            <text:p>46.49634</text:p>
          </table:table-cell>
          <table:table-cell office:value-type="float" office:value="9.93145" calcext:value-type="float">
            <text:p>9.93145</text:p>
          </table:table-cell>
          <table:table-cell office:value-type="string" calcext:value-type="string">
            <text:p>ftp.sra.ebi.ac.uk/vol1/fastq/SRR173/076/SRR17331976/SRR17331976_1.fastq.gz;ftp.sra.ebi.ac.uk/vol1/fastq/SRR173/076/SRR17331976/SRR17331976_2.fastq.gz</text:p>
          </table:table-cell>
          <table:table-cell office:value-type="string" calcext:value-type="string">
            <text:p>Metagenome or environmental sample from soil metagenome</text:p>
          </table:table-cell>
        </table:table-row>
        <table:table-row table:style-name="ro1">
          <table:table-cell office:value-type="string" calcext:value-type="string">
            <text:p>SRR17331977</text:p>
          </table:table-cell>
          <table:table-cell office:value-type="string" calcext:value-type="string">
            <text:p>SAMN24114819</text:p>
          </table:table-cell>
          <table:table-cell office:value-type="string" calcext:value-type="string">
            <text:p>SRX13507530</text:p>
          </table:table-cell>
          <table:table-cell office:value-type="string" calcext:value-type="string">
            <text:p>PRJNA787583</text:p>
          </table:table-cell>
          <table:table-cell office:value-type="float" office:value="410658" calcext:value-type="float">
            <text:p>410658</text:p>
          </table:table-cell>
          <table:table-cell office:value-type="string" calcext:value-type="string">
            <text:p>soil metagenome</text:p>
          </table:table-cell>
          <table:table-cell office:value-type="string" calcext:value-type="string">
            <text:p>NextSeq 2000 sequencing: S12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</text:p>
          </table:table-cell>
          <table:table-cell/>
          <table:table-cell office:value-type="float" office:value="46.49634" calcext:value-type="float">
            <text:p>46.49634</text:p>
          </table:table-cell>
          <table:table-cell office:value-type="float" office:value="9.93145" calcext:value-type="float">
            <text:p>9.93145</text:p>
          </table:table-cell>
          <table:table-cell office:value-type="string" calcext:value-type="string">
            <text:p>ftp.sra.ebi.ac.uk/vol1/fastq/SRR173/077/SRR17331977/SRR17331977_1.fastq.gz;ftp.sra.ebi.ac.uk/vol1/fastq/SRR173/077/SRR17331977/SRR17331977_2.fastq.gz</text:p>
          </table:table-cell>
          <table:table-cell office:value-type="string" calcext:value-type="string">
            <text:p>Metagenome or environmental sample from soil metagenome</text:p>
          </table:table-cell>
        </table:table-row>
        <table:table-row table:style-name="ro1">
          <table:table-cell office:value-type="string" calcext:value-type="string">
            <text:p>SRR17331970</text:p>
          </table:table-cell>
          <table:table-cell office:value-type="string" calcext:value-type="string">
            <text:p>SAMN24114816</text:p>
          </table:table-cell>
          <table:table-cell office:value-type="string" calcext:value-type="string">
            <text:p>SRX13507537</text:p>
          </table:table-cell>
          <table:table-cell office:value-type="string" calcext:value-type="string">
            <text:p>PRJNA787583</text:p>
          </table:table-cell>
          <table:table-cell office:value-type="float" office:value="410658" calcext:value-type="float">
            <text:p>410658</text:p>
          </table:table-cell>
          <table:table-cell office:value-type="string" calcext:value-type="string">
            <text:p>soil metagenome</text:p>
          </table:table-cell>
          <table:table-cell office:value-type="string" calcext:value-type="string">
            <text:p>NextSeq 2000 sequencing: S9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BI-OPL</text:p>
          </table:table-cell>
          <table:table-cell/>
          <table:table-cell office:value-type="float" office:value="46.49634" calcext:value-type="float">
            <text:p>46.49634</text:p>
          </table:table-cell>
          <table:table-cell office:value-type="float" office:value="9.93145" calcext:value-type="float">
            <text:p>9.93145</text:p>
          </table:table-cell>
          <table:table-cell office:value-type="string" calcext:value-type="string">
            <text:p>ftp.sra.ebi.ac.uk/vol1/fastq/SRR173/070/SRR17331970/SRR17331970_1.fastq.gz;ftp.sra.ebi.ac.uk/vol1/fastq/SRR173/070/SRR17331970/SRR17331970_2.fastq.gz</text:p>
          </table:table-cell>
          <table:table-cell office:value-type="string" calcext:value-type="string">
            <text:p>Metagenome or environmental sample from soil metagenome</text:p>
          </table:table-cell>
        </table:table-row>
        <table:table-row table:style-name="ro1">
          <table:table-cell office:value-type="string" calcext:value-type="string">
            <text:p>SRR17331972</text:p>
          </table:table-cell>
          <table:table-cell office:value-type="string" calcext:value-type="string">
            <text:p>SAMN24114814</text:p>
          </table:table-cell>
          <table:table-cell office:value-type="string" calcext:value-type="string">
            <text:p>SRX13507535</text:p>
          </table:table-cell>
          <table:table-cell office:value-type="string" calcext:value-type="string">
            <text:p>PRJNA787583</text:p>
          </table:table-cell>
          <table:table-cell office:value-type="float" office:value="410658" calcext:value-type="float">
            <text:p>410658</text:p>
          </table:table-cell>
          <table:table-cell office:value-type="string" calcext:value-type="string">
            <text:p>soil metagenome</text:p>
          </table:table-cell>
          <table:table-cell office:value-type="string" calcext:value-type="string">
            <text:p>NextSeq 2000 sequencing: S7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BI-OPL</text:p>
          </table:table-cell>
          <table:table-cell/>
          <table:table-cell office:value-type="float" office:value="46.49634" calcext:value-type="float">
            <text:p>46.49634</text:p>
          </table:table-cell>
          <table:table-cell office:value-type="float" office:value="9.93145" calcext:value-type="float">
            <text:p>9.93145</text:p>
          </table:table-cell>
          <table:table-cell office:value-type="string" calcext:value-type="string">
            <text:p>ftp.sra.ebi.ac.uk/vol1/fastq/SRR173/072/SRR17331972/SRR17331972_1.fastq.gz;ftp.sra.ebi.ac.uk/vol1/fastq/SRR173/072/SRR17331972/SRR17331972_2.fastq.gz</text:p>
          </table:table-cell>
          <table:table-cell office:value-type="string" calcext:value-type="string">
            <text:p>Metagenome or environmental sample from soil metagenome</text:p>
          </table:table-cell>
        </table:table-row>
        <table:table-row table:style-name="ro1">
          <table:table-cell office:value-type="string" calcext:value-type="string">
            <text:p>SRR17331979</text:p>
          </table:table-cell>
          <table:table-cell office:value-type="string" calcext:value-type="string">
            <text:p>SAMN24114809</text:p>
          </table:table-cell>
          <table:table-cell office:value-type="string" calcext:value-type="string">
            <text:p>SRX13507528</text:p>
          </table:table-cell>
          <table:table-cell office:value-type="string" calcext:value-type="string">
            <text:p>PRJNA787583</text:p>
          </table:table-cell>
          <table:table-cell office:value-type="float" office:value="410658" calcext:value-type="float">
            <text:p>410658</text:p>
          </table:table-cell>
          <table:table-cell office:value-type="string" calcext:value-type="string">
            <text:p>soil metagenome</text:p>
          </table:table-cell>
          <table:table-cell office:value-type="string" calcext:value-type="string">
            <text:p>NextSeq 2000 sequencing: S2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Soil</text:p>
          </table:table-cell>
          <table:table-cell/>
          <table:table-cell office:value-type="float" office:value="46.49634" calcext:value-type="float">
            <text:p>46.49634</text:p>
          </table:table-cell>
          <table:table-cell office:value-type="float" office:value="9.93145" calcext:value-type="float">
            <text:p>9.93145</text:p>
          </table:table-cell>
          <table:table-cell office:value-type="string" calcext:value-type="string">
            <text:p>ftp.sra.ebi.ac.uk/vol1/fastq/SRR173/079/SRR17331979/SRR17331979_1.fastq.gz;ftp.sra.ebi.ac.uk/vol1/fastq/SRR173/079/SRR17331979/SRR17331979_2.fastq.gz</text:p>
          </table:table-cell>
          <table:table-cell office:value-type="string" calcext:value-type="string">
            <text:p>Metagenome or environmental sample from soil metagenome</text:p>
          </table:table-cell>
        </table:table-row>
        <table:table-row table:style-name="ro1">
          <table:table-cell office:value-type="string" calcext:value-type="string">
            <text:p>SRR17331973</text:p>
          </table:table-cell>
          <table:table-cell office:value-type="string" calcext:value-type="string">
            <text:p>SAMN24114813</text:p>
          </table:table-cell>
          <table:table-cell office:value-type="string" calcext:value-type="string">
            <text:p>SRX13507534</text:p>
          </table:table-cell>
          <table:table-cell office:value-type="string" calcext:value-type="string">
            <text:p>PRJNA787583</text:p>
          </table:table-cell>
          <table:table-cell office:value-type="float" office:value="410658" calcext:value-type="float">
            <text:p>410658</text:p>
          </table:table-cell>
          <table:table-cell office:value-type="string" calcext:value-type="string">
            <text:p>soil metagenome</text:p>
          </table:table-cell>
          <table:table-cell office:value-type="string" calcext:value-type="string">
            <text:p>NextSeq 2000 sequencing: S6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Ecovio</text:p>
          </table:table-cell>
          <table:table-cell/>
          <table:table-cell office:value-type="float" office:value="46.49634" calcext:value-type="float">
            <text:p>46.49634</text:p>
          </table:table-cell>
          <table:table-cell office:value-type="float" office:value="9.93145" calcext:value-type="float">
            <text:p>9.93145</text:p>
          </table:table-cell>
          <table:table-cell office:value-type="string" calcext:value-type="string">
            <text:p>ftp.sra.ebi.ac.uk/vol1/fastq/SRR173/073/SRR17331973/SRR17331973_1.fastq.gz;ftp.sra.ebi.ac.uk/vol1/fastq/SRR173/073/SRR17331973/SRR17331973_2.fastq.gz</text:p>
          </table:table-cell>
          <table:table-cell office:value-type="string" calcext:value-type="string">
            <text:p>Metagenome or environmental sample from soil metagenome</text:p>
          </table:table-cell>
        </table:table-row>
        <table:table-row table:style-name="ro1">
          <table:table-cell office:value-type="string" calcext:value-type="string">
            <text:p>SRR17331975</text:p>
          </table:table-cell>
          <table:table-cell office:value-type="string" calcext:value-type="string">
            <text:p>SAMN24114811</text:p>
          </table:table-cell>
          <table:table-cell office:value-type="string" calcext:value-type="string">
            <text:p>SRX13507532</text:p>
          </table:table-cell>
          <table:table-cell office:value-type="string" calcext:value-type="string">
            <text:p>PRJNA787583</text:p>
          </table:table-cell>
          <table:table-cell office:value-type="float" office:value="410658" calcext:value-type="float">
            <text:p>410658</text:p>
          </table:table-cell>
          <table:table-cell office:value-type="string" calcext:value-type="string">
            <text:p>soil metagenome</text:p>
          </table:table-cell>
          <table:table-cell office:value-type="string" calcext:value-type="string">
            <text:p>NextSeq 2000 sequencing: S4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Ecovio</text:p>
          </table:table-cell>
          <table:table-cell/>
          <table:table-cell office:value-type="float" office:value="46.49634" calcext:value-type="float">
            <text:p>46.49634</text:p>
          </table:table-cell>
          <table:table-cell office:value-type="float" office:value="9.93145" calcext:value-type="float">
            <text:p>9.93145</text:p>
          </table:table-cell>
          <table:table-cell office:value-type="string" calcext:value-type="string">
            <text:p>ftp.sra.ebi.ac.uk/vol1/fastq/SRR173/075/SRR17331975/SRR17331975_1.fastq.gz;ftp.sra.ebi.ac.uk/vol1/fastq/SRR173/075/SRR17331975/SRR17331975_2.fastq.gz</text:p>
          </table:table-cell>
          <table:table-cell office:value-type="string" calcext:value-type="string">
            <text:p>Metagenome or environmental sample from soil metagenome</text:p>
          </table:table-cell>
        </table:table-row>
        <table:table-row table:style-name="ro1">
          <table:table-cell office:value-type="string" calcext:value-type="string">
            <text:p>SRR17331978</text:p>
          </table:table-cell>
          <table:table-cell office:value-type="string" calcext:value-type="string">
            <text:p>SAMN24114818</text:p>
          </table:table-cell>
          <table:table-cell office:value-type="string" calcext:value-type="string">
            <text:p>SRX13507529</text:p>
          </table:table-cell>
          <table:table-cell office:value-type="string" calcext:value-type="string">
            <text:p>PRJNA787583</text:p>
          </table:table-cell>
          <table:table-cell office:value-type="float" office:value="410658" calcext:value-type="float">
            <text:p>410658</text:p>
          </table:table-cell>
          <table:table-cell office:value-type="string" calcext:value-type="string">
            <text:p>soil metagenome</text:p>
          </table:table-cell>
          <table:table-cell office:value-type="string" calcext:value-type="string">
            <text:p>NextSeq 2000 sequencing: S11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</text:p>
          </table:table-cell>
          <table:table-cell/>
          <table:table-cell office:value-type="float" office:value="46.49634" calcext:value-type="float">
            <text:p>46.49634</text:p>
          </table:table-cell>
          <table:table-cell office:value-type="float" office:value="9.93145" calcext:value-type="float">
            <text:p>9.93145</text:p>
          </table:table-cell>
          <table:table-cell office:value-type="string" calcext:value-type="string">
            <text:p>ftp.sra.ebi.ac.uk/vol1/fastq/SRR173/078/SRR17331978/SRR17331978_1.fastq.gz;ftp.sra.ebi.ac.uk/vol1/fastq/SRR173/078/SRR17331978/SRR17331978_2.fastq.gz</text:p>
          </table:table-cell>
          <table:table-cell office:value-type="string" calcext:value-type="string">
            <text:p>Metagenome or environmental sample from soil metagenome</text:p>
          </table:table-cell>
        </table:table-row>
        <table:table-row table:style-name="ro1">
          <table:table-cell office:value-type="string" calcext:value-type="string">
            <text:p>SRR17331980</text:p>
          </table:table-cell>
          <table:table-cell office:value-type="string" calcext:value-type="string">
            <text:p>SAMN24114808</text:p>
          </table:table-cell>
          <table:table-cell office:value-type="string" calcext:value-type="string">
            <text:p>SRX13507527</text:p>
          </table:table-cell>
          <table:table-cell office:value-type="string" calcext:value-type="string">
            <text:p>PRJNA787583</text:p>
          </table:table-cell>
          <table:table-cell office:value-type="float" office:value="410658" calcext:value-type="float">
            <text:p>410658</text:p>
          </table:table-cell>
          <table:table-cell office:value-type="string" calcext:value-type="string">
            <text:p>soil metagenome</text:p>
          </table:table-cell>
          <table:table-cell office:value-type="string" calcext:value-type="string">
            <text:p>NextSeq 2000 sequencing: S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Soil</text:p>
          </table:table-cell>
          <table:table-cell/>
          <table:table-cell office:value-type="float" office:value="46.49634" calcext:value-type="float">
            <text:p>46.49634</text:p>
          </table:table-cell>
          <table:table-cell office:value-type="float" office:value="9.93145" calcext:value-type="float">
            <text:p>9.93145</text:p>
          </table:table-cell>
          <table:table-cell office:value-type="string" calcext:value-type="string">
            <text:p>ftp.sra.ebi.ac.uk/vol1/fastq/SRR173/080/SRR17331980/SRR17331980_1.fastq.gz;ftp.sra.ebi.ac.uk/vol1/fastq/SRR173/080/SRR17331980/SRR17331980_2.fastq.gz</text:p>
          </table:table-cell>
          <table:table-cell office:value-type="string" calcext:value-type="string">
            <text:p>Metagenome or environmental sample from soil metagenome</text:p>
          </table:table-cell>
        </table:table-row>
        <table:table-row table:style-name="ro1">
          <table:table-cell office:value-type="string" calcext:value-type="string">
            <text:p>SRR17656790</text:p>
          </table:table-cell>
          <table:table-cell office:value-type="string" calcext:value-type="string">
            <text:p>SAMN25037269</text:p>
          </table:table-cell>
          <table:table-cell office:value-type="string" calcext:value-type="string">
            <text:p>SRX13824899</text:p>
          </table:table-cell>
          <table:table-cell office:value-type="string" calcext:value-type="string">
            <text:p>PRJNA797856</text:p>
          </table:table-cell>
          <table:table-cell office:value-type="float" office:value="2014073" calcext:value-type="float">
            <text:p>2014073</text:p>
          </table:table-cell>
          <table:table-cell office:value-type="string" calcext:value-type="string">
            <text:p>plastic metagenome</text:p>
          </table:table-cell>
          <table:table-cell office:value-type="string" calcext:value-type="string">
            <text:p>Illumina NovaSeq 6000 sequencing: DNAseq of plastisphere</text:p>
          </table:table-cell>
          <table:table-cell office:value-type="string" calcext:value-type="string">
            <text:p>S269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F</text:p>
          </table:table-cell>
          <table:table-cell office:value-type="float" office:value="4" calcext:value-type="float">
            <text:p>4</text:p>
          </table:table-cell>
          <table:table-cell office:value-type="float" office:value="21.54" calcext:value-type="float">
            <text:p>21.54</text:p>
          </table:table-cell>
          <table:table-cell office:value-type="float" office:value="107.976" calcext:value-type="float">
            <text:p>107.976</text:p>
          </table:table-cell>
          <table:table-cell office:value-type="string" calcext:value-type="string">
            <text:p>ftp.sra.ebi.ac.uk/vol1/fastq/SRR176/090/SRR17656790/SRR17656790_1.fastq.gz;ftp.sra.ebi.ac.uk/vol1/fastq/SRR176/090/SRR17656790/SRR17656790_2.fastq.gz</text:p>
          </table:table-cell>
          <table:table-cell office:value-type="string" calcext:value-type="string">
            <text:p>Metagenome or environmental sample from plastic metagenome</text:p>
          </table:table-cell>
        </table:table-row>
        <table:table-row table:style-name="ro1">
          <table:table-cell office:value-type="string" calcext:value-type="string">
            <text:p>SRR17656800</text:p>
          </table:table-cell>
          <table:table-cell office:value-type="string" calcext:value-type="string">
            <text:p>SAMN25037281</text:p>
          </table:table-cell>
          <table:table-cell office:value-type="string" calcext:value-type="string">
            <text:p>SRX13824889</text:p>
          </table:table-cell>
          <table:table-cell office:value-type="string" calcext:value-type="string">
            <text:p>PRJNA797856</text:p>
          </table:table-cell>
          <table:table-cell office:value-type="float" office:value="2014073" calcext:value-type="float">
            <text:p>2014073</text:p>
          </table:table-cell>
          <table:table-cell office:value-type="string" calcext:value-type="string">
            <text:p>plastic metagenome</text:p>
          </table:table-cell>
          <table:table-cell office:value-type="string" calcext:value-type="string">
            <text:p>Illumina NovaSeq 6000 sequencing: DNAseq of plastisphere</text:p>
          </table:table-cell>
          <table:table-cell office:value-type="string" calcext:value-type="string">
            <text:p>S281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S</text:p>
          </table:table-cell>
          <table:table-cell office:value-type="float" office:value="1" calcext:value-type="float">
            <text:p>1</text:p>
          </table:table-cell>
          <table:table-cell office:value-type="float" office:value="21.746" calcext:value-type="float">
            <text:p>21.746</text:p>
          </table:table-cell>
          <table:table-cell office:value-type="float" office:value="107.764" calcext:value-type="float">
            <text:p>107.764</text:p>
          </table:table-cell>
          <table:table-cell office:value-type="string" calcext:value-type="string">
            <text:p>ftp.sra.ebi.ac.uk/vol1/fastq/SRR176/000/SRR17656800/SRR17656800_1.fastq.gz;ftp.sra.ebi.ac.uk/vol1/fastq/SRR176/000/SRR17656800/SRR17656800_2.fastq.gz</text:p>
          </table:table-cell>
          <table:table-cell office:value-type="string" calcext:value-type="string">
            <text:p>Metagenome or environmental sample from plastic metagenome</text:p>
          </table:table-cell>
        </table:table-row>
        <table:table-row table:style-name="ro1">
          <table:table-cell office:value-type="string" calcext:value-type="string">
            <text:p>SRR17656807</text:p>
          </table:table-cell>
          <table:table-cell office:value-type="string" calcext:value-type="string">
            <text:p>SAMN25037275</text:p>
          </table:table-cell>
          <table:table-cell office:value-type="string" calcext:value-type="string">
            <text:p>SRX13824882</text:p>
          </table:table-cell>
          <table:table-cell office:value-type="string" calcext:value-type="string">
            <text:p>PRJNA797856</text:p>
          </table:table-cell>
          <table:table-cell office:value-type="float" office:value="2014073" calcext:value-type="float">
            <text:p>2014073</text:p>
          </table:table-cell>
          <table:table-cell office:value-type="string" calcext:value-type="string">
            <text:p>plastic metagenome</text:p>
          </table:table-cell>
          <table:table-cell office:value-type="string" calcext:value-type="string">
            <text:p>Illumina NovaSeq 6000 sequencing: DNAseq of plastisphere</text:p>
          </table:table-cell>
          <table:table-cell office:value-type="string" calcext:value-type="string">
            <text:p>S275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FP</text:p>
          </table:table-cell>
          <table:table-cell office:value-type="float" office:value="5" calcext:value-type="float">
            <text:p>5</text:p>
          </table:table-cell>
          <table:table-cell office:value-type="float" office:value="21.547" calcext:value-type="float">
            <text:p>21.547</text:p>
          </table:table-cell>
          <table:table-cell office:value-type="float" office:value="107.999" calcext:value-type="float">
            <text:p>107.999</text:p>
          </table:table-cell>
          <table:table-cell office:value-type="string" calcext:value-type="string">
            <text:p>ftp.sra.ebi.ac.uk/vol1/fastq/SRR176/007/SRR17656807/SRR17656807_1.fastq.gz;ftp.sra.ebi.ac.uk/vol1/fastq/SRR176/007/SRR17656807/SRR17656807_2.fastq.gz</text:p>
          </table:table-cell>
          <table:table-cell office:value-type="string" calcext:value-type="string">
            <text:p>Metagenome or environmental sample from plastic metagenome</text:p>
          </table:table-cell>
        </table:table-row>
        <table:table-row table:style-name="ro1">
          <table:table-cell office:value-type="string" calcext:value-type="string">
            <text:p>SRR17656808</text:p>
          </table:table-cell>
          <table:table-cell office:value-type="string" calcext:value-type="string">
            <text:p>SAMN25037274</text:p>
          </table:table-cell>
          <table:table-cell office:value-type="string" calcext:value-type="string">
            <text:p>SRX13824881</text:p>
          </table:table-cell>
          <table:table-cell office:value-type="string" calcext:value-type="string">
            <text:p>PRJNA797856</text:p>
          </table:table-cell>
          <table:table-cell office:value-type="float" office:value="2014073" calcext:value-type="float">
            <text:p>2014073</text:p>
          </table:table-cell>
          <table:table-cell office:value-type="string" calcext:value-type="string">
            <text:p>plastic metagenome</text:p>
          </table:table-cell>
          <table:table-cell office:value-type="string" calcext:value-type="string">
            <text:p>Illumina NovaSeq 6000 sequencing: DNAseq of plastisphere</text:p>
          </table:table-cell>
          <table:table-cell office:value-type="string" calcext:value-type="string">
            <text:p>S27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FP</text:p>
          </table:table-cell>
          <table:table-cell office:value-type="float" office:value="4" calcext:value-type="float">
            <text:p>4</text:p>
          </table:table-cell>
          <table:table-cell office:value-type="float" office:value="21.54" calcext:value-type="float">
            <text:p>21.54</text:p>
          </table:table-cell>
          <table:table-cell office:value-type="float" office:value="107.976" calcext:value-type="float">
            <text:p>107.976</text:p>
          </table:table-cell>
          <table:table-cell office:value-type="string" calcext:value-type="string">
            <text:p>ftp.sra.ebi.ac.uk/vol1/fastq/SRR176/008/SRR17656808/SRR17656808_1.fastq.gz;ftp.sra.ebi.ac.uk/vol1/fastq/SRR176/008/SRR17656808/SRR17656808_2.fastq.gz</text:p>
          </table:table-cell>
          <table:table-cell office:value-type="string" calcext:value-type="string">
            <text:p>Metagenome or environmental sample from plastic metagenome</text:p>
          </table:table-cell>
        </table:table-row>
        <table:table-row table:style-name="ro1">
          <table:table-cell office:value-type="string" calcext:value-type="string">
            <text:p>SRR17656809</text:p>
          </table:table-cell>
          <table:table-cell office:value-type="string" calcext:value-type="string">
            <text:p>SAMN25037273</text:p>
          </table:table-cell>
          <table:table-cell office:value-type="string" calcext:value-type="string">
            <text:p>SRX13824880</text:p>
          </table:table-cell>
          <table:table-cell office:value-type="string" calcext:value-type="string">
            <text:p>PRJNA797856</text:p>
          </table:table-cell>
          <table:table-cell office:value-type="float" office:value="2014073" calcext:value-type="float">
            <text:p>2014073</text:p>
          </table:table-cell>
          <table:table-cell office:value-type="string" calcext:value-type="string">
            <text:p>plastic metagenome</text:p>
          </table:table-cell>
          <table:table-cell office:value-type="string" calcext:value-type="string">
            <text:p>Illumina NovaSeq 6000 sequencing: DNAseq of plastisphere</text:p>
          </table:table-cell>
          <table:table-cell office:value-type="string" calcext:value-type="string">
            <text:p>S273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FP</text:p>
          </table:table-cell>
          <table:table-cell office:value-type="float" office:value="3" calcext:value-type="float">
            <text:p>3</text:p>
          </table:table-cell>
          <table:table-cell office:value-type="float" office:value="21.64" calcext:value-type="float">
            <text:p>21.64</text:p>
          </table:table-cell>
          <table:table-cell office:value-type="float" office:value="107.878" calcext:value-type="float">
            <text:p>107.878</text:p>
          </table:table-cell>
          <table:table-cell office:value-type="string" calcext:value-type="string">
            <text:p>ftp.sra.ebi.ac.uk/vol1/fastq/SRR176/009/SRR17656809/SRR17656809_1.fastq.gz;ftp.sra.ebi.ac.uk/vol1/fastq/SRR176/009/SRR17656809/SRR17656809_2.fastq.gz</text:p>
          </table:table-cell>
          <table:table-cell office:value-type="string" calcext:value-type="string">
            <text:p>Metagenome or environmental sample from plastic metagenome</text:p>
          </table:table-cell>
        </table:table-row>
        <table:table-row table:style-name="ro1">
          <table:table-cell office:value-type="string" calcext:value-type="string">
            <text:p>SRR17656812</text:p>
          </table:table-cell>
          <table:table-cell office:value-type="string" calcext:value-type="string">
            <text:p>SAMN25037262</text:p>
          </table:table-cell>
          <table:table-cell office:value-type="string" calcext:value-type="string">
            <text:p>SRX13824877</text:p>
          </table:table-cell>
          <table:table-cell office:value-type="string" calcext:value-type="string">
            <text:p>PRJNA797856</text:p>
          </table:table-cell>
          <table:table-cell office:value-type="float" office:value="2014073" calcext:value-type="float">
            <text:p>2014073</text:p>
          </table:table-cell>
          <table:table-cell office:value-type="string" calcext:value-type="string">
            <text:p>plastic metagenome</text:p>
          </table:table-cell>
          <table:table-cell office:value-type="string" calcext:value-type="string">
            <text:p>Illumina NovaSeq 6000 sequencing: DNAseq of plastisphere</text:p>
          </table:table-cell>
          <table:table-cell office:value-type="string" calcext:value-type="string">
            <text:p>S26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</text:p>
          </table:table-cell>
          <table:table-cell office:value-type="float" office:value="2" calcext:value-type="float">
            <text:p>2</text:p>
          </table:table-cell>
          <table:table-cell office:value-type="float" office:value="21.649" calcext:value-type="float">
            <text:p>21.649</text:p>
          </table:table-cell>
          <table:table-cell office:value-type="float" office:value="107.831" calcext:value-type="float">
            <text:p>107.831</text:p>
          </table:table-cell>
          <table:table-cell office:value-type="string" calcext:value-type="string">
            <text:p>ftp.sra.ebi.ac.uk/vol1/fastq/SRR176/012/SRR17656812/SRR17656812_1.fastq.gz;ftp.sra.ebi.ac.uk/vol1/fastq/SRR176/012/SRR17656812/SRR17656812_2.fastq.gz</text:p>
          </table:table-cell>
          <table:table-cell office:value-type="string" calcext:value-type="string">
            <text:p>Metagenome or environmental sample from plastic metagenome</text:p>
          </table:table-cell>
        </table:table-row>
        <table:table-row table:style-name="ro1">
          <table:table-cell office:value-type="string" calcext:value-type="string">
            <text:p>SRR17656794</text:p>
          </table:table-cell>
          <table:table-cell office:value-type="string" calcext:value-type="string">
            <text:p>SAMN25037265</text:p>
          </table:table-cell>
          <table:table-cell office:value-type="string" calcext:value-type="string">
            <text:p>SRX13824895</text:p>
          </table:table-cell>
          <table:table-cell office:value-type="string" calcext:value-type="string">
            <text:p>PRJNA797856</text:p>
          </table:table-cell>
          <table:table-cell office:value-type="float" office:value="2014073" calcext:value-type="float">
            <text:p>2014073</text:p>
          </table:table-cell>
          <table:table-cell office:value-type="string" calcext:value-type="string">
            <text:p>plastic metagenome</text:p>
          </table:table-cell>
          <table:table-cell office:value-type="string" calcext:value-type="string">
            <text:p>Illumina NovaSeq 6000 sequencing: DNAseq of plastisphere</text:p>
          </table:table-cell>
          <table:table-cell office:value-type="string" calcext:value-type="string">
            <text:p>S265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</text:p>
          </table:table-cell>
          <table:table-cell office:value-type="float" office:value="5" calcext:value-type="float">
            <text:p>5</text:p>
          </table:table-cell>
          <table:table-cell office:value-type="float" office:value="21.547" calcext:value-type="float">
            <text:p>21.547</text:p>
          </table:table-cell>
          <table:table-cell office:value-type="float" office:value="107.999" calcext:value-type="float">
            <text:p>107.999</text:p>
          </table:table-cell>
          <table:table-cell office:value-type="string" calcext:value-type="string">
            <text:p>ftp.sra.ebi.ac.uk/vol1/fastq/SRR176/094/SRR17656794/SRR17656794_1.fastq.gz;ftp.sra.ebi.ac.uk/vol1/fastq/SRR176/094/SRR17656794/SRR17656794_2.fastq.gz</text:p>
          </table:table-cell>
          <table:table-cell office:value-type="string" calcext:value-type="string">
            <text:p>Metagenome or environmental sample from plastic metagenome</text:p>
          </table:table-cell>
        </table:table-row>
        <table:table-row table:style-name="ro1">
          <table:table-cell office:value-type="string" calcext:value-type="string">
            <text:p>SRR17656801</text:p>
          </table:table-cell>
          <table:table-cell office:value-type="string" calcext:value-type="string">
            <text:p>SAMN25037263</text:p>
          </table:table-cell>
          <table:table-cell office:value-type="string" calcext:value-type="string">
            <text:p>SRX13824888</text:p>
          </table:table-cell>
          <table:table-cell office:value-type="string" calcext:value-type="string">
            <text:p>PRJNA797856</text:p>
          </table:table-cell>
          <table:table-cell office:value-type="float" office:value="2014073" calcext:value-type="float">
            <text:p>2014073</text:p>
          </table:table-cell>
          <table:table-cell office:value-type="string" calcext:value-type="string">
            <text:p>plastic metagenome</text:p>
          </table:table-cell>
          <table:table-cell office:value-type="string" calcext:value-type="string">
            <text:p>Illumina NovaSeq 6000 sequencing: DNAseq of plastisphere</text:p>
          </table:table-cell>
          <table:table-cell office:value-type="string" calcext:value-type="string">
            <text:p>S263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</text:p>
          </table:table-cell>
          <table:table-cell office:value-type="float" office:value="3" calcext:value-type="float">
            <text:p>3</text:p>
          </table:table-cell>
          <table:table-cell office:value-type="float" office:value="21.64" calcext:value-type="float">
            <text:p>21.64</text:p>
          </table:table-cell>
          <table:table-cell office:value-type="float" office:value="107.878" calcext:value-type="float">
            <text:p>107.878</text:p>
          </table:table-cell>
          <table:table-cell office:value-type="string" calcext:value-type="string">
            <text:p>ftp.sra.ebi.ac.uk/vol1/fastq/SRR176/001/SRR17656801/SRR17656801_1.fastq.gz;ftp.sra.ebi.ac.uk/vol1/fastq/SRR176/001/SRR17656801/SRR17656801_2.fastq.gz</text:p>
          </table:table-cell>
          <table:table-cell office:value-type="string" calcext:value-type="string">
            <text:p>Metagenome or environmental sample from plastic metagenome</text:p>
          </table:table-cell>
        </table:table-row>
        <table:table-row table:style-name="ro1">
          <table:table-cell office:value-type="string" calcext:value-type="string">
            <text:p>SRR17656805</text:p>
          </table:table-cell>
          <table:table-cell office:value-type="string" calcext:value-type="string">
            <text:p>SAMN25037277</text:p>
          </table:table-cell>
          <table:table-cell office:value-type="string" calcext:value-type="string">
            <text:p>SRX13824884</text:p>
          </table:table-cell>
          <table:table-cell office:value-type="string" calcext:value-type="string">
            <text:p>PRJNA797856</text:p>
          </table:table-cell>
          <table:table-cell office:value-type="float" office:value="2014073" calcext:value-type="float">
            <text:p>2014073</text:p>
          </table:table-cell>
          <table:table-cell office:value-type="string" calcext:value-type="string">
            <text:p>plastic metagenome</text:p>
          </table:table-cell>
          <table:table-cell office:value-type="string" calcext:value-type="string">
            <text:p>Illumina NovaSeq 6000 sequencing: DNAseq of plastisphere</text:p>
          </table:table-cell>
          <table:table-cell office:value-type="string" calcext:value-type="string">
            <text:p>S277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P</text:p>
          </table:table-cell>
          <table:table-cell office:value-type="float" office:value="2" calcext:value-type="float">
            <text:p>2</text:p>
          </table:table-cell>
          <table:table-cell office:value-type="float" office:value="21.649" calcext:value-type="float">
            <text:p>21.649</text:p>
          </table:table-cell>
          <table:table-cell office:value-type="float" office:value="107.831" calcext:value-type="float">
            <text:p>107.831</text:p>
          </table:table-cell>
          <table:table-cell office:value-type="string" calcext:value-type="string">
            <text:p>ftp.sra.ebi.ac.uk/vol1/fastq/SRR176/005/SRR17656805/SRR17656805_1.fastq.gz;ftp.sra.ebi.ac.uk/vol1/fastq/SRR176/005/SRR17656805/SRR17656805_2.fastq.gz</text:p>
          </table:table-cell>
          <table:table-cell office:value-type="string" calcext:value-type="string">
            <text:p>Metagenome or environmental sample from plastic metagenome</text:p>
          </table:table-cell>
        </table:table-row>
        <table:table-row table:style-name="ro1">
          <table:table-cell office:value-type="string" calcext:value-type="string">
            <text:p>SRR17656789</text:p>
          </table:table-cell>
          <table:table-cell office:value-type="string" calcext:value-type="string">
            <text:p>SAMN25037270</text:p>
          </table:table-cell>
          <table:table-cell office:value-type="string" calcext:value-type="string">
            <text:p>SRX13824900</text:p>
          </table:table-cell>
          <table:table-cell office:value-type="string" calcext:value-type="string">
            <text:p>PRJNA797856</text:p>
          </table:table-cell>
          <table:table-cell office:value-type="float" office:value="2014073" calcext:value-type="float">
            <text:p>2014073</text:p>
          </table:table-cell>
          <table:table-cell office:value-type="string" calcext:value-type="string">
            <text:p>plastic metagenome</text:p>
          </table:table-cell>
          <table:table-cell office:value-type="string" calcext:value-type="string">
            <text:p>Illumina NovaSeq 6000 sequencing: DNAseq of plastisphere</text:p>
          </table:table-cell>
          <table:table-cell office:value-type="string" calcext:value-type="string">
            <text:p>S270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F</text:p>
          </table:table-cell>
          <table:table-cell office:value-type="float" office:value="5" calcext:value-type="float">
            <text:p>5</text:p>
          </table:table-cell>
          <table:table-cell office:value-type="float" office:value="21.547" calcext:value-type="float">
            <text:p>21.547</text:p>
          </table:table-cell>
          <table:table-cell office:value-type="float" office:value="107.999" calcext:value-type="float">
            <text:p>107.999</text:p>
          </table:table-cell>
          <table:table-cell office:value-type="string" calcext:value-type="string">
            <text:p>ftp.sra.ebi.ac.uk/vol1/fastq/SRR176/089/SRR17656789/SRR17656789_1.fastq.gz;ftp.sra.ebi.ac.uk/vol1/fastq/SRR176/089/SRR17656789/SRR17656789_2.fastq.gz</text:p>
          </table:table-cell>
          <table:table-cell office:value-type="string" calcext:value-type="string">
            <text:p>Metagenome or environmental sample from plastic metagenome</text:p>
          </table:table-cell>
        </table:table-row>
        <table:table-row table:style-name="ro1">
          <table:table-cell office:value-type="string" calcext:value-type="string">
            <text:p>SRR17656791</text:p>
          </table:table-cell>
          <table:table-cell office:value-type="string" calcext:value-type="string">
            <text:p>SAMN25037268</text:p>
          </table:table-cell>
          <table:table-cell office:value-type="string" calcext:value-type="string">
            <text:p>SRX13824898</text:p>
          </table:table-cell>
          <table:table-cell office:value-type="string" calcext:value-type="string">
            <text:p>PRJNA797856</text:p>
          </table:table-cell>
          <table:table-cell office:value-type="float" office:value="2014073" calcext:value-type="float">
            <text:p>2014073</text:p>
          </table:table-cell>
          <table:table-cell office:value-type="string" calcext:value-type="string">
            <text:p>plastic metagenome</text:p>
          </table:table-cell>
          <table:table-cell office:value-type="string" calcext:value-type="string">
            <text:p>Illumina NovaSeq 6000 sequencing: DNAseq of plastisphere</text:p>
          </table:table-cell>
          <table:table-cell office:value-type="string" calcext:value-type="string">
            <text:p>S268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F</text:p>
          </table:table-cell>
          <table:table-cell office:value-type="float" office:value="3" calcext:value-type="float">
            <text:p>3</text:p>
          </table:table-cell>
          <table:table-cell office:value-type="float" office:value="21.64" calcext:value-type="float">
            <text:p>21.64</text:p>
          </table:table-cell>
          <table:table-cell office:value-type="float" office:value="107.878" calcext:value-type="float">
            <text:p>107.878</text:p>
          </table:table-cell>
          <table:table-cell office:value-type="string" calcext:value-type="string">
            <text:p>ftp.sra.ebi.ac.uk/vol1/fastq/SRR176/091/SRR17656791/SRR17656791_1.fastq.gz;ftp.sra.ebi.ac.uk/vol1/fastq/SRR176/091/SRR17656791/SRR17656791_2.fastq.gz</text:p>
          </table:table-cell>
          <table:table-cell office:value-type="string" calcext:value-type="string">
            <text:p>Metagenome or environmental sample from plastic metagenome</text:p>
          </table:table-cell>
        </table:table-row>
        <table:table-row table:style-name="ro1">
          <table:table-cell office:value-type="string" calcext:value-type="string">
            <text:p>SRR17656792</text:p>
          </table:table-cell>
          <table:table-cell office:value-type="string" calcext:value-type="string">
            <text:p>SAMN25037267</text:p>
          </table:table-cell>
          <table:table-cell office:value-type="string" calcext:value-type="string">
            <text:p>SRX13824897</text:p>
          </table:table-cell>
          <table:table-cell office:value-type="string" calcext:value-type="string">
            <text:p>PRJNA797856</text:p>
          </table:table-cell>
          <table:table-cell office:value-type="float" office:value="2014073" calcext:value-type="float">
            <text:p>2014073</text:p>
          </table:table-cell>
          <table:table-cell office:value-type="string" calcext:value-type="string">
            <text:p>plastic metagenome</text:p>
          </table:table-cell>
          <table:table-cell office:value-type="string" calcext:value-type="string">
            <text:p>Illumina NovaSeq 6000 sequencing: DNAseq of plastisphere</text:p>
          </table:table-cell>
          <table:table-cell office:value-type="string" calcext:value-type="string">
            <text:p>S267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F</text:p>
          </table:table-cell>
          <table:table-cell office:value-type="float" office:value="2" calcext:value-type="float">
            <text:p>2</text:p>
          </table:table-cell>
          <table:table-cell office:value-type="float" office:value="21.649" calcext:value-type="float">
            <text:p>21.649</text:p>
          </table:table-cell>
          <table:table-cell office:value-type="float" office:value="107.831" calcext:value-type="float">
            <text:p>107.831</text:p>
          </table:table-cell>
          <table:table-cell office:value-type="string" calcext:value-type="string">
            <text:p>ftp.sra.ebi.ac.uk/vol1/fastq/SRR176/092/SRR17656792/SRR17656792_1.fastq.gz;ftp.sra.ebi.ac.uk/vol1/fastq/SRR176/092/SRR17656792/SRR17656792_2.fastq.gz</text:p>
          </table:table-cell>
          <table:table-cell office:value-type="string" calcext:value-type="string">
            <text:p>Metagenome or environmental sample from plastic metagenome</text:p>
          </table:table-cell>
        </table:table-row>
        <table:table-row table:style-name="ro1">
          <table:table-cell office:value-type="string" calcext:value-type="string">
            <text:p>SRR17656793</text:p>
          </table:table-cell>
          <table:table-cell office:value-type="string" calcext:value-type="string">
            <text:p>SAMN25037266</text:p>
          </table:table-cell>
          <table:table-cell office:value-type="string" calcext:value-type="string">
            <text:p>SRX13824896</text:p>
          </table:table-cell>
          <table:table-cell office:value-type="string" calcext:value-type="string">
            <text:p>PRJNA797856</text:p>
          </table:table-cell>
          <table:table-cell office:value-type="float" office:value="2014073" calcext:value-type="float">
            <text:p>2014073</text:p>
          </table:table-cell>
          <table:table-cell office:value-type="string" calcext:value-type="string">
            <text:p>plastic metagenome</text:p>
          </table:table-cell>
          <table:table-cell office:value-type="string" calcext:value-type="string">
            <text:p>Illumina NovaSeq 6000 sequencing: DNAseq of plastisphere</text:p>
          </table:table-cell>
          <table:table-cell office:value-type="string" calcext:value-type="string">
            <text:p>S26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F</text:p>
          </table:table-cell>
          <table:table-cell office:value-type="float" office:value="1" calcext:value-type="float">
            <text:p>1</text:p>
          </table:table-cell>
          <table:table-cell office:value-type="float" office:value="21.746" calcext:value-type="float">
            <text:p>21.746</text:p>
          </table:table-cell>
          <table:table-cell office:value-type="float" office:value="107.764" calcext:value-type="float">
            <text:p>107.764</text:p>
          </table:table-cell>
          <table:table-cell office:value-type="string" calcext:value-type="string">
            <text:p>ftp.sra.ebi.ac.uk/vol1/fastq/SRR176/093/SRR17656793/SRR17656793_1.fastq.gz;ftp.sra.ebi.ac.uk/vol1/fastq/SRR176/093/SRR17656793/SRR17656793_2.fastq.gz</text:p>
          </table:table-cell>
          <table:table-cell office:value-type="string" calcext:value-type="string">
            <text:p>Metagenome or environmental sample from plastic metagenome</text:p>
          </table:table-cell>
        </table:table-row>
        <table:table-row table:style-name="ro1">
          <table:table-cell office:value-type="string" calcext:value-type="string">
            <text:p>SRR17656795</text:p>
          </table:table-cell>
          <table:table-cell office:value-type="string" calcext:value-type="string">
            <text:p>SAMN25037264</text:p>
          </table:table-cell>
          <table:table-cell office:value-type="string" calcext:value-type="string">
            <text:p>SRX13824894</text:p>
          </table:table-cell>
          <table:table-cell office:value-type="string" calcext:value-type="string">
            <text:p>PRJNA797856</text:p>
          </table:table-cell>
          <table:table-cell office:value-type="float" office:value="2014073" calcext:value-type="float">
            <text:p>2014073</text:p>
          </table:table-cell>
          <table:table-cell office:value-type="string" calcext:value-type="string">
            <text:p>plastic metagenome</text:p>
          </table:table-cell>
          <table:table-cell office:value-type="string" calcext:value-type="string">
            <text:p>Illumina NovaSeq 6000 sequencing: DNAseq of plastisphere</text:p>
          </table:table-cell>
          <table:table-cell office:value-type="string" calcext:value-type="string">
            <text:p>S26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</text:p>
          </table:table-cell>
          <table:table-cell office:value-type="float" office:value="4" calcext:value-type="float">
            <text:p>4</text:p>
          </table:table-cell>
          <table:table-cell office:value-type="float" office:value="21.54" calcext:value-type="float">
            <text:p>21.54</text:p>
          </table:table-cell>
          <table:table-cell office:value-type="float" office:value="107.976" calcext:value-type="float">
            <text:p>107.976</text:p>
          </table:table-cell>
          <table:table-cell office:value-type="string" calcext:value-type="string">
            <text:p>ftp.sra.ebi.ac.uk/vol1/fastq/SRR176/095/SRR17656795/SRR17656795_1.fastq.gz;ftp.sra.ebi.ac.uk/vol1/fastq/SRR176/095/SRR17656795/SRR17656795_2.fastq.gz</text:p>
          </table:table-cell>
          <table:table-cell office:value-type="string" calcext:value-type="string">
            <text:p>Metagenome or environmental sample from plastic metagenome</text:p>
          </table:table-cell>
        </table:table-row>
        <table:table-row table:style-name="ro1">
          <table:table-cell office:value-type="string" calcext:value-type="string">
            <text:p>SRR17656796</text:p>
          </table:table-cell>
          <table:table-cell office:value-type="string" calcext:value-type="string">
            <text:p>SAMN25037285</text:p>
          </table:table-cell>
          <table:table-cell office:value-type="string" calcext:value-type="string">
            <text:p>SRX13824893</text:p>
          </table:table-cell>
          <table:table-cell office:value-type="string" calcext:value-type="string">
            <text:p>PRJNA797856</text:p>
          </table:table-cell>
          <table:table-cell office:value-type="float" office:value="2014073" calcext:value-type="float">
            <text:p>2014073</text:p>
          </table:table-cell>
          <table:table-cell office:value-type="string" calcext:value-type="string">
            <text:p>plastic metagenome</text:p>
          </table:table-cell>
          <table:table-cell office:value-type="string" calcext:value-type="string">
            <text:p>Illumina NovaSeq 6000 sequencing: DNAseq of plastisphere</text:p>
          </table:table-cell>
          <table:table-cell office:value-type="string" calcext:value-type="string">
            <text:p>S285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S</text:p>
          </table:table-cell>
          <table:table-cell office:value-type="float" office:value="5" calcext:value-type="float">
            <text:p>5</text:p>
          </table:table-cell>
          <table:table-cell office:value-type="float" office:value="21.547" calcext:value-type="float">
            <text:p>21.547</text:p>
          </table:table-cell>
          <table:table-cell office:value-type="float" office:value="107.999" calcext:value-type="float">
            <text:p>107.999</text:p>
          </table:table-cell>
          <table:table-cell office:value-type="string" calcext:value-type="string">
            <text:p>ftp.sra.ebi.ac.uk/vol1/fastq/SRR176/096/SRR17656796/SRR17656796_1.fastq.gz;ftp.sra.ebi.ac.uk/vol1/fastq/SRR176/096/SRR17656796/SRR17656796_2.fastq.gz</text:p>
          </table:table-cell>
          <table:table-cell office:value-type="string" calcext:value-type="string">
            <text:p>Metagenome or environmental sample from plastic metagenome</text:p>
          </table:table-cell>
        </table:table-row>
        <table:table-row table:style-name="ro1">
          <table:table-cell office:value-type="string" calcext:value-type="string">
            <text:p>SRR17656797</text:p>
          </table:table-cell>
          <table:table-cell office:value-type="string" calcext:value-type="string">
            <text:p>SAMN25037284</text:p>
          </table:table-cell>
          <table:table-cell office:value-type="string" calcext:value-type="string">
            <text:p>SRX13824892</text:p>
          </table:table-cell>
          <table:table-cell office:value-type="string" calcext:value-type="string">
            <text:p>PRJNA797856</text:p>
          </table:table-cell>
          <table:table-cell office:value-type="float" office:value="2014073" calcext:value-type="float">
            <text:p>2014073</text:p>
          </table:table-cell>
          <table:table-cell office:value-type="string" calcext:value-type="string">
            <text:p>plastic metagenome</text:p>
          </table:table-cell>
          <table:table-cell office:value-type="string" calcext:value-type="string">
            <text:p>Illumina NovaSeq 6000 sequencing: DNAseq of plastisphere</text:p>
          </table:table-cell>
          <table:table-cell office:value-type="string" calcext:value-type="string">
            <text:p>S28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S</text:p>
          </table:table-cell>
          <table:table-cell office:value-type="float" office:value="4" calcext:value-type="float">
            <text:p>4</text:p>
          </table:table-cell>
          <table:table-cell office:value-type="float" office:value="21.54" calcext:value-type="float">
            <text:p>21.54</text:p>
          </table:table-cell>
          <table:table-cell office:value-type="float" office:value="107.976" calcext:value-type="float">
            <text:p>107.976</text:p>
          </table:table-cell>
          <table:table-cell office:value-type="string" calcext:value-type="string">
            <text:p>ftp.sra.ebi.ac.uk/vol1/fastq/SRR176/097/SRR17656797/SRR17656797_1.fastq.gz;ftp.sra.ebi.ac.uk/vol1/fastq/SRR176/097/SRR17656797/SRR17656797_2.fastq.gz</text:p>
          </table:table-cell>
          <table:table-cell office:value-type="string" calcext:value-type="string">
            <text:p>Metagenome or environmental sample from plastic metagenome</text:p>
          </table:table-cell>
        </table:table-row>
        <table:table-row table:style-name="ro1">
          <table:table-cell office:value-type="string" calcext:value-type="string">
            <text:p>SRR17656798</text:p>
          </table:table-cell>
          <table:table-cell office:value-type="string" calcext:value-type="string">
            <text:p>SAMN25037283</text:p>
          </table:table-cell>
          <table:table-cell office:value-type="string" calcext:value-type="string">
            <text:p>SRX13824891</text:p>
          </table:table-cell>
          <table:table-cell office:value-type="string" calcext:value-type="string">
            <text:p>PRJNA797856</text:p>
          </table:table-cell>
          <table:table-cell office:value-type="float" office:value="2014073" calcext:value-type="float">
            <text:p>2014073</text:p>
          </table:table-cell>
          <table:table-cell office:value-type="string" calcext:value-type="string">
            <text:p>plastic metagenome</text:p>
          </table:table-cell>
          <table:table-cell office:value-type="string" calcext:value-type="string">
            <text:p>Illumina NovaSeq 6000 sequencing: DNAseq of plastisphere</text:p>
          </table:table-cell>
          <table:table-cell office:value-type="string" calcext:value-type="string">
            <text:p>S283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S</text:p>
          </table:table-cell>
          <table:table-cell office:value-type="float" office:value="3" calcext:value-type="float">
            <text:p>3</text:p>
          </table:table-cell>
          <table:table-cell office:value-type="float" office:value="21.64" calcext:value-type="float">
            <text:p>21.64</text:p>
          </table:table-cell>
          <table:table-cell office:value-type="float" office:value="107.878" calcext:value-type="float">
            <text:p>107.878</text:p>
          </table:table-cell>
          <table:table-cell office:value-type="string" calcext:value-type="string">
            <text:p>ftp.sra.ebi.ac.uk/vol1/fastq/SRR176/098/SRR17656798/SRR17656798_1.fastq.gz;ftp.sra.ebi.ac.uk/vol1/fastq/SRR176/098/SRR17656798/SRR17656798_2.fastq.gz</text:p>
          </table:table-cell>
          <table:table-cell office:value-type="string" calcext:value-type="string">
            <text:p>Metagenome or environmental sample from plastic metagenome</text:p>
          </table:table-cell>
        </table:table-row>
        <table:table-row table:style-name="ro1">
          <table:table-cell office:value-type="string" calcext:value-type="string">
            <text:p>SRR17656799</text:p>
          </table:table-cell>
          <table:table-cell office:value-type="string" calcext:value-type="string">
            <text:p>SAMN25037282</text:p>
          </table:table-cell>
          <table:table-cell office:value-type="string" calcext:value-type="string">
            <text:p>SRX13824890</text:p>
          </table:table-cell>
          <table:table-cell office:value-type="string" calcext:value-type="string">
            <text:p>PRJNA797856</text:p>
          </table:table-cell>
          <table:table-cell office:value-type="float" office:value="2014073" calcext:value-type="float">
            <text:p>2014073</text:p>
          </table:table-cell>
          <table:table-cell office:value-type="string" calcext:value-type="string">
            <text:p>plastic metagenome</text:p>
          </table:table-cell>
          <table:table-cell office:value-type="string" calcext:value-type="string">
            <text:p>Illumina NovaSeq 6000 sequencing: DNAseq of plastisphere</text:p>
          </table:table-cell>
          <table:table-cell office:value-type="string" calcext:value-type="string">
            <text:p>S28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S</text:p>
          </table:table-cell>
          <table:table-cell office:value-type="float" office:value="2" calcext:value-type="float">
            <text:p>2</text:p>
          </table:table-cell>
          <table:table-cell office:value-type="float" office:value="21.649" calcext:value-type="float">
            <text:p>21.649</text:p>
          </table:table-cell>
          <table:table-cell office:value-type="float" office:value="107.831" calcext:value-type="float">
            <text:p>107.831</text:p>
          </table:table-cell>
          <table:table-cell office:value-type="string" calcext:value-type="string">
            <text:p>ftp.sra.ebi.ac.uk/vol1/fastq/SRR176/099/SRR17656799/SRR17656799_1.fastq.gz;ftp.sra.ebi.ac.uk/vol1/fastq/SRR176/099/SRR17656799/SRR17656799_2.fastq.gz</text:p>
          </table:table-cell>
          <table:table-cell office:value-type="string" calcext:value-type="string">
            <text:p>Metagenome or environmental sample from plastic metagenome</text:p>
          </table:table-cell>
        </table:table-row>
        <table:table-row table:style-name="ro1">
          <table:table-cell office:value-type="string" calcext:value-type="string">
            <text:p>SRR17656802</text:p>
          </table:table-cell>
          <table:table-cell office:value-type="string" calcext:value-type="string">
            <text:p>SAMN25037280</text:p>
          </table:table-cell>
          <table:table-cell office:value-type="string" calcext:value-type="string">
            <text:p>SRX13824887</text:p>
          </table:table-cell>
          <table:table-cell office:value-type="string" calcext:value-type="string">
            <text:p>PRJNA797856</text:p>
          </table:table-cell>
          <table:table-cell office:value-type="float" office:value="2014073" calcext:value-type="float">
            <text:p>2014073</text:p>
          </table:table-cell>
          <table:table-cell office:value-type="string" calcext:value-type="string">
            <text:p>plastic metagenome</text:p>
          </table:table-cell>
          <table:table-cell office:value-type="string" calcext:value-type="string">
            <text:p>Illumina NovaSeq 6000 sequencing: DNAseq of plastisphere</text:p>
          </table:table-cell>
          <table:table-cell office:value-type="string" calcext:value-type="string">
            <text:p>S280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P</text:p>
          </table:table-cell>
          <table:table-cell office:value-type="float" office:value="5" calcext:value-type="float">
            <text:p>5</text:p>
          </table:table-cell>
          <table:table-cell office:value-type="float" office:value="21.547" calcext:value-type="float">
            <text:p>21.547</text:p>
          </table:table-cell>
          <table:table-cell office:value-type="float" office:value="107.999" calcext:value-type="float">
            <text:p>107.999</text:p>
          </table:table-cell>
          <table:table-cell office:value-type="string" calcext:value-type="string">
            <text:p>ftp.sra.ebi.ac.uk/vol1/fastq/SRR176/002/SRR17656802/SRR17656802_1.fastq.gz;ftp.sra.ebi.ac.uk/vol1/fastq/SRR176/002/SRR17656802/SRR17656802_2.fastq.gz</text:p>
          </table:table-cell>
          <table:table-cell office:value-type="string" calcext:value-type="string">
            <text:p>Metagenome or environmental sample from plastic metagenome</text:p>
          </table:table-cell>
        </table:table-row>
        <table:table-row table:style-name="ro1">
          <table:table-cell office:value-type="string" calcext:value-type="string">
            <text:p>SRR17656803</text:p>
          </table:table-cell>
          <table:table-cell office:value-type="string" calcext:value-type="string">
            <text:p>SAMN25037279</text:p>
          </table:table-cell>
          <table:table-cell office:value-type="string" calcext:value-type="string">
            <text:p>SRX13824886</text:p>
          </table:table-cell>
          <table:table-cell office:value-type="string" calcext:value-type="string">
            <text:p>PRJNA797856</text:p>
          </table:table-cell>
          <table:table-cell office:value-type="float" office:value="2014073" calcext:value-type="float">
            <text:p>2014073</text:p>
          </table:table-cell>
          <table:table-cell office:value-type="string" calcext:value-type="string">
            <text:p>plastic metagenome</text:p>
          </table:table-cell>
          <table:table-cell office:value-type="string" calcext:value-type="string">
            <text:p>Illumina NovaSeq 6000 sequencing: DNAseq of plastisphere</text:p>
          </table:table-cell>
          <table:table-cell office:value-type="string" calcext:value-type="string">
            <text:p>S279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P</text:p>
          </table:table-cell>
          <table:table-cell office:value-type="float" office:value="4" calcext:value-type="float">
            <text:p>4</text:p>
          </table:table-cell>
          <table:table-cell office:value-type="float" office:value="21.54" calcext:value-type="float">
            <text:p>21.54</text:p>
          </table:table-cell>
          <table:table-cell office:value-type="float" office:value="107.976" calcext:value-type="float">
            <text:p>107.976</text:p>
          </table:table-cell>
          <table:table-cell office:value-type="string" calcext:value-type="string">
            <text:p>ftp.sra.ebi.ac.uk/vol1/fastq/SRR176/003/SRR17656803/SRR17656803_1.fastq.gz;ftp.sra.ebi.ac.uk/vol1/fastq/SRR176/003/SRR17656803/SRR17656803_2.fastq.gz</text:p>
          </table:table-cell>
          <table:table-cell office:value-type="string" calcext:value-type="string">
            <text:p>Metagenome or environmental sample from plastic metagenome</text:p>
          </table:table-cell>
        </table:table-row>
        <table:table-row table:style-name="ro1">
          <table:table-cell office:value-type="string" calcext:value-type="string">
            <text:p>SRR17656804</text:p>
          </table:table-cell>
          <table:table-cell office:value-type="string" calcext:value-type="string">
            <text:p>SAMN25037278</text:p>
          </table:table-cell>
          <table:table-cell office:value-type="string" calcext:value-type="string">
            <text:p>SRX13824885</text:p>
          </table:table-cell>
          <table:table-cell office:value-type="string" calcext:value-type="string">
            <text:p>PRJNA797856</text:p>
          </table:table-cell>
          <table:table-cell office:value-type="float" office:value="2014073" calcext:value-type="float">
            <text:p>2014073</text:p>
          </table:table-cell>
          <table:table-cell office:value-type="string" calcext:value-type="string">
            <text:p>plastic metagenome</text:p>
          </table:table-cell>
          <table:table-cell office:value-type="string" calcext:value-type="string">
            <text:p>Illumina NovaSeq 6000 sequencing: DNAseq of plastisphere</text:p>
          </table:table-cell>
          <table:table-cell office:value-type="string" calcext:value-type="string">
            <text:p>S278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P</text:p>
          </table:table-cell>
          <table:table-cell office:value-type="float" office:value="3" calcext:value-type="float">
            <text:p>3</text:p>
          </table:table-cell>
          <table:table-cell office:value-type="float" office:value="21.64" calcext:value-type="float">
            <text:p>21.64</text:p>
          </table:table-cell>
          <table:table-cell office:value-type="float" office:value="107.878" calcext:value-type="float">
            <text:p>107.878</text:p>
          </table:table-cell>
          <table:table-cell office:value-type="string" calcext:value-type="string">
            <text:p>ftp.sra.ebi.ac.uk/vol1/fastq/SRR176/004/SRR17656804/SRR17656804_1.fastq.gz;ftp.sra.ebi.ac.uk/vol1/fastq/SRR176/004/SRR17656804/SRR17656804_2.fastq.gz</text:p>
          </table:table-cell>
          <table:table-cell office:value-type="string" calcext:value-type="string">
            <text:p>Metagenome or environmental sample from plastic metagenome</text:p>
          </table:table-cell>
        </table:table-row>
        <table:table-row table:style-name="ro1">
          <table:table-cell office:value-type="string" calcext:value-type="string">
            <text:p>SRR17656806</text:p>
          </table:table-cell>
          <table:table-cell office:value-type="string" calcext:value-type="string">
            <text:p>SAMN25037276</text:p>
          </table:table-cell>
          <table:table-cell office:value-type="string" calcext:value-type="string">
            <text:p>SRX13824883</text:p>
          </table:table-cell>
          <table:table-cell office:value-type="string" calcext:value-type="string">
            <text:p>PRJNA797856</text:p>
          </table:table-cell>
          <table:table-cell office:value-type="float" office:value="2014073" calcext:value-type="float">
            <text:p>2014073</text:p>
          </table:table-cell>
          <table:table-cell office:value-type="string" calcext:value-type="string">
            <text:p>plastic metagenome</text:p>
          </table:table-cell>
          <table:table-cell office:value-type="string" calcext:value-type="string">
            <text:p>Illumina NovaSeq 6000 sequencing: DNAseq of plastisphere</text:p>
          </table:table-cell>
          <table:table-cell office:value-type="string" calcext:value-type="string">
            <text:p>S276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P</text:p>
          </table:table-cell>
          <table:table-cell office:value-type="float" office:value="1" calcext:value-type="float">
            <text:p>1</text:p>
          </table:table-cell>
          <table:table-cell office:value-type="float" office:value="21.746" calcext:value-type="float">
            <text:p>21.746</text:p>
          </table:table-cell>
          <table:table-cell office:value-type="float" office:value="107.764" calcext:value-type="float">
            <text:p>107.764</text:p>
          </table:table-cell>
          <table:table-cell office:value-type="string" calcext:value-type="string">
            <text:p>ftp.sra.ebi.ac.uk/vol1/fastq/SRR176/006/SRR17656806/SRR17656806_1.fastq.gz;ftp.sra.ebi.ac.uk/vol1/fastq/SRR176/006/SRR17656806/SRR17656806_2.fastq.gz</text:p>
          </table:table-cell>
          <table:table-cell office:value-type="string" calcext:value-type="string">
            <text:p>Metagenome or environmental sample from plastic metagenome</text:p>
          </table:table-cell>
        </table:table-row>
        <table:table-row table:style-name="ro1">
          <table:table-cell office:value-type="string" calcext:value-type="string">
            <text:p>SRR17656810</text:p>
          </table:table-cell>
          <table:table-cell office:value-type="string" calcext:value-type="string">
            <text:p>SAMN25037272</text:p>
          </table:table-cell>
          <table:table-cell office:value-type="string" calcext:value-type="string">
            <text:p>SRX13824879</text:p>
          </table:table-cell>
          <table:table-cell office:value-type="string" calcext:value-type="string">
            <text:p>PRJNA797856</text:p>
          </table:table-cell>
          <table:table-cell office:value-type="float" office:value="2014073" calcext:value-type="float">
            <text:p>2014073</text:p>
          </table:table-cell>
          <table:table-cell office:value-type="string" calcext:value-type="string">
            <text:p>plastic metagenome</text:p>
          </table:table-cell>
          <table:table-cell office:value-type="string" calcext:value-type="string">
            <text:p>Illumina NovaSeq 6000 sequencing: DNAseq of plastisphere</text:p>
          </table:table-cell>
          <table:table-cell office:value-type="string" calcext:value-type="string">
            <text:p>S27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FP</text:p>
          </table:table-cell>
          <table:table-cell office:value-type="float" office:value="2" calcext:value-type="float">
            <text:p>2</text:p>
          </table:table-cell>
          <table:table-cell office:value-type="float" office:value="21.649" calcext:value-type="float">
            <text:p>21.649</text:p>
          </table:table-cell>
          <table:table-cell office:value-type="float" office:value="107.831" calcext:value-type="float">
            <text:p>107.831</text:p>
          </table:table-cell>
          <table:table-cell office:value-type="string" calcext:value-type="string">
            <text:p>ftp.sra.ebi.ac.uk/vol1/fastq/SRR176/010/SRR17656810/SRR17656810_1.fastq.gz;ftp.sra.ebi.ac.uk/vol1/fastq/SRR176/010/SRR17656810/SRR17656810_2.fastq.gz</text:p>
          </table:table-cell>
          <table:table-cell office:value-type="string" calcext:value-type="string">
            <text:p>Metagenome or environmental sample from plastic metagenome</text:p>
          </table:table-cell>
        </table:table-row>
        <table:table-row table:style-name="ro1">
          <table:table-cell office:value-type="string" calcext:value-type="string">
            <text:p>SRR17656811</text:p>
          </table:table-cell>
          <table:table-cell office:value-type="string" calcext:value-type="string">
            <text:p>SAMN25037271</text:p>
          </table:table-cell>
          <table:table-cell office:value-type="string" calcext:value-type="string">
            <text:p>SRX13824878</text:p>
          </table:table-cell>
          <table:table-cell office:value-type="string" calcext:value-type="string">
            <text:p>PRJNA797856</text:p>
          </table:table-cell>
          <table:table-cell office:value-type="float" office:value="2014073" calcext:value-type="float">
            <text:p>2014073</text:p>
          </table:table-cell>
          <table:table-cell office:value-type="string" calcext:value-type="string">
            <text:p>plastic metagenome</text:p>
          </table:table-cell>
          <table:table-cell office:value-type="string" calcext:value-type="string">
            <text:p>Illumina NovaSeq 6000 sequencing: DNAseq of plastisphere</text:p>
          </table:table-cell>
          <table:table-cell office:value-type="string" calcext:value-type="string">
            <text:p>S271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FP</text:p>
          </table:table-cell>
          <table:table-cell office:value-type="float" office:value="1" calcext:value-type="float">
            <text:p>1</text:p>
          </table:table-cell>
          <table:table-cell office:value-type="float" office:value="21.746" calcext:value-type="float">
            <text:p>21.746</text:p>
          </table:table-cell>
          <table:table-cell office:value-type="float" office:value="107.764" calcext:value-type="float">
            <text:p>107.764</text:p>
          </table:table-cell>
          <table:table-cell office:value-type="string" calcext:value-type="string">
            <text:p>ftp.sra.ebi.ac.uk/vol1/fastq/SRR176/011/SRR17656811/SRR17656811_1.fastq.gz;ftp.sra.ebi.ac.uk/vol1/fastq/SRR176/011/SRR17656811/SRR17656811_2.fastq.gz</text:p>
          </table:table-cell>
          <table:table-cell office:value-type="string" calcext:value-type="string">
            <text:p>Metagenome or environmental sample from plastic metagenome</text:p>
          </table:table-cell>
        </table:table-row>
        <table:table-row table:style-name="ro1">
          <table:table-cell office:value-type="string" calcext:value-type="string">
            <text:p>SRR17656813</text:p>
          </table:table-cell>
          <table:table-cell office:value-type="string" calcext:value-type="string">
            <text:p>SAMN25037261</text:p>
          </table:table-cell>
          <table:table-cell office:value-type="string" calcext:value-type="string">
            <text:p>SRX13824876</text:p>
          </table:table-cell>
          <table:table-cell office:value-type="string" calcext:value-type="string">
            <text:p>PRJNA797856</text:p>
          </table:table-cell>
          <table:table-cell office:value-type="float" office:value="2014073" calcext:value-type="float">
            <text:p>2014073</text:p>
          </table:table-cell>
          <table:table-cell office:value-type="string" calcext:value-type="string">
            <text:p>plastic metagenome</text:p>
          </table:table-cell>
          <table:table-cell office:value-type="string" calcext:value-type="string">
            <text:p>Illumina NovaSeq 6000 sequencing: DNAseq of plastisphere</text:p>
          </table:table-cell>
          <table:table-cell office:value-type="string" calcext:value-type="string">
            <text:p>S261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float" office:value="21.746" calcext:value-type="float">
            <text:p>21.746</text:p>
          </table:table-cell>
          <table:table-cell office:value-type="float" office:value="107.764" calcext:value-type="float">
            <text:p>107.764</text:p>
          </table:table-cell>
          <table:table-cell office:value-type="string" calcext:value-type="string">
            <text:p>ftp.sra.ebi.ac.uk/vol1/fastq/SRR176/013/SRR17656813/SRR17656813_1.fastq.gz;ftp.sra.ebi.ac.uk/vol1/fastq/SRR176/013/SRR17656813/SRR17656813_2.fastq.gz</text:p>
          </table:table-cell>
          <table:table-cell office:value-type="string" calcext:value-type="string">
            <text:p>Metagenome or environmental sample from plastic metagenome</text:p>
          </table:table-cell>
        </table:table-row>
        <table:table-row table:style-name="ro1">
          <table:table-cell office:value-type="string" calcext:value-type="string">
            <text:p>SRR18313612</text:p>
          </table:table-cell>
          <table:table-cell office:value-type="string" calcext:value-type="string">
            <text:p>SAMN26497820</text:p>
          </table:table-cell>
          <table:table-cell office:value-type="string" calcext:value-type="string">
            <text:p>SRX14450835</text:p>
          </table:table-cell>
          <table:table-cell office:value-type="string" calcext:value-type="string">
            <text:p>PRJNA807872</text:p>
          </table:table-cell>
          <table:table-cell office:value-type="float" office:value="1592332" calcext:value-type="float">
            <text:p>1592332</text:p>
          </table:table-cell>
          <table:table-cell office:value-type="string" calcext:value-type="string">
            <text:p>sludge metagenome</text:p>
          </table:table-cell>
          <table:table-cell office:value-type="string" calcext:value-type="string">
            <text:p>Illumina NovaSeq 6000 sequencing: WGS from activated sludge</text:p>
          </table:table-cell>
          <table:table-cell office:value-type="string" calcext:value-type="string">
            <text:p>control-noMPs_AS-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control-noMPs_A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12/SRR18313612/SRR18313612_1.fastq.gz;ftp.sra.ebi.ac.uk/vol1/fastq/SRR183/012/SRR18313612/SRR18313612_2.fastq.gz</text:p>
          </table:table-cell>
          <table:table-cell office:value-type="string" calcext:value-type="string">
            <text:p>Metagenome or environmental sample from sludge metagenome</text:p>
          </table:table-cell>
        </table:table-row>
        <table:table-row table:style-name="ro1">
          <table:table-cell office:value-type="string" calcext:value-type="string">
            <text:p>SRR18313614</text:p>
          </table:table-cell>
          <table:table-cell office:value-type="string" calcext:value-type="string">
            <text:p>SAMN26497822</text:p>
          </table:table-cell>
          <table:table-cell office:value-type="string" calcext:value-type="string">
            <text:p>SRX14450833</text:p>
          </table:table-cell>
          <table:table-cell office:value-type="string" calcext:value-type="string">
            <text:p>PRJNA807872</text:p>
          </table:table-cell>
          <table:table-cell office:value-type="float" office:value="1592332" calcext:value-type="float">
            <text:p>1592332</text:p>
          </table:table-cell>
          <table:table-cell office:value-type="string" calcext:value-type="string">
            <text:p>sludge metagenome</text:p>
          </table:table-cell>
          <table:table-cell office:value-type="string" calcext:value-type="string">
            <text:p>Illumina NovaSeq 6000 sequencing: WGS from activated sludge</text:p>
          </table:table-cell>
          <table:table-cell office:value-type="string" calcext:value-type="string">
            <text:p>pollut-noMPs_Cu-AS-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stewater_polluted</text:p>
          </table:table-cell>
          <table:table-cell office:value-type="string" calcext:value-type="string">
            <text:p>pollut-noMPs_Cu-A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14/SRR18313614/SRR18313614_1.fastq.gz;ftp.sra.ebi.ac.uk/vol1/fastq/SRR183/014/SRR18313614/SRR18313614_2.fastq.gz</text:p>
          </table:table-cell>
          <table:table-cell office:value-type="string" calcext:value-type="string">
            <text:p>Metagenome or environmental sample from sludge metagenome</text:p>
          </table:table-cell>
        </table:table-row>
        <table:table-row table:style-name="ro1">
          <table:table-cell office:value-type="string" calcext:value-type="string">
            <text:p>SRR18313616</text:p>
          </table:table-cell>
          <table:table-cell office:value-type="string" calcext:value-type="string">
            <text:p>SAMN26497824</text:p>
          </table:table-cell>
          <table:table-cell office:value-type="string" calcext:value-type="string">
            <text:p>SRX14450831</text:p>
          </table:table-cell>
          <table:table-cell office:value-type="string" calcext:value-type="string">
            <text:p>PRJNA807872</text:p>
          </table:table-cell>
          <table:table-cell office:value-type="float" office:value="1592332" calcext:value-type="float">
            <text:p>1592332</text:p>
          </table:table-cell>
          <table:table-cell office:value-type="string" calcext:value-type="string">
            <text:p>sludge metagenome</text:p>
          </table:table-cell>
          <table:table-cell office:value-type="string" calcext:value-type="string">
            <text:p>Illumina NovaSeq 6000 sequencing: WGS from activated sludge</text:p>
          </table:table-cell>
          <table:table-cell office:value-type="string" calcext:value-type="string">
            <text:p>pollut-noMPs_TC-AS-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stewater_polluted</text:p>
          </table:table-cell>
          <table:table-cell office:value-type="string" calcext:value-type="string">
            <text:p>pollut-noMPs_TC-A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16/SRR18313616/SRR18313616_1.fastq.gz;ftp.sra.ebi.ac.uk/vol1/fastq/SRR183/016/SRR18313616/SRR18313616_2.fastq.gz</text:p>
          </table:table-cell>
          <table:table-cell office:value-type="string" calcext:value-type="string">
            <text:p>Metagenome or environmental sample from sludge metagenome</text:p>
          </table:table-cell>
        </table:table-row>
        <table:table-row table:style-name="ro1">
          <table:table-cell office:value-type="string" calcext:value-type="string">
            <text:p>SRR18313623</text:p>
          </table:table-cell>
          <table:table-cell office:value-type="string" calcext:value-type="string">
            <text:p>SAMN26497844</text:p>
          </table:table-cell>
          <table:table-cell office:value-type="string" calcext:value-type="string">
            <text:p>SRX14450824</text:p>
          </table:table-cell>
          <table:table-cell office:value-type="string" calcext:value-type="string">
            <text:p>PRJNA80787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NovaSeq 6000 sequencing: WGS from plastisphere</text:p>
          </table:table-cell>
          <table:table-cell office:value-type="string" calcext:value-type="string">
            <text:p>pre-MPs_Cu+TC-MPs-1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VC_polluted</text:p>
          </table:table-cell>
          <table:table-cell office:value-type="string" calcext:value-type="string">
            <text:p>pre-MPs_Cu+TC-MP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23/SRR18313623/SRR18313623_1.fastq.gz;ftp.sra.ebi.ac.uk/vol1/fastq/SRR183/023/SRR18313623/SRR18313623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8313624</text:p>
          </table:table-cell>
          <table:table-cell office:value-type="string" calcext:value-type="string">
            <text:p>SAMN26497845</text:p>
          </table:table-cell>
          <table:table-cell office:value-type="string" calcext:value-type="string">
            <text:p>SRX14450823</text:p>
          </table:table-cell>
          <table:table-cell office:value-type="string" calcext:value-type="string">
            <text:p>PRJNA80787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NovaSeq 6000 sequencing: WGS from plastisphere</text:p>
          </table:table-cell>
          <table:table-cell office:value-type="string" calcext:value-type="string">
            <text:p>pre-MPs_Cu+TC-MPs-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VC_polluted</text:p>
          </table:table-cell>
          <table:table-cell office:value-type="string" calcext:value-type="string">
            <text:p>pre-MPs_Cu+TC-MP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24/SRR18313624/SRR18313624_1.fastq.gz;ftp.sra.ebi.ac.uk/vol1/fastq/SRR183/024/SRR18313624/SRR18313624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8313630</text:p>
          </table:table-cell>
          <table:table-cell office:value-type="string" calcext:value-type="string">
            <text:p>SAMN26497850</text:p>
          </table:table-cell>
          <table:table-cell office:value-type="string" calcext:value-type="string">
            <text:p>SRX14450817</text:p>
          </table:table-cell>
          <table:table-cell office:value-type="string" calcext:value-type="string">
            <text:p>PRJNA807872</text:p>
          </table:table-cell>
          <table:table-cell office:value-type="float" office:value="1592332" calcext:value-type="float">
            <text:p>1592332</text:p>
          </table:table-cell>
          <table:table-cell office:value-type="string" calcext:value-type="string">
            <text:p>sludge metagenome</text:p>
          </table:table-cell>
          <table:table-cell office:value-type="string" calcext:value-type="string">
            <text:p>Illumina NovaSeq 6000 sequencing: WGS from activated sludge</text:p>
          </table:table-cell>
          <table:table-cell office:value-type="string" calcext:value-type="string">
            <text:p>pre-AS_Cu+TC-AS-1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ActivatedSludge_polluted</text:p>
          </table:table-cell>
          <table:table-cell office:value-type="string" calcext:value-type="string">
            <text:p>pre-AS_Cu+TC-A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30/SRR18313630/SRR18313630_1.fastq.gz;ftp.sra.ebi.ac.uk/vol1/fastq/SRR183/030/SRR18313630/SRR18313630_2.fastq.gz</text:p>
          </table:table-cell>
          <table:table-cell office:value-type="string" calcext:value-type="string">
            <text:p>Metagenome or environmental sample from sludge metagenome</text:p>
          </table:table-cell>
        </table:table-row>
        <table:table-row table:style-name="ro1">
          <table:table-cell office:value-type="string" calcext:value-type="string">
            <text:p>SRR18313631</text:p>
          </table:table-cell>
          <table:table-cell office:value-type="string" calcext:value-type="string">
            <text:p>SAMN26497851</text:p>
          </table:table-cell>
          <table:table-cell office:value-type="string" calcext:value-type="string">
            <text:p>SRX14450816</text:p>
          </table:table-cell>
          <table:table-cell office:value-type="string" calcext:value-type="string">
            <text:p>PRJNA807872</text:p>
          </table:table-cell>
          <table:table-cell office:value-type="float" office:value="1592332" calcext:value-type="float">
            <text:p>1592332</text:p>
          </table:table-cell>
          <table:table-cell office:value-type="string" calcext:value-type="string">
            <text:p>sludge metagenome</text:p>
          </table:table-cell>
          <table:table-cell office:value-type="string" calcext:value-type="string">
            <text:p>Illumina NovaSeq 6000 sequencing: WGS from activated sludge</text:p>
          </table:table-cell>
          <table:table-cell office:value-type="string" calcext:value-type="string">
            <text:p>pre-AS_Cu+TC-AS-2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ActivatedSludge_polluted</text:p>
          </table:table-cell>
          <table:table-cell office:value-type="string" calcext:value-type="string">
            <text:p>pre-AS_Cu+TC-A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31/SRR18313631/SRR18313631_1.fastq.gz;ftp.sra.ebi.ac.uk/vol1/fastq/SRR183/031/SRR18313631/SRR18313631_2.fastq.gz</text:p>
          </table:table-cell>
          <table:table-cell office:value-type="string" calcext:value-type="string">
            <text:p>Metagenome or environmental sample from sludge metagenome</text:p>
          </table:table-cell>
        </table:table-row>
        <table:table-row table:style-name="ro1">
          <table:table-cell office:value-type="string" calcext:value-type="string">
            <text:p>SRR18313632</text:p>
          </table:table-cell>
          <table:table-cell office:value-type="string" calcext:value-type="string">
            <text:p>SAMN26497840</text:p>
          </table:table-cell>
          <table:table-cell office:value-type="string" calcext:value-type="string">
            <text:p>SRX14450815</text:p>
          </table:table-cell>
          <table:table-cell office:value-type="string" calcext:value-type="string">
            <text:p>PRJNA80787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NovaSeq 6000 sequencing: WGS from plastisphere</text:p>
          </table:table-cell>
          <table:table-cell office:value-type="string" calcext:value-type="string">
            <text:p>pre-MPs_Cu-MPs-1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VC_polluted</text:p>
          </table:table-cell>
          <table:table-cell office:value-type="string" calcext:value-type="string">
            <text:p>pre-MPs_Cu-MP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32/SRR18313632/SRR18313632_1.fastq.gz;ftp.sra.ebi.ac.uk/vol1/fastq/SRR183/032/SRR18313632/SRR18313632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8313633</text:p>
          </table:table-cell>
          <table:table-cell office:value-type="string" calcext:value-type="string">
            <text:p>SAMN26497841</text:p>
          </table:table-cell>
          <table:table-cell office:value-type="string" calcext:value-type="string">
            <text:p>SRX14450814</text:p>
          </table:table-cell>
          <table:table-cell office:value-type="string" calcext:value-type="string">
            <text:p>PRJNA80787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NovaSeq 6000 sequencing: WGS from plastisphere</text:p>
          </table:table-cell>
          <table:table-cell office:value-type="string" calcext:value-type="string">
            <text:p>pre-MPs_Cu-MPs-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VC_polluted</text:p>
          </table:table-cell>
          <table:table-cell office:value-type="string" calcext:value-type="string">
            <text:p>pre-MPs_Cu-MP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33/SRR18313633/SRR18313633_1.fastq.gz;ftp.sra.ebi.ac.uk/vol1/fastq/SRR183/033/SRR18313633/SRR18313633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8313638</text:p>
          </table:table-cell>
          <table:table-cell office:value-type="string" calcext:value-type="string">
            <text:p>SAMN26497833</text:p>
          </table:table-cell>
          <table:table-cell office:value-type="string" calcext:value-type="string">
            <text:p>SRX14450809</text:p>
          </table:table-cell>
          <table:table-cell office:value-type="string" calcext:value-type="string">
            <text:p>PRJNA80787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NovaSeq 6000 sequencing: WGS from plastisphere</text:p>
          </table:table-cell>
          <table:table-cell office:value-type="string" calcext:value-type="string">
            <text:p>pollut-MPs_Cu+TC-MPs-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VC_polluted</text:p>
          </table:table-cell>
          <table:table-cell office:value-type="string" calcext:value-type="string">
            <text:p>pollut-MPs_Cu+TC-MP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38/SRR18313638/SRR18313638_1.fastq.gz;ftp.sra.ebi.ac.uk/vol1/fastq/SRR183/038/SRR18313638/SRR18313638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8313639</text:p>
          </table:table-cell>
          <table:table-cell office:value-type="string" calcext:value-type="string">
            <text:p>SAMN26497832</text:p>
          </table:table-cell>
          <table:table-cell office:value-type="string" calcext:value-type="string">
            <text:p>SRX14450808</text:p>
          </table:table-cell>
          <table:table-cell office:value-type="string" calcext:value-type="string">
            <text:p>PRJNA80787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NovaSeq 6000 sequencing: WGS from plastisphere</text:p>
          </table:table-cell>
          <table:table-cell office:value-type="string" calcext:value-type="string">
            <text:p>pollut-MPs_Cu+TC-MPs-1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VC_polluted</text:p>
          </table:table-cell>
          <table:table-cell office:value-type="string" calcext:value-type="string">
            <text:p>pollut-MPs_Cu+TC-MP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39/SRR18313639/SRR18313639_1.fastq.gz;ftp.sra.ebi.ac.uk/vol1/fastq/SRR183/039/SRR18313639/SRR18313639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8313643</text:p>
          </table:table-cell>
          <table:table-cell office:value-type="string" calcext:value-type="string">
            <text:p>SAMN26497828</text:p>
          </table:table-cell>
          <table:table-cell office:value-type="string" calcext:value-type="string">
            <text:p>SRX14450804</text:p>
          </table:table-cell>
          <table:table-cell office:value-type="string" calcext:value-type="string">
            <text:p>PRJNA80787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NovaSeq 6000 sequencing: WGS from plastisphere</text:p>
          </table:table-cell>
          <table:table-cell office:value-type="string" calcext:value-type="string">
            <text:p>pollut-MPs_Cu-MPs-1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VC_polluted</text:p>
          </table:table-cell>
          <table:table-cell office:value-type="string" calcext:value-type="string">
            <text:p>pollut-MPs_Cu-MP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43/SRR18313643/SRR18313643_1.fastq.gz;ftp.sra.ebi.ac.uk/vol1/fastq/SRR183/043/SRR18313643/SRR18313643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8313645</text:p>
          </table:table-cell>
          <table:table-cell office:value-type="string" calcext:value-type="string">
            <text:p>SAMN26497826</text:p>
          </table:table-cell>
          <table:table-cell office:value-type="string" calcext:value-type="string">
            <text:p>SRX14450802</text:p>
          </table:table-cell>
          <table:table-cell office:value-type="string" calcext:value-type="string">
            <text:p>PRJNA807872</text:p>
          </table:table-cell>
          <table:table-cell office:value-type="float" office:value="1592332" calcext:value-type="float">
            <text:p>1592332</text:p>
          </table:table-cell>
          <table:table-cell office:value-type="string" calcext:value-type="string">
            <text:p>sludge metagenome</text:p>
          </table:table-cell>
          <table:table-cell office:value-type="string" calcext:value-type="string">
            <text:p>Illumina NovaSeq 6000 sequencing: WGS from activated sludge</text:p>
          </table:table-cell>
          <table:table-cell office:value-type="string" calcext:value-type="string">
            <text:p>pollut-noMPs_Cu+TC-AS-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stewater_polluted</text:p>
          </table:table-cell>
          <table:table-cell office:value-type="string" calcext:value-type="string">
            <text:p>pollut-noMPs_Cu+TC-A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45/SRR18313645/SRR18313645_1.fastq.gz;ftp.sra.ebi.ac.uk/vol1/fastq/SRR183/045/SRR18313645/SRR18313645_2.fastq.gz</text:p>
          </table:table-cell>
          <table:table-cell office:value-type="string" calcext:value-type="string">
            <text:p>Metagenome or environmental sample from sludge metagenome</text:p>
          </table:table-cell>
        </table:table-row>
        <table:table-row table:style-name="ro1">
          <table:table-cell office:value-type="string" calcext:value-type="string">
            <text:p>SRR18313647</text:p>
          </table:table-cell>
          <table:table-cell office:value-type="string" calcext:value-type="string">
            <text:p>SAMN26497816</text:p>
          </table:table-cell>
          <table:table-cell office:value-type="string" calcext:value-type="string">
            <text:p>SRX14450800</text:p>
          </table:table-cell>
          <table:table-cell office:value-type="string" calcext:value-type="string">
            <text:p>PRJNA80787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NovaSeq 6000 sequencing: WGS from plastisphere</text:p>
          </table:table-cell>
          <table:table-cell office:value-type="string" calcext:value-type="string">
            <text:p>control-MPs_MPs-1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VC</text:p>
          </table:table-cell>
          <table:table-cell office:value-type="string" calcext:value-type="string">
            <text:p>control-MPs_MP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47/SRR18313647/SRR18313647_1.fastq.gz;ftp.sra.ebi.ac.uk/vol1/fastq/SRR183/047/SRR18313647/SRR18313647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8313613</text:p>
          </table:table-cell>
          <table:table-cell office:value-type="string" calcext:value-type="string">
            <text:p>SAMN26497821</text:p>
          </table:table-cell>
          <table:table-cell office:value-type="string" calcext:value-type="string">
            <text:p>SRX14450834</text:p>
          </table:table-cell>
          <table:table-cell office:value-type="string" calcext:value-type="string">
            <text:p>PRJNA807872</text:p>
          </table:table-cell>
          <table:table-cell office:value-type="float" office:value="1592332" calcext:value-type="float">
            <text:p>1592332</text:p>
          </table:table-cell>
          <table:table-cell office:value-type="string" calcext:value-type="string">
            <text:p>sludge metagenome</text:p>
          </table:table-cell>
          <table:table-cell office:value-type="string" calcext:value-type="string">
            <text:p>Illumina NovaSeq 6000 sequencing: WGS from activated sludge</text:p>
          </table:table-cell>
          <table:table-cell office:value-type="string" calcext:value-type="string">
            <text:p>control-noMPs_AS-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control-noMPs_A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13/SRR18313613/SRR18313613_1.fastq.gz;ftp.sra.ebi.ac.uk/vol1/fastq/SRR183/013/SRR18313613/SRR18313613_2.fastq.gz</text:p>
          </table:table-cell>
          <table:table-cell office:value-type="string" calcext:value-type="string">
            <text:p>Metagenome or environmental sample from sludge metagenome</text:p>
          </table:table-cell>
        </table:table-row>
        <table:table-row table:style-name="ro1">
          <table:table-cell office:value-type="string" calcext:value-type="string">
            <text:p>SRR18313615</text:p>
          </table:table-cell>
          <table:table-cell office:value-type="string" calcext:value-type="string">
            <text:p>SAMN26497823</text:p>
          </table:table-cell>
          <table:table-cell office:value-type="string" calcext:value-type="string">
            <text:p>SRX14450832</text:p>
          </table:table-cell>
          <table:table-cell office:value-type="string" calcext:value-type="string">
            <text:p>PRJNA807872</text:p>
          </table:table-cell>
          <table:table-cell office:value-type="float" office:value="1592332" calcext:value-type="float">
            <text:p>1592332</text:p>
          </table:table-cell>
          <table:table-cell office:value-type="string" calcext:value-type="string">
            <text:p>sludge metagenome</text:p>
          </table:table-cell>
          <table:table-cell office:value-type="string" calcext:value-type="string">
            <text:p>Illumina NovaSeq 6000 sequencing: WGS from activated sludge</text:p>
          </table:table-cell>
          <table:table-cell office:value-type="string" calcext:value-type="string">
            <text:p>pollut-noMPs_Cu-AS-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stewater_polluted</text:p>
          </table:table-cell>
          <table:table-cell office:value-type="string" calcext:value-type="string">
            <text:p>pollut-noMPs_Cu-A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15/SRR18313615/SRR18313615_1.fastq.gz;ftp.sra.ebi.ac.uk/vol1/fastq/SRR183/015/SRR18313615/SRR18313615_2.fastq.gz</text:p>
          </table:table-cell>
          <table:table-cell office:value-type="string" calcext:value-type="string">
            <text:p>Metagenome or environmental sample from sludge metagenome</text:p>
          </table:table-cell>
        </table:table-row>
        <table:table-row table:style-name="ro1">
          <table:table-cell office:value-type="string" calcext:value-type="string">
            <text:p>SRR18313618</text:p>
          </table:table-cell>
          <table:table-cell office:value-type="string" calcext:value-type="string">
            <text:p>SAMN26497837</text:p>
          </table:table-cell>
          <table:table-cell office:value-type="string" calcext:value-type="string">
            <text:p>SRX14450829</text:p>
          </table:table-cell>
          <table:table-cell office:value-type="string" calcext:value-type="string">
            <text:p>PRJNA807872</text:p>
          </table:table-cell>
          <table:table-cell office:value-type="float" office:value="1592332" calcext:value-type="float">
            <text:p>1592332</text:p>
          </table:table-cell>
          <table:table-cell office:value-type="string" calcext:value-type="string">
            <text:p>sludge metagenome</text:p>
          </table:table-cell>
          <table:table-cell office:value-type="string" calcext:value-type="string">
            <text:p>Illumina NovaSeq 6000 sequencing: WGS from activated sludge</text:p>
          </table:table-cell>
          <table:table-cell office:value-type="string" calcext:value-type="string">
            <text:p>pollut-AS_TC-AS-2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ActivatedSludge_polluted</text:p>
          </table:table-cell>
          <table:table-cell office:value-type="string" calcext:value-type="string">
            <text:p>pollut-AS_TC-A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18/SRR18313618/SRR18313618_1.fastq.gz;ftp.sra.ebi.ac.uk/vol1/fastq/SRR183/018/SRR18313618/SRR18313618_2.fastq.gz</text:p>
          </table:table-cell>
          <table:table-cell office:value-type="string" calcext:value-type="string">
            <text:p>Metagenome or environmental sample from sludge metagenome</text:p>
          </table:table-cell>
        </table:table-row>
        <table:table-row table:style-name="ro1">
          <table:table-cell office:value-type="string" calcext:value-type="string">
            <text:p>SRR18313619</text:p>
          </table:table-cell>
          <table:table-cell office:value-type="string" calcext:value-type="string">
            <text:p>SAMN26497838</text:p>
          </table:table-cell>
          <table:table-cell office:value-type="string" calcext:value-type="string">
            <text:p>SRX14450828</text:p>
          </table:table-cell>
          <table:table-cell office:value-type="string" calcext:value-type="string">
            <text:p>PRJNA807872</text:p>
          </table:table-cell>
          <table:table-cell office:value-type="float" office:value="1592332" calcext:value-type="float">
            <text:p>1592332</text:p>
          </table:table-cell>
          <table:table-cell office:value-type="string" calcext:value-type="string">
            <text:p>sludge metagenome</text:p>
          </table:table-cell>
          <table:table-cell office:value-type="string" calcext:value-type="string">
            <text:p>Illumina NovaSeq 6000 sequencing: WGS from activated sludge</text:p>
          </table:table-cell>
          <table:table-cell office:value-type="string" calcext:value-type="string">
            <text:p>pollut-AS_Cu+TC-AS-1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ActivatedSludge_polluted</text:p>
          </table:table-cell>
          <table:table-cell office:value-type="string" calcext:value-type="string">
            <text:p>pollut-AS_Cu+TC-A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19/SRR18313619/SRR18313619_1.fastq.gz;ftp.sra.ebi.ac.uk/vol1/fastq/SRR183/019/SRR18313619/SRR18313619_2.fastq.gz</text:p>
          </table:table-cell>
          <table:table-cell office:value-type="string" calcext:value-type="string">
            <text:p>Metagenome or environmental sample from sludge metagenome</text:p>
          </table:table-cell>
        </table:table-row>
        <table:table-row table:style-name="ro1">
          <table:table-cell office:value-type="string" calcext:value-type="string">
            <text:p>SRR18313617</text:p>
          </table:table-cell>
          <table:table-cell office:value-type="string" calcext:value-type="string">
            <text:p>SAMN26497825</text:p>
          </table:table-cell>
          <table:table-cell office:value-type="string" calcext:value-type="string">
            <text:p>SRX14450830</text:p>
          </table:table-cell>
          <table:table-cell office:value-type="string" calcext:value-type="string">
            <text:p>PRJNA807872</text:p>
          </table:table-cell>
          <table:table-cell office:value-type="float" office:value="1592332" calcext:value-type="float">
            <text:p>1592332</text:p>
          </table:table-cell>
          <table:table-cell office:value-type="string" calcext:value-type="string">
            <text:p>sludge metagenome</text:p>
          </table:table-cell>
          <table:table-cell office:value-type="string" calcext:value-type="string">
            <text:p>Illumina NovaSeq 6000 sequencing: WGS from activated sludge</text:p>
          </table:table-cell>
          <table:table-cell office:value-type="string" calcext:value-type="string">
            <text:p>pollut-noMPs_TC-AS-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stewater_polluted</text:p>
          </table:table-cell>
          <table:table-cell office:value-type="string" calcext:value-type="string">
            <text:p>pollut-noMPs_TC-A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17/SRR18313617/SRR18313617_1.fastq.gz;ftp.sra.ebi.ac.uk/vol1/fastq/SRR183/017/SRR18313617/SRR18313617_2.fastq.gz</text:p>
          </table:table-cell>
          <table:table-cell office:value-type="string" calcext:value-type="string">
            <text:p>Metagenome or environmental sample from sludge metagenome</text:p>
          </table:table-cell>
        </table:table-row>
        <table:table-row table:style-name="ro1">
          <table:table-cell office:value-type="string" calcext:value-type="string">
            <text:p>SRR18313621</text:p>
          </table:table-cell>
          <table:table-cell office:value-type="string" calcext:value-type="string">
            <text:p>SAMN26497842</text:p>
          </table:table-cell>
          <table:table-cell office:value-type="string" calcext:value-type="string">
            <text:p>SRX14450826</text:p>
          </table:table-cell>
          <table:table-cell office:value-type="string" calcext:value-type="string">
            <text:p>PRJNA80787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NovaSeq 6000 sequencing: WGS from plastisphere</text:p>
          </table:table-cell>
          <table:table-cell office:value-type="string" calcext:value-type="string">
            <text:p>pre-MPs_TC-MPs-1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VC_polluted</text:p>
          </table:table-cell>
          <table:table-cell office:value-type="string" calcext:value-type="string">
            <text:p>pre-MPs_TC-MP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21/SRR18313621/SRR18313621_1.fastq.gz;ftp.sra.ebi.ac.uk/vol1/fastq/SRR183/021/SRR18313621/SRR18313621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8313620</text:p>
          </table:table-cell>
          <table:table-cell office:value-type="string" calcext:value-type="string">
            <text:p>SAMN26497839</text:p>
          </table:table-cell>
          <table:table-cell office:value-type="string" calcext:value-type="string">
            <text:p>SRX14450827</text:p>
          </table:table-cell>
          <table:table-cell office:value-type="string" calcext:value-type="string">
            <text:p>PRJNA807872</text:p>
          </table:table-cell>
          <table:table-cell office:value-type="float" office:value="1592332" calcext:value-type="float">
            <text:p>1592332</text:p>
          </table:table-cell>
          <table:table-cell office:value-type="string" calcext:value-type="string">
            <text:p>sludge metagenome</text:p>
          </table:table-cell>
          <table:table-cell office:value-type="string" calcext:value-type="string">
            <text:p>Illumina NovaSeq 6000 sequencing: WGS from activated sludge</text:p>
          </table:table-cell>
          <table:table-cell office:value-type="string" calcext:value-type="string">
            <text:p>pollut-AS_Cu+TC-AS-2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ActivatedSludge_polluted</text:p>
          </table:table-cell>
          <table:table-cell office:value-type="string" calcext:value-type="string">
            <text:p>pollut-AS_Cu+TC-A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20/SRR18313620/SRR18313620_1.fastq.gz;ftp.sra.ebi.ac.uk/vol1/fastq/SRR183/020/SRR18313620/SRR18313620_2.fastq.gz</text:p>
          </table:table-cell>
          <table:table-cell office:value-type="string" calcext:value-type="string">
            <text:p>Metagenome or environmental sample from sludge metagenome</text:p>
          </table:table-cell>
        </table:table-row>
        <table:table-row table:style-name="ro1">
          <table:table-cell office:value-type="string" calcext:value-type="string">
            <text:p>SRR18313625</text:p>
          </table:table-cell>
          <table:table-cell office:value-type="string" calcext:value-type="string">
            <text:p>SAMN26497819</text:p>
          </table:table-cell>
          <table:table-cell office:value-type="string" calcext:value-type="string">
            <text:p>SRX14450822</text:p>
          </table:table-cell>
          <table:table-cell office:value-type="string" calcext:value-type="string">
            <text:p>PRJNA807872</text:p>
          </table:table-cell>
          <table:table-cell office:value-type="float" office:value="1592332" calcext:value-type="float">
            <text:p>1592332</text:p>
          </table:table-cell>
          <table:table-cell office:value-type="string" calcext:value-type="string">
            <text:p>sludge metagenome</text:p>
          </table:table-cell>
          <table:table-cell office:value-type="string" calcext:value-type="string">
            <text:p>Illumina NovaSeq 6000 sequencing: WGS from activated sludge</text:p>
          </table:table-cell>
          <table:table-cell office:value-type="string" calcext:value-type="string">
            <text:p>control-AS_AS-2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ActivatedSludge</text:p>
          </table:table-cell>
          <table:table-cell office:value-type="string" calcext:value-type="string">
            <text:p>control-AS_A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25/SRR18313625/SRR18313625_1.fastq.gz;ftp.sra.ebi.ac.uk/vol1/fastq/SRR183/025/SRR18313625/SRR18313625_2.fastq.gz</text:p>
          </table:table-cell>
          <table:table-cell office:value-type="string" calcext:value-type="string">
            <text:p>Metagenome or environmental sample from sludge metagenome</text:p>
          </table:table-cell>
        </table:table-row>
        <table:table-row table:style-name="ro1">
          <table:table-cell office:value-type="string" calcext:value-type="string">
            <text:p>SRR18313622</text:p>
          </table:table-cell>
          <table:table-cell office:value-type="string" calcext:value-type="string">
            <text:p>SAMN26497843</text:p>
          </table:table-cell>
          <table:table-cell office:value-type="string" calcext:value-type="string">
            <text:p>SRX14450825</text:p>
          </table:table-cell>
          <table:table-cell office:value-type="string" calcext:value-type="string">
            <text:p>PRJNA80787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NovaSeq 6000 sequencing: WGS from plastisphere</text:p>
          </table:table-cell>
          <table:table-cell office:value-type="string" calcext:value-type="string">
            <text:p>pre-MPs_TC-MPs-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VC_polluted</text:p>
          </table:table-cell>
          <table:table-cell office:value-type="string" calcext:value-type="string">
            <text:p>pre-MPs_TC-MP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22/SRR18313622/SRR18313622_1.fastq.gz;ftp.sra.ebi.ac.uk/vol1/fastq/SRR183/022/SRR18313622/SRR18313622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8313626</text:p>
          </table:table-cell>
          <table:table-cell office:value-type="string" calcext:value-type="string">
            <text:p>SAMN26497846</text:p>
          </table:table-cell>
          <table:table-cell office:value-type="string" calcext:value-type="string">
            <text:p>SRX14450821</text:p>
          </table:table-cell>
          <table:table-cell office:value-type="string" calcext:value-type="string">
            <text:p>PRJNA807872</text:p>
          </table:table-cell>
          <table:table-cell office:value-type="float" office:value="1592332" calcext:value-type="float">
            <text:p>1592332</text:p>
          </table:table-cell>
          <table:table-cell office:value-type="string" calcext:value-type="string">
            <text:p>sludge metagenome</text:p>
          </table:table-cell>
          <table:table-cell office:value-type="string" calcext:value-type="string">
            <text:p>Illumina NovaSeq 6000 sequencing: WGS from activated sludge</text:p>
          </table:table-cell>
          <table:table-cell office:value-type="string" calcext:value-type="string">
            <text:p>pre-AS_Cu-AS-1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ActivatedSludge_polluted</text:p>
          </table:table-cell>
          <table:table-cell office:value-type="string" calcext:value-type="string">
            <text:p>pre-AS_Cu-A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26/SRR18313626/SRR18313626_1.fastq.gz;ftp.sra.ebi.ac.uk/vol1/fastq/SRR183/026/SRR18313626/SRR18313626_2.fastq.gz</text:p>
          </table:table-cell>
          <table:table-cell office:value-type="string" calcext:value-type="string">
            <text:p>Metagenome or environmental sample from sludge metagenome</text:p>
          </table:table-cell>
        </table:table-row>
        <table:table-row table:style-name="ro1">
          <table:table-cell office:value-type="string" calcext:value-type="string">
            <text:p>SRR18313627</text:p>
          </table:table-cell>
          <table:table-cell office:value-type="string" calcext:value-type="string">
            <text:p>SAMN26497847</text:p>
          </table:table-cell>
          <table:table-cell office:value-type="string" calcext:value-type="string">
            <text:p>SRX14450820</text:p>
          </table:table-cell>
          <table:table-cell office:value-type="string" calcext:value-type="string">
            <text:p>PRJNA807872</text:p>
          </table:table-cell>
          <table:table-cell office:value-type="float" office:value="1592332" calcext:value-type="float">
            <text:p>1592332</text:p>
          </table:table-cell>
          <table:table-cell office:value-type="string" calcext:value-type="string">
            <text:p>sludge metagenome</text:p>
          </table:table-cell>
          <table:table-cell office:value-type="string" calcext:value-type="string">
            <text:p>Illumina NovaSeq 6000 sequencing: WGS from activated sludge</text:p>
          </table:table-cell>
          <table:table-cell office:value-type="string" calcext:value-type="string">
            <text:p>pre-AS_Cu-AS-2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ActivatedSludge_polluted</text:p>
          </table:table-cell>
          <table:table-cell office:value-type="string" calcext:value-type="string">
            <text:p>pre-AS_Cu-A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27/SRR18313627/SRR18313627_1.fastq.gz;ftp.sra.ebi.ac.uk/vol1/fastq/SRR183/027/SRR18313627/SRR18313627_2.fastq.gz</text:p>
          </table:table-cell>
          <table:table-cell office:value-type="string" calcext:value-type="string">
            <text:p>Metagenome or environmental sample from sludge metagenome</text:p>
          </table:table-cell>
        </table:table-row>
        <table:table-row table:style-name="ro1">
          <table:table-cell office:value-type="string" calcext:value-type="string">
            <text:p>SRR18313635</text:p>
          </table:table-cell>
          <table:table-cell office:value-type="string" calcext:value-type="string">
            <text:p>SAMN26497818</text:p>
          </table:table-cell>
          <table:table-cell office:value-type="string" calcext:value-type="string">
            <text:p>SRX14450812</text:p>
          </table:table-cell>
          <table:table-cell office:value-type="string" calcext:value-type="string">
            <text:p>PRJNA807872</text:p>
          </table:table-cell>
          <table:table-cell office:value-type="float" office:value="1592332" calcext:value-type="float">
            <text:p>1592332</text:p>
          </table:table-cell>
          <table:table-cell office:value-type="string" calcext:value-type="string">
            <text:p>sludge metagenome</text:p>
          </table:table-cell>
          <table:table-cell office:value-type="string" calcext:value-type="string">
            <text:p>Illumina NovaSeq 6000 sequencing: WGS from activated sludge</text:p>
          </table:table-cell>
          <table:table-cell office:value-type="string" calcext:value-type="string">
            <text:p>control-AS_AS-1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ActivatedSludge</text:p>
          </table:table-cell>
          <table:table-cell office:value-type="string" calcext:value-type="string">
            <text:p>control-AS_A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35/SRR18313635/SRR18313635_1.fastq.gz;ftp.sra.ebi.ac.uk/vol1/fastq/SRR183/035/SRR18313635/SRR18313635_2.fastq.gz</text:p>
          </table:table-cell>
          <table:table-cell office:value-type="string" calcext:value-type="string">
            <text:p>Metagenome or environmental sample from sludge metagenome</text:p>
          </table:table-cell>
        </table:table-row>
        <table:table-row table:style-name="ro1">
          <table:table-cell office:value-type="string" calcext:value-type="string">
            <text:p>SRR18313636</text:p>
          </table:table-cell>
          <table:table-cell office:value-type="string" calcext:value-type="string">
            <text:p>SAMN26497835</text:p>
          </table:table-cell>
          <table:table-cell office:value-type="string" calcext:value-type="string">
            <text:p>SRX14450811</text:p>
          </table:table-cell>
          <table:table-cell office:value-type="string" calcext:value-type="string">
            <text:p>PRJNA807872</text:p>
          </table:table-cell>
          <table:table-cell office:value-type="float" office:value="1592332" calcext:value-type="float">
            <text:p>1592332</text:p>
          </table:table-cell>
          <table:table-cell office:value-type="string" calcext:value-type="string">
            <text:p>sludge metagenome</text:p>
          </table:table-cell>
          <table:table-cell office:value-type="string" calcext:value-type="string">
            <text:p>Illumina NovaSeq 6000 sequencing: WGS from activated sludge</text:p>
          </table:table-cell>
          <table:table-cell office:value-type="string" calcext:value-type="string">
            <text:p>pollut-AS_Cu-AS-2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ActivatedSludge_polluted</text:p>
          </table:table-cell>
          <table:table-cell office:value-type="string" calcext:value-type="string">
            <text:p>pollut-AS_Cu-A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36/SRR18313636/SRR18313636_1.fastq.gz;ftp.sra.ebi.ac.uk/vol1/fastq/SRR183/036/SRR18313636/SRR18313636_2.fastq.gz</text:p>
          </table:table-cell>
          <table:table-cell office:value-type="string" calcext:value-type="string">
            <text:p>Metagenome or environmental sample from sludge metagenome</text:p>
          </table:table-cell>
        </table:table-row>
        <table:table-row table:style-name="ro1">
          <table:table-cell office:value-type="string" calcext:value-type="string">
            <text:p>SRR18313641</text:p>
          </table:table-cell>
          <table:table-cell office:value-type="string" calcext:value-type="string">
            <text:p>SAMN26497830</text:p>
          </table:table-cell>
          <table:table-cell office:value-type="string" calcext:value-type="string">
            <text:p>SRX14450806</text:p>
          </table:table-cell>
          <table:table-cell office:value-type="string" calcext:value-type="string">
            <text:p>PRJNA80787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NovaSeq 6000 sequencing: WGS from plastisphere</text:p>
          </table:table-cell>
          <table:table-cell office:value-type="string" calcext:value-type="string">
            <text:p>pollut-MPs_TC-MPs-1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VC_polluted</text:p>
          </table:table-cell>
          <table:table-cell office:value-type="string" calcext:value-type="string">
            <text:p>pollut-MPs_TC-MP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41/SRR18313641/SRR18313641_1.fastq.gz;ftp.sra.ebi.ac.uk/vol1/fastq/SRR183/041/SRR18313641/SRR18313641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8313642</text:p>
          </table:table-cell>
          <table:table-cell office:value-type="string" calcext:value-type="string">
            <text:p>SAMN26497829</text:p>
          </table:table-cell>
          <table:table-cell office:value-type="string" calcext:value-type="string">
            <text:p>SRX14450805</text:p>
          </table:table-cell>
          <table:table-cell office:value-type="string" calcext:value-type="string">
            <text:p>PRJNA80787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NovaSeq 6000 sequencing: WGS from plastisphere</text:p>
          </table:table-cell>
          <table:table-cell office:value-type="string" calcext:value-type="string">
            <text:p>pollut-MPs_Cu-MPs-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VC_polluted</text:p>
          </table:table-cell>
          <table:table-cell office:value-type="string" calcext:value-type="string">
            <text:p>pollut-MPs_Cu-MP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42/SRR18313642/SRR18313642_1.fastq.gz;ftp.sra.ebi.ac.uk/vol1/fastq/SRR183/042/SRR18313642/SRR18313642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8313628</text:p>
          </table:table-cell>
          <table:table-cell office:value-type="string" calcext:value-type="string">
            <text:p>SAMN26497848</text:p>
          </table:table-cell>
          <table:table-cell office:value-type="string" calcext:value-type="string">
            <text:p>SRX14450819</text:p>
          </table:table-cell>
          <table:table-cell office:value-type="string" calcext:value-type="string">
            <text:p>PRJNA807872</text:p>
          </table:table-cell>
          <table:table-cell office:value-type="float" office:value="1592332" calcext:value-type="float">
            <text:p>1592332</text:p>
          </table:table-cell>
          <table:table-cell office:value-type="string" calcext:value-type="string">
            <text:p>sludge metagenome</text:p>
          </table:table-cell>
          <table:table-cell office:value-type="string" calcext:value-type="string">
            <text:p>Illumina NovaSeq 6000 sequencing: WGS from activated sludge</text:p>
          </table:table-cell>
          <table:table-cell office:value-type="string" calcext:value-type="string">
            <text:p>pre-AS_TC-AS-1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ActivatedSludge_polluted</text:p>
          </table:table-cell>
          <table:table-cell office:value-type="string" calcext:value-type="string">
            <text:p>pre-AS_TC-A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28/SRR18313628/SRR18313628_1.fastq.gz;ftp.sra.ebi.ac.uk/vol1/fastq/SRR183/028/SRR18313628/SRR18313628_2.fastq.gz</text:p>
          </table:table-cell>
          <table:table-cell office:value-type="string" calcext:value-type="string">
            <text:p>Metagenome or environmental sample from sludge metagenome</text:p>
          </table:table-cell>
        </table:table-row>
        <table:table-row table:style-name="ro1">
          <table:table-cell office:value-type="string" calcext:value-type="string">
            <text:p>SRR18313629</text:p>
          </table:table-cell>
          <table:table-cell office:value-type="string" calcext:value-type="string">
            <text:p>SAMN26497849</text:p>
          </table:table-cell>
          <table:table-cell office:value-type="string" calcext:value-type="string">
            <text:p>SRX14450818</text:p>
          </table:table-cell>
          <table:table-cell office:value-type="string" calcext:value-type="string">
            <text:p>PRJNA807872</text:p>
          </table:table-cell>
          <table:table-cell office:value-type="float" office:value="1592332" calcext:value-type="float">
            <text:p>1592332</text:p>
          </table:table-cell>
          <table:table-cell office:value-type="string" calcext:value-type="string">
            <text:p>sludge metagenome</text:p>
          </table:table-cell>
          <table:table-cell office:value-type="string" calcext:value-type="string">
            <text:p>Illumina NovaSeq 6000 sequencing: WGS from activated sludge</text:p>
          </table:table-cell>
          <table:table-cell office:value-type="string" calcext:value-type="string">
            <text:p>pre-AS_TC-AS-2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ActivatedSludge_polluted</text:p>
          </table:table-cell>
          <table:table-cell office:value-type="string" calcext:value-type="string">
            <text:p>pre-AS_TC-A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29/SRR18313629/SRR18313629_1.fastq.gz;ftp.sra.ebi.ac.uk/vol1/fastq/SRR183/029/SRR18313629/SRR18313629_2.fastq.gz</text:p>
          </table:table-cell>
          <table:table-cell office:value-type="string" calcext:value-type="string">
            <text:p>Metagenome or environmental sample from sludge metagenome</text:p>
          </table:table-cell>
        </table:table-row>
        <table:table-row table:style-name="ro1">
          <table:table-cell office:value-type="string" calcext:value-type="string">
            <text:p>SRR18313634</text:p>
          </table:table-cell>
          <table:table-cell office:value-type="string" calcext:value-type="string">
            <text:p>SAMN26497836</text:p>
          </table:table-cell>
          <table:table-cell office:value-type="string" calcext:value-type="string">
            <text:p>SRX14450813</text:p>
          </table:table-cell>
          <table:table-cell office:value-type="string" calcext:value-type="string">
            <text:p>PRJNA807872</text:p>
          </table:table-cell>
          <table:table-cell office:value-type="float" office:value="1592332" calcext:value-type="float">
            <text:p>1592332</text:p>
          </table:table-cell>
          <table:table-cell office:value-type="string" calcext:value-type="string">
            <text:p>sludge metagenome</text:p>
          </table:table-cell>
          <table:table-cell office:value-type="string" calcext:value-type="string">
            <text:p>Illumina NovaSeq 6000 sequencing: WGS from activated sludge</text:p>
          </table:table-cell>
          <table:table-cell office:value-type="string" calcext:value-type="string">
            <text:p>pollut-AS_TC-AS-1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ActivatedSludge_polluted</text:p>
          </table:table-cell>
          <table:table-cell office:value-type="string" calcext:value-type="string">
            <text:p>pollut-AS_TC-A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34/SRR18313634/SRR18313634_1.fastq.gz;ftp.sra.ebi.ac.uk/vol1/fastq/SRR183/034/SRR18313634/SRR18313634_2.fastq.gz</text:p>
          </table:table-cell>
          <table:table-cell office:value-type="string" calcext:value-type="string">
            <text:p>Metagenome or environmental sample from sludge metagenome</text:p>
          </table:table-cell>
        </table:table-row>
        <table:table-row table:style-name="ro1">
          <table:table-cell office:value-type="string" calcext:value-type="string">
            <text:p>SRR18313637</text:p>
          </table:table-cell>
          <table:table-cell office:value-type="string" calcext:value-type="string">
            <text:p>SAMN26497834</text:p>
          </table:table-cell>
          <table:table-cell office:value-type="string" calcext:value-type="string">
            <text:p>SRX14450810</text:p>
          </table:table-cell>
          <table:table-cell office:value-type="string" calcext:value-type="string">
            <text:p>PRJNA807872</text:p>
          </table:table-cell>
          <table:table-cell office:value-type="float" office:value="1592332" calcext:value-type="float">
            <text:p>1592332</text:p>
          </table:table-cell>
          <table:table-cell office:value-type="string" calcext:value-type="string">
            <text:p>sludge metagenome</text:p>
          </table:table-cell>
          <table:table-cell office:value-type="string" calcext:value-type="string">
            <text:p>Illumina NovaSeq 6000 sequencing: WGS from activated sludge</text:p>
          </table:table-cell>
          <table:table-cell office:value-type="string" calcext:value-type="string">
            <text:p>pollut-AS_Cu-AS-1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ActivatedSludge_polluted</text:p>
          </table:table-cell>
          <table:table-cell office:value-type="string" calcext:value-type="string">
            <text:p>pollut-AS_Cu-A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37/SRR18313637/SRR18313637_1.fastq.gz;ftp.sra.ebi.ac.uk/vol1/fastq/SRR183/037/SRR18313637/SRR18313637_2.fastq.gz</text:p>
          </table:table-cell>
          <table:table-cell office:value-type="string" calcext:value-type="string">
            <text:p>Metagenome or environmental sample from sludge metagenome</text:p>
          </table:table-cell>
        </table:table-row>
        <table:table-row table:style-name="ro1">
          <table:table-cell office:value-type="string" calcext:value-type="string">
            <text:p>SRR18313640</text:p>
          </table:table-cell>
          <table:table-cell office:value-type="string" calcext:value-type="string">
            <text:p>SAMN26497831</text:p>
          </table:table-cell>
          <table:table-cell office:value-type="string" calcext:value-type="string">
            <text:p>SRX14450807</text:p>
          </table:table-cell>
          <table:table-cell office:value-type="string" calcext:value-type="string">
            <text:p>PRJNA80787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NovaSeq 6000 sequencing: WGS from plastisphere</text:p>
          </table:table-cell>
          <table:table-cell office:value-type="string" calcext:value-type="string">
            <text:p>pollut-MPs_TC-MPs-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VC_polluted</text:p>
          </table:table-cell>
          <table:table-cell office:value-type="string" calcext:value-type="string">
            <text:p>pollut-MPs_TC-MP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40/SRR18313640/SRR18313640_1.fastq.gz;ftp.sra.ebi.ac.uk/vol1/fastq/SRR183/040/SRR18313640/SRR18313640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18313644</text:p>
          </table:table-cell>
          <table:table-cell office:value-type="string" calcext:value-type="string">
            <text:p>SAMN26497827</text:p>
          </table:table-cell>
          <table:table-cell office:value-type="string" calcext:value-type="string">
            <text:p>SRX14450803</text:p>
          </table:table-cell>
          <table:table-cell office:value-type="string" calcext:value-type="string">
            <text:p>PRJNA807872</text:p>
          </table:table-cell>
          <table:table-cell office:value-type="float" office:value="1592332" calcext:value-type="float">
            <text:p>1592332</text:p>
          </table:table-cell>
          <table:table-cell office:value-type="string" calcext:value-type="string">
            <text:p>sludge metagenome</text:p>
          </table:table-cell>
          <table:table-cell office:value-type="string" calcext:value-type="string">
            <text:p>Illumina NovaSeq 6000 sequencing: WGS from activated sludge</text:p>
          </table:table-cell>
          <table:table-cell office:value-type="string" calcext:value-type="string">
            <text:p>pollut-noMPs_Cu+TC-AS-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stewater_polluted</text:p>
          </table:table-cell>
          <table:table-cell office:value-type="string" calcext:value-type="string">
            <text:p>pollut-noMPs_Cu+TC-A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44/SRR18313644/SRR18313644_1.fastq.gz;ftp.sra.ebi.ac.uk/vol1/fastq/SRR183/044/SRR18313644/SRR18313644_2.fastq.gz</text:p>
          </table:table-cell>
          <table:table-cell office:value-type="string" calcext:value-type="string">
            <text:p>Metagenome or environmental sample from sludge metagenome</text:p>
          </table:table-cell>
        </table:table-row>
        <table:table-row table:style-name="ro1">
          <table:table-cell office:value-type="string" calcext:value-type="string">
            <text:p>SRR18313646</text:p>
          </table:table-cell>
          <table:table-cell office:value-type="string" calcext:value-type="string">
            <text:p>SAMN26497817</text:p>
          </table:table-cell>
          <table:table-cell office:value-type="string" calcext:value-type="string">
            <text:p>SRX14450801</text:p>
          </table:table-cell>
          <table:table-cell office:value-type="string" calcext:value-type="string">
            <text:p>PRJNA80787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NovaSeq 6000 sequencing: WGS from plastisphere</text:p>
          </table:table-cell>
          <table:table-cell office:value-type="string" calcext:value-type="string">
            <text:p>control-MPs_MPs-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VC</text:p>
          </table:table-cell>
          <table:table-cell office:value-type="string" calcext:value-type="string">
            <text:p>control-MPs_MPs</text:p>
          </table:table-cell>
          <table:table-cell office:value-type="float" office:value="22.52" calcext:value-type="float">
            <text:p>22.52</text:p>
          </table:table-cell>
          <table:table-cell office:value-type="float" office:value="113.91" calcext:value-type="float">
            <text:p>113.91</text:p>
          </table:table-cell>
          <table:table-cell office:value-type="string" calcext:value-type="string">
            <text:p>ftp.sra.ebi.ac.uk/vol1/fastq/SRR183/046/SRR18313646/SRR18313646_1.fastq.gz;ftp.sra.ebi.ac.uk/vol1/fastq/SRR183/046/SRR18313646/SRR18313646_2.fastq.gz</text:p>
          </table:table-cell>
          <table:table-cell office:value-type="string" calcext:value-type="string">
            <text:p>Metagenome or environmental sample from plastisphere metagenome</text:p>
          </table:table-cell>
        </table:table-row>
        <table:table-row table:style-name="ro1">
          <table:table-cell office:value-type="string" calcext:value-type="string">
            <text:p>SRR26541421</text:p>
          </table:table-cell>
          <table:table-cell office:value-type="string" calcext:value-type="string">
            <text:p>SAMN31142928</text:p>
          </table:table-cell>
          <table:table-cell office:value-type="string" calcext:value-type="string">
            <text:p>SRX22243394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ET_PJM02</text:p>
          </table:table-cell>
          <table:table-cell office:value-type="string" calcext:value-type="string">
            <text:p>PET_PJM0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PJM02</text:p>
          </table:table-cell>
          <table:table-cell office:value-type="float" office:value="35.3196666666667" calcext:value-type="float">
            <text:p>35.3196666666667</text:p>
          </table:table-cell>
          <table:table-cell office:value-type="float" office:value="139.650833333333" calcext:value-type="float">
            <text:p>139.650833333333</text:p>
          </table:table-cell>
          <table:table-cell office:value-type="string" calcext:value-type="string">
            <text:p>ftp.sra.ebi.ac.uk/vol1/fastq/SRR265/021/SRR26541421/SRR26541421_1.fastq.gz;ftp.sra.ebi.ac.uk/vol1/fastq/SRR265/021/SRR26541421/SRR26541421_2.fastq.gz</text:p>
          </table:table-cell>
          <table:table-cell office:value-type="string" calcext:value-type="string">
            <text:p>PET_PJM02 was placed at port of JAMSTEC Yokosuka Head quarter (depth: 2~6m) for for 2 months</text:p>
          </table:table-cell>
        </table:table-row>
        <table:table-row table:style-name="ro1">
          <table:table-cell office:value-type="string" calcext:value-type="string">
            <text:p>SRR26541422</text:p>
          </table:table-cell>
          <table:table-cell office:value-type="string" calcext:value-type="string">
            <text:p>SAMN31142927</text:p>
          </table:table-cell>
          <table:table-cell office:value-type="string" calcext:value-type="string">
            <text:p>SRX22243393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LLA_PJM02</text:p>
          </table:table-cell>
          <table:table-cell office:value-type="string" calcext:value-type="string">
            <text:p>PLLA_PJM0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LLA</text:p>
          </table:table-cell>
          <table:table-cell office:value-type="string" calcext:value-type="string">
            <text:p>PJM02</text:p>
          </table:table-cell>
          <table:table-cell office:value-type="float" office:value="35.3196666666667" calcext:value-type="float">
            <text:p>35.3196666666667</text:p>
          </table:table-cell>
          <table:table-cell office:value-type="float" office:value="139.650833333333" calcext:value-type="float">
            <text:p>139.650833333333</text:p>
          </table:table-cell>
          <table:table-cell office:value-type="string" calcext:value-type="string">
            <text:p>ftp.sra.ebi.ac.uk/vol1/fastq/SRR265/022/SRR26541422/SRR26541422_1.fastq.gz;ftp.sra.ebi.ac.uk/vol1/fastq/SRR265/022/SRR26541422/SRR26541422_2.fastq.gz</text:p>
          </table:table-cell>
          <table:table-cell office:value-type="string" calcext:value-type="string">
            <text:p>PLLA_PJM02 was placed at port of JAMSTEC Yokosuka Head quarter (depth: 2~6m) for for 2 months</text:p>
          </table:table-cell>
        </table:table-row>
        <table:table-row table:style-name="ro1">
          <table:table-cell office:value-type="string" calcext:value-type="string">
            <text:p>SRR26541423</text:p>
          </table:table-cell>
          <table:table-cell office:value-type="string" calcext:value-type="string">
            <text:p>SAMN31142926</text:p>
          </table:table-cell>
          <table:table-cell office:value-type="string" calcext:value-type="string">
            <text:p>SRX22243392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BAT_PJM02</text:p>
          </table:table-cell>
          <table:table-cell office:value-type="string" calcext:value-type="string">
            <text:p>PBAT_PJM0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BAT</text:p>
          </table:table-cell>
          <table:table-cell office:value-type="string" calcext:value-type="string">
            <text:p>PJM02</text:p>
          </table:table-cell>
          <table:table-cell office:value-type="float" office:value="35.3196666666667" calcext:value-type="float">
            <text:p>35.3196666666667</text:p>
          </table:table-cell>
          <table:table-cell office:value-type="float" office:value="139.650833333333" calcext:value-type="float">
            <text:p>139.650833333333</text:p>
          </table:table-cell>
          <table:table-cell office:value-type="string" calcext:value-type="string">
            <text:p>ftp.sra.ebi.ac.uk/vol1/fastq/SRR265/023/SRR26541423/SRR26541423_1.fastq.gz;ftp.sra.ebi.ac.uk/vol1/fastq/SRR265/023/SRR26541423/SRR26541423_2.fastq.gz</text:p>
          </table:table-cell>
          <table:table-cell office:value-type="string" calcext:value-type="string">
            <text:p>PBAT_PJM02 was placed at port of JAMSTEC Yokosuka Head quarter (depth: 2~6m) for for 2 months</text:p>
          </table:table-cell>
        </table:table-row>
        <table:table-row table:style-name="ro1">
          <table:table-cell office:value-type="string" calcext:value-type="string">
            <text:p>SRR26541424</text:p>
          </table:table-cell>
          <table:table-cell office:value-type="string" calcext:value-type="string">
            <text:p>SAMN31142978</text:p>
          </table:table-cell>
          <table:table-cell office:value-type="string" calcext:value-type="string">
            <text:p>SRX22243391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P_AMN13</text:p>
          </table:table-cell>
          <table:table-cell office:value-type="string" calcext:value-type="string">
            <text:p>PP_AMN13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AMN13</text:p>
          </table:table-cell>
          <table:table-cell office:value-type="float" office:value="22.9988333333333" calcext:value-type="float">
            <text:p>22.9988333333333</text:p>
          </table:table-cell>
          <table:table-cell office:value-type="float" office:value="154.409166666667" calcext:value-type="float">
            <text:p>154.409166666667</text:p>
          </table:table-cell>
          <table:table-cell office:value-type="string" calcext:value-type="string">
            <text:p>ftp.sra.ebi.ac.uk/vol1/fastq/SRR265/024/SRR26541424/SRR26541424_1.fastq.gz;ftp.sra.ebi.ac.uk/vol1/fastq/SRR265/024/SRR26541424/SRR26541424_2.fastq.gz</text:p>
          </table:table-cell>
          <table:table-cell office:value-type="string" calcext:value-type="string">
            <text:p>PP_AMN13 was placed at abyssal plain around Minamitorishima island (depth: 5552m) for for 13 months</text:p>
          </table:table-cell>
        </table:table-row>
        <table:table-row table:style-name="ro1">
          <table:table-cell office:value-type="string" calcext:value-type="string">
            <text:p>SRR26541426</text:p>
          </table:table-cell>
          <table:table-cell office:value-type="string" calcext:value-type="string">
            <text:p>SAMN31142976</text:p>
          </table:table-cell>
          <table:table-cell office:value-type="string" calcext:value-type="string">
            <text:p>SRX22243389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E_AMN13</text:p>
          </table:table-cell>
          <table:table-cell office:value-type="string" calcext:value-type="string">
            <text:p>PE_AMN13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AMN13</text:p>
          </table:table-cell>
          <table:table-cell office:value-type="float" office:value="22.9988333333333" calcext:value-type="float">
            <text:p>22.9988333333333</text:p>
          </table:table-cell>
          <table:table-cell office:value-type="float" office:value="154.409166666667" calcext:value-type="float">
            <text:p>154.409166666667</text:p>
          </table:table-cell>
          <table:table-cell office:value-type="string" calcext:value-type="string">
            <text:p>ftp.sra.ebi.ac.uk/vol1/fastq/SRR265/026/SRR26541426/SRR26541426_1.fastq.gz;ftp.sra.ebi.ac.uk/vol1/fastq/SRR265/026/SRR26541426/SRR26541426_2.fastq.gz</text:p>
          </table:table-cell>
          <table:table-cell office:value-type="string" calcext:value-type="string">
            <text:p>PE_AMN13 was placed at abyssal plain around Minamitorishima island (depth: 5552m) for for 13 months</text:p>
          </table:table-cell>
        </table:table-row>
        <table:table-row table:style-name="ro1">
          <table:table-cell office:value-type="string" calcext:value-type="string">
            <text:p>SRR26541433</text:p>
          </table:table-cell>
          <table:table-cell office:value-type="string" calcext:value-type="string">
            <text:p>SAMN31142925</text:p>
          </table:table-cell>
          <table:table-cell office:value-type="string" calcext:value-type="string">
            <text:p>SRX22243382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CL_PJM02</text:p>
          </table:table-cell>
          <table:table-cell office:value-type="string" calcext:value-type="string">
            <text:p>PCL_PJM0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CL</text:p>
          </table:table-cell>
          <table:table-cell office:value-type="string" calcext:value-type="string">
            <text:p>PJM02</text:p>
          </table:table-cell>
          <table:table-cell office:value-type="float" office:value="35.3196666666667" calcext:value-type="float">
            <text:p>35.3196666666667</text:p>
          </table:table-cell>
          <table:table-cell office:value-type="float" office:value="139.650833333333" calcext:value-type="float">
            <text:p>139.650833333333</text:p>
          </table:table-cell>
          <table:table-cell office:value-type="string" calcext:value-type="string">
            <text:p>ftp.sra.ebi.ac.uk/vol1/fastq/SRR265/033/SRR26541433/SRR26541433_1.fastq.gz;ftp.sra.ebi.ac.uk/vol1/fastq/SRR265/033/SRR26541433/SRR26541433_2.fastq.gz</text:p>
          </table:table-cell>
          <table:table-cell office:value-type="string" calcext:value-type="string">
            <text:p>PCL_PJM02 was placed at port of JAMSTEC Yokosuka Head quarter (depth: 2~6m) for for 2 months</text:p>
          </table:table-cell>
        </table:table-row>
        <table:table-row table:style-name="ro1">
          <table:table-cell office:value-type="string" calcext:value-type="string">
            <text:p>SRR26541440</text:p>
          </table:table-cell>
          <table:table-cell office:value-type="string" calcext:value-type="string">
            <text:p>SAMN31142963</text:p>
          </table:table-cell>
          <table:table-cell office:value-type="string" calcext:value-type="string">
            <text:p>SRX22243375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ET_BHT14</text:p>
          </table:table-cell>
          <table:table-cell office:value-type="string" calcext:value-type="string">
            <text:p>PET_BHT1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BHT14</text:p>
          </table:table-cell>
          <table:table-cell office:value-type="float" office:value="35.0158333333333" calcext:value-type="float">
            <text:p>35.0158333333333</text:p>
          </table:table-cell>
          <table:table-cell office:value-type="float" office:value="139.222166666667" calcext:value-type="float">
            <text:p>139.222166666667</text:p>
          </table:table-cell>
          <table:table-cell office:value-type="string" calcext:value-type="string">
            <text:p>ftp.sra.ebi.ac.uk/vol1/fastq/SRR265/040/SRR26541440/SRR26541440_1.fastq.gz;ftp.sra.ebi.ac.uk/vol1/fastq/SRR265/040/SRR26541440/SRR26541440_2.fastq.gz</text:p>
          </table:table-cell>
          <table:table-cell office:value-type="string" calcext:value-type="string">
            <text:p>PET_BHT14 was placed at hydrocarbon seepage off Hatsushima island (depth: 855m) for for 14 months</text:p>
          </table:table-cell>
        </table:table-row>
        <table:table-row table:style-name="ro1">
          <table:table-cell office:value-type="string" calcext:value-type="string">
            <text:p>SRR26541445</text:p>
          </table:table-cell>
          <table:table-cell office:value-type="string" calcext:value-type="string">
            <text:p>SAMN31142959</text:p>
          </table:table-cell>
          <table:table-cell office:value-type="string" calcext:value-type="string">
            <text:p>SRX22243370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BSA_BHT14</text:p>
          </table:table-cell>
          <table:table-cell office:value-type="string" calcext:value-type="string">
            <text:p>PBSA_BHT1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BSA</text:p>
          </table:table-cell>
          <table:table-cell office:value-type="string" calcext:value-type="string">
            <text:p>BHT14</text:p>
          </table:table-cell>
          <table:table-cell office:value-type="float" office:value="35.0158333333333" calcext:value-type="float">
            <text:p>35.0158333333333</text:p>
          </table:table-cell>
          <table:table-cell office:value-type="float" office:value="139.222166666667" calcext:value-type="float">
            <text:p>139.222166666667</text:p>
          </table:table-cell>
          <table:table-cell office:value-type="string" calcext:value-type="string">
            <text:p>ftp.sra.ebi.ac.uk/vol1/fastq/SRR265/045/SRR26541445/SRR26541445_1.fastq.gz;ftp.sra.ebi.ac.uk/vol1/fastq/SRR265/045/SRR26541445/SRR26541445_2.fastq.gz</text:p>
          </table:table-cell>
          <table:table-cell office:value-type="string" calcext:value-type="string">
            <text:p>PBSA_BHT14 was placed at hydrocarbon seepage off Hatsushima island (depth: 855m) for for 14 months</text:p>
          </table:table-cell>
        </table:table-row>
        <table:table-row table:style-name="ro1">
          <table:table-cell office:value-type="string" calcext:value-type="string">
            <text:p>SRR26541453</text:p>
          </table:table-cell>
          <table:table-cell office:value-type="string" calcext:value-type="string">
            <text:p>SAMN31142951</text:p>
          </table:table-cell>
          <table:table-cell office:value-type="string" calcext:value-type="string">
            <text:p>SRX22243362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LLA_BHT04</text:p>
          </table:table-cell>
          <table:table-cell office:value-type="string" calcext:value-type="string">
            <text:p>PLLA_BHT0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LLA</text:p>
          </table:table-cell>
          <table:table-cell office:value-type="string" calcext:value-type="string">
            <text:p>BHT04</text:p>
          </table:table-cell>
          <table:table-cell office:value-type="float" office:value="35.0158333333333" calcext:value-type="float">
            <text:p>35.0158333333333</text:p>
          </table:table-cell>
          <table:table-cell office:value-type="float" office:value="139.222166666667" calcext:value-type="float">
            <text:p>139.222166666667</text:p>
          </table:table-cell>
          <table:table-cell office:value-type="string" calcext:value-type="string">
            <text:p>ftp.sra.ebi.ac.uk/vol1/fastq/SRR265/053/SRR26541453/SRR26541453_1.fastq.gz;ftp.sra.ebi.ac.uk/vol1/fastq/SRR265/053/SRR26541453/SRR26541453_2.fastq.gz</text:p>
          </table:table-cell>
          <table:table-cell office:value-type="string" calcext:value-type="string">
            <text:p>PLLA_BHT04 was placed at hydrocarbon seepage off Hatsushima island (depth: 855m) for for 4 months</text:p>
          </table:table-cell>
        </table:table-row>
        <table:table-row table:style-name="ro1">
          <table:table-cell office:value-type="string" calcext:value-type="string">
            <text:p>SRR26541458</text:p>
          </table:table-cell>
          <table:table-cell office:value-type="string" calcext:value-type="string">
            <text:p>SAMN31142947</text:p>
          </table:table-cell>
          <table:table-cell office:value-type="string" calcext:value-type="string">
            <text:p>SRX22243357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BSA_BHT04</text:p>
          </table:table-cell>
          <table:table-cell office:value-type="string" calcext:value-type="string">
            <text:p>PBSA_BHT0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BSA</text:p>
          </table:table-cell>
          <table:table-cell office:value-type="string" calcext:value-type="string">
            <text:p>BHT04</text:p>
          </table:table-cell>
          <table:table-cell office:value-type="float" office:value="35.0158333333333" calcext:value-type="float">
            <text:p>35.0158333333333</text:p>
          </table:table-cell>
          <table:table-cell office:value-type="float" office:value="139.222166666667" calcext:value-type="float">
            <text:p>139.222166666667</text:p>
          </table:table-cell>
          <table:table-cell office:value-type="string" calcext:value-type="string">
            <text:p>ftp.sra.ebi.ac.uk/vol1/fastq/SRR265/058/SRR26541458/SRR26541458_1.fastq.gz;ftp.sra.ebi.ac.uk/vol1/fastq/SRR265/058/SRR26541458/SRR26541458_2.fastq.gz</text:p>
          </table:table-cell>
          <table:table-cell office:value-type="string" calcext:value-type="string">
            <text:p>PBSA_BHT04 was placed at hydrocarbon seepage off Hatsushima island (depth: 855m) for for 4 months</text:p>
          </table:table-cell>
        </table:table-row>
        <table:table-row table:style-name="ro1">
          <table:table-cell office:value-type="string" calcext:value-type="string">
            <text:p>SRR26541459</text:p>
          </table:table-cell>
          <table:table-cell office:value-type="string" calcext:value-type="string">
            <text:p>SAMN31142946</text:p>
          </table:table-cell>
          <table:table-cell office:value-type="string" calcext:value-type="string">
            <text:p>SRX22243356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3HB4HB_BHT04</text:p>
          </table:table-cell>
          <table:table-cell office:value-type="string" calcext:value-type="string">
            <text:p>P3HB4HB_BHT0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3HB4HB</text:p>
          </table:table-cell>
          <table:table-cell office:value-type="string" calcext:value-type="string">
            <text:p>BHT04</text:p>
          </table:table-cell>
          <table:table-cell office:value-type="float" office:value="35.0158333333333" calcext:value-type="float">
            <text:p>35.0158333333333</text:p>
          </table:table-cell>
          <table:table-cell office:value-type="float" office:value="139.222166666667" calcext:value-type="float">
            <text:p>139.222166666667</text:p>
          </table:table-cell>
          <table:table-cell office:value-type="string" calcext:value-type="string">
            <text:p>ftp.sra.ebi.ac.uk/vol1/fastq/SRR265/059/SRR26541459/SRR26541459_1.fastq.gz;ftp.sra.ebi.ac.uk/vol1/fastq/SRR265/059/SRR26541459/SRR26541459_2.fastq.gz</text:p>
          </table:table-cell>
          <table:table-cell office:value-type="string" calcext:value-type="string">
            <text:p>P3HB4HB_BHT04 was placed at hydrocarbon seepage off Hatsushima island (depth: 855m) for for 4 months</text:p>
          </table:table-cell>
        </table:table-row>
        <table:table-row table:style-name="ro1">
          <table:table-cell office:value-type="string" calcext:value-type="string">
            <text:p>SRR26541461</text:p>
          </table:table-cell>
          <table:table-cell office:value-type="string" calcext:value-type="string">
            <text:p>SAMN31142944</text:p>
          </table:table-cell>
          <table:table-cell office:value-type="string" calcext:value-type="string">
            <text:p>SRX22243354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HBV_BHT04</text:p>
          </table:table-cell>
          <table:table-cell office:value-type="string" calcext:value-type="string">
            <text:p>PHBV_BHT0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HBV</text:p>
          </table:table-cell>
          <table:table-cell office:value-type="string" calcext:value-type="string">
            <text:p>BHT04</text:p>
          </table:table-cell>
          <table:table-cell office:value-type="float" office:value="35.0158333333333" calcext:value-type="float">
            <text:p>35.0158333333333</text:p>
          </table:table-cell>
          <table:table-cell office:value-type="float" office:value="139.222166666667" calcext:value-type="float">
            <text:p>139.222166666667</text:p>
          </table:table-cell>
          <table:table-cell office:value-type="string" calcext:value-type="string">
            <text:p>ftp.sra.ebi.ac.uk/vol1/fastq/SRR265/061/SRR26541461/SRR26541461_1.fastq.gz;ftp.sra.ebi.ac.uk/vol1/fastq/SRR265/061/SRR26541461/SRR26541461_2.fastq.gz</text:p>
          </table:table-cell>
          <table:table-cell office:value-type="string" calcext:value-type="string">
            <text:p>PHBV_BHT04 was placed at hydrocarbon seepage off Hatsushima island (depth: 855m) for for 4 months</text:p>
          </table:table-cell>
        </table:table-row>
        <table:table-row table:style-name="ro1">
          <table:table-cell office:value-type="string" calcext:value-type="string">
            <text:p>SRR26541464</text:p>
          </table:table-cell>
          <table:table-cell office:value-type="string" calcext:value-type="string">
            <text:p>SAMN31142941</text:p>
          </table:table-cell>
          <table:table-cell office:value-type="string" calcext:value-type="string">
            <text:p>SRX22243351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S_PJM12</text:p>
          </table:table-cell>
          <table:table-cell office:value-type="string" calcext:value-type="string">
            <text:p>PS_PJM1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JM12</text:p>
          </table:table-cell>
          <table:table-cell office:value-type="float" office:value="35.3196666666667" calcext:value-type="float">
            <text:p>35.3196666666667</text:p>
          </table:table-cell>
          <table:table-cell office:value-type="float" office:value="139.650833333333" calcext:value-type="float">
            <text:p>139.650833333333</text:p>
          </table:table-cell>
          <table:table-cell office:value-type="string" calcext:value-type="string">
            <text:p>ftp.sra.ebi.ac.uk/vol1/fastq/SRR265/064/SRR26541464/SRR26541464_1.fastq.gz;ftp.sra.ebi.ac.uk/vol1/fastq/SRR265/064/SRR26541464/SRR26541464_2.fastq.gz</text:p>
          </table:table-cell>
          <table:table-cell office:value-type="string" calcext:value-type="string">
            <text:p>PS_PJM12 was placed at port of JAMSTEC Yokosuka Head quarter (depth: 2~6m) for for 12 months</text:p>
          </table:table-cell>
        </table:table-row>
        <table:table-row table:style-name="ro1">
          <table:table-cell office:value-type="string" calcext:value-type="string">
            <text:p>SRR26541465</text:p>
          </table:table-cell>
          <table:table-cell office:value-type="string" calcext:value-type="string">
            <text:p>SAMN31142940</text:p>
          </table:table-cell>
          <table:table-cell office:value-type="string" calcext:value-type="string">
            <text:p>SRX22243350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E_PJM12</text:p>
          </table:table-cell>
          <table:table-cell office:value-type="string" calcext:value-type="string">
            <text:p>PE_PJM1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JM12</text:p>
          </table:table-cell>
          <table:table-cell office:value-type="float" office:value="35.3196666666667" calcext:value-type="float">
            <text:p>35.3196666666667</text:p>
          </table:table-cell>
          <table:table-cell office:value-type="float" office:value="139.650833333333" calcext:value-type="float">
            <text:p>139.650833333333</text:p>
          </table:table-cell>
          <table:table-cell office:value-type="string" calcext:value-type="string">
            <text:p>ftp.sra.ebi.ac.uk/vol1/fastq/SRR265/065/SRR26541465/SRR26541465_1.fastq.gz;ftp.sra.ebi.ac.uk/vol1/fastq/SRR265/065/SRR26541465/SRR26541465_2.fastq.gz</text:p>
          </table:table-cell>
          <table:table-cell office:value-type="string" calcext:value-type="string">
            <text:p>PE_PJM12 was placed at port of JAMSTEC Yokosuka Head quarter (depth: 2~6m) for for 12 months</text:p>
          </table:table-cell>
        </table:table-row>
        <table:table-row table:style-name="ro1">
          <table:table-cell office:value-type="string" calcext:value-type="string">
            <text:p>SRR26541466</text:p>
          </table:table-cell>
          <table:table-cell office:value-type="string" calcext:value-type="string">
            <text:p>SAMN31142922</text:p>
          </table:table-cell>
          <table:table-cell office:value-type="string" calcext:value-type="string">
            <text:p>SRX22243349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HBH_PJM02</text:p>
          </table:table-cell>
          <table:table-cell office:value-type="string" calcext:value-type="string">
            <text:p>PHBH_PJM0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HBH</text:p>
          </table:table-cell>
          <table:table-cell office:value-type="string" calcext:value-type="string">
            <text:p>PJM02</text:p>
          </table:table-cell>
          <table:table-cell office:value-type="float" office:value="35.3196666666667" calcext:value-type="float">
            <text:p>35.3196666666667</text:p>
          </table:table-cell>
          <table:table-cell office:value-type="float" office:value="139.650833333333" calcext:value-type="float">
            <text:p>139.650833333333</text:p>
          </table:table-cell>
          <table:table-cell office:value-type="string" calcext:value-type="string">
            <text:p>ftp.sra.ebi.ac.uk/vol1/fastq/SRR265/066/SRR26541466/SRR26541466_1.fastq.gz;ftp.sra.ebi.ac.uk/vol1/fastq/SRR265/066/SRR26541466/SRR26541466_2.fastq.gz</text:p>
          </table:table-cell>
          <table:table-cell office:value-type="string" calcext:value-type="string">
            <text:p>PHBH_PJM02 was placed at port of JAMSTEC Yokosuka Head quarter (depth: 2~6m) for for 2 months</text:p>
          </table:table-cell>
        </table:table-row>
        <table:table-row table:style-name="ro1">
          <table:table-cell office:value-type="string" calcext:value-type="string">
            <text:p>SRR26541467</text:p>
          </table:table-cell>
          <table:table-cell office:value-type="string" calcext:value-type="string">
            <text:p>SAMN31142939</text:p>
          </table:table-cell>
          <table:table-cell office:value-type="string" calcext:value-type="string">
            <text:p>SRX22243348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LLA_PJM12</text:p>
          </table:table-cell>
          <table:table-cell office:value-type="string" calcext:value-type="string">
            <text:p>PLLA_PJM1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LLA</text:p>
          </table:table-cell>
          <table:table-cell office:value-type="string" calcext:value-type="string">
            <text:p>PJM12</text:p>
          </table:table-cell>
          <table:table-cell office:value-type="float" office:value="35.3196666666667" calcext:value-type="float">
            <text:p>35.3196666666667</text:p>
          </table:table-cell>
          <table:table-cell office:value-type="float" office:value="139.650833333333" calcext:value-type="float">
            <text:p>139.650833333333</text:p>
          </table:table-cell>
          <table:table-cell office:value-type="string" calcext:value-type="string">
            <text:p>ftp.sra.ebi.ac.uk/vol1/fastq/SRR265/067/SRR26541467/SRR26541467_1.fastq.gz;ftp.sra.ebi.ac.uk/vol1/fastq/SRR265/067/SRR26541467/SRR26541467_2.fastq.gz</text:p>
          </table:table-cell>
          <table:table-cell office:value-type="string" calcext:value-type="string">
            <text:p>PLLA_PJM12 was placed at port of JAMSTEC Yokosuka Head quarter (depth: 2~6m) for for 12 months</text:p>
          </table:table-cell>
        </table:table-row>
        <table:table-row table:style-name="ro1">
          <table:table-cell office:value-type="string" calcext:value-type="string">
            <text:p>SRR26541468</text:p>
          </table:table-cell>
          <table:table-cell office:value-type="string" calcext:value-type="string">
            <text:p>SAMN31142938</text:p>
          </table:table-cell>
          <table:table-cell office:value-type="string" calcext:value-type="string">
            <text:p>SRX22243347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BAT_PJM12</text:p>
          </table:table-cell>
          <table:table-cell office:value-type="string" calcext:value-type="string">
            <text:p>PBAT_PJM1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BAT</text:p>
          </table:table-cell>
          <table:table-cell office:value-type="string" calcext:value-type="string">
            <text:p>PJM12</text:p>
          </table:table-cell>
          <table:table-cell office:value-type="float" office:value="35.3196666666667" calcext:value-type="float">
            <text:p>35.3196666666667</text:p>
          </table:table-cell>
          <table:table-cell office:value-type="float" office:value="139.650833333333" calcext:value-type="float">
            <text:p>139.650833333333</text:p>
          </table:table-cell>
          <table:table-cell office:value-type="string" calcext:value-type="string">
            <text:p>ftp.sra.ebi.ac.uk/vol1/fastq/SRR265/068/SRR26541468/SRR26541468_1.fastq.gz;ftp.sra.ebi.ac.uk/vol1/fastq/SRR265/068/SRR26541468/SRR26541468_2.fastq.gz</text:p>
          </table:table-cell>
          <table:table-cell office:value-type="string" calcext:value-type="string">
            <text:p>PBAT_PJM12 was placed at port of JAMSTEC Yokosuka Head quarter (depth: 2~6m) for for 12 months</text:p>
          </table:table-cell>
        </table:table-row>
        <table:table-row table:style-name="ro1">
          <table:table-cell office:value-type="string" calcext:value-type="string">
            <text:p>SRR26541469</text:p>
          </table:table-cell>
          <table:table-cell office:value-type="string" calcext:value-type="string">
            <text:p>SAMN31142937</text:p>
          </table:table-cell>
          <table:table-cell office:value-type="string" calcext:value-type="string">
            <text:p>SRX22243346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CL_PJM12</text:p>
          </table:table-cell>
          <table:table-cell office:value-type="string" calcext:value-type="string">
            <text:p>PCL_PJM1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CL</text:p>
          </table:table-cell>
          <table:table-cell office:value-type="string" calcext:value-type="string">
            <text:p>PJM12</text:p>
          </table:table-cell>
          <table:table-cell office:value-type="float" office:value="35.3196666666667" calcext:value-type="float">
            <text:p>35.3196666666667</text:p>
          </table:table-cell>
          <table:table-cell office:value-type="float" office:value="139.650833333333" calcext:value-type="float">
            <text:p>139.650833333333</text:p>
          </table:table-cell>
          <table:table-cell office:value-type="string" calcext:value-type="string">
            <text:p>ftp.sra.ebi.ac.uk/vol1/fastq/SRR265/069/SRR26541469/SRR26541469_1.fastq.gz;ftp.sra.ebi.ac.uk/vol1/fastq/SRR265/069/SRR26541469/SRR26541469_2.fastq.gz</text:p>
          </table:table-cell>
          <table:table-cell office:value-type="string" calcext:value-type="string">
            <text:p>PCL_PJM12 was placed at port of JAMSTEC Yokosuka Head quarter (depth: 2~6m) for for 12 months</text:p>
          </table:table-cell>
        </table:table-row>
        <table:table-row table:style-name="ro1">
          <table:table-cell office:value-type="string" calcext:value-type="string">
            <text:p>SRR26541473</text:p>
          </table:table-cell>
          <table:table-cell office:value-type="string" calcext:value-type="string">
            <text:p>SAMN31142933</text:p>
          </table:table-cell>
          <table:table-cell office:value-type="string" calcext:value-type="string">
            <text:p>SRX22243342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HBV_PJM12</text:p>
          </table:table-cell>
          <table:table-cell office:value-type="string" calcext:value-type="string">
            <text:p>PHBV_PJM1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HBV</text:p>
          </table:table-cell>
          <table:table-cell office:value-type="string" calcext:value-type="string">
            <text:p>PJM12</text:p>
          </table:table-cell>
          <table:table-cell office:value-type="float" office:value="35.3196666666667" calcext:value-type="float">
            <text:p>35.3196666666667</text:p>
          </table:table-cell>
          <table:table-cell office:value-type="float" office:value="139.650833333333" calcext:value-type="float">
            <text:p>139.650833333333</text:p>
          </table:table-cell>
          <table:table-cell office:value-type="string" calcext:value-type="string">
            <text:p>ftp.sra.ebi.ac.uk/vol1/fastq/SRR265/073/SRR26541473/SRR26541473_1.fastq.gz;ftp.sra.ebi.ac.uk/vol1/fastq/SRR265/073/SRR26541473/SRR26541473_2.fastq.gz</text:p>
          </table:table-cell>
          <table:table-cell office:value-type="string" calcext:value-type="string">
            <text:p>PHBV_PJM12 was placed at port of JAMSTEC Yokosuka Head quarter (depth: 2~6m) for for 12 months</text:p>
          </table:table-cell>
        </table:table-row>
        <table:table-row table:style-name="ro1">
          <table:table-cell office:value-type="string" calcext:value-type="string">
            <text:p>SRR26541476</text:p>
          </table:table-cell>
          <table:table-cell office:value-type="string" calcext:value-type="string">
            <text:p>SAMN31142930</text:p>
          </table:table-cell>
          <table:table-cell office:value-type="string" calcext:value-type="string">
            <text:p>SRX22243339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S_PJM02</text:p>
          </table:table-cell>
          <table:table-cell office:value-type="string" calcext:value-type="string">
            <text:p>PS_PJM0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JM02</text:p>
          </table:table-cell>
          <table:table-cell office:value-type="float" office:value="35.3196666666667" calcext:value-type="float">
            <text:p>35.3196666666667</text:p>
          </table:table-cell>
          <table:table-cell office:value-type="float" office:value="139.650833333333" calcext:value-type="float">
            <text:p>139.650833333333</text:p>
          </table:table-cell>
          <table:table-cell office:value-type="string" calcext:value-type="string">
            <text:p>ftp.sra.ebi.ac.uk/vol1/fastq/SRR265/076/SRR26541476/SRR26541476_1.fastq.gz;ftp.sra.ebi.ac.uk/vol1/fastq/SRR265/076/SRR26541476/SRR26541476_2.fastq.gz</text:p>
          </table:table-cell>
          <table:table-cell office:value-type="string" calcext:value-type="string">
            <text:p>PS_PJM02 was placed at port of JAMSTEC Yokosuka Head quarter (depth: 2~6m) for for 2 months</text:p>
          </table:table-cell>
        </table:table-row>
        <table:table-row table:style-name="ro1">
          <table:table-cell office:value-type="string" calcext:value-type="string">
            <text:p>SRR26541478</text:p>
          </table:table-cell>
          <table:table-cell office:value-type="string" calcext:value-type="string">
            <text:p>SAMN31142920</text:p>
          </table:table-cell>
          <table:table-cell office:value-type="string" calcext:value-type="string">
            <text:p>SRX22243337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HB_PJM02</text:p>
          </table:table-cell>
          <table:table-cell office:value-type="string" calcext:value-type="string">
            <text:p>PHB_PJM0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HB</text:p>
          </table:table-cell>
          <table:table-cell office:value-type="string" calcext:value-type="string">
            <text:p>PJM02</text:p>
          </table:table-cell>
          <table:table-cell office:value-type="float" office:value="35.3196666666667" calcext:value-type="float">
            <text:p>35.3196666666667</text:p>
          </table:table-cell>
          <table:table-cell office:value-type="float" office:value="139.650833333333" calcext:value-type="float">
            <text:p>139.650833333333</text:p>
          </table:table-cell>
          <table:table-cell office:value-type="string" calcext:value-type="string">
            <text:p>ftp.sra.ebi.ac.uk/vol1/fastq/SRR265/078/SRR26541478/SRR26541478_1.fastq.gz;ftp.sra.ebi.ac.uk/vol1/fastq/SRR265/078/SRR26541478/SRR26541478_2.fastq.gz</text:p>
          </table:table-cell>
          <table:table-cell office:value-type="string" calcext:value-type="string">
            <text:p>PHB_PJM02 was placed at port of JAMSTEC Yokosuka Head quarter (depth: 2~6m) for 2 months</text:p>
          </table:table-cell>
        </table:table-row>
        <table:table-row table:style-name="ro1">
          <table:table-cell office:value-type="string" calcext:value-type="string">
            <text:p>SRR26549051</text:p>
          </table:table-cell>
          <table:table-cell office:value-type="string" calcext:value-type="string">
            <text:p>SAMN37935295</text:p>
          </table:table-cell>
          <table:table-cell office:value-type="string" calcext:value-type="string">
            <text:p>SRX22250810</text:p>
          </table:table-cell>
          <table:table-cell office:value-type="string" calcext:value-type="string">
            <text:p>PRJNA886482</text:p>
          </table:table-cell>
          <table:table-cell office:value-type="float" office:value="1561972" calcext:value-type="float">
            <text:p>1561972</text:p>
          </table:table-cell>
          <table:table-cell office:value-type="string" calcext:value-type="string">
            <text:p>seawater metagenome</text:p>
          </table:table-cell>
          <table:table-cell office:value-type="string" calcext:value-type="string">
            <text:p>Illumina HiSeq X sequencing: DNA-seq of deep seawater microbiome: Water_BHT</text:p>
          </table:table-cell>
          <table:table-cell office:value-type="string" calcext:value-type="string">
            <text:p>Water_BHT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BHT</text:p>
          </table:table-cell>
          <table:table-cell office:value-type="float" office:value="35.0158333333333" calcext:value-type="float">
            <text:p>35.0158333333333</text:p>
          </table:table-cell>
          <table:table-cell office:value-type="float" office:value="139.222166666667" calcext:value-type="float">
            <text:p>139.222166666667</text:p>
          </table:table-cell>
          <table:table-cell office:value-type="string" calcext:value-type="string">
            <text:p>ftp.sra.ebi.ac.uk/vol1/fastq/SRR265/051/SRR26549051/SRR26549051_1.fastq.gz;ftp.sra.ebi.ac.uk/vol1/fastq/SRR265/051/SRR26549051/SRR26549051_2.fastq.gz</text:p>
          </table:table-cell>
          <table:table-cell office:value-type="string" calcext:value-type="string">
            <text:p>Water_BHT was collected at hydrocarbon seepage off Hatsushima island (depth: 855m)</text:p>
          </table:table-cell>
        </table:table-row>
        <table:table-row table:style-name="ro1">
          <table:table-cell office:value-type="string" calcext:value-type="string">
            <text:p>SRR26541425</text:p>
          </table:table-cell>
          <table:table-cell office:value-type="string" calcext:value-type="string">
            <text:p>SAMN31142977</text:p>
          </table:table-cell>
          <table:table-cell office:value-type="string" calcext:value-type="string">
            <text:p>SRX22243390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S_AMN13</text:p>
          </table:table-cell>
          <table:table-cell office:value-type="string" calcext:value-type="string">
            <text:p>PS_AMN13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AMN13</text:p>
          </table:table-cell>
          <table:table-cell office:value-type="float" office:value="22.9988333333333" calcext:value-type="float">
            <text:p>22.9988333333333</text:p>
          </table:table-cell>
          <table:table-cell office:value-type="float" office:value="154.409166666667" calcext:value-type="float">
            <text:p>154.409166666667</text:p>
          </table:table-cell>
          <table:table-cell office:value-type="string" calcext:value-type="string">
            <text:p>ftp.sra.ebi.ac.uk/vol1/fastq/SRR265/025/SRR26541425/SRR26541425_1.fastq.gz;ftp.sra.ebi.ac.uk/vol1/fastq/SRR265/025/SRR26541425/SRR26541425_2.fastq.gz</text:p>
          </table:table-cell>
          <table:table-cell office:value-type="string" calcext:value-type="string">
            <text:p>PS_AMN13 was placed at abyssal plain around Minamitorishima island (depth: 5552m) for for 13 months</text:p>
          </table:table-cell>
        </table:table-row>
        <table:table-row table:style-name="ro1">
          <table:table-cell office:value-type="string" calcext:value-type="string">
            <text:p>SRR26541427</text:p>
          </table:table-cell>
          <table:table-cell office:value-type="string" calcext:value-type="string">
            <text:p>SAMN31142975</text:p>
          </table:table-cell>
          <table:table-cell office:value-type="string" calcext:value-type="string">
            <text:p>SRX22243388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ET_AMN13</text:p>
          </table:table-cell>
          <table:table-cell office:value-type="string" calcext:value-type="string">
            <text:p>PET_AMN13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AMN13</text:p>
          </table:table-cell>
          <table:table-cell office:value-type="float" office:value="22.9988333333333" calcext:value-type="float">
            <text:p>22.9988333333333</text:p>
          </table:table-cell>
          <table:table-cell office:value-type="float" office:value="154.409166666667" calcext:value-type="float">
            <text:p>154.409166666667</text:p>
          </table:table-cell>
          <table:table-cell office:value-type="string" calcext:value-type="string">
            <text:p>ftp.sra.ebi.ac.uk/vol1/fastq/SRR265/027/SRR26541427/SRR26541427_1.fastq.gz;ftp.sra.ebi.ac.uk/vol1/fastq/SRR265/027/SRR26541427/SRR26541427_2.fastq.gz</text:p>
          </table:table-cell>
          <table:table-cell office:value-type="string" calcext:value-type="string">
            <text:p>PET_AMN13 was placed at abyssal plain around Minamitorishima island (depth: 5552m) for for 13 months</text:p>
          </table:table-cell>
        </table:table-row>
        <table:table-row table:style-name="ro1">
          <table:table-cell office:value-type="string" calcext:value-type="string">
            <text:p>SRR26541429</text:p>
          </table:table-cell>
          <table:table-cell office:value-type="string" calcext:value-type="string">
            <text:p>SAMN31142973</text:p>
          </table:table-cell>
          <table:table-cell office:value-type="string" calcext:value-type="string">
            <text:p>SRX22243386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BAT_AMN13</text:p>
          </table:table-cell>
          <table:table-cell office:value-type="string" calcext:value-type="string">
            <text:p>PBAT_AMN13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BAT</text:p>
          </table:table-cell>
          <table:table-cell office:value-type="string" calcext:value-type="string">
            <text:p>AMN13</text:p>
          </table:table-cell>
          <table:table-cell office:value-type="float" office:value="22.9988333333333" calcext:value-type="float">
            <text:p>22.9988333333333</text:p>
          </table:table-cell>
          <table:table-cell office:value-type="float" office:value="154.409166666667" calcext:value-type="float">
            <text:p>154.409166666667</text:p>
          </table:table-cell>
          <table:table-cell office:value-type="string" calcext:value-type="string">
            <text:p>ftp.sra.ebi.ac.uk/vol1/fastq/SRR265/029/SRR26541429/SRR26541429_1.fastq.gz;ftp.sra.ebi.ac.uk/vol1/fastq/SRR265/029/SRR26541429/SRR26541429_2.fastq.gz</text:p>
          </table:table-cell>
          <table:table-cell office:value-type="string" calcext:value-type="string">
            <text:p>PBAT_AMN13 was placed at abyssal plain around Minamitorishima island (depth: 5552m) for for 13 months</text:p>
          </table:table-cell>
        </table:table-row>
        <table:table-row table:style-name="ro1">
          <table:table-cell office:value-type="string" calcext:value-type="string">
            <text:p>SRR26541430</text:p>
          </table:table-cell>
          <table:table-cell office:value-type="string" calcext:value-type="string">
            <text:p>SAMN31142972</text:p>
          </table:table-cell>
          <table:table-cell office:value-type="string" calcext:value-type="string">
            <text:p>SRX22243385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CL_AMN13</text:p>
          </table:table-cell>
          <table:table-cell office:value-type="string" calcext:value-type="string">
            <text:p>PCL_AMN13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CL</text:p>
          </table:table-cell>
          <table:table-cell office:value-type="string" calcext:value-type="string">
            <text:p>AMN13</text:p>
          </table:table-cell>
          <table:table-cell office:value-type="float" office:value="22.9988333333333" calcext:value-type="float">
            <text:p>22.9988333333333</text:p>
          </table:table-cell>
          <table:table-cell office:value-type="float" office:value="154.409166666667" calcext:value-type="float">
            <text:p>154.409166666667</text:p>
          </table:table-cell>
          <table:table-cell office:value-type="string" calcext:value-type="string">
            <text:p>ftp.sra.ebi.ac.uk/vol1/fastq/SRR265/030/SRR26541430/SRR26541430_1.fastq.gz;ftp.sra.ebi.ac.uk/vol1/fastq/SRR265/030/SRR26541430/SRR26541430_2.fastq.gz</text:p>
          </table:table-cell>
          <table:table-cell office:value-type="string" calcext:value-type="string">
            <text:p>PCL_AMN13 was placed at abyssal plain around Minamitorishima island (depth: 5552m) for for 13 months</text:p>
          </table:table-cell>
        </table:table-row>
        <table:table-row table:style-name="ro1">
          <table:table-cell office:value-type="string" calcext:value-type="string">
            <text:p>SRR26541436</text:p>
          </table:table-cell>
          <table:table-cell office:value-type="string" calcext:value-type="string">
            <text:p>SAMN31142967</text:p>
          </table:table-cell>
          <table:table-cell office:value-type="string" calcext:value-type="string">
            <text:p>SRX22243379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HB_AMN13</text:p>
          </table:table-cell>
          <table:table-cell office:value-type="string" calcext:value-type="string">
            <text:p>PHB_AMN13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HB</text:p>
          </table:table-cell>
          <table:table-cell office:value-type="string" calcext:value-type="string">
            <text:p>AMN13</text:p>
          </table:table-cell>
          <table:table-cell office:value-type="float" office:value="22.9988333333333" calcext:value-type="float">
            <text:p>22.9988333333333</text:p>
          </table:table-cell>
          <table:table-cell office:value-type="float" office:value="154.409166666667" calcext:value-type="float">
            <text:p>154.409166666667</text:p>
          </table:table-cell>
          <table:table-cell office:value-type="string" calcext:value-type="string">
            <text:p>ftp.sra.ebi.ac.uk/vol1/fastq/SRR265/036/SRR26541436/SRR26541436_1.fastq.gz;ftp.sra.ebi.ac.uk/vol1/fastq/SRR265/036/SRR26541436/SRR26541436_2.fastq.gz</text:p>
          </table:table-cell>
          <table:table-cell office:value-type="string" calcext:value-type="string">
            <text:p>PHB_AMN13 was placed at abyssal plain around Minamitorishima island (depth: 5552m) for for 13 months</text:p>
          </table:table-cell>
        </table:table-row>
        <table:table-row table:style-name="ro1">
          <table:table-cell office:value-type="string" calcext:value-type="string">
            <text:p>SRR26541437</text:p>
          </table:table-cell>
          <table:table-cell office:value-type="string" calcext:value-type="string">
            <text:p>SAMN31142966</text:p>
          </table:table-cell>
          <table:table-cell office:value-type="string" calcext:value-type="string">
            <text:p>SRX22243378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P_BHT14</text:p>
          </table:table-cell>
          <table:table-cell office:value-type="string" calcext:value-type="string">
            <text:p>PP_BHT1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BHT14</text:p>
          </table:table-cell>
          <table:table-cell office:value-type="float" office:value="35.0158333333333" calcext:value-type="float">
            <text:p>35.0158333333333</text:p>
          </table:table-cell>
          <table:table-cell office:value-type="float" office:value="139.222166666667" calcext:value-type="float">
            <text:p>139.222166666667</text:p>
          </table:table-cell>
          <table:table-cell office:value-type="string" calcext:value-type="string">
            <text:p>ftp.sra.ebi.ac.uk/vol1/fastq/SRR265/037/SRR26541437/SRR26541437_1.fastq.gz;ftp.sra.ebi.ac.uk/vol1/fastq/SRR265/037/SRR26541437/SRR26541437_2.fastq.gz</text:p>
          </table:table-cell>
          <table:table-cell office:value-type="string" calcext:value-type="string">
            <text:p>PP_BHT14 was placed at hydrocarbon seepage off Hatsushima island (depth: 855m) for for 14 months</text:p>
          </table:table-cell>
        </table:table-row>
        <table:table-row table:style-name="ro1">
          <table:table-cell office:value-type="string" calcext:value-type="string">
            <text:p>SRR26541439</text:p>
          </table:table-cell>
          <table:table-cell office:value-type="string" calcext:value-type="string">
            <text:p>SAMN31142964</text:p>
          </table:table-cell>
          <table:table-cell office:value-type="string" calcext:value-type="string">
            <text:p>SRX22243376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E_BHT14</text:p>
          </table:table-cell>
          <table:table-cell office:value-type="string" calcext:value-type="string">
            <text:p>PE_BHT1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BHT14</text:p>
          </table:table-cell>
          <table:table-cell office:value-type="float" office:value="35.0158333333333" calcext:value-type="float">
            <text:p>35.0158333333333</text:p>
          </table:table-cell>
          <table:table-cell office:value-type="float" office:value="139.222166666667" calcext:value-type="float">
            <text:p>139.222166666667</text:p>
          </table:table-cell>
          <table:table-cell office:value-type="string" calcext:value-type="string">
            <text:p>ftp.sra.ebi.ac.uk/vol1/fastq/SRR265/039/SRR26541439/SRR26541439_1.fastq.gz;ftp.sra.ebi.ac.uk/vol1/fastq/SRR265/039/SRR26541439/SRR26541439_2.fastq.gz</text:p>
          </table:table-cell>
          <table:table-cell office:value-type="string" calcext:value-type="string">
            <text:p>PE_BHT14 was placed at hydrocarbon seepage off Hatsushima island (depth: 855m) for for 14 months</text:p>
          </table:table-cell>
        </table:table-row>
        <table:table-row table:style-name="ro1">
          <table:table-cell office:value-type="string" calcext:value-type="string">
            <text:p>SRR26541442</text:p>
          </table:table-cell>
          <table:table-cell office:value-type="string" calcext:value-type="string">
            <text:p>SAMN31142961</text:p>
          </table:table-cell>
          <table:table-cell office:value-type="string" calcext:value-type="string">
            <text:p>SRX22243373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BAT_BHT14</text:p>
          </table:table-cell>
          <table:table-cell office:value-type="string" calcext:value-type="string">
            <text:p>PBAT_BHT1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BAT</text:p>
          </table:table-cell>
          <table:table-cell office:value-type="string" calcext:value-type="string">
            <text:p>BHT14</text:p>
          </table:table-cell>
          <table:table-cell office:value-type="float" office:value="35.0158333333333" calcext:value-type="float">
            <text:p>35.0158333333333</text:p>
          </table:table-cell>
          <table:table-cell office:value-type="float" office:value="139.222166666667" calcext:value-type="float">
            <text:p>139.222166666667</text:p>
          </table:table-cell>
          <table:table-cell office:value-type="string" calcext:value-type="string">
            <text:p>ftp.sra.ebi.ac.uk/vol1/fastq/SRR265/042/SRR26541442/SRR26541442_1.fastq.gz;ftp.sra.ebi.ac.uk/vol1/fastq/SRR265/042/SRR26541442/SRR26541442_2.fastq.gz</text:p>
          </table:table-cell>
          <table:table-cell office:value-type="string" calcext:value-type="string">
            <text:p>PBAT_BHT14 was placed at hydrocarbon seepage off Hatsushima island (depth: 855m) for for 14 months</text:p>
          </table:table-cell>
        </table:table-row>
        <table:table-row table:style-name="ro1">
          <table:table-cell office:value-type="string" calcext:value-type="string">
            <text:p>SRR26541444</text:p>
          </table:table-cell>
          <table:table-cell office:value-type="string" calcext:value-type="string">
            <text:p>SAMN31142924</text:p>
          </table:table-cell>
          <table:table-cell office:value-type="string" calcext:value-type="string">
            <text:p>SRX22243371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BSA_PJM02</text:p>
          </table:table-cell>
          <table:table-cell office:value-type="string" calcext:value-type="string">
            <text:p>PBSA_PJM0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BSA</text:p>
          </table:table-cell>
          <table:table-cell office:value-type="string" calcext:value-type="string">
            <text:p>PJM02</text:p>
          </table:table-cell>
          <table:table-cell office:value-type="float" office:value="35.3196666666667" calcext:value-type="float">
            <text:p>35.3196666666667</text:p>
          </table:table-cell>
          <table:table-cell office:value-type="float" office:value="139.650833333333" calcext:value-type="float">
            <text:p>139.650833333333</text:p>
          </table:table-cell>
          <table:table-cell office:value-type="string" calcext:value-type="string">
            <text:p>ftp.sra.ebi.ac.uk/vol1/fastq/SRR265/044/SRR26541444/SRR26541444_1.fastq.gz;ftp.sra.ebi.ac.uk/vol1/fastq/SRR265/044/SRR26541444/SRR26541444_2.fastq.gz</text:p>
          </table:table-cell>
          <table:table-cell office:value-type="string" calcext:value-type="string">
            <text:p>PBSA_PJM02 was placed at port of JAMSTEC Yokosuka Head quarter (depth: 2~6m) for for 2 months</text:p>
          </table:table-cell>
        </table:table-row>
        <table:table-row table:style-name="ro1">
          <table:table-cell office:value-type="string" calcext:value-type="string">
            <text:p>SRR26541447</text:p>
          </table:table-cell>
          <table:table-cell office:value-type="string" calcext:value-type="string">
            <text:p>SAMN31142957</text:p>
          </table:table-cell>
          <table:table-cell office:value-type="string" calcext:value-type="string">
            <text:p>SRX22243368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HBH_BHT14</text:p>
          </table:table-cell>
          <table:table-cell office:value-type="string" calcext:value-type="string">
            <text:p>PHBH_BHT1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HBH</text:p>
          </table:table-cell>
          <table:table-cell office:value-type="string" calcext:value-type="string">
            <text:p>BHT14</text:p>
          </table:table-cell>
          <table:table-cell office:value-type="float" office:value="35.0158333333333" calcext:value-type="float">
            <text:p>35.0158333333333</text:p>
          </table:table-cell>
          <table:table-cell office:value-type="float" office:value="139.222166666667" calcext:value-type="float">
            <text:p>139.222166666667</text:p>
          </table:table-cell>
          <table:table-cell office:value-type="string" calcext:value-type="string">
            <text:p>ftp.sra.ebi.ac.uk/vol1/fastq/SRR265/047/SRR26541447/SRR26541447_1.fastq.gz;ftp.sra.ebi.ac.uk/vol1/fastq/SRR265/047/SRR26541447/SRR26541447_2.fastq.gz</text:p>
          </table:table-cell>
          <table:table-cell office:value-type="string" calcext:value-type="string">
            <text:p>PHBH_BHT14 was placed at hydrocarbon seepage off Hatsushima island (depth: 855m) for for 14 months</text:p>
          </table:table-cell>
        </table:table-row>
        <table:table-row table:style-name="ro1">
          <table:table-cell office:value-type="string" calcext:value-type="string">
            <text:p>SRR26541448</text:p>
          </table:table-cell>
          <table:table-cell office:value-type="string" calcext:value-type="string">
            <text:p>SAMN31142956</text:p>
          </table:table-cell>
          <table:table-cell office:value-type="string" calcext:value-type="string">
            <text:p>SRX22243367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HBV_BHT14</text:p>
          </table:table-cell>
          <table:table-cell office:value-type="string" calcext:value-type="string">
            <text:p>PHBV_BHT1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HBV</text:p>
          </table:table-cell>
          <table:table-cell office:value-type="string" calcext:value-type="string">
            <text:p>BHT14</text:p>
          </table:table-cell>
          <table:table-cell office:value-type="float" office:value="35.0158333333333" calcext:value-type="float">
            <text:p>35.0158333333333</text:p>
          </table:table-cell>
          <table:table-cell office:value-type="float" office:value="139.222166666667" calcext:value-type="float">
            <text:p>139.222166666667</text:p>
          </table:table-cell>
          <table:table-cell office:value-type="string" calcext:value-type="string">
            <text:p>ftp.sra.ebi.ac.uk/vol1/fastq/SRR265/048/SRR26541448/SRR26541448_1.fastq.gz;ftp.sra.ebi.ac.uk/vol1/fastq/SRR265/048/SRR26541448/SRR26541448_2.fastq.gz</text:p>
          </table:table-cell>
          <table:table-cell office:value-type="string" calcext:value-type="string">
            <text:p>PHBV_BHT14 was placed at hydrocarbon seepage off Hatsushima island (depth: 855m) for for 14 months</text:p>
          </table:table-cell>
        </table:table-row>
        <table:table-row table:style-name="ro1">
          <table:table-cell office:value-type="string" calcext:value-type="string">
            <text:p>SRR26541449</text:p>
          </table:table-cell>
          <table:table-cell office:value-type="string" calcext:value-type="string">
            <text:p>SAMN31142955</text:p>
          </table:table-cell>
          <table:table-cell office:value-type="string" calcext:value-type="string">
            <text:p>SRX22243366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HB_BHT14</text:p>
          </table:table-cell>
          <table:table-cell office:value-type="string" calcext:value-type="string">
            <text:p>PHB_BHT1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HB</text:p>
          </table:table-cell>
          <table:table-cell office:value-type="string" calcext:value-type="string">
            <text:p>BHT14</text:p>
          </table:table-cell>
          <table:table-cell office:value-type="float" office:value="35.0158333333333" calcext:value-type="float">
            <text:p>35.0158333333333</text:p>
          </table:table-cell>
          <table:table-cell office:value-type="float" office:value="139.222166666667" calcext:value-type="float">
            <text:p>139.222166666667</text:p>
          </table:table-cell>
          <table:table-cell office:value-type="string" calcext:value-type="string">
            <text:p>ftp.sra.ebi.ac.uk/vol1/fastq/SRR265/049/SRR26541449/SRR26541449_1.fastq.gz;ftp.sra.ebi.ac.uk/vol1/fastq/SRR265/049/SRR26541449/SRR26541449_2.fastq.gz</text:p>
          </table:table-cell>
          <table:table-cell office:value-type="string" calcext:value-type="string">
            <text:p>PHB_BHT14 was placed at hydrocarbon seepage off Hatsushima island (depth: 855m) for for 14 months</text:p>
          </table:table-cell>
        </table:table-row>
        <table:table-row table:style-name="ro1">
          <table:table-cell office:value-type="string" calcext:value-type="string">
            <text:p>SRR26541450</text:p>
          </table:table-cell>
          <table:table-cell office:value-type="string" calcext:value-type="string">
            <text:p>SAMN31142954</text:p>
          </table:table-cell>
          <table:table-cell office:value-type="string" calcext:value-type="string">
            <text:p>SRX22243365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P_BHT04</text:p>
          </table:table-cell>
          <table:table-cell office:value-type="string" calcext:value-type="string">
            <text:p>PP_BHT0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BHT04</text:p>
          </table:table-cell>
          <table:table-cell office:value-type="float" office:value="35.0158333333333" calcext:value-type="float">
            <text:p>35.0158333333333</text:p>
          </table:table-cell>
          <table:table-cell office:value-type="float" office:value="139.222166666667" calcext:value-type="float">
            <text:p>139.222166666667</text:p>
          </table:table-cell>
          <table:table-cell office:value-type="string" calcext:value-type="string">
            <text:p>ftp.sra.ebi.ac.uk/vol1/fastq/SRR265/050/SRR26541450/SRR26541450_1.fastq.gz;ftp.sra.ebi.ac.uk/vol1/fastq/SRR265/050/SRR26541450/SRR26541450_2.fastq.gz</text:p>
          </table:table-cell>
          <table:table-cell office:value-type="string" calcext:value-type="string">
            <text:p>PP_BHT04 was placed at hydrocarbon seepage off Hatsushima island (depth: 855m) for for 4 months</text:p>
          </table:table-cell>
        </table:table-row>
        <table:table-row table:style-name="ro1">
          <table:table-cell office:value-type="string" calcext:value-type="string">
            <text:p>SRR26541457</text:p>
          </table:table-cell>
          <table:table-cell office:value-type="string" calcext:value-type="string">
            <text:p>SAMN31142948</text:p>
          </table:table-cell>
          <table:table-cell office:value-type="string" calcext:value-type="string">
            <text:p>SRX22243358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CL_BHT04</text:p>
          </table:table-cell>
          <table:table-cell office:value-type="string" calcext:value-type="string">
            <text:p>PCL_BHT0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CL</text:p>
          </table:table-cell>
          <table:table-cell office:value-type="string" calcext:value-type="string">
            <text:p>BHT04</text:p>
          </table:table-cell>
          <table:table-cell office:value-type="float" office:value="35.0158333333333" calcext:value-type="float">
            <text:p>35.0158333333333</text:p>
          </table:table-cell>
          <table:table-cell office:value-type="float" office:value="139.222166666667" calcext:value-type="float">
            <text:p>139.222166666667</text:p>
          </table:table-cell>
          <table:table-cell office:value-type="string" calcext:value-type="string">
            <text:p>ftp.sra.ebi.ac.uk/vol1/fastq/SRR265/057/SRR26541457/SRR26541457_1.fastq.gz;ftp.sra.ebi.ac.uk/vol1/fastq/SRR265/057/SRR26541457/SRR26541457_2.fastq.gz</text:p>
          </table:table-cell>
          <table:table-cell office:value-type="string" calcext:value-type="string">
            <text:p>PCL_BHT04 was placed at hydrocarbon seepage off Hatsushima island (depth: 855m) for for 4 months</text:p>
          </table:table-cell>
        </table:table-row>
        <table:table-row table:style-name="ro1">
          <table:table-cell office:value-type="string" calcext:value-type="string">
            <text:p>SRR26541463</text:p>
          </table:table-cell>
          <table:table-cell office:value-type="string" calcext:value-type="string">
            <text:p>SAMN31142942</text:p>
          </table:table-cell>
          <table:table-cell office:value-type="string" calcext:value-type="string">
            <text:p>SRX22243352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P_PJM12</text:p>
          </table:table-cell>
          <table:table-cell office:value-type="string" calcext:value-type="string">
            <text:p>PP_PJM1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JM12</text:p>
          </table:table-cell>
          <table:table-cell office:value-type="float" office:value="35.3196666666667" calcext:value-type="float">
            <text:p>35.3196666666667</text:p>
          </table:table-cell>
          <table:table-cell office:value-type="float" office:value="139.650833333333" calcext:value-type="float">
            <text:p>139.650833333333</text:p>
          </table:table-cell>
          <table:table-cell office:value-type="string" calcext:value-type="string">
            <text:p>ftp.sra.ebi.ac.uk/vol1/fastq/SRR265/063/SRR26541463/SRR26541463_1.fastq.gz;ftp.sra.ebi.ac.uk/vol1/fastq/SRR265/063/SRR26541463/SRR26541463_2.fastq.gz</text:p>
          </table:table-cell>
          <table:table-cell office:value-type="string" calcext:value-type="string">
            <text:p>PP_PJM12 was placed at port of JAMSTEC Yokosuka Head quarter (depth: 2~6m) for for 12 months</text:p>
          </table:table-cell>
        </table:table-row>
        <table:table-row table:style-name="ro1">
          <table:table-cell office:value-type="string" calcext:value-type="string">
            <text:p>SRR26541475</text:p>
          </table:table-cell>
          <table:table-cell office:value-type="string" calcext:value-type="string">
            <text:p>SAMN31142931</text:p>
          </table:table-cell>
          <table:table-cell office:value-type="string" calcext:value-type="string">
            <text:p>SRX22243340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P_PJM02</text:p>
          </table:table-cell>
          <table:table-cell office:value-type="string" calcext:value-type="string">
            <text:p>PP_PJM0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P</text:p>
          </table:table-cell>
          <table:table-cell office:value-type="string" calcext:value-type="string">
            <text:p>PJM02</text:p>
          </table:table-cell>
          <table:table-cell office:value-type="float" office:value="35.3196666666667" calcext:value-type="float">
            <text:p>35.3196666666667</text:p>
          </table:table-cell>
          <table:table-cell office:value-type="float" office:value="139.650833333333" calcext:value-type="float">
            <text:p>139.650833333333</text:p>
          </table:table-cell>
          <table:table-cell office:value-type="string" calcext:value-type="string">
            <text:p>ftp.sra.ebi.ac.uk/vol1/fastq/SRR265/075/SRR26541475/SRR26541475_1.fastq.gz;ftp.sra.ebi.ac.uk/vol1/fastq/SRR265/075/SRR26541475/SRR26541475_2.fastq.gz</text:p>
          </table:table-cell>
          <table:table-cell office:value-type="string" calcext:value-type="string">
            <text:p>PP_PJM02 was placed at port of JAMSTEC Yokosuka Head quarter (depth: 2~6m) for for 2 months</text:p>
          </table:table-cell>
        </table:table-row>
        <table:table-row table:style-name="ro1">
          <table:table-cell office:value-type="string" calcext:value-type="string">
            <text:p>SRR26549047</text:p>
          </table:table-cell>
          <table:table-cell office:value-type="string" calcext:value-type="string">
            <text:p>SAMN37935299</text:p>
          </table:table-cell>
          <table:table-cell office:value-type="string" calcext:value-type="string">
            <text:p>SRX22250814</text:p>
          </table:table-cell>
          <table:table-cell office:value-type="string" calcext:value-type="string">
            <text:p>PRJNA886482</text:p>
          </table:table-cell>
          <table:table-cell office:value-type="float" office:value="749907" calcext:value-type="float">
            <text:p>749907</text:p>
          </table:table-cell>
          <table:table-cell office:value-type="string" calcext:value-type="string">
            <text:p>sediment metagenome</text:p>
          </table:table-cell>
          <table:table-cell office:value-type="string" calcext:value-type="string">
            <text:p>Illumina HiSeq X sequencing: DNA-seq of deep seafloor sediment: Sediment5cm_BHT</text:p>
          </table:table-cell>
          <table:table-cell office:value-type="string" calcext:value-type="string">
            <text:p>Sediment5cm_BHT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Sediment5cm</text:p>
          </table:table-cell>
          <table:table-cell office:value-type="string" calcext:value-type="string">
            <text:p>BHT</text:p>
          </table:table-cell>
          <table:table-cell office:value-type="float" office:value="35.0158333333333" calcext:value-type="float">
            <text:p>35.0158333333333</text:p>
          </table:table-cell>
          <table:table-cell office:value-type="float" office:value="139.222166666667" calcext:value-type="float">
            <text:p>139.222166666667</text:p>
          </table:table-cell>
          <table:table-cell office:value-type="string" calcext:value-type="string">
            <text:p>ftp.sra.ebi.ac.uk/vol1/fastq/SRR265/047/SRR26549047/SRR26549047_1.fastq.gz;ftp.sra.ebi.ac.uk/vol1/fastq/SRR265/047/SRR26549047/SRR26549047_2.fastq.gz</text:p>
          </table:table-cell>
          <table:table-cell office:value-type="string" calcext:value-type="string">
            <text:p>Sediment5cm_BHT was collected at hydrocarbon seepage off Hatsushima island (depth: 855m)</text:p>
          </table:table-cell>
        </table:table-row>
        <table:table-row table:style-name="ro1">
          <table:table-cell office:value-type="string" calcext:value-type="string">
            <text:p>SRR26549048</text:p>
          </table:table-cell>
          <table:table-cell office:value-type="string" calcext:value-type="string">
            <text:p>SAMN37935298</text:p>
          </table:table-cell>
          <table:table-cell office:value-type="string" calcext:value-type="string">
            <text:p>SRX22250813</text:p>
          </table:table-cell>
          <table:table-cell office:value-type="string" calcext:value-type="string">
            <text:p>PRJNA886482</text:p>
          </table:table-cell>
          <table:table-cell office:value-type="float" office:value="749907" calcext:value-type="float">
            <text:p>749907</text:p>
          </table:table-cell>
          <table:table-cell office:value-type="string" calcext:value-type="string">
            <text:p>sediment metagenome</text:p>
          </table:table-cell>
          <table:table-cell office:value-type="string" calcext:value-type="string">
            <text:p>Illumina HiSeq X sequencing: DNA-seq of deep seafloor sediment: Sediment3cm_BHT</text:p>
          </table:table-cell>
          <table:table-cell office:value-type="string" calcext:value-type="string">
            <text:p>Sediment3cm_BHT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Sediment3cm</text:p>
          </table:table-cell>
          <table:table-cell office:value-type="string" calcext:value-type="string">
            <text:p>BHT</text:p>
          </table:table-cell>
          <table:table-cell office:value-type="float" office:value="35.0158333333333" calcext:value-type="float">
            <text:p>35.0158333333333</text:p>
          </table:table-cell>
          <table:table-cell office:value-type="float" office:value="139.222166666667" calcext:value-type="float">
            <text:p>139.222166666667</text:p>
          </table:table-cell>
          <table:table-cell office:value-type="string" calcext:value-type="string">
            <text:p>ftp.sra.ebi.ac.uk/vol1/fastq/SRR265/048/SRR26549048/SRR26549048_1.fastq.gz;ftp.sra.ebi.ac.uk/vol1/fastq/SRR265/048/SRR26549048/SRR26549048_2.fastq.gz</text:p>
          </table:table-cell>
          <table:table-cell office:value-type="string" calcext:value-type="string">
            <text:p>Sediment3cm_BHT was collected at hydrocarbon seepage off Hatsushima island (depth: 855m)</text:p>
          </table:table-cell>
        </table:table-row>
        <table:table-row table:style-name="ro1">
          <table:table-cell office:value-type="string" calcext:value-type="string">
            <text:p>SRR26549049</text:p>
          </table:table-cell>
          <table:table-cell office:value-type="string" calcext:value-type="string">
            <text:p>SAMN37935297</text:p>
          </table:table-cell>
          <table:table-cell office:value-type="string" calcext:value-type="string">
            <text:p>SRX22250812</text:p>
          </table:table-cell>
          <table:table-cell office:value-type="string" calcext:value-type="string">
            <text:p>PRJNA886482</text:p>
          </table:table-cell>
          <table:table-cell office:value-type="float" office:value="749907" calcext:value-type="float">
            <text:p>749907</text:p>
          </table:table-cell>
          <table:table-cell office:value-type="string" calcext:value-type="string">
            <text:p>sediment metagenome</text:p>
          </table:table-cell>
          <table:table-cell office:value-type="string" calcext:value-type="string">
            <text:p>Illumina HiSeq X sequencing: DNA-seq of deep seafloor sediment: Sediment1cm_BHT</text:p>
          </table:table-cell>
          <table:table-cell office:value-type="string" calcext:value-type="string">
            <text:p>Sediment1cm_BHT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Sediment1cm</text:p>
          </table:table-cell>
          <table:table-cell office:value-type="string" calcext:value-type="string">
            <text:p>BHT</text:p>
          </table:table-cell>
          <table:table-cell office:value-type="float" office:value="35.0158333333333" calcext:value-type="float">
            <text:p>35.0158333333333</text:p>
          </table:table-cell>
          <table:table-cell office:value-type="float" office:value="139.222166666667" calcext:value-type="float">
            <text:p>139.222166666667</text:p>
          </table:table-cell>
          <table:table-cell office:value-type="string" calcext:value-type="string">
            <text:p>ftp.sra.ebi.ac.uk/vol1/fastq/SRR265/049/SRR26549049/SRR26549049_1.fastq.gz;ftp.sra.ebi.ac.uk/vol1/fastq/SRR265/049/SRR26549049/SRR26549049_2.fastq.gz</text:p>
          </table:table-cell>
          <table:table-cell office:value-type="string" calcext:value-type="string">
            <text:p>Sediment1cm_BHT was collected at hydrocarbon seepage off Hatsushima island (depth: 855m)</text:p>
          </table:table-cell>
        </table:table-row>
        <table:table-row table:style-name="ro1">
          <table:table-cell office:value-type="string" calcext:value-type="string">
            <text:p>SRR26541420</text:p>
          </table:table-cell>
          <table:table-cell office:value-type="string" calcext:value-type="string">
            <text:p>SAMN31142929</text:p>
          </table:table-cell>
          <table:table-cell office:value-type="string" calcext:value-type="string">
            <text:p>SRX22243395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E_PJM02</text:p>
          </table:table-cell>
          <table:table-cell office:value-type="string" calcext:value-type="string">
            <text:p>PE_PJM0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JM02</text:p>
          </table:table-cell>
          <table:table-cell office:value-type="float" office:value="35.3196666666667" calcext:value-type="float">
            <text:p>35.3196666666667</text:p>
          </table:table-cell>
          <table:table-cell office:value-type="float" office:value="139.650833333333" calcext:value-type="float">
            <text:p>139.650833333333</text:p>
          </table:table-cell>
          <table:table-cell office:value-type="string" calcext:value-type="string">
            <text:p>ftp.sra.ebi.ac.uk/vol1/fastq/SRR265/020/SRR26541420/SRR26541420_1.fastq.gz;ftp.sra.ebi.ac.uk/vol1/fastq/SRR265/020/SRR26541420/SRR26541420_2.fastq.gz</text:p>
          </table:table-cell>
          <table:table-cell office:value-type="string" calcext:value-type="string">
            <text:p>PE_PJM02 was placed at port of JAMSTEC Yokosuka Head quarter (depth: 2~6m) for for 2 months</text:p>
          </table:table-cell>
        </table:table-row>
        <table:table-row table:style-name="ro1">
          <table:table-cell office:value-type="string" calcext:value-type="string">
            <text:p>SRR26541428</text:p>
          </table:table-cell>
          <table:table-cell office:value-type="string" calcext:value-type="string">
            <text:p>SAMN31142974</text:p>
          </table:table-cell>
          <table:table-cell office:value-type="string" calcext:value-type="string">
            <text:p>SRX22243387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LLA_AMN13</text:p>
          </table:table-cell>
          <table:table-cell office:value-type="string" calcext:value-type="string">
            <text:p>PLLA_AMN13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LLA</text:p>
          </table:table-cell>
          <table:table-cell office:value-type="string" calcext:value-type="string">
            <text:p>AMN13</text:p>
          </table:table-cell>
          <table:table-cell office:value-type="float" office:value="22.9988333333333" calcext:value-type="float">
            <text:p>22.9988333333333</text:p>
          </table:table-cell>
          <table:table-cell office:value-type="float" office:value="154.409166666667" calcext:value-type="float">
            <text:p>154.409166666667</text:p>
          </table:table-cell>
          <table:table-cell office:value-type="string" calcext:value-type="string">
            <text:p>ftp.sra.ebi.ac.uk/vol1/fastq/SRR265/028/SRR26541428/SRR26541428_1.fastq.gz;ftp.sra.ebi.ac.uk/vol1/fastq/SRR265/028/SRR26541428/SRR26541428_2.fastq.gz</text:p>
          </table:table-cell>
          <table:table-cell office:value-type="string" calcext:value-type="string">
            <text:p>PLLA_AMN13 was placed at abyssal plain around Minamitorishima island (depth: 5552m) for for 13 months</text:p>
          </table:table-cell>
        </table:table-row>
        <table:table-row table:style-name="ro1">
          <table:table-cell office:value-type="string" calcext:value-type="string">
            <text:p>SRR26541431</text:p>
          </table:table-cell>
          <table:table-cell office:value-type="string" calcext:value-type="string">
            <text:p>SAMN31142971</text:p>
          </table:table-cell>
          <table:table-cell office:value-type="string" calcext:value-type="string">
            <text:p>SRX22243384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BSA_AMN13</text:p>
          </table:table-cell>
          <table:table-cell office:value-type="string" calcext:value-type="string">
            <text:p>PBSA_AMN13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BSA</text:p>
          </table:table-cell>
          <table:table-cell office:value-type="string" calcext:value-type="string">
            <text:p>AMN13</text:p>
          </table:table-cell>
          <table:table-cell office:value-type="float" office:value="22.9988333333333" calcext:value-type="float">
            <text:p>22.9988333333333</text:p>
          </table:table-cell>
          <table:table-cell office:value-type="float" office:value="154.409166666667" calcext:value-type="float">
            <text:p>154.409166666667</text:p>
          </table:table-cell>
          <table:table-cell office:value-type="string" calcext:value-type="string">
            <text:p>ftp.sra.ebi.ac.uk/vol1/fastq/SRR265/031/SRR26541431/SRR26541431_1.fastq.gz;ftp.sra.ebi.ac.uk/vol1/fastq/SRR265/031/SRR26541431/SRR26541431_2.fastq.gz</text:p>
          </table:table-cell>
          <table:table-cell office:value-type="string" calcext:value-type="string">
            <text:p>PBSA_AMN13 was placed at abyssal plain around Minamitorishima island (depth: 5552m) for for 13 months</text:p>
          </table:table-cell>
        </table:table-row>
        <table:table-row table:style-name="ro1">
          <table:table-cell office:value-type="string" calcext:value-type="string">
            <text:p>SRR26541432</text:p>
          </table:table-cell>
          <table:table-cell office:value-type="string" calcext:value-type="string">
            <text:p>SAMN31142970</text:p>
          </table:table-cell>
          <table:table-cell office:value-type="string" calcext:value-type="string">
            <text:p>SRX22243383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3HB4HB_AMN13</text:p>
          </table:table-cell>
          <table:table-cell office:value-type="string" calcext:value-type="string">
            <text:p>P3HB4HB_AMN13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3HB4HB</text:p>
          </table:table-cell>
          <table:table-cell office:value-type="string" calcext:value-type="string">
            <text:p>AMN13</text:p>
          </table:table-cell>
          <table:table-cell office:value-type="float" office:value="22.9988333333333" calcext:value-type="float">
            <text:p>22.9988333333333</text:p>
          </table:table-cell>
          <table:table-cell office:value-type="float" office:value="154.409166666667" calcext:value-type="float">
            <text:p>154.409166666667</text:p>
          </table:table-cell>
          <table:table-cell office:value-type="string" calcext:value-type="string">
            <text:p>ftp.sra.ebi.ac.uk/vol1/fastq/SRR265/032/SRR26541432/SRR26541432_1.fastq.gz;ftp.sra.ebi.ac.uk/vol1/fastq/SRR265/032/SRR26541432/SRR26541432_2.fastq.gz</text:p>
          </table:table-cell>
          <table:table-cell office:value-type="string" calcext:value-type="string">
            <text:p>P3HB4HB_AMN13 was placed at abyssal plain around Minamitorishima island (depth: 5552m) for for 13 months</text:p>
          </table:table-cell>
        </table:table-row>
        <table:table-row table:style-name="ro1">
          <table:table-cell office:value-type="string" calcext:value-type="string">
            <text:p>SRR26541434</text:p>
          </table:table-cell>
          <table:table-cell office:value-type="string" calcext:value-type="string">
            <text:p>SAMN31142969</text:p>
          </table:table-cell>
          <table:table-cell office:value-type="string" calcext:value-type="string">
            <text:p>SRX22243381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HBH_AMN13</text:p>
          </table:table-cell>
          <table:table-cell office:value-type="string" calcext:value-type="string">
            <text:p>PHBH_AMN13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HBH</text:p>
          </table:table-cell>
          <table:table-cell office:value-type="string" calcext:value-type="string">
            <text:p>AMN13</text:p>
          </table:table-cell>
          <table:table-cell office:value-type="float" office:value="22.9988333333333" calcext:value-type="float">
            <text:p>22.9988333333333</text:p>
          </table:table-cell>
          <table:table-cell office:value-type="float" office:value="154.409166666667" calcext:value-type="float">
            <text:p>154.409166666667</text:p>
          </table:table-cell>
          <table:table-cell office:value-type="string" calcext:value-type="string">
            <text:p>ftp.sra.ebi.ac.uk/vol1/fastq/SRR265/034/SRR26541434/SRR26541434_1.fastq.gz;ftp.sra.ebi.ac.uk/vol1/fastq/SRR265/034/SRR26541434/SRR26541434_2.fastq.gz</text:p>
          </table:table-cell>
          <table:table-cell office:value-type="string" calcext:value-type="string">
            <text:p>PHBH_AMN13 was placed at abyssal plain around Minamitorishima island (depth: 5552m) for for 13 months</text:p>
          </table:table-cell>
        </table:table-row>
        <table:table-row table:style-name="ro1">
          <table:table-cell office:value-type="string" calcext:value-type="string">
            <text:p>SRR26541435</text:p>
          </table:table-cell>
          <table:table-cell office:value-type="string" calcext:value-type="string">
            <text:p>SAMN31142968</text:p>
          </table:table-cell>
          <table:table-cell office:value-type="string" calcext:value-type="string">
            <text:p>SRX22243380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HBV_AMN13</text:p>
          </table:table-cell>
          <table:table-cell office:value-type="string" calcext:value-type="string">
            <text:p>PHBV_AMN13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HBV</text:p>
          </table:table-cell>
          <table:table-cell office:value-type="string" calcext:value-type="string">
            <text:p>AMN13</text:p>
          </table:table-cell>
          <table:table-cell office:value-type="float" office:value="22.9988333333333" calcext:value-type="float">
            <text:p>22.9988333333333</text:p>
          </table:table-cell>
          <table:table-cell office:value-type="float" office:value="154.409166666667" calcext:value-type="float">
            <text:p>154.409166666667</text:p>
          </table:table-cell>
          <table:table-cell office:value-type="string" calcext:value-type="string">
            <text:p>ftp.sra.ebi.ac.uk/vol1/fastq/SRR265/035/SRR26541435/SRR26541435_1.fastq.gz;ftp.sra.ebi.ac.uk/vol1/fastq/SRR265/035/SRR26541435/SRR26541435_2.fastq.gz</text:p>
          </table:table-cell>
          <table:table-cell office:value-type="string" calcext:value-type="string">
            <text:p>PHBV_AMN13 was placed at abyssal plain around Minamitorishima island (depth: 5552m) for for 13 months</text:p>
          </table:table-cell>
        </table:table-row>
        <table:table-row table:style-name="ro1">
          <table:table-cell office:value-type="string" calcext:value-type="string">
            <text:p>SRR26541438</text:p>
          </table:table-cell>
          <table:table-cell office:value-type="string" calcext:value-type="string">
            <text:p>SAMN31142965</text:p>
          </table:table-cell>
          <table:table-cell office:value-type="string" calcext:value-type="string">
            <text:p>SRX22243377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S_BHT14</text:p>
          </table:table-cell>
          <table:table-cell office:value-type="string" calcext:value-type="string">
            <text:p>PS_BHT1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BHT14</text:p>
          </table:table-cell>
          <table:table-cell office:value-type="float" office:value="35.0158333333333" calcext:value-type="float">
            <text:p>35.0158333333333</text:p>
          </table:table-cell>
          <table:table-cell office:value-type="float" office:value="139.222166666667" calcext:value-type="float">
            <text:p>139.222166666667</text:p>
          </table:table-cell>
          <table:table-cell office:value-type="string" calcext:value-type="string">
            <text:p>ftp.sra.ebi.ac.uk/vol1/fastq/SRR265/038/SRR26541438/SRR26541438_1.fastq.gz;ftp.sra.ebi.ac.uk/vol1/fastq/SRR265/038/SRR26541438/SRR26541438_2.fastq.gz</text:p>
          </table:table-cell>
          <table:table-cell office:value-type="string" calcext:value-type="string">
            <text:p>PS_BHT14 was placed at hydrocarbon seepage off Hatsushima island (depth: 855m) for for 14 months</text:p>
          </table:table-cell>
        </table:table-row>
        <table:table-row table:style-name="ro1">
          <table:table-cell office:value-type="string" calcext:value-type="string">
            <text:p>SRR26541441</text:p>
          </table:table-cell>
          <table:table-cell office:value-type="string" calcext:value-type="string">
            <text:p>SAMN31142962</text:p>
          </table:table-cell>
          <table:table-cell office:value-type="string" calcext:value-type="string">
            <text:p>SRX22243374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LLA_BHT14</text:p>
          </table:table-cell>
          <table:table-cell office:value-type="string" calcext:value-type="string">
            <text:p>PLLA_BHT1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LLA</text:p>
          </table:table-cell>
          <table:table-cell office:value-type="string" calcext:value-type="string">
            <text:p>BHT14</text:p>
          </table:table-cell>
          <table:table-cell office:value-type="float" office:value="35.0158333333333" calcext:value-type="float">
            <text:p>35.0158333333333</text:p>
          </table:table-cell>
          <table:table-cell office:value-type="float" office:value="139.222166666667" calcext:value-type="float">
            <text:p>139.222166666667</text:p>
          </table:table-cell>
          <table:table-cell office:value-type="string" calcext:value-type="string">
            <text:p>ftp.sra.ebi.ac.uk/vol1/fastq/SRR265/041/SRR26541441/SRR26541441_1.fastq.gz;ftp.sra.ebi.ac.uk/vol1/fastq/SRR265/041/SRR26541441/SRR26541441_2.fastq.gz</text:p>
          </table:table-cell>
          <table:table-cell office:value-type="string" calcext:value-type="string">
            <text:p>PLLA_BHT14 was placed at hydrocarbon seepage off Hatsushima island (depth: 855m) for for 14 months</text:p>
          </table:table-cell>
        </table:table-row>
        <table:table-row table:style-name="ro1">
          <table:table-cell office:value-type="string" calcext:value-type="string">
            <text:p>SRR26541443</text:p>
          </table:table-cell>
          <table:table-cell office:value-type="string" calcext:value-type="string">
            <text:p>SAMN31142960</text:p>
          </table:table-cell>
          <table:table-cell office:value-type="string" calcext:value-type="string">
            <text:p>SRX22243372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CL_BHT14</text:p>
          </table:table-cell>
          <table:table-cell office:value-type="string" calcext:value-type="string">
            <text:p>PCL_BHT1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CL</text:p>
          </table:table-cell>
          <table:table-cell office:value-type="string" calcext:value-type="string">
            <text:p>BHT14</text:p>
          </table:table-cell>
          <table:table-cell office:value-type="float" office:value="35.0158333333333" calcext:value-type="float">
            <text:p>35.0158333333333</text:p>
          </table:table-cell>
          <table:table-cell office:value-type="float" office:value="139.222166666667" calcext:value-type="float">
            <text:p>139.222166666667</text:p>
          </table:table-cell>
          <table:table-cell office:value-type="string" calcext:value-type="string">
            <text:p>ftp.sra.ebi.ac.uk/vol1/fastq/SRR265/043/SRR26541443/SRR26541443_1.fastq.gz;ftp.sra.ebi.ac.uk/vol1/fastq/SRR265/043/SRR26541443/SRR26541443_2.fastq.gz</text:p>
          </table:table-cell>
          <table:table-cell office:value-type="string" calcext:value-type="string">
            <text:p>PCL_BHT14 was placed at hydrocarbon seepage off Hatsushima island (depth: 855m) for for 14 months</text:p>
          </table:table-cell>
        </table:table-row>
        <table:table-row table:style-name="ro1">
          <table:table-cell office:value-type="string" calcext:value-type="string">
            <text:p>SRR26541446</text:p>
          </table:table-cell>
          <table:table-cell office:value-type="string" calcext:value-type="string">
            <text:p>SAMN31142958</text:p>
          </table:table-cell>
          <table:table-cell office:value-type="string" calcext:value-type="string">
            <text:p>SRX22243369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3HB4HB_BHT14</text:p>
          </table:table-cell>
          <table:table-cell office:value-type="string" calcext:value-type="string">
            <text:p>P3HB4HB_BHT1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3HB4HB</text:p>
          </table:table-cell>
          <table:table-cell office:value-type="string" calcext:value-type="string">
            <text:p>BHT14</text:p>
          </table:table-cell>
          <table:table-cell office:value-type="float" office:value="35.0158333333333" calcext:value-type="float">
            <text:p>35.0158333333333</text:p>
          </table:table-cell>
          <table:table-cell office:value-type="float" office:value="139.222166666667" calcext:value-type="float">
            <text:p>139.222166666667</text:p>
          </table:table-cell>
          <table:table-cell office:value-type="string" calcext:value-type="string">
            <text:p>ftp.sra.ebi.ac.uk/vol1/fastq/SRR265/046/SRR26541446/SRR26541446_1.fastq.gz;ftp.sra.ebi.ac.uk/vol1/fastq/SRR265/046/SRR26541446/SRR26541446_2.fastq.gz</text:p>
          </table:table-cell>
          <table:table-cell office:value-type="string" calcext:value-type="string">
            <text:p>P3HB4HB_BHT14 was placed at hydrocarbon seepage off Hatsushima island (depth: 855m) for for 14 months</text:p>
          </table:table-cell>
        </table:table-row>
        <table:table-row table:style-name="ro1">
          <table:table-cell office:value-type="string" calcext:value-type="string">
            <text:p>SRR26541451</text:p>
          </table:table-cell>
          <table:table-cell office:value-type="string" calcext:value-type="string">
            <text:p>SAMN31142953</text:p>
          </table:table-cell>
          <table:table-cell office:value-type="string" calcext:value-type="string">
            <text:p>SRX22243364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S_BHT04</text:p>
          </table:table-cell>
          <table:table-cell office:value-type="string" calcext:value-type="string">
            <text:p>PS_BHT0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BHT04</text:p>
          </table:table-cell>
          <table:table-cell office:value-type="float" office:value="35.0158333333333" calcext:value-type="float">
            <text:p>35.0158333333333</text:p>
          </table:table-cell>
          <table:table-cell office:value-type="float" office:value="139.222166666667" calcext:value-type="float">
            <text:p>139.222166666667</text:p>
          </table:table-cell>
          <table:table-cell office:value-type="string" calcext:value-type="string">
            <text:p>ftp.sra.ebi.ac.uk/vol1/fastq/SRR265/051/SRR26541451/SRR26541451_1.fastq.gz;ftp.sra.ebi.ac.uk/vol1/fastq/SRR265/051/SRR26541451/SRR26541451_2.fastq.gz</text:p>
          </table:table-cell>
          <table:table-cell office:value-type="string" calcext:value-type="string">
            <text:p>PS_BHT04 was placed at hydrocarbon seepage off Hatsushima island (depth: 855m) for for 4 months</text:p>
          </table:table-cell>
        </table:table-row>
        <table:table-row table:style-name="ro1">
          <table:table-cell office:value-type="string" calcext:value-type="string">
            <text:p>SRR26541452</text:p>
          </table:table-cell>
          <table:table-cell office:value-type="string" calcext:value-type="string">
            <text:p>SAMN31142952</text:p>
          </table:table-cell>
          <table:table-cell office:value-type="string" calcext:value-type="string">
            <text:p>SRX22243363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E_BHT04</text:p>
          </table:table-cell>
          <table:table-cell office:value-type="string" calcext:value-type="string">
            <text:p>PE_BHT0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BHT04</text:p>
          </table:table-cell>
          <table:table-cell office:value-type="float" office:value="35.0158333333333" calcext:value-type="float">
            <text:p>35.0158333333333</text:p>
          </table:table-cell>
          <table:table-cell office:value-type="float" office:value="139.222166666667" calcext:value-type="float">
            <text:p>139.222166666667</text:p>
          </table:table-cell>
          <table:table-cell office:value-type="string" calcext:value-type="string">
            <text:p>ftp.sra.ebi.ac.uk/vol1/fastq/SRR265/052/SRR26541452/SRR26541452_1.fastq.gz;ftp.sra.ebi.ac.uk/vol1/fastq/SRR265/052/SRR26541452/SRR26541452_2.fastq.gz</text:p>
          </table:table-cell>
          <table:table-cell office:value-type="string" calcext:value-type="string">
            <text:p>PE_BHT04 was placed at hydrocarbon seepage off Hatsushima island (depth: 855m) for for 4 months</text:p>
          </table:table-cell>
        </table:table-row>
        <table:table-row table:style-name="ro1">
          <table:table-cell office:value-type="string" calcext:value-type="string">
            <text:p>SRR26541454</text:p>
          </table:table-cell>
          <table:table-cell office:value-type="string" calcext:value-type="string">
            <text:p>SAMN31142950</text:p>
          </table:table-cell>
          <table:table-cell office:value-type="string" calcext:value-type="string">
            <text:p>SRX22243361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ET_BHT04</text:p>
          </table:table-cell>
          <table:table-cell office:value-type="string" calcext:value-type="string">
            <text:p>PET_BHT0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BHT04</text:p>
          </table:table-cell>
          <table:table-cell office:value-type="float" office:value="35.0158333333333" calcext:value-type="float">
            <text:p>35.0158333333333</text:p>
          </table:table-cell>
          <table:table-cell office:value-type="float" office:value="139.222166666667" calcext:value-type="float">
            <text:p>139.222166666667</text:p>
          </table:table-cell>
          <table:table-cell office:value-type="string" calcext:value-type="string">
            <text:p>ftp.sra.ebi.ac.uk/vol1/fastq/SRR265/054/SRR26541454/SRR26541454_1.fastq.gz;ftp.sra.ebi.ac.uk/vol1/fastq/SRR265/054/SRR26541454/SRR26541454_2.fastq.gz</text:p>
          </table:table-cell>
          <table:table-cell office:value-type="string" calcext:value-type="string">
            <text:p>PET_BHT04 was placed at hydrocarbon seepage off Hatsushima island (depth: 855m) for for 4 months</text:p>
          </table:table-cell>
        </table:table-row>
        <table:table-row table:style-name="ro1">
          <table:table-cell office:value-type="string" calcext:value-type="string">
            <text:p>SRR26541455</text:p>
          </table:table-cell>
          <table:table-cell office:value-type="string" calcext:value-type="string">
            <text:p>SAMN31142923</text:p>
          </table:table-cell>
          <table:table-cell office:value-type="string" calcext:value-type="string">
            <text:p>SRX22243360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3HB4HB_PJM02</text:p>
          </table:table-cell>
          <table:table-cell office:value-type="string" calcext:value-type="string">
            <text:p>P3HB4HB_PJM0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3HB4HB</text:p>
          </table:table-cell>
          <table:table-cell office:value-type="string" calcext:value-type="string">
            <text:p>PJM02</text:p>
          </table:table-cell>
          <table:table-cell office:value-type="float" office:value="35.3196666666667" calcext:value-type="float">
            <text:p>35.3196666666667</text:p>
          </table:table-cell>
          <table:table-cell office:value-type="float" office:value="139.650833333333" calcext:value-type="float">
            <text:p>139.650833333333</text:p>
          </table:table-cell>
          <table:table-cell office:value-type="string" calcext:value-type="string">
            <text:p>ftp.sra.ebi.ac.uk/vol1/fastq/SRR265/055/SRR26541455/SRR26541455_1.fastq.gz;ftp.sra.ebi.ac.uk/vol1/fastq/SRR265/055/SRR26541455/SRR26541455_2.fastq.gz</text:p>
          </table:table-cell>
          <table:table-cell office:value-type="string" calcext:value-type="string">
            <text:p>P3HB4HB_PJM02 was placed at port of JAMSTEC Yokosuka Head quarter (depth: 2~6m) for for 2 months</text:p>
          </table:table-cell>
        </table:table-row>
        <table:table-row table:style-name="ro1">
          <table:table-cell office:value-type="string" calcext:value-type="string">
            <text:p>SRR26541456</text:p>
          </table:table-cell>
          <table:table-cell office:value-type="string" calcext:value-type="string">
            <text:p>SAMN31142949</text:p>
          </table:table-cell>
          <table:table-cell office:value-type="string" calcext:value-type="string">
            <text:p>SRX22243359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BAT_BHT04</text:p>
          </table:table-cell>
          <table:table-cell office:value-type="string" calcext:value-type="string">
            <text:p>PBAT_BHT0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BAT</text:p>
          </table:table-cell>
          <table:table-cell office:value-type="string" calcext:value-type="string">
            <text:p>BHT04</text:p>
          </table:table-cell>
          <table:table-cell office:value-type="float" office:value="35.0158333333333" calcext:value-type="float">
            <text:p>35.0158333333333</text:p>
          </table:table-cell>
          <table:table-cell office:value-type="float" office:value="139.222166666667" calcext:value-type="float">
            <text:p>139.222166666667</text:p>
          </table:table-cell>
          <table:table-cell office:value-type="string" calcext:value-type="string">
            <text:p>ftp.sra.ebi.ac.uk/vol1/fastq/SRR265/056/SRR26541456/SRR26541456_1.fastq.gz;ftp.sra.ebi.ac.uk/vol1/fastq/SRR265/056/SRR26541456/SRR26541456_2.fastq.gz</text:p>
          </table:table-cell>
          <table:table-cell office:value-type="string" calcext:value-type="string">
            <text:p>PBAT_BHT04 was placed at hydrocarbon seepage off Hatsushima island (depth: 855m) for for 4 months</text:p>
          </table:table-cell>
        </table:table-row>
        <table:table-row table:style-name="ro1">
          <table:table-cell office:value-type="string" calcext:value-type="string">
            <text:p>SRR26541460</text:p>
          </table:table-cell>
          <table:table-cell office:value-type="string" calcext:value-type="string">
            <text:p>SAMN31142945</text:p>
          </table:table-cell>
          <table:table-cell office:value-type="string" calcext:value-type="string">
            <text:p>SRX22243355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HBH_BHT04</text:p>
          </table:table-cell>
          <table:table-cell office:value-type="string" calcext:value-type="string">
            <text:p>PHBH_BHT0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HBH</text:p>
          </table:table-cell>
          <table:table-cell office:value-type="string" calcext:value-type="string">
            <text:p>BHT04</text:p>
          </table:table-cell>
          <table:table-cell office:value-type="float" office:value="35.0158333333333" calcext:value-type="float">
            <text:p>35.0158333333333</text:p>
          </table:table-cell>
          <table:table-cell office:value-type="float" office:value="139.222166666667" calcext:value-type="float">
            <text:p>139.222166666667</text:p>
          </table:table-cell>
          <table:table-cell office:value-type="string" calcext:value-type="string">
            <text:p>ftp.sra.ebi.ac.uk/vol1/fastq/SRR265/060/SRR26541460/SRR26541460_1.fastq.gz;ftp.sra.ebi.ac.uk/vol1/fastq/SRR265/060/SRR26541460/SRR26541460_2.fastq.gz</text:p>
          </table:table-cell>
          <table:table-cell office:value-type="string" calcext:value-type="string">
            <text:p>PHBH_BHT04 was placed at hydrocarbon seepage off Hatsushima island (depth: 855m) for for 4 months</text:p>
          </table:table-cell>
        </table:table-row>
        <table:table-row table:style-name="ro1">
          <table:table-cell office:value-type="string" calcext:value-type="string">
            <text:p>SRR26541462</text:p>
          </table:table-cell>
          <table:table-cell office:value-type="string" calcext:value-type="string">
            <text:p>SAMN31142943</text:p>
          </table:table-cell>
          <table:table-cell office:value-type="string" calcext:value-type="string">
            <text:p>SRX22243353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HB_BHT04</text:p>
          </table:table-cell>
          <table:table-cell office:value-type="string" calcext:value-type="string">
            <text:p>PHB_BHT04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HB</text:p>
          </table:table-cell>
          <table:table-cell office:value-type="string" calcext:value-type="string">
            <text:p>BHT04</text:p>
          </table:table-cell>
          <table:table-cell office:value-type="float" office:value="35.0158333333333" calcext:value-type="float">
            <text:p>35.0158333333333</text:p>
          </table:table-cell>
          <table:table-cell office:value-type="float" office:value="139.222166666667" calcext:value-type="float">
            <text:p>139.222166666667</text:p>
          </table:table-cell>
          <table:table-cell office:value-type="string" calcext:value-type="string">
            <text:p>ftp.sra.ebi.ac.uk/vol1/fastq/SRR265/062/SRR26541462/SRR26541462_1.fastq.gz;ftp.sra.ebi.ac.uk/vol1/fastq/SRR265/062/SRR26541462/SRR26541462_2.fastq.gz</text:p>
          </table:table-cell>
          <table:table-cell office:value-type="string" calcext:value-type="string">
            <text:p>PHB_BHT04 was placed at hydrocarbon seepage off Hatsushima island (depth: 855m) for for 4 months</text:p>
          </table:table-cell>
        </table:table-row>
        <table:table-row table:style-name="ro1">
          <table:table-cell office:value-type="string" calcext:value-type="string">
            <text:p>SRR26541470</text:p>
          </table:table-cell>
          <table:table-cell office:value-type="string" calcext:value-type="string">
            <text:p>SAMN31142936</text:p>
          </table:table-cell>
          <table:table-cell office:value-type="string" calcext:value-type="string">
            <text:p>SRX22243345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BSA_PJM12</text:p>
          </table:table-cell>
          <table:table-cell office:value-type="string" calcext:value-type="string">
            <text:p>PBSA_PJM1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BSA</text:p>
          </table:table-cell>
          <table:table-cell office:value-type="string" calcext:value-type="string">
            <text:p>PJM12</text:p>
          </table:table-cell>
          <table:table-cell office:value-type="float" office:value="35.3196666666667" calcext:value-type="float">
            <text:p>35.3196666666667</text:p>
          </table:table-cell>
          <table:table-cell office:value-type="float" office:value="139.650833333333" calcext:value-type="float">
            <text:p>139.650833333333</text:p>
          </table:table-cell>
          <table:table-cell office:value-type="string" calcext:value-type="string">
            <text:p>ftp.sra.ebi.ac.uk/vol1/fastq/SRR265/070/SRR26541470/SRR26541470_1.fastq.gz;ftp.sra.ebi.ac.uk/vol1/fastq/SRR265/070/SRR26541470/SRR26541470_2.fastq.gz</text:p>
          </table:table-cell>
          <table:table-cell office:value-type="string" calcext:value-type="string">
            <text:p>PBSA_PJM12 was placed at port of JAMSTEC Yokosuka Head quarter (depth: 2~6m) for for 12 months</text:p>
          </table:table-cell>
        </table:table-row>
        <table:table-row table:style-name="ro1">
          <table:table-cell office:value-type="string" calcext:value-type="string">
            <text:p>SRR26541471</text:p>
          </table:table-cell>
          <table:table-cell office:value-type="string" calcext:value-type="string">
            <text:p>SAMN31142935</text:p>
          </table:table-cell>
          <table:table-cell office:value-type="string" calcext:value-type="string">
            <text:p>SRX22243344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3HB4HB_PJM12</text:p>
          </table:table-cell>
          <table:table-cell office:value-type="string" calcext:value-type="string">
            <text:p>P3HB4HB_PJM1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3HB4HB</text:p>
          </table:table-cell>
          <table:table-cell office:value-type="string" calcext:value-type="string">
            <text:p>PJM12</text:p>
          </table:table-cell>
          <table:table-cell office:value-type="float" office:value="35.3196666666667" calcext:value-type="float">
            <text:p>35.3196666666667</text:p>
          </table:table-cell>
          <table:table-cell office:value-type="float" office:value="139.650833333333" calcext:value-type="float">
            <text:p>139.650833333333</text:p>
          </table:table-cell>
          <table:table-cell office:value-type="string" calcext:value-type="string">
            <text:p>ftp.sra.ebi.ac.uk/vol1/fastq/SRR265/071/SRR26541471/SRR26541471_1.fastq.gz;ftp.sra.ebi.ac.uk/vol1/fastq/SRR265/071/SRR26541471/SRR26541471_2.fastq.gz</text:p>
          </table:table-cell>
          <table:table-cell office:value-type="string" calcext:value-type="string">
            <text:p>P3HB4HB_PJM12 was placed at port of JAMSTEC Yokosuka Head quarter (depth: 2~6m) for for 12 months</text:p>
          </table:table-cell>
        </table:table-row>
        <table:table-row table:style-name="ro1">
          <table:table-cell office:value-type="string" calcext:value-type="string">
            <text:p>SRR26541472</text:p>
          </table:table-cell>
          <table:table-cell office:value-type="string" calcext:value-type="string">
            <text:p>SAMN31142934</text:p>
          </table:table-cell>
          <table:table-cell office:value-type="string" calcext:value-type="string">
            <text:p>SRX22243343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HBH_PJM12</text:p>
          </table:table-cell>
          <table:table-cell office:value-type="string" calcext:value-type="string">
            <text:p>PHBH_PJM1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HBH</text:p>
          </table:table-cell>
          <table:table-cell office:value-type="string" calcext:value-type="string">
            <text:p>PJM12</text:p>
          </table:table-cell>
          <table:table-cell office:value-type="float" office:value="35.3196666666667" calcext:value-type="float">
            <text:p>35.3196666666667</text:p>
          </table:table-cell>
          <table:table-cell office:value-type="float" office:value="139.650833333333" calcext:value-type="float">
            <text:p>139.650833333333</text:p>
          </table:table-cell>
          <table:table-cell office:value-type="string" calcext:value-type="string">
            <text:p>ftp.sra.ebi.ac.uk/vol1/fastq/SRR265/072/SRR26541472/SRR26541472_1.fastq.gz;ftp.sra.ebi.ac.uk/vol1/fastq/SRR265/072/SRR26541472/SRR26541472_2.fastq.gz</text:p>
          </table:table-cell>
          <table:table-cell office:value-type="string" calcext:value-type="string">
            <text:p>PHBH_PJM12 was placed at port of JAMSTEC Yokosuka Head quarter (depth: 2~6m) for for 12 months</text:p>
          </table:table-cell>
        </table:table-row>
        <table:table-row table:style-name="ro1">
          <table:table-cell office:value-type="string" calcext:value-type="string">
            <text:p>SRR26541474</text:p>
          </table:table-cell>
          <table:table-cell office:value-type="string" calcext:value-type="string">
            <text:p>SAMN31142932</text:p>
          </table:table-cell>
          <table:table-cell office:value-type="string" calcext:value-type="string">
            <text:p>SRX22243341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HB_PJM12</text:p>
          </table:table-cell>
          <table:table-cell office:value-type="string" calcext:value-type="string">
            <text:p>PHB_PJM1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HB</text:p>
          </table:table-cell>
          <table:table-cell office:value-type="string" calcext:value-type="string">
            <text:p>PJM12</text:p>
          </table:table-cell>
          <table:table-cell office:value-type="float" office:value="35.3196666666667" calcext:value-type="float">
            <text:p>35.3196666666667</text:p>
          </table:table-cell>
          <table:table-cell office:value-type="float" office:value="139.650833333333" calcext:value-type="float">
            <text:p>139.650833333333</text:p>
          </table:table-cell>
          <table:table-cell office:value-type="string" calcext:value-type="string">
            <text:p>ftp.sra.ebi.ac.uk/vol1/fastq/SRR265/074/SRR26541474/SRR26541474_1.fastq.gz;ftp.sra.ebi.ac.uk/vol1/fastq/SRR265/074/SRR26541474/SRR26541474_2.fastq.gz</text:p>
          </table:table-cell>
          <table:table-cell office:value-type="string" calcext:value-type="string">
            <text:p>PHB_PJM12 was placed at port of JAMSTEC Yokosuka Head quarter (depth: 2~6m) for for 12 months</text:p>
          </table:table-cell>
        </table:table-row>
        <table:table-row table:style-name="ro1">
          <table:table-cell office:value-type="string" calcext:value-type="string">
            <text:p>SRR26541477</text:p>
          </table:table-cell>
          <table:table-cell office:value-type="string" calcext:value-type="string">
            <text:p>SAMN31142921</text:p>
          </table:table-cell>
          <table:table-cell office:value-type="string" calcext:value-type="string">
            <text:p>SRX22243338</text:p>
          </table:table-cell>
          <table:table-cell office:value-type="string" calcext:value-type="string">
            <text:p>PRJNA886482</text:p>
          </table:table-cell>
          <table:table-cell office:value-type="float" office:value="1342751" calcext:value-type="float">
            <text:p>1342751</text:p>
          </table:table-cell>
          <table:table-cell office:value-type="string" calcext:value-type="string">
            <text:p>plastisphere metagenome</text:p>
          </table:table-cell>
          <table:table-cell office:value-type="string" calcext:value-type="string">
            <text:p>Illumina HiSeq X sequencing: DNA-seq of plastisphere microbiome: PHBV_PJM02</text:p>
          </table:table-cell>
          <table:table-cell office:value-type="string" calcext:value-type="string">
            <text:p>PHBV_PJM02</text:p>
          </table:table-cell>
          <table:table-cell office:value-type="string" calcext:value-type="string">
            <text:p>Plastic</text:p>
          </table:table-cell>
          <table:table-cell office:value-type="string" calcext:value-type="string">
            <text:p>PHBV</text:p>
          </table:table-cell>
          <table:table-cell office:value-type="string" calcext:value-type="string">
            <text:p>PJM02</text:p>
          </table:table-cell>
          <table:table-cell office:value-type="float" office:value="35.3196666666667" calcext:value-type="float">
            <text:p>35.3196666666667</text:p>
          </table:table-cell>
          <table:table-cell office:value-type="float" office:value="139.650833333333" calcext:value-type="float">
            <text:p>139.650833333333</text:p>
          </table:table-cell>
          <table:table-cell office:value-type="string" calcext:value-type="string">
            <text:p>ftp.sra.ebi.ac.uk/vol1/fastq/SRR265/077/SRR26541477/SRR26541477_1.fastq.gz;ftp.sra.ebi.ac.uk/vol1/fastq/SRR265/077/SRR26541477/SRR26541477_2.fastq.gz</text:p>
          </table:table-cell>
          <table:table-cell office:value-type="string" calcext:value-type="string">
            <text:p>PHBV_PJM02 was placed at port of JAMSTEC Yokosuka Head quarter (depth: 2~6m) for for 2 months</text:p>
          </table:table-cell>
        </table:table-row>
        <table:table-row table:style-name="ro1">
          <table:table-cell office:value-type="string" calcext:value-type="string">
            <text:p>SRR26549046</text:p>
          </table:table-cell>
          <table:table-cell office:value-type="string" calcext:value-type="string">
            <text:p>SAMN37935300</text:p>
          </table:table-cell>
          <table:table-cell office:value-type="string" calcext:value-type="string">
            <text:p>SRX22250815</text:p>
          </table:table-cell>
          <table:table-cell office:value-type="string" calcext:value-type="string">
            <text:p>PRJNA886482</text:p>
          </table:table-cell>
          <table:table-cell office:value-type="float" office:value="749907" calcext:value-type="float">
            <text:p>749907</text:p>
          </table:table-cell>
          <table:table-cell office:value-type="string" calcext:value-type="string">
            <text:p>sediment metagenome</text:p>
          </table:table-cell>
          <table:table-cell office:value-type="string" calcext:value-type="string">
            <text:p>Illumina HiSeq X sequencing: DNA-seq of deep seafloor sediment: Sediment10cm_BHT</text:p>
          </table:table-cell>
          <table:table-cell office:value-type="string" calcext:value-type="string">
            <text:p>Sediment10cm_BHT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Sediment10cm</text:p>
          </table:table-cell>
          <table:table-cell office:value-type="string" calcext:value-type="string">
            <text:p>BHT</text:p>
          </table:table-cell>
          <table:table-cell office:value-type="float" office:value="35.0158333333333" calcext:value-type="float">
            <text:p>35.0158333333333</text:p>
          </table:table-cell>
          <table:table-cell office:value-type="float" office:value="139.222166666667" calcext:value-type="float">
            <text:p>139.222166666667</text:p>
          </table:table-cell>
          <table:table-cell office:value-type="string" calcext:value-type="string">
            <text:p>ftp.sra.ebi.ac.uk/vol1/fastq/SRR265/046/SRR26549046/SRR26549046_1.fastq.gz;ftp.sra.ebi.ac.uk/vol1/fastq/SRR265/046/SRR26549046/SRR26549046_2.fastq.gz</text:p>
          </table:table-cell>
          <table:table-cell office:value-type="string" calcext:value-type="string">
            <text:p>Sediment10cm_BHT was collected at hydrocarbon seepage off Hatsushima island (depth: 855m)</text:p>
          </table:table-cell>
        </table:table-row>
        <table:table-row table:style-name="ro1">
          <table:table-cell office:value-type="string" calcext:value-type="string">
            <text:p>SRR26549050</text:p>
          </table:table-cell>
          <table:table-cell office:value-type="string" calcext:value-type="string">
            <text:p>SAMN37935296</text:p>
          </table:table-cell>
          <table:table-cell office:value-type="string" calcext:value-type="string">
            <text:p>SRX22250811</text:p>
          </table:table-cell>
          <table:table-cell office:value-type="string" calcext:value-type="string">
            <text:p>PRJNA886482</text:p>
          </table:table-cell>
          <table:table-cell office:value-type="float" office:value="749907" calcext:value-type="float">
            <text:p>749907</text:p>
          </table:table-cell>
          <table:table-cell office:value-type="string" calcext:value-type="string">
            <text:p>sediment metagenome</text:p>
          </table:table-cell>
          <table:table-cell office:value-type="string" calcext:value-type="string">
            <text:p>Illumina HiSeq X sequencing: DNA-seq of deep seafloor sediment: Sediment1cm_BHTp</text:p>
          </table:table-cell>
          <table:table-cell office:value-type="string" calcext:value-type="string">
            <text:p>Sediment1cm_BHTp</text:p>
          </table:table-cell>
          <table:table-cell office:value-type="string" calcext:value-type="string">
            <text:p>Non-plastic</text:p>
          </table:table-cell>
          <table:table-cell office:value-type="string" calcext:value-type="string">
            <text:p>Sediment1cm</text:p>
          </table:table-cell>
          <table:table-cell office:value-type="string" calcext:value-type="string">
            <text:p>BHTp</text:p>
          </table:table-cell>
          <table:table-cell office:value-type="float" office:value="35.0158333333333" calcext:value-type="float">
            <text:p>35.0158333333333</text:p>
          </table:table-cell>
          <table:table-cell office:value-type="float" office:value="139.222166666667" calcext:value-type="float">
            <text:p>139.222166666667</text:p>
          </table:table-cell>
          <table:table-cell office:value-type="string" calcext:value-type="string">
            <text:p>ftp.sra.ebi.ac.uk/vol1/fastq/SRR265/050/SRR26549050/SRR26549050_1.fastq.gz;ftp.sra.ebi.ac.uk/vol1/fastq/SRR265/050/SRR26549050/SRR26549050_2.fastq.gz</text:p>
          </table:table-cell>
          <table:table-cell office:value-type="string" calcext:value-type="string">
            <text:p>Sediment1cm_BHTp was collected near sample chamber at hydrocarbon seepage off Hatsushima island (depth: 855m)</text:p>
          </table:table-cell>
        </table:table-row>
        <table:table-row table:style-name="ro1">
          <table:table-cell office:value-type="string" calcext:value-type="string">
            <text:p>SRR26549052</text:p>
          </table:table-cell>
          <table:table-cell office:value-type="string" calcext:value-type="string">
            <text:p>SAMN37935294</text:p>
          </table:table-cell>
          <table:table-cell office:value-type="string" calcext:value-type="string">
            <text:p>SRX22250809</text:p>
          </table:table-cell>
          <table:table-cell office:value-type="string" calcext:value-type="string">
            <text:p>PRJNA886482</text:p>
          </table:table-cell>
          <table:table-cell office:value-type="float" office:value="1561972" calcext:value-type="float">
            <text:p>1561972</text:p>
          </table:table-cell>
          <table:table-cell office:value-type="string" calcext:value-type="string">
            <text:p>seawater metagenome</text:p>
          </table:table-cell>
          <table:table-cell office:value-type="string" calcext:value-type="string">
            <text:p>Illumina HiSeq X sequencing: DNA-seq of deep seawater microbiome: Water_BHTp</text:p>
          </table:table-cell>
          <table:table-cell office:value-type="string" calcext:value-type="string">
            <text:p>Water_BHTp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BHTp</text:p>
          </table:table-cell>
          <table:table-cell office:value-type="float" office:value="35.0158333333333" calcext:value-type="float">
            <text:p>35.0158333333333</text:p>
          </table:table-cell>
          <table:table-cell office:value-type="float" office:value="139.222166666667" calcext:value-type="float">
            <text:p>139.222166666667</text:p>
          </table:table-cell>
          <table:table-cell office:value-type="string" calcext:value-type="string">
            <text:p>ftp.sra.ebi.ac.uk/vol1/fastq/SRR265/052/SRR26549052/SRR26549052_1.fastq.gz;ftp.sra.ebi.ac.uk/vol1/fastq/SRR265/052/SRR26549052/SRR26549052_2.fastq.gz</text:p>
          </table:table-cell>
          <table:table-cell office:value-type="string" calcext:value-type="string">
            <text:p>Water_BHT was collected near sample chamber at hydrocarbon seepage off Hatsushima island (depth: 855m)</text:p>
          </table:table-cell>
        </table:table-row>
        <table:table-row table:style-name="ro1">
          <table:table-cell office:value-type="string" calcext:value-type="string">
            <text:p>SRR24947108</text:p>
          </table:table-cell>
          <table:table-cell office:value-type="string" calcext:value-type="string">
            <text:p>SAMN35767994</text:p>
          </table:table-cell>
          <table:table-cell office:value-type="string" calcext:value-type="string">
            <text:p>SRX20705583</text:p>
          </table:table-cell>
          <table:table-cell office:value-type="string" calcext:value-type="string">
            <text:p>PRJNA984432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MGISEQ-2000RS sequencing: metagenomic sequences</text:p>
          </table:table-cell>
          <table:table-cell office:value-type="string" calcext:value-type="string">
            <text:p>PlaQDSumEs2</text:p>
          </table:table-cell>
          <table:table-cell table:number-columns-repeated="2" office:value-type="string" calcext:value-type="string">
            <text:p>Plastic</text:p>
          </table:table-cell>
          <table:table-cell/>
          <table:table-cell office:value-type="float" office:value="36.255" calcext:value-type="float">
            <text:p>36.255</text:p>
          </table:table-cell>
          <table:table-cell office:value-type="float" office:value="120.315" calcext:value-type="float">
            <text:p>120.315</text:p>
          </table:table-cell>
          <table:table-cell office:value-type="string" calcext:value-type="string">
            <text:p>ftp.sra.ebi.ac.uk/vol1/fastq/SRR249/008/SRR24947108/SRR24947108_1.fastq.gz;ftp.sra.ebi.ac.uk/vol1/fastq/SRR249/008/SRR24947108/SRR24947108_2.fastq.gz</text:p>
          </table:table-cell>
          <table:table-cell office:value-type="string" calcext:value-type="string">
            <text:p>Metagenome or environmental sample from metagenome</text:p>
          </table:table-cell>
        </table:table-row>
        <table:table-row table:style-name="ro1">
          <table:table-cell office:value-type="string" calcext:value-type="string">
            <text:p>SRR24947111</text:p>
          </table:table-cell>
          <table:table-cell office:value-type="string" calcext:value-type="string">
            <text:p>SAMN35767991</text:p>
          </table:table-cell>
          <table:table-cell office:value-type="string" calcext:value-type="string">
            <text:p>SRX20705580</text:p>
          </table:table-cell>
          <table:table-cell office:value-type="string" calcext:value-type="string">
            <text:p>PRJNA984432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MGISEQ-2000RS sequencing: metagenomic sequences</text:p>
          </table:table-cell>
          <table:table-cell office:value-type="string" calcext:value-type="string">
            <text:p>EnvQDSumPort4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eawater</text:p>
          </table:table-cell>
          <table:table-cell/>
          <table:table-cell office:value-type="float" office:value="36.255" calcext:value-type="float">
            <text:p>36.255</text:p>
          </table:table-cell>
          <table:table-cell office:value-type="float" office:value="120.315" calcext:value-type="float">
            <text:p>120.315</text:p>
          </table:table-cell>
          <table:table-cell office:value-type="string" calcext:value-type="string">
            <text:p>ftp.sra.ebi.ac.uk/vol1/fastq/SRR249/011/SRR24947111/SRR24947111_1.fastq.gz;ftp.sra.ebi.ac.uk/vol1/fastq/SRR249/011/SRR24947111/SRR24947111_2.fastq.gz</text:p>
          </table:table-cell>
          <table:table-cell office:value-type="string" calcext:value-type="string">
            <text:p>Metagenome or environmental sample from metagenome</text:p>
          </table:table-cell>
        </table:table-row>
        <table:table-row table:style-name="ro1">
          <table:table-cell office:value-type="string" calcext:value-type="string">
            <text:p>SRR24947113</text:p>
          </table:table-cell>
          <table:table-cell office:value-type="string" calcext:value-type="string">
            <text:p>SAMN35767989</text:p>
          </table:table-cell>
          <table:table-cell office:value-type="string" calcext:value-type="string">
            <text:p>SRX20705578</text:p>
          </table:table-cell>
          <table:table-cell office:value-type="string" calcext:value-type="string">
            <text:p>PRJNA984432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MGISEQ-2000RS sequencing: metagenomic sequences</text:p>
          </table:table-cell>
          <table:table-cell office:value-type="string" calcext:value-type="string">
            <text:p>EnvQDSumPort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eawater</text:p>
          </table:table-cell>
          <table:table-cell/>
          <table:table-cell office:value-type="float" office:value="36.255" calcext:value-type="float">
            <text:p>36.255</text:p>
          </table:table-cell>
          <table:table-cell office:value-type="float" office:value="120.315" calcext:value-type="float">
            <text:p>120.315</text:p>
          </table:table-cell>
          <table:table-cell office:value-type="string" calcext:value-type="string">
            <text:p>ftp.sra.ebi.ac.uk/vol1/fastq/SRR249/013/SRR24947113/SRR24947113_1.fastq.gz;ftp.sra.ebi.ac.uk/vol1/fastq/SRR249/013/SRR24947113/SRR24947113_2.fastq.gz</text:p>
          </table:table-cell>
          <table:table-cell office:value-type="string" calcext:value-type="string">
            <text:p>Metagenome or environmental sample from metagenome</text:p>
          </table:table-cell>
        </table:table-row>
        <table:table-row table:style-name="ro1">
          <table:table-cell office:value-type="string" calcext:value-type="string">
            <text:p>SRR24947116</text:p>
          </table:table-cell>
          <table:table-cell office:value-type="string" calcext:value-type="string">
            <text:p>SAMN35767998</text:p>
          </table:table-cell>
          <table:table-cell office:value-type="string" calcext:value-type="string">
            <text:p>SRX20705575</text:p>
          </table:table-cell>
          <table:table-cell office:value-type="string" calcext:value-type="string">
            <text:p>PRJNA984432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MGISEQ-2000RS sequencing: metagenomic sequences</text:p>
          </table:table-cell>
          <table:table-cell office:value-type="string" calcext:value-type="string">
            <text:p>PlaQDSumPort4</text:p>
          </table:table-cell>
          <table:table-cell table:number-columns-repeated="2" office:value-type="string" calcext:value-type="string">
            <text:p>Plastic</text:p>
          </table:table-cell>
          <table:table-cell/>
          <table:table-cell office:value-type="float" office:value="36.255" calcext:value-type="float">
            <text:p>36.255</text:p>
          </table:table-cell>
          <table:table-cell office:value-type="float" office:value="120.315" calcext:value-type="float">
            <text:p>120.315</text:p>
          </table:table-cell>
          <table:table-cell office:value-type="string" calcext:value-type="string">
            <text:p>ftp.sra.ebi.ac.uk/vol1/fastq/SRR249/016/SRR24947116/SRR24947116_1.fastq.gz;ftp.sra.ebi.ac.uk/vol1/fastq/SRR249/016/SRR24947116/SRR24947116_2.fastq.gz</text:p>
          </table:table-cell>
          <table:table-cell office:value-type="string" calcext:value-type="string">
            <text:p>Metagenome or environmental sample from metagenome</text:p>
          </table:table-cell>
        </table:table-row>
        <table:table-row table:style-name="ro1">
          <table:table-cell office:value-type="string" calcext:value-type="string">
            <text:p>SRR24947117</text:p>
          </table:table-cell>
          <table:table-cell office:value-type="string" calcext:value-type="string">
            <text:p>SAMN35767997</text:p>
          </table:table-cell>
          <table:table-cell office:value-type="string" calcext:value-type="string">
            <text:p>SRX20705574</text:p>
          </table:table-cell>
          <table:table-cell office:value-type="string" calcext:value-type="string">
            <text:p>PRJNA984432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MGISEQ-2000RS sequencing: metagenomic sequences</text:p>
          </table:table-cell>
          <table:table-cell office:value-type="string" calcext:value-type="string">
            <text:p>PlaQDSumPort3</text:p>
          </table:table-cell>
          <table:table-cell table:number-columns-repeated="2" office:value-type="string" calcext:value-type="string">
            <text:p>Plastic</text:p>
          </table:table-cell>
          <table:table-cell/>
          <table:table-cell office:value-type="float" office:value="36.255" calcext:value-type="float">
            <text:p>36.255</text:p>
          </table:table-cell>
          <table:table-cell office:value-type="float" office:value="120.315" calcext:value-type="float">
            <text:p>120.315</text:p>
          </table:table-cell>
          <table:table-cell office:value-type="string" calcext:value-type="string">
            <text:p>ftp.sra.ebi.ac.uk/vol1/fastq/SRR249/017/SRR24947117/SRR24947117_1.fastq.gz;ftp.sra.ebi.ac.uk/vol1/fastq/SRR249/017/SRR24947117/SRR24947117_2.fastq.gz</text:p>
          </table:table-cell>
          <table:table-cell office:value-type="string" calcext:value-type="string">
            <text:p>Metagenome or environmental sample from metagenome</text:p>
          </table:table-cell>
        </table:table-row>
        <table:table-row table:style-name="ro1">
          <table:table-cell office:value-type="string" calcext:value-type="string">
            <text:p>SRR24947118</text:p>
          </table:table-cell>
          <table:table-cell office:value-type="string" calcext:value-type="string">
            <text:p>SAMN35767996</text:p>
          </table:table-cell>
          <table:table-cell office:value-type="string" calcext:value-type="string">
            <text:p>SRX20705573</text:p>
          </table:table-cell>
          <table:table-cell office:value-type="string" calcext:value-type="string">
            <text:p>PRJNA984432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MGISEQ-2000RS sequencing: metagenomic sequences</text:p>
          </table:table-cell>
          <table:table-cell office:value-type="string" calcext:value-type="string">
            <text:p>PlaQDSumPort1</text:p>
          </table:table-cell>
          <table:table-cell table:number-columns-repeated="2" office:value-type="string" calcext:value-type="string">
            <text:p>Plastic</text:p>
          </table:table-cell>
          <table:table-cell/>
          <table:table-cell office:value-type="float" office:value="36.255" calcext:value-type="float">
            <text:p>36.255</text:p>
          </table:table-cell>
          <table:table-cell office:value-type="float" office:value="120.315" calcext:value-type="float">
            <text:p>120.315</text:p>
          </table:table-cell>
          <table:table-cell office:value-type="string" calcext:value-type="string">
            <text:p>ftp.sra.ebi.ac.uk/vol1/fastq/SRR249/018/SRR24947118/SRR24947118_1.fastq.gz;ftp.sra.ebi.ac.uk/vol1/fastq/SRR249/018/SRR24947118/SRR24947118_2.fastq.gz</text:p>
          </table:table-cell>
          <table:table-cell office:value-type="string" calcext:value-type="string">
            <text:p>Metagenome or environmental sample from metagenome</text:p>
          </table:table-cell>
        </table:table-row>
        <table:table-row table:style-name="ro1">
          <table:table-cell office:value-type="string" calcext:value-type="string">
            <text:p>SRR24947107</text:p>
          </table:table-cell>
          <table:table-cell office:value-type="string" calcext:value-type="string">
            <text:p>SAMN35767995</text:p>
          </table:table-cell>
          <table:table-cell office:value-type="string" calcext:value-type="string">
            <text:p>SRX20705584</text:p>
          </table:table-cell>
          <table:table-cell office:value-type="string" calcext:value-type="string">
            <text:p>PRJNA984432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MGISEQ-2000RS sequencing: metagenomic sequences</text:p>
          </table:table-cell>
          <table:table-cell office:value-type="string" calcext:value-type="string">
            <text:p>PlaQDSumEs3</text:p>
          </table:table-cell>
          <table:table-cell table:number-columns-repeated="2" office:value-type="string" calcext:value-type="string">
            <text:p>Plastic</text:p>
          </table:table-cell>
          <table:table-cell/>
          <table:table-cell office:value-type="float" office:value="36.255" calcext:value-type="float">
            <text:p>36.255</text:p>
          </table:table-cell>
          <table:table-cell office:value-type="float" office:value="120.315" calcext:value-type="float">
            <text:p>120.315</text:p>
          </table:table-cell>
          <table:table-cell office:value-type="string" calcext:value-type="string">
            <text:p>ftp.sra.ebi.ac.uk/vol1/fastq/SRR249/007/SRR24947107/SRR24947107_1.fastq.gz;ftp.sra.ebi.ac.uk/vol1/fastq/SRR249/007/SRR24947107/SRR24947107_2.fastq.gz</text:p>
          </table:table-cell>
          <table:table-cell office:value-type="string" calcext:value-type="string">
            <text:p>Metagenome or environmental sample from metagenome</text:p>
          </table:table-cell>
        </table:table-row>
        <table:table-row table:style-name="ro1">
          <table:table-cell office:value-type="string" calcext:value-type="string">
            <text:p>SRR24947109</text:p>
          </table:table-cell>
          <table:table-cell office:value-type="string" calcext:value-type="string">
            <text:p>SAMN35767993</text:p>
          </table:table-cell>
          <table:table-cell office:value-type="string" calcext:value-type="string">
            <text:p>SRX20705582</text:p>
          </table:table-cell>
          <table:table-cell office:value-type="string" calcext:value-type="string">
            <text:p>PRJNA984432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MGISEQ-2000RS sequencing: metagenomic sequences</text:p>
          </table:table-cell>
          <table:table-cell office:value-type="string" calcext:value-type="string">
            <text:p>PlaQDSumEs1</text:p>
          </table:table-cell>
          <table:table-cell table:number-columns-repeated="2" office:value-type="string" calcext:value-type="string">
            <text:p>Plastic</text:p>
          </table:table-cell>
          <table:table-cell/>
          <table:table-cell office:value-type="float" office:value="36.255" calcext:value-type="float">
            <text:p>36.255</text:p>
          </table:table-cell>
          <table:table-cell office:value-type="float" office:value="120.315" calcext:value-type="float">
            <text:p>120.315</text:p>
          </table:table-cell>
          <table:table-cell office:value-type="string" calcext:value-type="string">
            <text:p>ftp.sra.ebi.ac.uk/vol1/fastq/SRR249/009/SRR24947109/SRR24947109_1.fastq.gz;ftp.sra.ebi.ac.uk/vol1/fastq/SRR249/009/SRR24947109/SRR24947109_2.fastq.gz</text:p>
          </table:table-cell>
          <table:table-cell office:value-type="string" calcext:value-type="string">
            <text:p>Metagenome or environmental sample from metagenome</text:p>
          </table:table-cell>
        </table:table-row>
        <table:table-row table:style-name="ro1">
          <table:table-cell office:value-type="string" calcext:value-type="string">
            <text:p>SRR24947119</text:p>
          </table:table-cell>
          <table:table-cell office:value-type="string" calcext:value-type="string">
            <text:p>SAMN35767987</text:p>
          </table:table-cell>
          <table:table-cell office:value-type="string" calcext:value-type="string">
            <text:p>SRX20705572</text:p>
          </table:table-cell>
          <table:table-cell office:value-type="string" calcext:value-type="string">
            <text:p>PRJNA984432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MGISEQ-2000RS sequencing: metagenomic sequences</text:p>
          </table:table-cell>
          <table:table-cell office:value-type="string" calcext:value-type="string">
            <text:p>EnvQDSumEs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eawater</text:p>
          </table:table-cell>
          <table:table-cell/>
          <table:table-cell office:value-type="float" office:value="36.255" calcext:value-type="float">
            <text:p>36.255</text:p>
          </table:table-cell>
          <table:table-cell office:value-type="float" office:value="120.315" calcext:value-type="float">
            <text:p>120.315</text:p>
          </table:table-cell>
          <table:table-cell office:value-type="string" calcext:value-type="string">
            <text:p>ftp.sra.ebi.ac.uk/vol1/fastq/SRR249/019/SRR24947119/SRR24947119_1.fastq.gz;ftp.sra.ebi.ac.uk/vol1/fastq/SRR249/019/SRR24947119/SRR24947119_2.fastq.gz</text:p>
          </table:table-cell>
          <table:table-cell office:value-type="string" calcext:value-type="string">
            <text:p>Metagenome or environmental sample from metagenome</text:p>
          </table:table-cell>
        </table:table-row>
        <table:table-row table:style-name="ro1">
          <table:table-cell office:value-type="string" calcext:value-type="string">
            <text:p>SRR24947120</text:p>
          </table:table-cell>
          <table:table-cell office:value-type="string" calcext:value-type="string">
            <text:p>SAMN35767986</text:p>
          </table:table-cell>
          <table:table-cell office:value-type="string" calcext:value-type="string">
            <text:p>SRX20705571</text:p>
          </table:table-cell>
          <table:table-cell office:value-type="string" calcext:value-type="string">
            <text:p>PRJNA984432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MGISEQ-2000RS sequencing: metagenomic sequences</text:p>
          </table:table-cell>
          <table:table-cell office:value-type="string" calcext:value-type="string">
            <text:p>EnvQDSumEs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eawater</text:p>
          </table:table-cell>
          <table:table-cell/>
          <table:table-cell office:value-type="float" office:value="36.255" calcext:value-type="float">
            <text:p>36.255</text:p>
          </table:table-cell>
          <table:table-cell office:value-type="float" office:value="120.315" calcext:value-type="float">
            <text:p>120.315</text:p>
          </table:table-cell>
          <table:table-cell office:value-type="string" calcext:value-type="string">
            <text:p>ftp.sra.ebi.ac.uk/vol1/fastq/SRR249/020/SRR24947120/SRR24947120_1.fastq.gz;ftp.sra.ebi.ac.uk/vol1/fastq/SRR249/020/SRR24947120/SRR24947120_2.fastq.gz</text:p>
          </table:table-cell>
          <table:table-cell office:value-type="string" calcext:value-type="string">
            <text:p>Metagenome or environmental sample from metagenome</text:p>
          </table:table-cell>
        </table:table-row>
        <table:table-row table:style-name="ro1">
          <table:table-cell office:value-type="string" calcext:value-type="string">
            <text:p>SRR24947110</text:p>
          </table:table-cell>
          <table:table-cell office:value-type="string" calcext:value-type="string">
            <text:p>SAMN35767992</text:p>
          </table:table-cell>
          <table:table-cell office:value-type="string" calcext:value-type="string">
            <text:p>SRX20705581</text:p>
          </table:table-cell>
          <table:table-cell office:value-type="string" calcext:value-type="string">
            <text:p>PRJNA984432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MGISEQ-2000RS sequencing: metagenomic sequences</text:p>
          </table:table-cell>
          <table:table-cell office:value-type="string" calcext:value-type="string">
            <text:p>EnvQDSumPort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eawater</text:p>
          </table:table-cell>
          <table:table-cell/>
          <table:table-cell office:value-type="float" office:value="36.255" calcext:value-type="float">
            <text:p>36.255</text:p>
          </table:table-cell>
          <table:table-cell office:value-type="float" office:value="120.315" calcext:value-type="float">
            <text:p>120.315</text:p>
          </table:table-cell>
          <table:table-cell office:value-type="string" calcext:value-type="string">
            <text:p>ftp.sra.ebi.ac.uk/vol1/fastq/SRR249/010/SRR24947110/SRR24947110_1.fastq.gz;ftp.sra.ebi.ac.uk/vol1/fastq/SRR249/010/SRR24947110/SRR24947110_2.fastq.gz</text:p>
          </table:table-cell>
          <table:table-cell office:value-type="string" calcext:value-type="string">
            <text:p>Metagenome or environmental sample from metagenome</text:p>
          </table:table-cell>
        </table:table-row>
        <table:table-row table:style-name="ro1">
          <table:table-cell office:value-type="string" calcext:value-type="string">
            <text:p>SRR24947112</text:p>
          </table:table-cell>
          <table:table-cell office:value-type="string" calcext:value-type="string">
            <text:p>SAMN35767990</text:p>
          </table:table-cell>
          <table:table-cell office:value-type="string" calcext:value-type="string">
            <text:p>SRX20705579</text:p>
          </table:table-cell>
          <table:table-cell office:value-type="string" calcext:value-type="string">
            <text:p>PRJNA984432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MGISEQ-2000RS sequencing: metagenomic sequences</text:p>
          </table:table-cell>
          <table:table-cell office:value-type="string" calcext:value-type="string">
            <text:p>EnvQDSumPort3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eawater</text:p>
          </table:table-cell>
          <table:table-cell/>
          <table:table-cell office:value-type="float" office:value="36.255" calcext:value-type="float">
            <text:p>36.255</text:p>
          </table:table-cell>
          <table:table-cell office:value-type="float" office:value="120.315" calcext:value-type="float">
            <text:p>120.315</text:p>
          </table:table-cell>
          <table:table-cell office:value-type="string" calcext:value-type="string">
            <text:p>ftp.sra.ebi.ac.uk/vol1/fastq/SRR249/012/SRR24947112/SRR24947112_1.fastq.gz;ftp.sra.ebi.ac.uk/vol1/fastq/SRR249/012/SRR24947112/SRR24947112_2.fastq.gz</text:p>
          </table:table-cell>
          <table:table-cell office:value-type="string" calcext:value-type="string">
            <text:p>Metagenome or environmental sample from metagenome</text:p>
          </table:table-cell>
        </table:table-row>
        <table:table-row table:style-name="ro1">
          <table:table-cell office:value-type="string" calcext:value-type="string">
            <text:p>SRR24947114</text:p>
          </table:table-cell>
          <table:table-cell office:value-type="string" calcext:value-type="string">
            <text:p>SAMN35767988</text:p>
          </table:table-cell>
          <table:table-cell office:value-type="string" calcext:value-type="string">
            <text:p>SRX20705577</text:p>
          </table:table-cell>
          <table:table-cell office:value-type="string" calcext:value-type="string">
            <text:p>PRJNA984432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MGISEQ-2000RS sequencing: metagenomic sequences</text:p>
          </table:table-cell>
          <table:table-cell office:value-type="string" calcext:value-type="string">
            <text:p>EnvQDSumEs3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eawater</text:p>
          </table:table-cell>
          <table:table-cell/>
          <table:table-cell office:value-type="float" office:value="36.255" calcext:value-type="float">
            <text:p>36.255</text:p>
          </table:table-cell>
          <table:table-cell office:value-type="float" office:value="120.315" calcext:value-type="float">
            <text:p>120.315</text:p>
          </table:table-cell>
          <table:table-cell office:value-type="string" calcext:value-type="string">
            <text:p>ftp.sra.ebi.ac.uk/vol1/fastq/SRR249/014/SRR24947114/SRR24947114_1.fastq.gz;ftp.sra.ebi.ac.uk/vol1/fastq/SRR249/014/SRR24947114/SRR24947114_2.fastq.gz</text:p>
          </table:table-cell>
          <table:table-cell office:value-type="string" calcext:value-type="string">
            <text:p>Metagenome or environmental sample from metagenome</text:p>
          </table:table-cell>
        </table:table-row>
        <table:table-row table:style-name="ro1">
          <table:table-cell office:value-type="string" calcext:value-type="string">
            <text:p>SRR24947115</text:p>
          </table:table-cell>
          <table:table-cell office:value-type="string" calcext:value-type="string">
            <text:p>SAMN35767999</text:p>
          </table:table-cell>
          <table:table-cell office:value-type="string" calcext:value-type="string">
            <text:p>SRX20705576</text:p>
          </table:table-cell>
          <table:table-cell office:value-type="string" calcext:value-type="string">
            <text:p>PRJNA984432</text:p>
          </table:table-cell>
          <table:table-cell office:value-type="float" office:value="256318" calcext:value-type="float">
            <text:p>256318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MGISEQ-2000RS sequencing: metagenomic sequences</text:p>
          </table:table-cell>
          <table:table-cell office:value-type="string" calcext:value-type="string">
            <text:p>PlaQDSumPort5</text:p>
          </table:table-cell>
          <table:table-cell table:number-columns-repeated="2" office:value-type="string" calcext:value-type="string">
            <text:p>Plastic</text:p>
          </table:table-cell>
          <table:table-cell/>
          <table:table-cell office:value-type="float" office:value="36.255" calcext:value-type="float">
            <text:p>36.255</text:p>
          </table:table-cell>
          <table:table-cell office:value-type="float" office:value="120.315" calcext:value-type="float">
            <text:p>120.315</text:p>
          </table:table-cell>
          <table:table-cell office:value-type="string" calcext:value-type="string">
            <text:p>ftp.sra.ebi.ac.uk/vol1/fastq/SRR249/015/SRR24947115/SRR24947115_1.fastq.gz;ftp.sra.ebi.ac.uk/vol1/fastq/SRR249/015/SRR24947115/SRR24947115_2.fastq.gz</text:p>
          </table:table-cell>
          <table:table-cell office:value-type="string" calcext:value-type="string">
            <text:p>Metagenome or environmental sample from metagenome</text:p>
          </table:table-cell>
        </table:table-row>
      </table:table>
      <table:table table:name="Substrates" table:style-name="ta1">
        <table:table-column table:style-name="co16" table:default-cell-style-name="Default"/>
        <table:table-column table:style-name="co17" table:default-cell-style-name="ce49"/>
        <table:table-column table:style-name="co15" table:default-cell-style-name="ce54"/>
        <table:table-column table:style-name="co18" table:default-cell-style-name="ce58"/>
        <table:table-column table:style-name="co15" table:default-cell-style-name="ce54"/>
        <table:table-column table:style-name="co19" table:default-cell-style-name="ce58"/>
        <table:table-row table:style-name="ro2">
          <table:table-cell table:style-name="ce47" table:formula="of:=[$Samples.I1]" office:value-type="string" office:string-value="Sampletype" calcext:value-type="string">
            <text:p>Sampletype</text:p>
          </table:table-cell>
          <table:table-cell table:style-name="Heading_20_1" table:formula="of:=[$Samples.J1]" office:value-type="string" office:string-value="Substrate" calcext:value-type="string">
            <text:p>Substrate</text:p>
          </table:table-cell>
          <table:table-cell table:style-name="ce52" office:value-type="string" calcext:value-type="string" table:number-columns-spanned="2" table:number-rows-spanned="1">
            <text:p>Unique type + substrate</text:p>
          </table:table-cell>
          <table:covered-table-cell table:style-name="ce56"/>
          <table:table-cell table:style-name="ce60" office:value-type="string" calcext:value-type="string" table:number-columns-spanned="2" table:number-rows-spanned="1">
            <text:p>Sorted unique type + substrate</text:p>
          </table:table-cell>
          <table:covered-table-cell table:style-name="ce56"/>
        </table:table-row>
        <table:table-row table:style-name="ro1">
          <table:table-cell table:number-matrix-columns-spanned="1" table:number-matrix-rows-spanned="3" table:formula="of:=COM.MICROSOFT.UNIQUE([Samples.I2:.I396])" office:value-type="string" office:string-value="Plastic" calcext:value-type="string">
            <text:p>Plastic</text:p>
          </table:table-cell>
          <table:table-cell table:style-name="ce48" table:number-matrix-columns-spanned="1" table:number-matrix-rows-spanned="48" table:formula="of:=COM.MICROSOFT.UNIQUE([Samples.J2:.J396])" office:value-type="string" office:string-value="Plastic" calcext:value-type="string">
            <text:p>Plastic</text:p>
          </table:table-cell>
          <table:table-cell table:style-name="ce53" table:number-matrix-columns-spanned="2" table:number-matrix-rows-spanned="47" table:formula="of:=COM.MICROSOFT.UNIQUE([Samples.I2:.J396])" office:value-type="string" office:string-value="Plastic" calcext:value-type="string">
            <text:p>Plastic</text:p>
          </table:table-cell>
          <table:table-cell table:style-name="ce57" office:value-type="string" office:string-value="Plastic" calcext:value-type="string">
            <text:p>Plastic</text:p>
          </table:table-cell>
          <table:table-cell table:style-name="ce53" table:number-matrix-columns-spanned="2" table:number-matrix-rows-spanned="47" table:formula="of:=COM.MICROSOFT.SORT([.C2:.D48])" office:value-type="string" office:string-value="Non-plastic" calcext:value-type="string">
            <text:p>Non-plastic</text:p>
          </table:table-cell>
          <table:table-cell table:style-name="ce57" office:value-type="string" office:string-value="Ceramic" calcext:value-type="string">
            <text:p>Ceramic</text:p>
          </table:table-cell>
        </table:table-row>
        <table:table-row table:style-name="ro1">
          <table:table-cell office:value-type="string" office:string-value="Water" calcext:value-type="string">
            <text:p>Water</text:p>
          </table:table-cell>
          <table:table-cell office:value-type="string" office:string-value="Freshwater" calcext:value-type="string">
            <text:p>Freshwater</text:p>
          </table:table-cell>
          <table:table-cell office:value-type="string" office:string-value="Water" calcext:value-type="string">
            <text:p>Water</text:p>
          </table:table-cell>
          <table:table-cell office:value-type="string" office:string-value="Freshwater" calcext:value-type="string">
            <text:p>Freshwater</text:p>
          </table:table-cell>
          <table:table-cell office:value-type="string" office:string-value="Non-plastic" calcext:value-type="string">
            <text:p>Non-plastic</text:p>
          </table:table-cell>
          <table:table-cell office:value-type="string" office:string-value="Wood" calcext:value-type="string">
            <text:p>Wood</text:p>
          </table:table-cell>
        </table:table-row>
        <table:table-row table:style-name="ro1">
          <table:table-cell office:value-type="string" office:string-value="Non-plastic" calcext:value-type="string">
            <text:p>Non-plastic</text:p>
          </table:table-cell>
          <table:table-cell office:value-type="string" office:string-value="PET" calcext:value-type="string">
            <text:p>PET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ET" calcext:value-type="string">
            <text:p>PET</text:p>
          </table:table-cell>
          <table:table-cell office:value-type="string" office:string-value="Non-plastic" calcext:value-type="string">
            <text:p>Non-plastic</text:p>
          </table:table-cell>
          <table:table-cell office:value-type="string" office:string-value="Glass" calcext:value-type="string">
            <text:p>Glass</text:p>
          </table:table-cell>
        </table:table-row>
        <table:table-row table:style-name="ro1">
          <table:table-cell/>
          <table:table-cell office:value-type="string" office:string-value="Seawater" calcext:value-type="string">
            <text:p>Seawater</text:p>
          </table:table-cell>
          <table:table-cell office:value-type="string" office:string-value="Water" calcext:value-type="string">
            <text:p>Water</text:p>
          </table:table-cell>
          <table:table-cell office:value-type="string" office:string-value="Seawater" calcext:value-type="string">
            <text:p>Seawater</text:p>
          </table:table-cell>
          <table:table-cell office:value-type="string" office:string-value="Non-plastic" calcext:value-type="string">
            <text:p>Non-plastic</text:p>
          </table:table-cell>
          <table:table-cell office:value-type="string" office:string-value="Rock" calcext:value-type="string">
            <text:p>Rock</text:p>
          </table:table-cell>
        </table:table-row>
        <table:table-row table:style-name="ro1">
          <table:table-cell/>
          <table:table-cell office:value-type="string" office:string-value="PHA" calcext:value-type="string">
            <text:p>PHA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HA" calcext:value-type="string">
            <text:p>PHA</text:p>
          </table:table-cell>
          <table:table-cell office:value-type="string" office:string-value="Non-plastic" calcext:value-type="string">
            <text:p>Non-plastic</text:p>
          </table:table-cell>
          <table:table-cell office:value-type="string" office:string-value="Leaf" calcext:value-type="string">
            <text:p>Leaf</text:p>
          </table:table-cell>
        </table:table-row>
        <table:table-row table:style-name="ro1">
          <table:table-cell/>
          <table:table-cell office:value-type="string" office:string-value="Ceramic" calcext:value-type="string">
            <text:p>Ceramic</text:p>
          </table:table-cell>
          <table:table-cell office:value-type="string" office:string-value="Non-plastic" calcext:value-type="string">
            <text:p>Non-plastic</text:p>
          </table:table-cell>
          <table:table-cell office:value-type="string" office:string-value="Ceramic" calcext:value-type="string">
            <text:p>Ceramic</text:p>
          </table:table-cell>
          <table:table-cell office:value-type="string" office:string-value="Non-plastic" calcext:value-type="string">
            <text:p>Non-plastic</text:p>
          </table:table-cell>
          <table:table-cell office:value-type="string" office:string-value="Zn" calcext:value-type="string">
            <text:p>Zn</text:p>
          </table:table-cell>
        </table:table-row>
        <table:table-row table:style-name="ro1">
          <table:table-cell/>
          <table:table-cell office:value-type="string" office:string-value="Wood" calcext:value-type="string">
            <text:p>Wood</text:p>
          </table:table-cell>
          <table:table-cell office:value-type="string" office:string-value="Non-plastic" calcext:value-type="string">
            <text:p>Non-plastic</text:p>
          </table:table-cell>
          <table:table-cell office:value-type="string" office:string-value="Wood" calcext:value-type="string">
            <text:p>Wood</text:p>
          </table:table-cell>
          <table:table-cell office:value-type="string" office:string-value="Non-plastic" calcext:value-type="string">
            <text:p>Non-plastic</text:p>
          </table:table-cell>
          <table:table-cell office:value-type="string" office:string-value="Cardboard" calcext:value-type="string">
            <text:p>Cardboard</text:p>
          </table:table-cell>
        </table:table-row>
        <table:table-row table:style-name="ro1">
          <table:table-cell/>
          <table:table-cell office:value-type="string" office:string-value="PE" calcext:value-type="string">
            <text:p>PE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E" calcext:value-type="string">
            <text:p>PE</text:p>
          </table:table-cell>
          <table:table-cell office:value-type="string" office:string-value="Non-plastic" calcext:value-type="string">
            <text:p>Non-plastic</text:p>
          </table:table-cell>
          <table:table-cell office:value-type="string" office:string-value="Soil" calcext:value-type="string">
            <text:p>Soil</text:p>
          </table:table-cell>
        </table:table-row>
        <table:table-row table:style-name="ro1">
          <table:table-cell/>
          <table:table-cell office:value-type="string" office:string-value="PS" calcext:value-type="string">
            <text:p>PS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S" calcext:value-type="string">
            <text:p>PS</text:p>
          </table:table-cell>
          <table:table-cell office:value-type="string" office:string-value="Non-plastic" calcext:value-type="string">
            <text:p>Non-plastic</text:p>
          </table:table-cell>
          <table:table-cell office:value-type="string" office:string-value="ActivatedSludge_polluted" calcext:value-type="string">
            <text:p>ActivatedSludge_polluted</text:p>
          </table:table-cell>
        </table:table-row>
        <table:table-row table:style-name="ro1">
          <table:table-cell/>
          <table:table-cell office:value-type="string" office:string-value="PCL" calcext:value-type="string">
            <text:p>PCL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CL" calcext:value-type="string">
            <text:p>PCL</text:p>
          </table:table-cell>
          <table:table-cell office:value-type="string" office:string-value="Non-plastic" calcext:value-type="string">
            <text:p>Non-plastic</text:p>
          </table:table-cell>
          <table:table-cell office:value-type="string" office:string-value="ActivatedSludge" calcext:value-type="string">
            <text:p>ActivatedSludge</text:p>
          </table:table-cell>
        </table:table-row>
        <table:table-row table:style-name="ro1">
          <table:table-cell/>
          <table:table-cell office:value-type="string" office:string-value="PVC" calcext:value-type="string">
            <text:p>PVC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VC" calcext:value-type="string">
            <text:p>PVC</text:p>
          </table:table-cell>
          <table:table-cell office:value-type="string" office:string-value="Non-plastic" calcext:value-type="string">
            <text:p>Non-plastic</text:p>
          </table:table-cell>
          <table:table-cell office:value-type="string" office:string-value="Sediment5cm" calcext:value-type="string">
            <text:p>Sediment5cm</text:p>
          </table:table-cell>
        </table:table-row>
        <table:table-row table:style-name="ro1">
          <table:table-cell/>
          <table:table-cell office:value-type="string" office:string-value="PP" calcext:value-type="string">
            <text:p>PP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P" calcext:value-type="string">
            <text:p>PP</text:p>
          </table:table-cell>
          <table:table-cell office:value-type="string" office:string-value="Non-plastic" calcext:value-type="string">
            <text:p>Non-plastic</text:p>
          </table:table-cell>
          <table:table-cell office:value-type="string" office:string-value="Sediment3cm" calcext:value-type="string">
            <text:p>Sediment3cm</text:p>
          </table:table-cell>
        </table:table-row>
        <table:table-row table:style-name="ro1">
          <table:table-cell/>
          <table:table-cell office:value-type="string" office:string-value="Weathered_LDPE" calcext:value-type="string">
            <text:p>Weathered_LDPE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Weathered_LDPE" calcext:value-type="string">
            <text:p>Weathered_LDPE</text:p>
          </table:table-cell>
          <table:table-cell office:value-type="string" office:string-value="Non-plastic" calcext:value-type="string">
            <text:p>Non-plastic</text:p>
          </table:table-cell>
          <table:table-cell office:value-type="string" office:string-value="Sediment1cm" calcext:value-type="string">
            <text:p>Sediment1cm</text:p>
          </table:table-cell>
        </table:table-row>
        <table:table-row table:style-name="ro1">
          <table:table-cell/>
          <table:table-cell office:value-type="string" office:string-value="LDPE" calcext:value-type="string">
            <text:p>LDPE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LDPE" calcext:value-type="string">
            <text:p>LDPE</text:p>
          </table:table-cell>
          <table:table-cell office:value-type="string" office:string-value="Non-plastic" calcext:value-type="string">
            <text:p>Non-plastic</text:p>
          </table:table-cell>
          <table:table-cell office:value-type="string" office:string-value="Sediment10cm" calcext:value-type="string">
            <text:p>Sediment10cm</text:p>
          </table:table-cell>
        </table:table-row>
        <table:table-row table:style-name="ro1">
          <table:table-cell/>
          <table:table-cell office:value-type="string" office:string-value="Water" calcext:value-type="string">
            <text:p>Water</text:p>
          </table:table-cell>
          <table:table-cell office:value-type="string" office:string-value="Water" calcext:value-type="string">
            <text:p>Water</text:p>
          </table:table-cell>
          <table:table-cell office:value-type="string" office:string-value="Water" calcext:value-type="string">
            <text:p>Water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lastic" calcext:value-type="string">
            <text:p>Plastic</text:p>
          </table:table-cell>
        </table:table-row>
        <table:table-row table:style-name="ro1">
          <table:table-cell/>
          <table:table-cell office:value-type="string" office:string-value="PLA" calcext:value-type="string">
            <text:p>PLA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LA" calcext:value-type="string">
            <text:p>PLA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ET" calcext:value-type="string">
            <text:p>PET</text:p>
          </table:table-cell>
        </table:table-row>
        <table:table-row table:style-name="ro1">
          <table:table-cell/>
          <table:table-cell office:value-type="string" office:string-value="Wastewater" calcext:value-type="string">
            <text:p>Wastewater</text:p>
          </table:table-cell>
          <table:table-cell office:value-type="string" office:string-value="Water" calcext:value-type="string">
            <text:p>Water</text:p>
          </table:table-cell>
          <table:table-cell office:value-type="string" office:string-value="Wastewater" calcext:value-type="string">
            <text:p>Wastewater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HA" calcext:value-type="string">
            <text:p>PHA</text:p>
          </table:table-cell>
        </table:table-row>
        <table:table-row table:style-name="ro1">
          <table:table-cell/>
          <table:table-cell office:value-type="string" office:string-value="Glass" calcext:value-type="string">
            <text:p>Glass</text:p>
          </table:table-cell>
          <table:table-cell office:value-type="string" office:string-value="Non-plastic" calcext:value-type="string">
            <text:p>Non-plastic</text:p>
          </table:table-cell>
          <table:table-cell office:value-type="string" office:string-value="Glass" calcext:value-type="string">
            <text:p>Glass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E" calcext:value-type="string">
            <text:p>PE</text:p>
          </table:table-cell>
        </table:table-row>
        <table:table-row table:style-name="ro1">
          <table:table-cell/>
          <table:table-cell office:value-type="string" office:string-value="OXO" calcext:value-type="string">
            <text:p>OXO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OXO" calcext:value-type="string">
            <text:p>OXO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S" calcext:value-type="string">
            <text:p>PS</text:p>
          </table:table-cell>
        </table:table-row>
        <table:table-row table:style-name="ro1">
          <table:table-cell/>
          <table:table-cell office:value-type="string" office:string-value="PA" calcext:value-type="string">
            <text:p>PA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A" calcext:value-type="string">
            <text:p>PA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CL" calcext:value-type="string">
            <text:p>PCL</text:p>
          </table:table-cell>
        </table:table-row>
        <table:table-row table:style-name="ro1">
          <table:table-cell/>
          <table:table-cell office:value-type="string" office:string-value="LLDPE" calcext:value-type="string">
            <text:p>LLDPE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LLDPE" calcext:value-type="string">
            <text:p>LLDPE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VC" calcext:value-type="string">
            <text:p>PVC</text:p>
          </table:table-cell>
        </table:table-row>
        <table:table-row table:style-name="ro1">
          <table:table-cell/>
          <table:table-cell office:value-type="string" office:string-value="Rock" calcext:value-type="string">
            <text:p>Rock</text:p>
          </table:table-cell>
          <table:table-cell office:value-type="string" office:string-value="Non-plastic" calcext:value-type="string">
            <text:p>Non-plastic</text:p>
          </table:table-cell>
          <table:table-cell office:value-type="string" office:string-value="Rock" calcext:value-type="string">
            <text:p>Rock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P" calcext:value-type="string">
            <text:p>PP</text:p>
          </table:table-cell>
        </table:table-row>
        <table:table-row table:style-name="ro1">
          <table:table-cell/>
          <table:table-cell office:value-type="string" office:string-value="Leaf" calcext:value-type="string">
            <text:p>Leaf</text:p>
          </table:table-cell>
          <table:table-cell office:value-type="string" office:string-value="Non-plastic" calcext:value-type="string">
            <text:p>Non-plastic</text:p>
          </table:table-cell>
          <table:table-cell office:value-type="string" office:string-value="Leaf" calcext:value-type="string">
            <text:p>Leaf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Weathered_LDPE" calcext:value-type="string">
            <text:p>Weathered_LDPE</text:p>
          </table:table-cell>
        </table:table-row>
        <table:table-row table:style-name="ro1">
          <table:table-cell/>
          <table:table-cell office:value-type="string" office:string-value="Zn" calcext:value-type="string">
            <text:p>Zn</text:p>
          </table:table-cell>
          <table:table-cell office:value-type="string" office:string-value="Non-plastic" calcext:value-type="string">
            <text:p>Non-plastic</text:p>
          </table:table-cell>
          <table:table-cell office:value-type="string" office:string-value="Zn" calcext:value-type="string">
            <text:p>Zn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LDPE" calcext:value-type="string">
            <text:p>LDPE</text:p>
          </table:table-cell>
        </table:table-row>
        <table:table-row table:style-name="ro1">
          <table:table-cell/>
          <table:table-cell office:value-type="string" office:string-value="HDPE" calcext:value-type="string">
            <text:p>HDPE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HDPE" calcext:value-type="string">
            <text:p>HDPE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LA" calcext:value-type="string">
            <text:p>PLA</text:p>
          </table:table-cell>
        </table:table-row>
        <table:table-row table:style-name="ro1">
          <table:table-cell/>
          <table:table-cell office:value-type="string" office:string-value="PMMA" calcext:value-type="string">
            <text:p>PMMA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MMA" calcext:value-type="string">
            <text:p>PMMA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OXO" calcext:value-type="string">
            <text:p>OXO</text:p>
          </table:table-cell>
        </table:table-row>
        <table:table-row table:style-name="ro1">
          <table:table-cell/>
          <table:table-cell office:value-type="string" office:string-value="Cardboard" calcext:value-type="string">
            <text:p>Cardboard</text:p>
          </table:table-cell>
          <table:table-cell office:value-type="string" office:string-value="Non-plastic" calcext:value-type="string">
            <text:p>Non-plastic</text:p>
          </table:table-cell>
          <table:table-cell office:value-type="string" office:string-value="Cardboard" calcext:value-type="string">
            <text:p>Cardboard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A" calcext:value-type="string">
            <text:p>PA</text:p>
          </table:table-cell>
        </table:table-row>
        <table:table-row table:style-name="ro1">
          <table:table-cell/>
          <table:table-cell office:value-type="string" office:string-value="BI-OPL" calcext:value-type="string">
            <text:p>BI-OPL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BI-OPL" calcext:value-type="string">
            <text:p>BI-OPL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LLDPE" calcext:value-type="string">
            <text:p>LLDPE</text:p>
          </table:table-cell>
        </table:table-row>
        <table:table-row table:style-name="ro1">
          <table:table-cell/>
          <table:table-cell office:value-type="string" office:string-value="Ecovio" calcext:value-type="string">
            <text:p>Ecovio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Ecovio" calcext:value-type="string">
            <text:p>Ecovio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HDPE" calcext:value-type="string">
            <text:p>HDPE</text:p>
          </table:table-cell>
        </table:table-row>
        <table:table-row table:style-name="ro1">
          <table:table-cell/>
          <table:table-cell office:value-type="string" office:string-value="Soil" calcext:value-type="string">
            <text:p>Soil</text:p>
          </table:table-cell>
          <table:table-cell office:value-type="string" office:string-value="Non-plastic" calcext:value-type="string">
            <text:p>Non-plastic</text:p>
          </table:table-cell>
          <table:table-cell office:value-type="string" office:string-value="Soil" calcext:value-type="string">
            <text:p>Soil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MMA" calcext:value-type="string">
            <text:p>PMMA</text:p>
          </table:table-cell>
        </table:table-row>
        <table:table-row table:style-name="ro1">
          <table:table-cell/>
          <table:table-cell office:value-type="string" office:string-value="PF" calcext:value-type="string">
            <text:p>PF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F" calcext:value-type="string">
            <text:p>PF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BI-OPL" calcext:value-type="string">
            <text:p>BI-OPL</text:p>
          </table:table-cell>
        </table:table-row>
        <table:table-row table:style-name="ro1">
          <table:table-cell/>
          <table:table-cell office:value-type="string" office:string-value="PFP" calcext:value-type="string">
            <text:p>PFP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FP" calcext:value-type="string">
            <text:p>PFP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Ecovio" calcext:value-type="string">
            <text:p>Ecovio</text:p>
          </table:table-cell>
        </table:table-row>
        <table:table-row table:style-name="ro1">
          <table:table-cell/>
          <table:table-cell office:value-type="string" office:string-value="Wastewater_polluted" calcext:value-type="string">
            <text:p>Wastewater_polluted</text:p>
          </table:table-cell>
          <table:table-cell office:value-type="string" office:string-value="Water" calcext:value-type="string">
            <text:p>Water</text:p>
          </table:table-cell>
          <table:table-cell office:value-type="string" office:string-value="Wastewater_polluted" calcext:value-type="string">
            <text:p>Wastewater_polluted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F" calcext:value-type="string">
            <text:p>PF</text:p>
          </table:table-cell>
        </table:table-row>
        <table:table-row table:style-name="ro1">
          <table:table-cell/>
          <table:table-cell office:value-type="string" office:string-value="PVC_polluted" calcext:value-type="string">
            <text:p>PVC_polluted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VC_polluted" calcext:value-type="string">
            <text:p>PVC_polluted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FP" calcext:value-type="string">
            <text:p>PFP</text:p>
          </table:table-cell>
        </table:table-row>
        <table:table-row table:style-name="ro1">
          <table:table-cell/>
          <table:table-cell office:value-type="string" office:string-value="ActivatedSludge_polluted" calcext:value-type="string">
            <text:p>ActivatedSludge_polluted</text:p>
          </table:table-cell>
          <table:table-cell office:value-type="string" office:string-value="Non-plastic" calcext:value-type="string">
            <text:p>Non-plastic</text:p>
          </table:table-cell>
          <table:table-cell office:value-type="string" office:string-value="ActivatedSludge_polluted" calcext:value-type="string">
            <text:p>ActivatedSludge_polluted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VC_polluted" calcext:value-type="string">
            <text:p>PVC_polluted</text:p>
          </table:table-cell>
        </table:table-row>
        <table:table-row table:style-name="ro1">
          <table:table-cell/>
          <table:table-cell office:value-type="string" office:string-value="ActivatedSludge" calcext:value-type="string">
            <text:p>ActivatedSludge</text:p>
          </table:table-cell>
          <table:table-cell office:value-type="string" office:string-value="Non-plastic" calcext:value-type="string">
            <text:p>Non-plastic</text:p>
          </table:table-cell>
          <table:table-cell office:value-type="string" office:string-value="ActivatedSludge" calcext:value-type="string">
            <text:p>ActivatedSludge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LLA" calcext:value-type="string">
            <text:p>PLLA</text:p>
          </table:table-cell>
        </table:table-row>
        <table:table-row table:style-name="ro1">
          <table:table-cell/>
          <table:table-cell office:value-type="string" office:string-value="PLLA" calcext:value-type="string">
            <text:p>PLLA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LLA" calcext:value-type="string">
            <text:p>PLLA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BAT" calcext:value-type="string">
            <text:p>PBAT</text:p>
          </table:table-cell>
        </table:table-row>
        <table:table-row table:style-name="ro1">
          <table:table-cell/>
          <table:table-cell office:value-type="string" office:string-value="PBAT" calcext:value-type="string">
            <text:p>PBAT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BAT" calcext:value-type="string">
            <text:p>PBAT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BSA" calcext:value-type="string">
            <text:p>PBSA</text:p>
          </table:table-cell>
        </table:table-row>
        <table:table-row table:style-name="ro1">
          <table:table-cell/>
          <table:table-cell office:value-type="string" office:string-value="PBSA" calcext:value-type="string">
            <text:p>PBSA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BSA" calcext:value-type="string">
            <text:p>PBSA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3HB4HB" calcext:value-type="string">
            <text:p>P3HB4HB</text:p>
          </table:table-cell>
        </table:table-row>
        <table:table-row table:style-name="ro1">
          <table:table-cell/>
          <table:table-cell office:value-type="string" office:string-value="P3HB4HB" calcext:value-type="string">
            <text:p>P3HB4HB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3HB4HB" calcext:value-type="string">
            <text:p>P3HB4HB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HBV" calcext:value-type="string">
            <text:p>PHBV</text:p>
          </table:table-cell>
        </table:table-row>
        <table:table-row table:style-name="ro1">
          <table:table-cell/>
          <table:table-cell office:value-type="string" office:string-value="PHBV" calcext:value-type="string">
            <text:p>PHBV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HBV" calcext:value-type="string">
            <text:p>PHBV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HBH" calcext:value-type="string">
            <text:p>PHBH</text:p>
          </table:table-cell>
        </table:table-row>
        <table:table-row table:style-name="ro1">
          <table:table-cell/>
          <table:table-cell office:value-type="string" office:string-value="PHBH" calcext:value-type="string">
            <text:p>PHBH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HBH" calcext:value-type="string">
            <text:p>PHBH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HB" calcext:value-type="string">
            <text:p>PHB</text:p>
          </table:table-cell>
        </table:table-row>
        <table:table-row table:style-name="ro1">
          <table:table-cell/>
          <table:table-cell office:value-type="string" office:string-value="PHB" calcext:value-type="string">
            <text:p>PHB</text:p>
          </table:table-cell>
          <table:table-cell office:value-type="string" office:string-value="Plastic" calcext:value-type="string">
            <text:p>Plastic</text:p>
          </table:table-cell>
          <table:table-cell office:value-type="string" office:string-value="PHB" calcext:value-type="string">
            <text:p>PHB</text:p>
          </table:table-cell>
          <table:table-cell office:value-type="string" office:string-value="Water" calcext:value-type="string">
            <text:p>Water</text:p>
          </table:table-cell>
          <table:table-cell office:value-type="string" office:string-value="Freshwater" calcext:value-type="string">
            <text:p>Freshwater</text:p>
          </table:table-cell>
        </table:table-row>
        <table:table-row table:style-name="ro1">
          <table:table-cell/>
          <table:table-cell office:value-type="string" office:string-value="Sediment5cm" calcext:value-type="string">
            <text:p>Sediment5cm</text:p>
          </table:table-cell>
          <table:table-cell office:value-type="string" office:string-value="Non-plastic" calcext:value-type="string">
            <text:p>Non-plastic</text:p>
          </table:table-cell>
          <table:table-cell office:value-type="string" office:string-value="Sediment5cm" calcext:value-type="string">
            <text:p>Sediment5cm</text:p>
          </table:table-cell>
          <table:table-cell office:value-type="string" office:string-value="Water" calcext:value-type="string">
            <text:p>Water</text:p>
          </table:table-cell>
          <table:table-cell office:value-type="string" office:string-value="Seawater" calcext:value-type="string">
            <text:p>Seawater</text:p>
          </table:table-cell>
        </table:table-row>
        <table:table-row table:style-name="ro1">
          <table:table-cell/>
          <table:table-cell office:value-type="string" office:string-value="Sediment3cm" calcext:value-type="string">
            <text:p>Sediment3cm</text:p>
          </table:table-cell>
          <table:table-cell office:value-type="string" office:string-value="Non-plastic" calcext:value-type="string">
            <text:p>Non-plastic</text:p>
          </table:table-cell>
          <table:table-cell office:value-type="string" office:string-value="Sediment3cm" calcext:value-type="string">
            <text:p>Sediment3cm</text:p>
          </table:table-cell>
          <table:table-cell office:value-type="string" office:string-value="Water" calcext:value-type="string">
            <text:p>Water</text:p>
          </table:table-cell>
          <table:table-cell office:value-type="string" office:string-value="Water" calcext:value-type="string">
            <text:p>Water</text:p>
          </table:table-cell>
        </table:table-row>
        <table:table-row table:style-name="ro1">
          <table:table-cell/>
          <table:table-cell office:value-type="string" office:string-value="Sediment1cm" calcext:value-type="string">
            <text:p>Sediment1cm</text:p>
          </table:table-cell>
          <table:table-cell office:value-type="string" office:string-value="Non-plastic" calcext:value-type="string">
            <text:p>Non-plastic</text:p>
          </table:table-cell>
          <table:table-cell office:value-type="string" office:string-value="Sediment1cm" calcext:value-type="string">
            <text:p>Sediment1cm</text:p>
          </table:table-cell>
          <table:table-cell office:value-type="string" office:string-value="Water" calcext:value-type="string">
            <text:p>Water</text:p>
          </table:table-cell>
          <table:table-cell office:value-type="string" office:string-value="Wastewater" calcext:value-type="string">
            <text:p>Wastewater</text:p>
          </table:table-cell>
        </table:table-row>
        <table:table-row table:style-name="ro1">
          <table:table-cell/>
          <table:table-cell table:style-name="ce50" office:value-type="string" office:string-value="Sediment10cm" calcext:value-type="string">
            <text:p>Sediment10cm</text:p>
          </table:table-cell>
          <table:table-cell table:style-name="ce55" office:value-type="string" office:string-value="Non-plastic" calcext:value-type="string">
            <text:p>Non-plastic</text:p>
          </table:table-cell>
          <table:table-cell table:style-name="ce59" office:value-type="string" office:string-value="Sediment10cm" calcext:value-type="string">
            <text:p>Sediment10cm</text:p>
          </table:table-cell>
          <table:table-cell table:style-name="ce55" office:value-type="string" office:string-value="Water" calcext:value-type="string">
            <text:p>Water</text:p>
          </table:table-cell>
          <table:table-cell table:style-name="ce59" office:value-type="string" office:string-value="Wastewater_polluted" calcext:value-type="string">
            <text:p>Wastewater_polluted</text:p>
          </table:table-cell>
        </table:table-row>
        <table:table-row table:style-name="ro1">
          <table:table-cell/>
          <table:table-cell table:style-name="ce51" office:value-type="string" office:string-value="" calcext:value-type="error">
            <text:p>#N/A</text:p>
          </table:table-cell>
          <table:table-cell table:style-name="Default" table:number-columns-repeated="4"/>
        </table:table-row>
      </table:table>
      <table:table table:name="Studies" table:style-name="ta1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ce62"/>
        <table:table-column table:style-name="co1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2">
          <table:table-cell table:style-name="ce61" office:value-type="string" calcext:value-type="string">
            <text:p>Done</text:p>
          </table:table-cell>
          <table:table-cell table:style-name="Heading_20_1" office:value-type="string" calcext:value-type="string">
            <text:p>Accession</text:p>
          </table:table-cell>
          <table:table-cell table:style-name="ce66" office:value-type="string" calcext:value-type="string">
            <text:p>Samples</text:p>
          </table:table-cell>
          <table:table-cell table:style-name="Heading_20_1" office:value-type="string" calcext:value-type="string">
            <text:p>Environment</text:p>
          </table:table-cell>
          <table:table-cell table:style-name="Heading_20_1" office:value-type="string" calcext:value-type="string">
            <text:p>Sample types</text:p>
          </table:table-cell>
          <table:table-cell table:style-name="Heading_20_1" office:value-type="string" calcext:value-type="string">
            <text:p>Comment</text:p>
          </table:table-cell>
          <table:table-cell table:style-name="Heading_20_1" office:value-type="string" calcext:value-type="string">
            <text:p>Name</text:p>
          </table:table-cell>
        </table:table-row>
        <table:table-row table:style-name="ro1">
          <table:table-cell table:style-name="ce62" office:value-type="string" calcext:value-type="string">
            <text:p>x</text:p>
          </table:table-cell>
          <table:table-cell office:value-type="string" calcext:value-type="string">
            <text:p><text:a xlink:href="https://www.ebi.ac.uk/ena/browser/view/PRJNA886482" xlink:type="simple">PRJNA886482</text:a>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arine/Deepsea</text:p>
          </table:table-cell>
          <table:table-cell office:value-type="string" calcext:value-type="string">
            <text:p>Seawater + sediment + plastisphere</text:p>
          </table:table-cell>
          <table:table-cell table:style-name="ce68" office:value-type="string" calcext:value-type="string">
            <text:p>Coords</text:p>
          </table:table-cell>
          <table:table-cell table:style-name="ce69" office:value-type="string" calcext:value-type="string">
            <text:p><text:a xlink:href="https://www.nature.com/articles/s41467-023-44368-8" xlink:type="simple">Microbial decomposition of biodegradable plastics on the deep-sea floor</text:a></text:p>
          </table:table-cell>
        </table:table-row>
        <table:table-row table:style-name="ro1">
          <table:table-cell table:style-name="ce62" office:value-type="string" calcext:value-type="string">
            <text:p>x</text:p>
          </table:table-cell>
          <table:table-cell table:style-name="ce64" office:value-type="string" calcext:value-type="string">
            <text:p><text:a xlink:href="https://www.ebi.ac.uk/ena/browser/view/PRJNA1134258" xlink:type="simple">PRJNA1134258</text:a>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Pondwater + plastisphere</text:p>
          </table:table-cell>
          <table:table-cell table:style-name="ce68"/>
          <table:table-cell table:style-name="ce67" office:value-type="string" calcext:value-type="string">
            <text:p><text:a xlink:href="https://www.researchgate.net/publication/384399875_Taxonomic_variation_plastic_degradation_and_antibiotic_resistance_traits_of_plastisphere_communities_in_the_maturation_pond_of_a_wastewater_treatment_plant" xlink:type="simple">Taxonomic variation, plastic degradation, and antibiotic resistance traits of plastisphere communities in the maturation pond of a wastewater treatment plant</text:a></text:p>
          </table:table-cell>
        </table:table-row>
        <table:table-row table:style-name="ro1">
          <table:table-cell table:style-name="ce62" office:value-type="string" calcext:value-type="string">
            <text:p>x</text:p>
          </table:table-cell>
          <table:table-cell office:value-type="string" calcext:value-type="string">
            <text:p><text:span text:style-name="T2"><text:a xlink:href="https://www.ebi.ac.uk/ena/browser/view/PRJEB52400" xlink:type="simple">PRJEB52400</text:a></text:span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eshwater</text:p>
          </table:table-cell>
          <table:table-cell office:value-type="string" calcext:value-type="string">
            <text:p>Freshwater + plastisphere</text:p>
          </table:table-cell>
          <table:table-cell table:style-name="ce68"/>
          <table:table-cell office:value-type="string" calcext:value-type="string">
            <text:p><text:a xlink:href="https://microbiomejournal.biomedcentral.com/articles/10.1186/s40168-023-01662-3" xlink:type="simple">Microbial hitchhikers harbouring antimicrobial-resistance genes in the riverine plastisphere</text:a></text:p>
          </table:table-cell>
        </table:table-row>
        <table:table-row table:style-name="ro1">
          <table:table-cell table:style-name="ce62" office:value-type="string" calcext:value-type="string">
            <text:p>x</text:p>
          </table:table-cell>
          <table:table-cell office:value-type="string" calcext:value-type="string">
            <text:p><text:a xlink:href="https://www.ebi.ac.uk/ena/browser/view/PRJNA807872" xlink:type="simple">PRJNA807872</text:a>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Wastewater + plastisphere</text:p>
          </table:table-cell>
          <table:table-cell table:style-name="ce68"/>
          <table:table-cell office:value-type="string" calcext:value-type="string">
            <text:p>?</text:p>
          </table:table-cell>
        </table:table-row>
        <table:table-row table:style-name="ro1">
          <table:table-cell table:style-name="ce62" office:value-type="string" calcext:value-type="string">
            <text:p>x</text:p>
          </table:table-cell>
          <table:table-cell office:value-type="string" calcext:value-type="string">
            <text:p><text:a xlink:href="https://www.ebi.ac.uk/ena/browser/view/PRJNA777294" xlink:type="simple">PRJNA777294</text:a>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Seawater + plastisphere</text:p>
          </table:table-cell>
          <table:table-cell table:style-name="ce68"/>
          <table:table-cell office:value-type="string" calcext:value-type="string">
            <text:p><text:a xlink:href="https://www.biorxiv.org/content/10.1101/2022.01.23.477364v1.full" xlink:type="simple">Tracking Genomic Characteristics across Oceanic Provinces: Contrasting Early and Mature Plastic Biofilm Communities</text:a></text:p>
          </table:table-cell>
        </table:table-row>
        <table:table-row table:style-name="ro1">
          <table:table-cell table:style-name="ce62" office:value-type="string" calcext:value-type="string">
            <text:p>x</text:p>
          </table:table-cell>
          <table:table-cell office:value-type="string" calcext:value-type="string">
            <text:p><text:a xlink:href="https://www.ebi.ac.uk/ena/browser/view/PRJEB41132" xlink:type="simple">PRJEB41132</text:a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Seawater + plastisphere + wood</text:p>
          </table:table-cell>
          <table:table-cell table:style-name="ce68"/>
          <table:table-cell office:value-type="string" calcext:value-type="string">
            <text:p><text:a xlink:href="https://pubs.acs.org/doi/10.1021/acs.est.0c07952" xlink:type="simple">Exploring the Composition and Functions of Plastic Microbiome Using Whole-Genome Sequencing</text:a></text:p>
          </table:table-cell>
        </table:table-row>
        <table:table-row table:style-name="ro1">
          <table:table-cell table:style-name="ce62" office:value-type="string" calcext:value-type="string">
            <text:p>x</text:p>
          </table:table-cell>
          <table:table-cell office:value-type="string" calcext:value-type="string">
            <text:p><text:a xlink:href="https://www.ebi.ac.uk/ena/browser/view/PRJNA318384" xlink:type="simple">PRJNA318384</text:a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Seawater + plastisphere</text:p>
          </table:table-cell>
          <table:table-cell office:value-type="string" calcext:value-type="string">
            <text:p>Seawater: free-living picoplankton surface water microbial, from other dataset: <text:a xlink:href="http://www.ncbi.nlm.nih.gov/nuccore/SRX556050" xlink:type="simple">SRX556050</text:a> and <text:a xlink:href="http://www.ncbi.nlm.nih.gov/nuccore/SRX556052" xlink:type="simple">SRX556052</text:a> to <text:a xlink:href="http://www.ncbi.nlm.nih.gov/nuccore/SRX556067" xlink:type="simple">SRX556067</text:a></text:p>
          </table:table-cell>
          <table:table-cell office:value-type="string" calcext:value-type="string">
            <text:p><text:a xlink:href="https://journals.asm.org/doi/10.1128/msystems.00024-16" xlink:type="simple">Diversity and Activity of Communities Inhabiting Plastic Debris in the North Pacific Gyre</text:a></text:p>
          </table:table-cell>
        </table:table-row>
        <table:table-row table:style-name="ro1">
          <table:table-cell table:style-name="ce62" office:value-type="string" calcext:value-type="string">
            <text:p>x</text:p>
          </table:table-cell>
          <table:table-cell office:value-type="string" calcext:value-type="string">
            <text:p><text:a xlink:href="https://www.ebi.ac.uk/ena/browser/view/PRJEB37023" xlink:type="simple">PRJEB37023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Plastisphere + Wood</text:p>
          </table:table-cell>
          <table:table-cell office:value-type="string" calcext:value-type="string">
            <text:p>Taxonomy seawater: <text:a xlink:href="https://www.frontiersin.org/journals/microbiology/articles/10.3389/fmicb.2017.02709/full" xlink:type="simple">Oberbeckmann et al., 2018</text:a></text:p>
          </table:table-cell>
          <table:table-cell office:value-type="string" calcext:value-type="string">
            <text:p><text:a xlink:href="https://enviromicro-journals.onlinelibrary.wiley.com/doi/10.1111/1462-2920.15531" xlink:type="simple">Genomic and proteomic profiles of biofilms on microplastics are decoupled from artificial surface properties</text:a></text:p>
          </table:table-cell>
        </table:table-row>
        <table:table-row table:style-name="ro1">
          <table:table-cell table:style-name="ce62" office:value-type="string" calcext:value-type="string">
            <text:p>x</text:p>
          </table:table-cell>
          <table:table-cell office:value-type="string" calcext:value-type="string">
            <text:p><text:a xlink:href="https://www.ebi.ac.uk/ena/browser/view/PRJEB15404" xlink:type="simple">PRJEB15404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Seawater + plastisphere</text:p>
          </table:table-cell>
          <table:table-cell/>
          <table:table-cell office:value-type="string" calcext:value-type="string">
            <text:p><text:a xlink:href="https://www.frontiersin.org/journals/microbiology/articles/10.3389/fmicb.2019.01252/full" xlink:type="simple">Shotgun Metagenomics Reveals the Benthic Microbial Community Response to Plastic and Bioplastic in a Coastal Marine Environment</text:a></text:p>
          </table:table-cell>
        </table:table-row>
        <table:table-row table:style-name="ro1">
          <table:table-cell table:style-name="ce62" office:value-type="string" calcext:value-type="string">
            <text:p>x</text:p>
          </table:table-cell>
          <table:table-cell office:value-type="string" calcext:value-type="string">
            <text:p><text:a xlink:href="https://www.ebi.ac.uk/ena/browser/view/PRJNA511822" xlink:type="simple">PRJNA511822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eshwater</text:p>
          </table:table-cell>
          <table:table-cell office:value-type="string" calcext:value-type="string">
            <text:p>Freshwater + plastisphere + rock + leaf</text:p>
          </table:table-cell>
          <table:table-cell/>
          <table:table-cell office:value-type="string" calcext:value-type="string">
            <text:p><text:a xlink:href="https://www.sciencedirect.com/science/article/pii/S0043135419307535" xlink:type="simple">Selective enrichment of bacterial pathogens by microplastic biofilm</text:a></text:p>
          </table:table-cell>
        </table:table-row>
        <table:table-row table:style-name="ro1">
          <table:table-cell table:style-name="ce62" office:value-type="string" calcext:value-type="string">
            <text:p>x</text:p>
          </table:table-cell>
          <table:table-cell office:value-type="string" calcext:value-type="string">
            <text:p><text:a xlink:href="https://www.ebi.ac.uk/ena/browser/view/PRJNA787583" xlink:type="simple">PRJNA787583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Soil + plastisphere</text:p>
          </table:table-cell>
          <table:table-cell office:value-type="string" calcext:value-type="string">
            <text:p>Ecovio &amp; BI-OPL = PBAT + PLA = Biodegradeable plastic</text:p>
          </table:table-cell>
          <table:table-cell office:value-type="string" calcext:value-type="string">
            <text:p><text:a xlink:href="https://www.sciencedirect.com/science/article/pii/S0304389422017356#da0005" xlink:type="simple">The plastisphere microbiome in alpine soils alters the microbial genetic potential for plastic degradation and biogeochemical cycling</text:a></text:p>
          </table:table-cell>
        </table:table-row>
        <table:table-row table:style-name="ro1">
          <table:table-cell table:style-name="ce62" office:value-type="string" calcext:value-type="string">
            <text:p>x</text:p>
          </table:table-cell>
          <table:table-cell office:value-type="string" calcext:value-type="string">
            <text:p><text:a xlink:href="https://www.ebi.ac.uk/ena/browser/view/PRJNA756323" xlink:type="simple">PRJNA756323</text:a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Seawater + plastisphere</text:p>
          </table:table-cell>
          <table:table-cell office:value-type="string" calcext:value-type="string">
            <text:p>OBS both shotgun and 16S/18S</text:p>
          </table:table-cell>
          <table:table-cell office:value-type="string" calcext:value-type="string">
            <text:p><text:a xlink:href="https://link.springer.com/article/10.1186/s40168-022-01369-x" xlink:type="simple">Plastic leachates impair picophytoplankton and dramatically reshape the marine microbiome</text:a></text:p>
          </table:table-cell>
        </table:table-row>
        <table:table-row table:style-name="ro1">
          <table:table-cell table:style-name="ce62" office:value-type="string" calcext:value-type="string">
            <text:p>x</text:p>
          </table:table-cell>
          <table:table-cell office:value-type="string" calcext:value-type="string">
            <text:p><text:a xlink:href="https://www.ebi.ac.uk/ena/browser/view/PRJDB17400" xlink:type="simple">PRJDB17400</text:a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shwater</text:p>
          </table:table-cell>
          <table:table-cell office:value-type="string" calcext:value-type="string">
            <text:p>Freshwater + plastisphere</text:p>
          </table:table-cell>
          <table:table-cell office:value-type="string" calcext:value-type="string">
            <text:p>One site is coastal? DRR528401-5 for MPs and DRR528612-15 for water).</text:p>
          </table:table-cell>
          <table:table-cell office:value-type="string" calcext:value-type="string">
            <text:p><text:a xlink:href="https://www.sciencedirect.com/science/article/pii/S0304389424009324#sec0010" xlink:type="simple">Plastiome: Plastisphere-enriched mobile resistome in aquatic environments</text:a></text:p>
          </table:table-cell>
        </table:table-row>
        <table:table-row table:style-name="ro1">
          <table:table-cell table:style-name="ce62" office:value-type="string" calcext:value-type="string">
            <text:p>x</text:p>
          </table:table-cell>
          <table:table-cell office:value-type="string" calcext:value-type="string">
            <text:p><text:a xlink:href="https://www.ebi.ac.uk/ena/browser/view/PRJNA714465" xlink:type="simple">PRJNA714465</text:a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shwater</text:p>
          </table:table-cell>
          <table:table-cell office:value-type="string" calcext:value-type="string">
            <text:p>Freshwater + plastisphere</text:p>
          </table:table-cell>
          <table:table-cell/>
          <table:table-cell office:value-type="string" calcext:value-type="string">
            <text:p><text:a xlink:href="https://www.sciencedirect.com/science/article/pii/S0304389422002060" xlink:type="simple">Integrated metagenomic and metatranscriptomic analysis reveals actively expressed antibiotic resistomes in the plastisphere</text:a></text:p>
          </table:table-cell>
        </table:table-row>
        <table:table-row table:style-name="ro3">
          <table:table-cell table:style-name="ce62" office:value-type="string" calcext:value-type="string">
            <text:p>x</text:p>
          </table:table-cell>
          <table:table-cell office:value-type="string" calcext:value-type="string">
            <text:p><text:a xlink:href="https://www.ebi.ac.uk/ena/browser/view/PRJNA984432" xlink:type="simple">PRJNA984432</text:a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reshwater, </text:p>
            <text:p>Marine, Soil</text:p>
          </table:table-cell>
          <table:table-cell/>
          <table:table-cell office:value-type="string" calcext:value-type="string">
            <text:p>14 in ENA but mention 38?</text:p>
          </table:table-cell>
          <table:table-cell office:value-type="string" calcext:value-type="string">
            <text:p><text:a xlink:href="https://pmc.ncbi.nlm.nih.gov/articles/PMC10726253/" xlink:type="simple">Ecology and risks of the global plastisphere as a newly expanding microbial habitat</text:a></text:p>
          </table:table-cell>
        </table:table-row>
        <table:table-row table:style-name="ro1">
          <table:table-cell table:style-name="ce62" office:value-type="string" calcext:value-type="string">
            <text:p>x</text:p>
          </table:table-cell>
          <table:table-cell office:value-type="string" calcext:value-type="string">
            <text:p><text:a xlink:href="https://www.ebi.ac.uk/ena/browser/view/PRJNA797856" xlink:type="simple">PRJNA797856</text:a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reshwater</text:p>
          </table:table-cell>
          <table:table-cell office:value-type="string" calcext:value-type="string">
            <text:p>Freshwater + plastisphere(?)</text:p>
          </table:table-cell>
          <table:table-cell/>
          <table:table-cell office:value-type="string" calcext:value-type="string">
            <text:p><text:a xlink:href="https://www.sciencedirect.com/science/article/pii/S0160412022000721" xlink:type="simple">Viral diversity and potential environmental risk in microplastic at watershed scale: Evidence from metagenomic analysis of plastisphere</text:a></text:p>
          </table:table-cell>
        </table:table-row>
        <table:table-row table:style-name="ro1">
          <table:table-cell table:style-name="ce63"/>
          <table:table-cell table:style-name="ce55"/>
          <table:table-cell table:style-name="ce63"/>
          <table:table-cell table:style-name="ce55" table:number-columns-repeated="4"/>
        </table:table-row>
        <table:table-row table:style-name="ro1">
          <table:table-cell/>
          <table:table-cell table:style-name="ce65" office:value-type="string" calcext:value-type="string">
            <text:p>Count: </text:p>
          </table:table-cell>
          <table:table-cell table:formula="of:=SUM([.C2:.C18])" office:value-type="float" office:value="395" calcext:value-type="float">
            <text:p>3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ot Wastewater:</text:p>
          </table:table-cell>
          <table:table-cell table:formula="of:=SUM([.C2];[.C4:.C4];[.C6:.C18])" office:value-type="float" office:value="276" calcext:value-type="float">
            <text:p>276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3"/>
          <table:table-cell table:style-name="ce67"/>
          <table:table-cell table:number-columns-repeated="3"/>
        </table:table-row>
        <table:table-row table:style-name="ro1" table:number-rows-repeated="4"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104854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family-asian="Aria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background-color="#b4c7dc" fo:wrap-option="no-wrap" fo:border="0.74pt solid #000000" style:shrink-to-fit="false"/>
      <style:text-properties fo:font-size="14pt" style:font-size-asian="14pt" style:font-size-complex="14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3">00/00/0000</text:date>, <text:time style:data-style-name="N2" text:time-value="12:56:28.3319396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27T17:15:45.308085935</dc:date>
    <dc:creator>Felix Blomfelt</dc:creator>
    <meta:editing-duration>P1DT23H12M45S</meta:editing-duration>
    <meta:editing-cycles>11</meta:editing-cycles>
    <meta:generator>LibreOffice/24.8.4.2$Linux_X86_64 LibreOffice_project/480$Build-2</meta:generator>
    <meta:document-statistic meta:table-count="3" meta:cell-count="6217" meta:object-count="0"/>
  </office:meta>
</office:document-meta>
</file>